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4.263cm" fo:break-before="auto" style:use-optimal-row-height="true"/>
    </style:style>
    <style:style style:name="ro12" style:family="table-row">
      <style:table-row-properties style:row-height="5.528cm" fo:break-before="auto" style:use-optimal-row-height="true"/>
    </style:style>
    <style:style style:name="ro13" style:family="table-row">
      <style:table-row-properties style:row-height="6.369cm" fo:break-before="auto" style:use-optimal-row-height="true"/>
    </style:style>
    <style:style style:name="ro14" style:family="table-row">
      <style:table-row-properties style:row-height="5.106cm" fo:break-before="auto" style:use-optimal-row-height="true"/>
    </style:style>
    <style:style style:name="ro15" style:family="table-row">
      <style:table-row-properties style:row-height="10.162cm" fo:break-before="auto" style:use-optimal-row-height="true"/>
    </style:style>
    <style:style style:name="ro16" style:family="table-row">
      <style:table-row-properties style:row-height="6.791cm" fo:break-before="auto" style:use-optimal-row-height="true"/>
    </style:style>
    <style:style style:name="ro17" style:family="table-row">
      <style:table-row-properties style:row-height="5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table table:name="Planilha1" table:style-name="ta1" table:print="false">
        <table:table-column table:style-name="co3" table:number-columns-repeated="2" table:default-cell-style-name="ce1"/>
        <table:table-column table:style-name="co3" table:default-cell-style-name="ce4"/>
        <table:table-column table:style-name="co2" table:number-columns-repeated="1021" table:default-cell-style-name="ce1"/>
        <table:table-row table:style-name="ro2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table:style-name="ce2" office:value-type="string">
            <text:p>Macro Land, onde o punho de#ferro do exército de Black Hole#esmagou toda a oposição. Nas#demais áreas, seu controle está#cada dia maior...</text:p>
          </table:table-cell>
          <table:table-cell table:number-columns-repeated="1021"/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table:style-name="ce2" office:value-type="string">
            <text:p>Hawke! Venha até a mim.$0f</text:p>
          </table:table-cell>
          <table:table-cell table:number-columns-repeated="1021"/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table:style-name="ce2" office:value-type="string">
            <text:p>As suas ordens,$0e meu senhor Sturm.$0f</text:p>
          </table:table-cell>
          <table:table-cell table:number-columns-repeated="1021"/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table:style-name="ce2" office:value-type="string">
            <text:p>Como está a invasão de Macro Land?$0f</text:p>
          </table:table-cell>
          <table:table-cell table:number-columns-repeated="1021"/>
        </table:table-row>
        <table:table-row table:style-name="ro3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table:style-name="ce2" office:value-type="string">
            <text:p>Excelente, meu senhor.$0fOs outros OCs acabaram de#terminar as suas operações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table:style-name="ce2" office:value-type="string">
            <text:p>Nosso objetivo está claro,$0e não está?$0f</text:p>
          </table:table-cell>
          <table:table-cell table:number-columns-repeated="1021"/>
        </table:table-row>
        <table:table-row table:style-name="ro3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table:style-name="ce2" office:value-type="string">
            <text:p>Estabelecer uma base de operações#de Black Hole aqui em Wars World.$0f</text:p>
          </table:table-cell>
          <table:table-cell table:number-columns-repeated="1021"/>
        </table:table-row>
        <table:table-row table:style-name="ro4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table:style-name="ce2" office:value-type="string">
            <text:p>Sim.$0fRecentemente, fui instigador de um#grande conflito bélico entre os$0fpaíses desta região.$0fMeu objetivo era conquistá-los em#meio à distúrbios.$0e$0e Eu fracassei.$0f</text:p>
          </table:table-cell>
          <table:table-cell table:number-columns-repeated="1021"/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table:style-name="ce2" office:value-type="string">
            <text:p>Isso foi em Cosmo Land,$0e#não foi meu senhor?$0f</text:p>
          </table:table-cell>
          <table:table-cell table:number-columns-repeated="1021"/>
        </table:table-row>
        <table:table-row table:style-name="ro2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table:style-name="ce2" office:value-type="string">
            <text:p>Não cometerei o mesmo erro#novamente.$0fDesta vez, tenho uma base e#invadirei ao seu prazer.$0fPara isso,$0e preciso de materiais#e dinheiro...$0f</text:p>
          </table:table-cell>
          <table:table-cell table:number-columns-repeated="1021"/>
        </table:table-row>
        <table:table-row table:style-name="ro2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table:style-name="ce2" office:value-type="string">
            <text:p>Não se preocupe meu senhor.$0e#Os OCs conhecem as suas ordens.$0fTransportarão tudo o que desejar#das terras que capturarem.$0f</text:p>
          </table:table-cell>
          <table:table-cell table:number-columns-repeated="1021"/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table:style-name="ce2" office:value-type="string">
            <text:p>Não falhe comigo.$0f</text:p>
          </table:table-cell>
          <table:table-cell table:number-columns-repeated="1021"/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table:style-name="ce2" office:value-type="string">
            <text:p>Nunca, meu senhor.$0f</text:p>
          </table:table-cell>
          <table:table-cell table:number-columns-repeated="1021"/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table:style-name="ce2" office:value-type="string">
            <text:p>Derrote as tropas de Black Hole!</text:p>
          </table:table-cell>
          <table:table-cell table:number-columns-repeated="1021"/>
        </table:table-row>
        <table:table-row table:style-name="ro3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 aproxima!#Poderei defender a ponte?</text:p>
          </table:table-cell>
          <table:table-cell table:number-columns-repeated="1021"/>
        </table:table-row>
        <table:table-row table:style-name="ro3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table:style-name="ce2" office:value-type="string">
            <text:p>Exército de ambos os lados. Um#oceano no meio. Vamos lá!</text:p>
          </table:table-cell>
          <table:table-cell table:number-columns-repeated="1021"/>
        </table:table-row>
        <table:table-row table:style-name="ro3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table:style-name="ce2" office:value-type="string">
            <text:p>Aviões inimigos atacam do mar! As#forças terrestres poderão com eles?</text:p>
          </table:table-cell>
          <table:table-cell table:number-columns-repeated="1021"/>
        </table:table-row>
        <table:table-row table:style-name="ro3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table:style-name="ce2" office:value-type="string">
            <text:p>Inimigos por terra e mar.#Derrote-os e capture o QG!</text:p>
          </table:table-cell>
          <table:table-cell table:number-columns-repeated="1021"/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mos destruí-los?</text:p>
          </table:table-cell>
          <table:table-cell table:number-columns-repeated="1021"/>
        </table:table-row>
        <table:table-row table:style-name="ro3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3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3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#próximo! Defenderemos a ponte?</text:p>
          </table:table-cell>
          <table:table-cell table:number-columns-repeated="1021"/>
        </table:table-row>
        <table:table-row table:style-name="ro3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table:style-name="ce2" office:value-type="string">
            <text:p>Exércitos em ambos os lados.#Um rio no meio. Vamos pegá-los!</text:p>
          </table:table-cell>
          <table:table-cell table:number-columns-repeated="1021"/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remos destruí-los?</text:p>
          </table:table-cell>
          <table:table-cell table:number-columns-repeated="1021"/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table:style-name="ce2" office:value-type="string">
            <text:p>Cruze as montanhas e destrua#o laboratório de Lash!</text:p>
          </table:table-cell>
          <table:table-cell table:number-columns-repeated="1021"/>
        </table:table-row>
        <table:table-row table:style-name="ro3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table:style-name="ce2" office:value-type="string">
            <text:p>Destrua as unidades navais e#aéreas sem tropas terrestres!</text:p>
          </table:table-cell>
          <table:table-cell table:number-columns-repeated="1021"/>
        </table:table-row>
        <table:table-row table:style-name="ro3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table:style-name="ce2" office:value-type="string">
            <text:p>Evite o fogo do canhão e resgate#os prisioneiros de guerra.</text:p>
          </table:table-cell>
          <table:table-cell table:number-columns-repeated="1021"/>
        </table:table-row>
        <table:table-row table:style-name="ro3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3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3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table:style-name="ce2" office:value-type="string">
            <text:p>Não podemos perder os mísseis!#Devemos protegê-los e lançá-los.</text:p>
          </table:table-cell>
          <table:table-cell table:number-columns-repeated="1021"/>
        </table:table-row>
        <table:table-row table:style-name="ro3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table:style-name="ce2" office:value-type="string">
            <text:p>O forte inimigo permanece imponente.#Como Sonja irá capturá-lo?</text:p>
          </table:table-cell>
          <table:table-cell table:number-columns-repeated="1021"/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table:style-name="ce2" office:value-type="string">
            <text:p>Nesta praia tranquila,#a batalha começa...</text:p>
          </table:table-cell>
          <table:table-cell table:number-columns-repeated="1021"/>
        </table:table-row>
        <table:table-row table:style-name="ro3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table:style-name="ce2" office:value-type="string">
            <text:p>Kanbei irá reclamar uma cidade.#A nova arma inimiga aguarda.</text:p>
          </table:table-cell>
          <table:table-cell table:number-columns-repeated="1021"/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table:style-name="ce2" office:value-type="string">
            <text:p>Sonja contra Lash...#Um combate de intelectos!</text:p>
          </table:table-cell>
          <table:table-cell table:number-columns-repeated="1021"/>
        </table:table-row>
        <table:table-row table:style-name="ro3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table:style-name="ce2" office:value-type="string">
            <text:p>Uma proposta de paz? O que a#Black Hole quer realmente?</text:p>
          </table:table-cell>
          <table:table-cell table:number-columns-repeated="1021"/>
        </table:table-row>
        <table:table-row table:style-name="ro3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table:style-name="ce2" office:value-type="string">
            <text:p>O laboratório inimigo descoberto.#Quem é o aliado inesperado?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table:style-name="ce2" office:value-type="string">
            <text:p>O que foi encontrado na cidade#de Olaf?</text:p>
          </table:table-cell>
          <table:table-cell table:number-columns-repeated="1021"/>
        </table:table-row>
        <table:table-row table:style-name="ro3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table:style-name="ce2" office:value-type="string">
            <text:p>Ataque de tanques Md inimigos!#Pode deter a sua carga?</text:p>
          </table:table-cell>
          <table:table-cell table:number-columns-repeated="1021"/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table:style-name="ce2" office:value-type="string">
            <text:p>Recupere a terra que Lash roubou!</text:p>
          </table:table-cell>
          <table:table-cell table:number-columns-repeated="1021"/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table:style-name="ce2" office:value-type="string">
            <text:p>Evite que o inimigo lance o míssel#gigante!</text:p>
          </table:table-cell>
          <table:table-cell table:number-columns-repeated="1021"/>
        </table:table-row>
        <table:table-row table:style-name="ro3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table:style-name="ce2" office:value-type="string">
            <text:p>O inimigo bombardeia Colin!#Os reforços chegarão a tempo?</text:p>
          </table:table-cell>
          <table:table-cell table:number-columns-repeated="1021"/>
        </table:table-row>
        <table:table-row table:style-name="ro3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table:style-name="ce2" office:value-type="string">
            <text:p>Três canhões esperando.#Como cruzarei os bosques?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table:style-name="ce2" office:value-type="string">
            <text:p>Capture o laboratório inimigo antes#do seu adversário destruí-lo!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table:style-name="ce2" office:value-type="string">
            <text:p>De onde saiu essa fortaleza#marinha? Destrua-a!</text:p>
          </table:table-cell>
          <table:table-cell table:number-columns-repeated="1021"/>
        </table:table-row>
        <table:table-row table:style-name="ro3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table:style-name="ce2" office:value-type="string">
            <text:p>Drake é varrido pelo ataque de#Hawke. Conseguirá sobreviver?</text:p>
          </table:table-cell>
          <table:table-cell table:number-columns-repeated="1021"/>
        </table:table-row>
        <table:table-row table:style-name="ro3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table:style-name="ce2" office:value-type="string">
            <text:p>As fragatas vieram ser reparadas.#Podemos afundá-las?</text:p>
          </table:table-cell>
          <table:table-cell table:number-columns-repeated="1021"/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table:style-name="ce2" office:value-type="string">
            <text:p>Sami caiu na armadilha de#Adder! Salve-a!</text:p>
          </table:table-cell>
          <table:table-cell table:number-columns-repeated="1021"/>
        </table:table-row>
        <table:table-row table:style-name="ro3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table:style-name="ce2" office:value-type="string">
            <text:p>A incomparável armada de Drake#contra a força aérea de Hawke...</text:p>
          </table:table-cell>
          <table:table-cell table:number-columns-repeated="1021"/>
        </table:table-row>
        <table:table-row table:style-name="ro3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table:style-name="ce2" office:value-type="string">
            <text:p>O inimigo avança pelo vulcão.#Eles poderão ser detidos?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table:style-name="ce2" office:value-type="string">
            <text:p>Capture o laboratório inimigo e os#planos de sua nova arma!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table:style-name="ce2" office:value-type="string">
            <text:p>Ataque o reduto de Black Hole!</text:p>
          </table:table-cell>
          <table:table-cell table:number-columns-repeated="1021"/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table:style-name="ce2" office:value-type="string">
            <text:p>A batalha final!#Evite que o inimigo lance o míssil!</text:p>
          </table:table-cell>
          <table:table-cell table:number-columns-repeated="1021"/>
        </table:table-row>
        <table:table-row table:style-name="ro3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table:style-name="ce2" office:value-type="string">
            <text:p>Ei!$0e Por que não destruímos as#linhas de Orange Star?$0f</text:p>
          </table:table-cell>
          <table:table-cell table:number-columns-repeated="1021"/>
        </table:table-row>
        <table:table-row table:style-name="ro3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table:style-name="ce2" office:value-type="string">
            <text:p>Eles...$0e Eles são mais fortes#do que pensávamos...$0f</text:p>
          </table:table-cell>
          <table:table-cell table:number-columns-repeated="1021"/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table:style-name="ce2" office:value-type="string">
            <text:p>Não quero desculpas!$0e$0e#Quero a vitória!$0f</text:p>
          </table:table-cell>
          <table:table-cell table:number-columns-repeated="1021"/>
        </table:table-row>
        <table:table-row table:style-name="ro3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table:style-name="ce2" office:value-type="string">
            <text:p>Mais problemas, senhor!$0fFomos informados da chegada de#uma nova OC de Orange Star..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3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table:style-name="ce2" office:value-type="string">
            <text:p>Senhor Flak,$0e se continuarmos assim,#conseguiremos apenas mais baixas.$0f</text:p>
          </table:table-cell>
          <table:table-cell table:number-columns-repeated="1021"/>
        </table:table-row>
        <table:table-row table:style-name="ro2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table:style-name="ce2" office:value-type="string">
            <text:p>Não há mais nada a fazer.$0e$0e#Use as tropas que nos restam.$0fEsse OC de Orange Star...$0e#Como se parece?$0f</text:p>
          </table:table-cell>
          <table:table-cell table:number-columns-repeated="1021"/>
        </table:table-row>
        <table:table-row table:style-name="ro2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table:style-name="ce2" office:value-type="string">
            <text:p>Ufa!$0e Muito bem, já cuidamos da#maioria das forças de Black Hole.$0fEsse exército de Black Hole está#se mostrando muito perigoso.$0f</text:p>
          </table:table-cell>
          <table:table-cell table:number-columns-repeated="1021"/>
        </table:table-row>
        <table:table-row table:style-name="ro2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table:style-name="ce2" office:value-type="string">
            <text:p>Comandante!$0e Localizamos o resto#das unidades inimigas.$0fEstamos prontos para iniciar a#perseguição.$0f</text:p>
          </table:table-cell>
          <table:table-cell table:number-columns-repeated="1021"/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table:style-name="ce2" office:value-type="string">
            <text:p>Entendido.$0e$0e Eu cuido disso daqui#em diante!$0f</text:p>
          </table:table-cell>
          <table:table-cell table:number-columns-repeated="1021"/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table:style-name="ce2" office:value-type="string">
            <text:p>Nell!$0e$0e Qual é o problema!?#Você está bem?$0f</text:p>
          </table:table-cell>
          <table:table-cell table:number-columns-repeated="1021"/>
        </table:table-row>
        <table:table-row table:style-name="ro3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table:style-name="ce2" office:value-type="string">
            <text:p>Oh,$0e Andy!$0e$0e Desculpa por#chamá-lo com tão depressa.$0f</text:p>
          </table:table-cell>
          <table:table-cell table:number-columns-repeated="1021"/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table:style-name="ce2" office:value-type="string">
            <text:p>Onde estão os malvados?$0f</text:p>
          </table:table-cell>
          <table:table-cell table:number-columns-repeated="1021"/>
        </table:table-row>
        <table:table-row table:style-name="ro3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table:style-name="ce2" office:value-type="string">
            <text:p>Acalme-se.$0e$0e$0fEu já me encarreguei da#maioria dos inimigos.$0f</text:p>
          </table:table-cell>
          <table:table-cell table:number-columns-repeated="1021"/>
        </table:table-row>
        <table:table-row table:style-name="ro3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table:style-name="ce2" office:value-type="string">
            <text:p>Oh...$0e$0e Eu esperava ter a chance#de dar um show pra você.$0f</text:p>
          </table:table-cell>
          <table:table-cell table:number-columns-repeated="1021"/>
        </table:table-row>
        <table:table-row table:style-name="ro5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table:style-name="ce2" office:value-type="string">
            <text:p>Não seja tonto, Andy!$0e$0e 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  <table:table-cell table:number-columns-repeated="1021"/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table:style-name="ce2" office:value-type="string">
            <text:p>Sim, senhora!$0e$0e#Vamos começar!$0f</text:p>
          </table:table-cell>
          <table:table-cell table:number-columns-repeated="1021"/>
        </table:table-row>
        <table:table-row table:style-name="ro2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table:style-name="ce2" office:value-type="string">
            <text:p>As unidades laranja estão sob#o seu comando.$0fSeus inimigos são as unidades#negras no canto superior direito$0fdo mapa.$0f</text:p>
          </table:table-cell>
          <table:table-cell table:number-columns-repeated="1021"/>
        </table:table-row>
        <table:table-row table:style-name="ro4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table:style-name="ce2" office:value-type="string">
            <text:p>Seu objetivo é simples: recuperar#nossos territórios.$0fPara isso, capture o QG do inimigo ou#derrote todas as suas unidades.$0fAdiante e tome cuidado para que#o inimigo não derrote as suas tropas.$0f</text:p>
          </table:table-cell>
          <table:table-cell table:number-columns-repeated="1021"/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table:style-name="ce2" office:value-type="string">
            <text:p>Tudo bem!$0e$0e Estou pronto!$0f</text:p>
          </table:table-cell>
          <table:table-cell table:number-columns-repeated="1021"/>
        </table:table-row>
        <table:table-row table:style-name="ro4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table:style-name="ce2" office:value-type="string">
            <text:p>Sair correndo para o campo de#batalha para receber uma cacetada$0e$0fnão é o meu estilo.$0fVamos revisar algumas instruções#básicas de remanejamento de tropas.$0f</text:p>
          </table:table-cell>
          <table:table-cell table:number-columns-repeated="1021"/>
        </table:table-row>
        <table:table-row table:style-name="ro6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table:style-name="ce2" office:value-type="string">
            <text:p>Primeiro,$0e use este cursor para dar#as ordens.$0fMova-o com o Controle Direcional +.$0e$0e$0fVamos, tente dar ordens para uma#unidade.$0fColoque o cursor sobre a unidade#e aperte o Botão A.$0f</text:p>
          </table:table-cell>
          <table:table-cell table:number-columns-repeated="1021"/>
        </table:table-row>
        <table:table-row table:style-name="ro6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table:style-name="ce2" office:value-type="string">
            <text:p>Você escolheu Fim.$0e$0fIsso encerrará o seu turno e o inimigo#iniciará os seus movimentos.$0fSó escolha esta opção depois de#dar todas as ordens às$0fsuas unidades.$0fAgora tente dar ordens à uma#unidade.$0f</text:p>
          </table:table-cell>
          <table:table-cell table:number-columns-repeated="1021"/>
        </table:table-row>
        <table:table-row table:style-name="ro4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table:style-name="ce2" office:value-type="string">
            <text:p>Isso é uma unidade de infantaria.$0fSua potencia de disparo é limitada,$0e#mas são essenciais para o combate.$0fAgora,$0e você lembra qual é o#objetivo deste mapa?$0f</text:p>
          </table:table-cell>
          <table:table-cell table:number-columns-repeated="1021"/>
        </table:table-row>
        <table:table-row table:style-name="ro3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table:style-name="ce2" office:value-type="string">
            <text:p>Claro!$0e Eliminar de todos os#malvados ou capturar o seu QG!$0f</text:p>
          </table:table-cell>
          <table:table-cell table:number-columns-repeated="1021"/>
        </table:table-row>
        <table:table-row table:style-name="ro4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table:style-name="ce2" office:value-type="string">
            <text:p>Você lembrou!$0e Muito bem!$0fAgora,$0e$0e isso é importante:$0e$0e somente os#soldados terrestres podem capturar$0fpropriedades.$0fMas claro, a infantaria é um tipo de#soldado terrestre.$0f</text:p>
          </table:table-cell>
          <table:table-cell table:number-columns-repeated="1021"/>
        </table:table-row>
        <table:table-row table:style-name="ro3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table:style-name="ce2" office:value-type="string">
            <text:p>Certo!$0fSe eu não tiver soldados terrestres,$0e#não poderei capturar nada.$0f</text:p>
          </table:table-cell>
          <table:table-cell table:number-columns-repeated="1021"/>
        </table:table-row>
        <table:table-row table:style-name="ro6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table:style-name="ce2"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  <table:table-cell table:number-columns-repeated="1021"/>
        </table:table-row>
        <table:table-row table:style-name="ro7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table:style-name="ce2" office:value-type="string">
            <text:p>Muito bem,$0e 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  <table:table-cell table:number-columns-repeated="1021"/>
        </table:table-row>
        <table:table-row table:style-name="ro3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table:style-name="ce2" office:value-type="string">
            <text:p>Essa é uma unidade APC.$0e$0fOs APCs não possuem capacidade#ofensiva.$0f</text:p>
          </table:table-cell>
          <table:table-cell table:number-columns-repeated="1021"/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table:style-name="ce2" office:value-type="string">
            <text:p>Oh, que fraco!$0f</text:p>
          </table:table-cell>
          <table:table-cell table:number-columns-repeated="1021"/>
        </table:table-row>
        <table:table-row table:style-name="ro4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table:style-name="ce2" office:value-type="string">
            <text:p>Eles são fracos em combate,#mas são incrivelmente úteis.$0fPodem carregar unidades de#infantaria$0e e fornecer suprimentos$0fàs suas unidades.$0f</text:p>
          </table:table-cell>
          <table:table-cell table:number-columns-repeated="1021"/>
        </table:table-row>
        <table:table-row table:style-name="ro3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table:style-name="ce2" office:value-type="string">
            <text:p>Carregar, hã?$0e$0fNão entendi muito bem, mas#parece ser útil.$0f</text:p>
          </table:table-cell>
          <table:table-cell table:number-columns-repeated="1021"/>
        </table:table-row>
        <table:table-row table:style-name="ro8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table:style-name="ce2"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  <table:table-cell table:number-columns-repeated="1021"/>
        </table:table-row>
        <table:table-row table:style-name="ro2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table:style-name="ce2" office:value-type="string">
            <text:p>Entendi...$0e As unidades de infantaria#podem avançar 3 espaços,$0e$0fmas os APCs podem avançar#6.$0fTenho que testar isso!$0f</text:p>
          </table:table-cell>
          <table:table-cell table:number-columns-repeated="1021"/>
        </table:table-row>
        <table:table-row table:style-name="ro4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table:style-name="ce2" office:value-type="string">
            <text:p>Tome cuidado:$0e as unidades que#acabarem de descargar poderão$0fapenas Esperar.$0fPortanto,$0e você só poderá#descarregar unidades nos terremos$0fque normalmente eles podem ocupar.$0f</text:p>
          </table:table-cell>
          <table:table-cell table:number-columns-repeated="1021"/>
        </table:table-row>
        <table:table-row table:style-name="ro4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table:style-name="ce2" office:value-type="string">
            <text:p>Se eu soltar a infantaria no mar,$0e#eles irão se afogar, certo?$0e$0fTudo bem. Vou me lembrar#disso.$0fA propósito, Nell, o que significa#$abSuprimento$bb?$0f</text:p>
          </table:table-cell>
          <table:table-cell table:number-columns-repeated="1021"/>
        </table:table-row>
        <table:table-row table:style-name="ro9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table:style-name="ce2"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  <table:table-cell table:number-columns-repeated="1021"/>
        </table:table-row>
        <table:table-row table:style-name="ro3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table:style-name="ce2" office:value-type="string">
            <text:p>Certo,$0e então...$0e Os APCs são utilizados#para ajudar outras unidades.$0fIsso ficou claro!$0f</text:p>
          </table:table-cell>
          <table:table-cell table:number-columns-repeated="1021"/>
        </table:table-row>
        <table:table-row table:style-name="ro7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table:style-name="ce2" office:value-type="string">
            <text:p>Muito bem,$0e agora vamos mover#uma unidade.$0fJá notou que alguns dos#espaços ao redor da unidade$0fmudam de cor?$0fEssa é a distância de movimento#da unidade.$0fDepois que mover uma unidade,$0e#aparecerá o menu de comandos.$0fSelecione Esperar se não houver#outra ordem para essa unidade.$0f</text:p>
          </table:table-cell>
          <table:table-cell table:number-columns-repeated="1021"/>
        </table:table-row>
        <table:table-row table:style-name="ro10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style-name="ce2" office:value-type="string">
            <text:p>Certo, agora preste atenção#na distância de movimento.$0fJá se deu conta que o APC não#pode viajar pelas montanhas?$0fTodas as unidades possuem#um tipo de movimento,$0e$0fque afeta em seu custo de#movimento.$0fOs APCs movem-se por#esteiras, como os tanques,$0e$0e$0fportanto não podem atravessar#montanhas ou rios.$0fPara obter informações#sobre cada unidade,$0e$0fselecione-a e aperte o Botão R.$0f</text:p>
          </table:table-cell>
          <table:table-cell table:number-columns-repeated="1021"/>
        </table:table-row>
        <table:table-row table:style-name="ro3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table:style-name="ce2" office:value-type="string">
            <text:p>Como irei saber que uma unidade#pode mover-se em um determinado$0ftipo de terreno?$0f</text:p>
          </table:table-cell>
          <table:table-cell table:number-columns-repeated="1021"/>
        </table:table-row>
        <table:table-row table:style-name="ro3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table:style-name="ce2" office:value-type="string">
            <text:p>Coloque o cursor sobre o terreno$0e#e aperte o Botão R para interagir.$0f</text:p>
          </table:table-cell>
          <table:table-cell table:number-columns-repeated="1021"/>
        </table:table-row>
        <table:table-row table:style-name="ro6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table:style-name="ce2" office:value-type="string">
            <text:p>Seu turno acaba$0e quando você#termina de dar ordens a todas$0fas unidades.$0fColoque o cursor em um espaço#vazio e aperte o Botão A.$0e$0fEscolha Fim no menu de comandos#para completar o seu turno.$0f</text:p>
          </table:table-cell>
          <table:table-cell table:number-columns-repeated="1021"/>
        </table:table-row>
        <table:table-row table:style-name="ro2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table:style-name="ce2" office:value-type="string">
            <text:p>Essa mulher é dura na queda...$0e$0e$0fPosso vencer com essas#unidades?$0fHa!$0e$0e Agora que a festa#começa.$0f</text:p>
          </table:table-cell>
          <table:table-cell table:number-columns-repeated="1021"/>
        </table:table-row>
        <table:table-row table:style-name="ro3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table:style-name="ce2" office:value-type="string">
            <text:p>Ei,$0e Nell.$0e Estamos lutando contra o#exército de Black Hole, certo?$0f</text:p>
          </table:table-cell>
          <table:table-cell table:number-columns-repeated="1021"/>
        </table:table-row>
        <table:table-row table:style-name="ro4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table:style-name="ce2" office:value-type="string">
            <text:p>Sim.$0e$0e Contudo, não estamos#enfrentando Sturm.$0fParece outro OC.$0fTenho a impressão que,#quem quer que seja,$0fgosta de destruir coisas.$0f</text:p>
          </table:table-cell>
          <table:table-cell table:number-columns-repeated="1021"/>
        </table:table-row>
        <table:table-row table:style-name="ro3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table:style-name="ce2" office:value-type="string">
            <text:p>Bem, ele não vai sair enquanto#eu estiver por perto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table:style-name="ce2" office:value-type="string">
            <text:p>Esse é o espírito!$0e Eu sabia#que poderia contar contigo!$0f</text:p>
          </table:table-cell>
          <table:table-cell table:number-columns-repeated="1021"/>
        </table:table-row>
        <table:table-row table:style-name="ro2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table:style-name="ce2" office:value-type="string">
            <text:p>Agora,$0e vou lhe dar algumas#instruções de combate.$0fAs infantarias sob o seu#comando são unidades de$0fcombate direto.$0f</text:p>
          </table:table-cell>
          <table:table-cell table:number-columns-repeated="1021"/>
        </table:table-row>
        <table:table-row table:style-name="ro3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table:style-name="ce2" office:value-type="string">
            <text:p>Combate direto é quando me#coloco ao lado de um inimigo$0fe o ataco, certo?$0f</text:p>
          </table:table-cell>
          <table:table-cell table:number-columns-repeated="1021"/>
        </table:table-row>
        <table:table-row table:style-name="ro8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table:style-name="ce2" office:value-type="string">
            <text:p>Isso mesmo!$0e$0e#Você aprende rápido!$0fDepois de atacar,$0e o inimigo irá#contra-atacar, sempre que for$0fpossível.$0fAs unidades danificadas possuem#menos potência de disparo,$0fportanto... mesmo que o inimigo#responda a sua ofensiva,$0f$0eé sempre$0e melhor atacar#primeiro.$0f</text:p>
          </table:table-cell>
          <table:table-cell table:number-columns-repeated="1021"/>
        </table:table-row>
        <table:table-row table:style-name="ro4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table:style-name="ce2" office:value-type="string">
            <text:p>Certo,$0e ou seja, meu ataque reduz#o PV do inimigo e a sua potência.$0fIsso quer dizer que eles causam#menos dano!$0e$0e$0fQuem atacar primeiro,$0e ganha!$0f</text:p>
          </table:table-cell>
          <table:table-cell table:number-columns-repeated="1021"/>
        </table:table-row>
        <table:table-row table:style-name="ro5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table:style-name="ce2" office:value-type="string">
            <text:p>As unidades que sofrerem danos,#mostrarão um ícone que indica o$0fnúmero de PV restante.$0fSe chegarem ao PV 0,$0e#desaparecerão da batalha,$0fportanto, tenha cuidado.$0fFique ao lado de uma unidade#inimiga$0e e aparecerá Disparar no$0fmenu de comandos.$0fSelecione esta opção e$0e confirme#o alvo, e assim começará o$0fcombate.$0e Simples!$0f</text:p>
          </table:table-cell>
          <table:table-cell table:number-columns-repeated="1021"/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table:style-name="ce2" office:value-type="string">
            <text:p>Legal! Estou louco para começar!$0f</text:p>
          </table:table-cell>
          <table:table-cell table:number-columns-repeated="1021"/>
        </table:table-row>
        <table:table-row table:style-name="ro10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table:style-name="ce2" office:value-type="string">
            <text:p>Está vendo a janela da esquerda,#certo?$0e$0e$0fEla é chama de Cursor de#Inteligência Militar.$0fO coração indica quantos PV#restam para cada unidade.$0e$0fO latão de gasolina mostra o#combustível restante.$0fSe a unidade tiver uma arma primária,$0e#também aparecerá a munição restante.$0fSendo o OC, é o seu dever tomar#conhecimento do estado de suas$0funidades.$0f</text:p>
          </table:table-cell>
          <table:table-cell table:number-columns-repeated="1021"/>
        </table:table-row>
        <table:table-row table:style-name="ro2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table:style-name="ce2" office:value-type="string">
            <text:p>Sua unidade de infantaria começou#a capturar uma propriedade.$0e$0fVeja o Cursor de Inteligência Militar,#por favor.$0f</text:p>
          </table:table-cell>
          <table:table-cell table:number-columns-repeated="1021"/>
        </table:table-row>
        <table:table-row table:style-name="ro11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table:style-name="ce2" office:value-type="string">
            <text:p>O número que acaba de ver, é o#número de captura.$0fQuando ele chegar a 0, a#propriedade será capturada!$0fUma unidade de infantaria com 10#PV reduz o número de captura$0fem 10 a cada turno.$0fPortanto,$0e uma unidade de#infantaria que não tenha sofrido$0fdano pode capturar uma#propriedade em dois turnos.$0fSe a unidade mover-se ou for#derrotada antes de capturar a$0fpropriedade,$0e o número de captura#voltará ao máximo.$0fEntão, tenha cuidado!$0f</text:p>
          </table:table-cell>
          <table:table-cell table:number-columns-repeated="1021"/>
        </table:table-row>
        <table:table-row table:style-name="ro3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table:style-name="ce2" office:value-type="string">
            <text:p>Entendi!$0fPreciso proteger as unidades que#estiverem capturando!$0f</text:p>
          </table:table-cell>
          <table:table-cell table:number-columns-repeated="1021"/>
        </table:table-row>
        <table:table-row table:style-name="ro2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table:style-name="ce2" office:value-type="string">
            <text:p>Correto!$0fNão se esqueça: A cada turno,$0e você#deve ordenar que a unidade Capture,$0faté que a propriedade esteja#totalmente capturada.$0f</text:p>
          </table:table-cell>
          <table:table-cell table:number-columns-repeated="1021"/>
        </table:table-row>
        <table:table-row table:style-name="ro3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table:style-name="ce2" office:value-type="string">
            <text:p>O exército de Orange Star chegou!$0e#Eu ordeno que se rendam!$0f</text:p>
          </table:table-cell>
          <table:table-cell table:number-columns-repeated="1021"/>
        </table:table-row>
        <table:table-row table:style-name="ro3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table:style-name="ce2" office:value-type="string">
            <text:p>Você conseguiu, Andy!$0e$0e#Esta área foi liberada!$0f</text:p>
          </table:table-cell>
          <table:table-cell table:number-columns-repeated="1021"/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table:style-name="ce2" office:value-type="string">
            <text:p>Hmmm...$0e#Mas, parece que foi fácil...$0f</text:p>
          </table:table-cell>
          <table:table-cell table:number-columns-repeated="1021"/>
        </table:table-row>
        <table:table-row table:style-name="ro4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table:style-name="ce2" office:value-type="string">
            <text:p>Não se preocupe.$0e$0e$0fTenho a sensação que muitas#batalhas nos aguardam.$0fContudo,$0e hoje podemos celebrar#nossa vitória.$0e$0e$0fContinue com o ótimo trabalho!$0f</text:p>
          </table:table-cell>
          <table:table-cell table:number-columns-repeated="1021"/>
        </table:table-row>
        <table:table-row table:style-name="ro3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table:style-name="ce2" office:value-type="string">
            <text:p>Andy!$0e O que foi isso?$0e$0e$0fSuas unidades estão sem#combustível!$0f</text:p>
          </table:table-cell>
          <table:table-cell table:number-columns-repeated="1021"/>
        </table:table-row>
        <table:table-row table:style-name="ro3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table:style-name="ce2" office:value-type="string">
            <text:p>Bem...$0e Pensei ter visto$0e alguém, e...$0f</text:p>
          </table:table-cell>
          <table:table-cell table:number-columns-repeated="1021"/>
        </table:table-row>
        <table:table-row table:style-name="ro7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table:style-name="ce2" office:value-type="string">
            <text:p>Não minta pra mim, jovenzinho!$0e$0e$0fEstava brincando por ai, gastando#tempo e combustível!$0fEstou MUITO desapontada com#você!$0fAbra o menu do Mapa$0e e selecione#Opções, por favor!$0fAgora escolha Rendição$0e e poderemos#tentar novamente desde o início!$0fE que isso não se repita!$0f</text:p>
          </table:table-cell>
          <table:table-cell table:number-columns-repeated="1021"/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table:style-name="ce2" office:value-type="string">
            <text:p>Tudo bem...$0e Não vacilarei desta vez.$0f</text:p>
          </table:table-cell>
          <table:table-cell table:number-columns-repeated="1021"/>
        </table:table-row>
        <table:table-row table:style-name="ro7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table:style-name="ce2" office:value-type="string">
            <text:p>Que pena,$0e mas você foi derrotado.$0fAcho que a sua superioridade numérica#lhe subiu a cabeça.$0fSe afobar contra o inimigo não lhe#trará nenhum benefício.$0fTente ficar fora do alcance de visão#do inimigo e espere por lá.$0fAssim,$0e o inimigo virá#ao seu encontro,$0fe você poderá disparar primeiro.#Tenha mais sorte da próxima vez!$0f</text:p>
          </table:table-cell>
          <table:table-cell table:number-columns-repeated="1021"/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table:style-name="ce2" office:value-type="string">
            <text:p>Uma pequena amostra#das minhas habilidades!</text:p>
          </table:table-cell>
          <table:table-cell table:number-columns-repeated="1021"/>
        </table:table-row>
        <table:table-row table:style-name="ro3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 avistamos tropas#inimigas do outro lado do rio.$0f</text:p>
          </table:table-cell>
          <table:table-cell table:number-columns-repeated="1021"/>
        </table:table-row>
        <table:table-row table:style-name="ro3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 Aqui?#Nesta área rural?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,$0e$0e senhora?$0fDevemos deter nossas operações e#atacar?$0f</text:p>
          </table:table-cell>
          <table:table-cell table:number-columns-repeated="1021"/>
        </table:table-row>
        <table:table-row table:style-name="ro3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-se tanto em nosso território.$0f</text:p>
          </table:table-cell>
          <table:table-cell table:number-columns-repeated="1021"/>
        </table:table-row>
        <table:table-row table:style-name="ro3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3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table:style-name="ce2" office:value-type="string">
            <text:p>Sim, senhora! Mas se puder#me dar algum conselho,$0feu ficaria muito mais confiante.$0f</text:p>
          </table:table-cell>
          <table:table-cell table:number-columns-repeated="1021"/>
        </table:table-row>
        <table:table-row table:style-name="ro3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table:style-name="ce2" office:value-type="string">
            <text:p>Ficarei feliz em ajudar, Sami!$0e$0e#Muito bem, tropas!$0e Adiante!$0f</text:p>
          </table:table-cell>
          <table:table-cell table:number-columns-repeated="1021"/>
        </table:table-row>
        <table:table-row table:style-name="ro3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table:style-name="ce2" office:value-type="string">
            <text:p>Senhor Flak, nossa infantaria informa#que encontrou propriedades de$0fOrange Star.$0f</text:p>
          </table:table-cell>
          <table:table-cell table:number-columns-repeated="1021"/>
        </table:table-row>
        <table:table-row table:style-name="ro12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table:style-name="ce2" office:value-type="string">
            <text:p>O que? Cidades inimigas?$0fCapturar bases é um trabalho chato,#mas eu já disse que preciso de$0fdinheiro para financiar a invasão...$0fEscute!$0e Se não está preso ao chão,#roube!$0fAgora, cidades, bases, tanto faz...$0e#Todos possuem um número de 20$0fpara capturar.$0fQualquer infantaria com 10 de PV#pode reduzir o Número de Captura$0fem 10.$0fIsso significa que podemos capturar#uma propriedade$0e em...$0e é... são...$0e$0fDois dias!$0fSe você mover ou ser retirado#durante a captura, terá que começar$0fdesde o início.$0fEntendeu? Então, mãos a obra!#Black Hole precisa de dinheiro!!!$0f</text:p>
          </table:table-cell>
          <table:table-cell table:number-columns-repeated="1021"/>
        </table:table-row>
        <table:table-row table:style-name="ro3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4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table:style-name="ce2" office:value-type="string">
            <text:p>O que?!?$0e Isso é tudo o que eles#tem?! Ha! Envie os tanques!$0fOs tanques são potentes e chegam#longe. Os tanques são os melhores!$0fOC de Orange Star?#HA! Vou esmagá-los!$0fEsmagarei todos eles!$0f</text:p>
          </table:table-cell>
          <table:table-cell table:number-columns-repeated="1021"/>
        </table:table-row>
        <table:table-row table:style-name="ro4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table:style-name="ce2" office:value-type="string">
            <text:p>Sami, você já conhece os princípios#básicos do remanejamento de tropas,$0e$0e$0fentão... Por favor, dê uma olhada no#Cursor de Inteligência Militar abaixo.$0f</text:p>
          </table:table-cell>
          <table:table-cell table:number-columns-repeated="1021"/>
        </table:table-row>
        <table:table-row table:style-name="ro5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table:style-name="ce2"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$0e tente sempre escolher#terrenos que permitam mitigar o$0fdano sofrido.$0fSe precisar de informações sobre o#terreno, aperte o Botão R.$0f</text:p>
          </table:table-cell>
          <table:table-cell table:number-columns-repeated="1021"/>
        </table:table-row>
        <table:table-row table:style-name="ro2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table:style-name="ce2" office:value-type="string">
            <text:p>Isso quer dizer que é mais fácil#enfrentar esses tanques pelos$0fbosques do que pelas planícies ou#estradas, certo?$0f</text:p>
          </table:table-cell>
          <table:table-cell table:number-columns-repeated="1021"/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table:style-name="ce2" office:value-type="string">
            <text:p>Pode apostar que sim!$0e#Vá pegá-los, Sami!$0f</text:p>
          </table:table-cell>
          <table:table-cell table:number-columns-repeated="1021"/>
        </table:table-row>
        <table:table-row table:style-name="ro2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table:style-name="ce2" office:value-type="string">
            <text:p>Não acho que seja uma boa ideia#selecionar Fim agora.$0fPor favor, dê ordens à todas as#suas unidades.$0f</text:p>
          </table:table-cell>
          <table:table-cell table:number-columns-repeated="1021"/>
        </table:table-row>
        <table:table-row table:style-name="ro2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table:style-name="ce2" office:value-type="string">
            <text:p>Sempre fico impressionada com#a sua capacidade de capturar$0fpropriedades, Sami!$0fEssa velocidade extra é um Poder#de OC muito útil em combate.$0f</text:p>
          </table:table-cell>
          <table:table-cell table:number-columns-repeated="1021"/>
        </table:table-row>
        <table:table-row table:style-name="ro4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table:style-name="ce2" office:value-type="string">
            <text:p>Obrigada!$0e$0e Ser boa em capturar e#transportar tropas é legal...$0fmas não me sinto segura atacando#com unidades que não sejam$0finfantaria.$0fAcho que preciso trabalhar mais.$0f</text:p>
          </table:table-cell>
          <table:table-cell table:number-columns-repeated="1021"/>
        </table:table-row>
        <table:table-row table:style-name="ro2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table:style-name="ce2" office:value-type="string">
            <text:p>Sim,$0e isso é importante.$0fContudo,$0e é vital que você utilize as suas#habilidades e desenvolva um estilo$0fde combate próprio.$0f</text:p>
          </table:table-cell>
          <table:table-cell table:number-columns-repeated="1021"/>
        </table:table-row>
        <table:table-row table:style-name="ro3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table:style-name="ce2" office:value-type="string">
            <text:p>Meu...$0e meu estilo de combate?#Você tem razão!$0e$0fVou fazer o meu melhor, senhora!$0f</text:p>
          </table:table-cell>
          <table:table-cell table:number-columns-repeated="1021"/>
        </table:table-row>
        <table:table-row table:style-name="ro2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table:style-name="ce2" office:value-type="string">
            <text:p>Assim é que se fala!$0e#Conto com você!$0e$0fVamos retornar à minha explicação.$0fEu gostaria de falar sobre a cidade#que você começou a capturar.$0f</text:p>
          </table:table-cell>
          <table:table-cell table:number-columns-repeated="1021"/>
        </table:table-row>
        <table:table-row table:style-name="ro4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table:style-name="ce2" office:value-type="string">
            <text:p>Diferente do QG inimigo, capturar#essa propriedade não fará você$0fganhar a batalha.$0fMas, todas as bases são vitais para#o êxito da campanha.$0fConsegue me dizer o por que?$0f</text:p>
          </table:table-cell>
          <table:table-cell table:number-columns-repeated="1021"/>
        </table:table-row>
        <table:table-row table:style-name="ro3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table:style-name="ce2" office:value-type="string">
            <text:p>Bem...$0e é por que proporcionam#cobertura defensiva e dinheiro,$0fcerto?$0f</text:p>
          </table:table-cell>
          <table:table-cell table:number-columns-repeated="1021"/>
        </table:table-row>
        <table:table-row table:style-name="ro10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table:style-name="ce2" office:value-type="string">
            <text:p>Correto!$0e 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  <table:table-cell table:number-columns-repeated="1021"/>
        </table:table-row>
        <table:table-row table:style-name="ro10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table:style-name="ce2" office:value-type="string">
            <text:p>A unidade que você selecionou é#uma unidade de artilharia.$0fÉ uma unidade de combate indireto#que pode disparar em unidades$0finimigas com certa distância.$0fIsso significa que você não deve#temer nenhum contra-ataque.$0fContudo,$0e esse tipo de unidade não#pode disparar em unidades$0flocalizadas em espaços adjacentes.$0fSignifica que as unidades de ataque#indireto não podem contra-atacar.$0f</text:p>
          </table:table-cell>
          <table:table-cell table:number-columns-repeated="1021"/>
        </table:table-row>
        <table:table-row table:style-name="ro3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table:style-name="ce2" office:value-type="string">
            <text:p>Tudo bem!$0e Tentarei não expor a#artilharia em combates direto.$0f</text:p>
          </table:table-cell>
          <table:table-cell table:number-columns-repeated="1021"/>
        </table:table-row>
        <table:table-row table:style-name="ro6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table:style-name="ce2" office:value-type="string">
            <text:p>Se conseguir isso,$0e tenho certeza#que ficará tudo bem.$0fSó mais uma coisa:$0e as unidades#de ataque indireto não podem$0fmover e disparar no mesmo turno.$0fPodem atacar somente da sua#posição atual.$0f</text:p>
          </table:table-cell>
          <table:table-cell table:number-columns-repeated="1021"/>
        </table:table-row>
        <table:table-row table:style-name="ro2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table:style-name="ce2" office:value-type="string">
            <text:p>Entendido!$0e$0e Usarei essas unidades#em lugares estratégicos para$0fenganar e formar uma emboscada#ao inimigo.$0f</text:p>
          </table:table-cell>
          <table:table-cell table:number-columns-repeated="1021"/>
        </table:table-row>
        <table:table-row table:style-name="ro7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table:style-name="ce2" office:value-type="string">
            <text:p>Perfeito!$0e Agora,$0e você lembra como#verificar o alcance de disparo de$0fuma unidade?$0fColoque o cursor na unidade$0e e#aperte o Botão B.$0fViu as luzes? As unidades de#artilharia possuem alcance de$0fataque de 2-3 espaços.$0fVocê pode confirmar esta informação#selecionando a unidade e apertando$0fo Botão R.$0f</text:p>
          </table:table-cell>
          <table:table-cell table:number-columns-repeated="1021"/>
        </table:table-row>
        <table:table-row table:style-name="ro9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table:style-name="ce2" office:value-type="string">
            <text:p>Essa é uma unidade mecânica.$0e#Ela é mais potente que uma$0funidade de infantaria.$0fDa mesma forma que os soldados#terrestres, elas$0e podem capturar,$0fusar transportes e$0e atravessar#montanhas.$0fE como diz abaixo do OC no#menu do mapa, você$0e 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  <table:table-cell table:number-columns-repeated="1021"/>
        </table:table-row>
        <table:table-row table:style-name="ro3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table:style-name="ce2" office:value-type="string">
            <text:p>Nossa!$0e Essa unidade sofreu dano.$0e$0fPreciso de algum lugar para#descansar.$0f</text:p>
          </table:table-cell>
          <table:table-cell table:number-columns-repeated="1021"/>
        </table:table-row>
        <table:table-row table:style-name="ro8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table:style-name="ce2" office:value-type="string">
            <text:p>Não entre em pânico, Sami.$0e$0e$0fHá uma forma de ajudar essa#unidade.$0fAs unidades que sofrerem danos#podem descansar em qualquer$0fpropriedade aliada.$0fDesta forma, elas$0e recuperam 2 PV#no início de cada turno.$0fAlém disso,$0e também recebem#suprimentos de munição e$0fcombustível!$0f</text:p>
          </table:table-cell>
          <table:table-cell table:number-columns-repeated="1021"/>
        </table:table-row>
        <table:table-row table:style-name="ro3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table:style-name="ce2" office:value-type="string">
            <text:p>As bases também possuem a#vantagem de oferecer uma$0fgrande cobertura!$0e Espetacular!$0f</text:p>
          </table:table-cell>
          <table:table-cell table:number-columns-repeated="1021"/>
        </table:table-row>
        <table:table-row table:style-name="ro4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table:style-name="ce2" office:value-type="string">
            <text:p>Você tem razão!$0fContudo,$0e o inimigo recebe o mesmo#benefício de suas bases.$0fPortanto, capturar propriedades é#vital em qualquer plano de combate!$0f</text:p>
          </table:table-cell>
          <table:table-cell table:number-columns-repeated="1021"/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table:style-name="ce2" office:value-type="string">
            <text:p>Entendido!$0e Capturar é algo que#devo ressaltar!$0f</text:p>
          </table:table-cell>
          <table:table-cell table:number-columns-repeated="1021"/>
        </table:table-row>
        <table:table-row table:style-name="ro3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table:style-name="ce2" office:value-type="string">
            <text:p>Grrrr!$0e#Duas mulheres OCs!$0fBom país!$0e$0e#Ele deve ser meu!$0f</text:p>
          </table:table-cell>
          <table:table-cell table:number-columns-repeated="1021"/>
        </table:table-row>
        <table:table-row table:style-name="ro4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table:style-name="ce2" office:value-type="string">
            <text:p>É a nossa vez. Mova qualquer#unidade danificada para alguma$0fpropriedade para se recuperar.$0fCertifique-se de capturar todas as#bases neutras que puder.$0f</text:p>
          </table:table-cell>
          <table:table-cell table:number-columns-repeated="1021"/>
        </table:table-row>
        <table:table-row table:style-name="ro3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table:style-name="ce2" office:value-type="string">
            <text:p>Agora, talvez isso seja algo que#você deveria saber...$0f</text:p>
          </table:table-cell>
          <table:table-cell table:number-columns-repeated="1021"/>
        </table:table-row>
        <table:table-row table:style-name="ro5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table:style-name="ce2" office:value-type="string">
            <text:p>Há alguns números mostrados#junto a sua foto, certo?$0fEsses números indicam sua verba#atual.$0e 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  <table:table-cell table:number-columns-repeated="1021"/>
        </table:table-row>
        <table:table-row table:style-name="ro3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table:style-name="ce2" office:value-type="string">
            <text:p>Sim, senhora!$0e Estou sentindo#confiança na vitória!$0f</text:p>
          </table:table-cell>
          <table:table-cell table:number-columns-repeated="1021"/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3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table:style-name="ce2" office:value-type="string">
            <text:p>Você é o OC de Black Hole?$0e#Você é um bandido!$0e$0fQuem você pensa que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le foi rude, também!$0f</text:p>
          </table:table-cell>
          <table:table-cell table:number-columns-repeated="1021"/>
        </table:table-row>
        <table:table-row table:style-name="ro3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em contar com você, Sami.$0f</text:p>
          </table:table-cell>
          <table:table-cell table:number-columns-repeated="1021"/>
        </table:table-row>
        <table:table-row table:style-name="ro5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table:style-name="ce2" office:value-type="string">
            <text:p>Que decepção!$0e Você foi derrotado.$0fProteja as cidades na esquerda do#rio com unidades mecânicas ou$0finfantaria, e detenha o avanço#inimigo.$0fManeje as unidades de ataque#indireto atrás de você para cobrir$0fas suas outras unidades.$0fUse as cidades aliadas para que#as suas tropas se recuperem.$0fE não esqueça que a infantaria#pode cruzar rios!$0fIsso é importante.$0f</text:p>
          </table:table-cell>
          <table:table-cell table:number-columns-repeated="1021"/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3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3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2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 a boca!$0e$0e#É complicado demais!$0fTem alguém ai?$0e$0e Ou está com medo#demais para me encarar?!?$0f</text:p>
          </table:table-cell>
          <table:table-cell table:number-columns-repeated="1021"/>
        </table:table-row>
        <table:table-row table:style-name="ro3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4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2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Oh, é mesmo?!$0e$0e#Dê o melhor de si!$0f</text:p>
          </table:table-cell>
          <table:table-cell table:number-columns-repeated="1021"/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3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4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,$0e e expulse o inimigo#de nossa fronteira!$0e Ok?$0f</text:p>
          </table:table-cell>
          <table:table-cell table:number-columns-repeated="1021"/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3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table:style-name="ce2" office:value-type="string">
            <text:p>Agora, Max,$0e sei que você é um#veterano de combate, mas...$0f</text:p>
          </table:table-cell>
          <table:table-cell table:number-columns-repeated="1021"/>
        </table:table-row>
        <table:table-row table:style-name="ro1">
          <table:table-cell office:value-type="string">
            <text:p>medium tanks,$0f</text:p>
          </table:table-cell>
          <table:table-cell office:value-type="string">
            <text:p>os tanques médios,$0f</text:p>
          </table:table-cell>
          <table:table-cell table:style-name="ce2" office:value-type="string">
            <text:p>os tanques médios,$0f</text:p>
          </table:table-cell>
          <table:table-cell table:number-columns-repeated="1021"/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table:style-name="ce2" office:value-type="string">
            <text:p>os helicópteros de combate,$0f</text:p>
          </table:table-cell>
          <table:table-cell table:number-columns-repeated="1021"/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table:style-name="ce2" office:value-type="string">
            <text:p>e os helicópteros de transporte$0f</text:p>
          </table:table-cell>
          <table:table-cell table:number-columns-repeated="1021"/>
        </table:table-row>
        <table:table-row table:style-name="ro3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table:style-name="ce2" office:value-type="string">
            <text:p>são difíceis de manejar se você#estiver meio enferrujado.$0f</text:p>
          </table:table-cell>
          <table:table-cell table:number-columns-repeated="1021"/>
        </table:table-row>
        <table:table-row table:style-name="ro6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table:style-name="ce2" office:value-type="string">
            <text:p>Tenho que manejar helicópteros?!?#Bem, faz um tempo que não manejo$0funidades aéreas.$0fMas os tanques médios?!?$0e Qual é?!?#São apenas tanques!$0e$0fGrandes e potentes, mas continuam#sendo tanques!$0f</text:p>
          </table:table-cell>
          <table:table-cell table:number-columns-repeated="1021"/>
        </table:table-row>
        <table:table-row table:style-name="ro7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table:style-name="ce2" office:value-type="string">
            <text:p>Certo,$0e nisso você tem razão.$0fNo trepidante mundo do combate#direto$0e você é o campeão.$0fNa hora de disparar,$0e as unidades#aéreas atuam da mesma forma$0fque as unidades terrestres.$0fCom a sua experiência em tanques,#não será problema para você$0fmanejar helicópteros de combate,#também!$0f</text:p>
          </table:table-cell>
          <table:table-cell table:number-columns-repeated="1021"/>
        </table:table-row>
        <table:table-row table:style-name="ro2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table:style-name="ce2" office:value-type="string">
            <text:p>Ha, ha... claro.$0e Provavelmente você#tem razão.$0fNo combate corpo a corpo não há#rival para mim.$0f</text:p>
          </table:table-cell>
          <table:table-cell table:number-columns-repeated="1021"/>
        </table:table-row>
        <table:table-row table:style-name="ro3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table:style-name="ce2" office:value-type="string">
            <text:p>Contudo, o combate indireto já é#outra história, não é mesmo?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table:style-name="ce2" office:value-type="string">
            <text:p>Admito que a sua potência supre#esse ponto fraco.$0f</text:p>
          </table:table-cell>
          <table:table-cell table:number-columns-repeated="1021"/>
        </table:table-row>
        <table:table-row table:style-name="ro3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table:style-name="ce2" office:value-type="string">
            <text:p>Viu?$0e Unidades de combate indireto?$0e#Quem precisa delas?$0f</text:p>
          </table:table-cell>
          <table:table-cell table:number-columns-repeated="1021"/>
        </table:table-row>
        <table:table-row table:style-name="ro3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table:style-name="ce2" office:value-type="string">
            <text:p>Não posso com a sua confiança!$0e#Tente não enchê-la demais!$0f</text:p>
          </table:table-cell>
          <table:table-cell table:number-columns-repeated="1021"/>
        </table:table-row>
        <table:table-row table:style-name="ro4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table:style-name="ce2" office:value-type="string">
            <text:p>Nunca finalize o seu turno até que#tenha dado ordens à todas as$0fsuas unidades.$0fQuem exitar estará perdido!$0e$0e$0fNunca desperdice um dia se puder#evitar.$0f</text:p>
          </table:table-cell>
          <table:table-cell table:number-columns-repeated="1021"/>
        </table:table-row>
        <table:table-row table:style-name="ro10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table:style-name="ce2" office:value-type="string">
            <text:p>Este é um helicóptero de transporte,#certo?$0fIgualmente aos APCs, podem levar#unidades de infantaria e mecânicas.$0fOutra similaridade é que carregam#armas.$0e Não podem disparar.$0fEm uma mapa como este,$0e no qual#você deve dar uma rodeada para$0fchegar ao QG inimigo,#os helicópteros de transporte$0fajudam a reduzir as distâncias.$0e$0fNem mesmo o mar é um obstáculo.$0f</text:p>
          </table:table-cell>
          <table:table-cell table:number-columns-repeated="1021"/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table:style-name="ce2" office:value-type="string">
            <text:p>Isso sim é útil!$0f</text:p>
          </table:table-cell>
          <table:table-cell table:number-columns-repeated="1021"/>
        </table:table-row>
        <table:table-row table:style-name="ro7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table:style-name="ce2" office:value-type="string">
            <text:p>Sim, é mesmo!$0e Utilize como achar#melhor.$0fAs operação de carga e descarga#são iguais aos dos APCs.$0fAlém disso, não poderá descarregar#unidades em qualquer tipo de terreno.$0fOutra coisa:$0e os helicópteros de#transporte não podem descarregar$0funidades estando sobre o mar.$0e$0fNão esqueça disso.$0f</text:p>
          </table:table-cell>
          <table:table-cell table:number-columns-repeated="1021"/>
        </table:table-row>
        <table:table-row table:style-name="ro1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table:style-name="ce2" office:value-type="string">
            <text:p>Isso que você tem é um helicóptero#de combate.$0e$0e$0fÉ uma unidade de combate direto.#As unidades aéreas são fáceis de$0fmanejar pois o seu movimento não#está limitado pelo tipo de terreno.$0fClaro, eles não recebem nenhum#tipo de cobertura.$0fA potencia de disparo de um#helicóptero de combate é similar$0fa de um tanque, e são especialmente#efetivos em confronto com outros$0fhelicópteros.$0fAperte o Botão R para obter mais#informações.$0f</text:p>
          </table:table-cell>
          <table:table-cell table:number-columns-repeated="1021"/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table:style-name="ce2" office:value-type="string">
            <text:p>Tudo bem!$0e#Vou bater algumas cabeças!$0f</text:p>
          </table:table-cell>
          <table:table-cell table:number-columns-repeated="1021"/>
        </table:table-row>
        <table:table-row table:style-name="ro3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table:style-name="ce2" office:value-type="string">
            <text:p>Já falamos disso antes, não é#mesmo?$0e$0fSeu problema é com o combate#indireto?$0f</text:p>
          </table:table-cell>
          <table:table-cell table:number-columns-repeated="1021"/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table:style-name="ce2" office:value-type="string">
            <text:p>Oh... Sim...$0e$0e#Pensei que tinha coberto isso.$0f</text:p>
          </table:table-cell>
          <table:table-cell table:number-columns-repeated="1021"/>
        </table:table-row>
        <table:table-row table:style-name="ro4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table:style-name="ce2" office:value-type="string">
            <text:p>Me escute bem, Max.$0fPara ver o alcance de disparo de#suas unidades, aperte o Botão B.$0fNo seu caso, essa distância é um#pouco limitada.$0fPortanto, assegure-se de verificar#antes de disparar.$0f</text:p>
          </table:table-cell>
          <table:table-cell table:number-columns-repeated="1021"/>
        </table:table-row>
        <table:table-row table:style-name="ro2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table:style-name="ce2" office:value-type="string">
            <text:p>Sim, eu já sei.. Não precisa ficar me#lembrando sempre.$0fMas sim, devo admitir:$0e é importante#conhecer as suas limitações.$0f</text:p>
          </table:table-cell>
          <table:table-cell table:number-columns-repeated="1021"/>
        </table:table-row>
        <table:table-row table:style-name="ro3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table:style-name="ce2" office:value-type="string">
            <text:p>Nossa!$0e$0e Max,$0e você realmente evoluiu.$0e$0fNunca pensei que ouviria isso#de você.$0f</text:p>
          </table:table-cell>
          <table:table-cell table:number-columns-repeated="1021"/>
        </table:table-row>
        <table:table-row table:style-name="ro3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table:style-name="ce2" office:value-type="string">
            <text:p>Oh,$0e sim$0e.$0e..$0e$0fEi!$0e Está na hora de mostrar à esses#tontos que é jogar sério!$0f</text:p>
          </table:table-cell>
          <table:table-cell table:number-columns-repeated="1021"/>
        </table:table-row>
        <table:table-row table:style-name="ro3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table:style-name="ce2" office:value-type="string">
            <text:p>NÃO!$0e Os helicópteros estão#danificados!$0e$0fOnde posso repará-los?$0f</text:p>
          </table:table-cell>
          <table:table-cell table:number-columns-repeated="1021"/>
        </table:table-row>
        <table:table-row table:style-name="ro5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table:style-name="ce2" office:value-type="string">
            <text:p>Sinto muito, Max,$0e mas não há#lugar para reparar unidades aéreas$0fneste mapa.$0fVocê precisa de um aeroporto, e#não há nenhum por aqui.$0fContudo, nem tudo está perdido.#Há outra unidade de helicópteros,$0fcerto?$0fBem, você pode pegar duas#unidades do mesmo tipo e uni-las.$0fIsso para criar uma única unidade#com a soma dos PV das unidades$0foriginais.$0f</text:p>
          </table:table-cell>
          <table:table-cell table:number-columns-repeated="1021"/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table:style-name="ce2" office:value-type="string">
            <text:p>Uni-las?$0e Criar uma unidade das#duas?$0f</text:p>
          </table:table-cell>
          <table:table-cell table:number-columns-repeated="1021"/>
        </table:table-row>
        <table:table-row table:style-name="ro6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table:style-name="ce2" office:value-type="string">
            <text:p>Aham.$0e Duas unidades se tornam#uma,$0e e combinam os seus PV.$0fClaro, isso significa que você fica#com uma unidade a menos.$0fMeu conselho é que você evite isso#a não ser que seja absolutamente$0fnecessário.$0f</text:p>
          </table:table-cell>
          <table:table-cell table:number-columns-repeated="1021"/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table:style-name="ce2" office:value-type="string">
            <text:p>Uma unidade individual pode ter#mais de 10 PV?$0f</text:p>
          </table:table-cell>
          <table:table-cell table:number-columns-repeated="1021"/>
        </table:table-row>
        <table:table-row table:style-name="ro6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table:style-name="ce2" office:value-type="string">
            <text:p>Infelizmente, não.$0e#10 é o máximo.$0fPara uni-las, basta colocar uma#unidade encima da outra e escolher$0fo comando Unir.$0fMais uma coisa:$0e uma unidade#danificada não pode unir-se a uma$0funidade intacta.$0f</text:p>
          </table:table-cell>
          <table:table-cell table:number-columns-repeated="1021"/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table:style-name="ce2" office:value-type="string">
            <text:p>Tudo bem!$0e Entendi!$0f</text:p>
          </table:table-cell>
          <table:table-cell table:number-columns-repeated="1021"/>
        </table:table-row>
        <table:table-row table:style-name="ro2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table:style-name="ce2" office:value-type="string">
            <text:p>Sabe, esse Max lembra eu...$0e$0e#Só que... eu sou eu.$0fHmmm...$0e Isso será divertido.$0f</text:p>
          </table:table-cell>
          <table:table-cell table:number-columns-repeated="1021"/>
        </table:table-row>
        <table:table-row table:style-name="ro3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h!$0f</text:p>
          </table:table-cell>
          <table:table-cell table:number-columns-repeated="1021"/>
        </table:table-row>
        <table:table-row table:style-name="ro3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3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3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3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3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table:style-name="ce2" office:value-type="string">
            <text:p>Black Hole...$0e#Personagens deploráveis.$0e$0fTodos eles!$0f</text:p>
          </table:table-cell>
          <table:table-cell table:number-columns-repeated="1021"/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table:style-name="ce2" office:value-type="string">
            <text:p>Você que está dizendo!$0f</text:p>
          </table:table-cell>
          <table:table-cell table:number-columns-repeated="1021"/>
        </table:table-row>
        <table:table-row table:style-name="ro7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table:style-name="ce2" office:value-type="string">
            <text:p>A propósito,$0e tem mais uma coisa#que eu gostaria de lhe contar.$0fApós o combate, você verá que#aparece uma quantidade de pontos$0fe um rank, certo?$0fOs pontos você pode usar nos#Mapas de batalha para comprar$0fcoisas na loja do Hachi.$0fVou lhe explicar como conseguir#uma pontuação mais alta.$0f</text:p>
          </table:table-cell>
          <table:table-cell table:number-columns-repeated="1021"/>
        </table:table-row>
        <table:table-row table:style-name="ro3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table:style-name="ce2" office:value-type="string">
            <text:p>Legal!$0e Eu gostaria de vencer com a#pontuação mais alta possível.$0f</text:p>
          </table:table-cell>
          <table:table-cell table:number-columns-repeated="1021"/>
        </table:table-row>
        <table:table-row table:style-name="ro9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table:style-name="ce2" office:value-type="string">
            <text:p>Eu já imaginava!$0fSabe, combater para conseguir a#pontuação mais alta é divertido,$0fse você estiver com tempo.$0fPrimeiro,$0e deixe-me explicar o que#significam as pontuações...$0fA Velocidade é a quantidade de#tempo que leva para finalizar a$0fmissão.$0fA Potencia$0e tem haver com o número#de unidades inimigas destruídas.$0fE finalmente a técnica,$0e conta o#número de unidades perdidas.$0fMas$0e lembre-se que a vitória é a sua#prioridade número um.$0fNão tolerarei bobagens apenas para#obter melhores pontuações.$0f</text:p>
          </table:table-cell>
          <table:table-cell table:number-columns-repeated="1021"/>
        </table:table-row>
        <table:table-row table:style-name="ro3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table:style-name="ce2" office:value-type="string">
            <text:p>Com ou sem pontos,$0e sempre dou o#máximo de mim!$0e$0fNada pode me deter!$0f</text:p>
          </table:table-cell>
          <table:table-cell table:number-columns-repeated="1021"/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3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table:style-name="ce2" office:value-type="string">
            <text:p>Anime-se, Max.$0e$0e Apenas terá que#concentrar-se mais da próxima vez.$0fO problema foi os tanques médios,#não foi?$0fEm batalhas de tanques médios#contra tanques médios,$0e$0ftodo mundo sofre dano.$0fColocar um tanque médio na ponte#que leva para a ilha pode ser uma$0fboa alternativa para deter o avanço#inimigo.$0e$0fE também lhe ajudará a usar os#helicópteros, por que os tanques$0fnão são muito bons contra eles,#já que usam sua arma secundária.$0fConhecer os pontos fortes e fracos#das unidades é vital para a vitória.$0fAh, outra coisa.$0e O QG inimigo está#sem defesa.$0e$0fUse os helicópteros de transporte!#Você pode levar a infantaria até lá,$0fcapturar o QG e a vitória será sua.$0f</text:p>
          </table:table-cell>
          <table:table-cell table:number-columns-repeated="1021"/>
        </table:table-row>
        <table:table-row table:style-name="ro3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$0e Que#nome, estúpido.</text:p>
          </table:table-cell>
          <table:table-cell table:number-columns-repeated="1021"/>
        </table:table-row>
        <table:table-row table:style-name="ro3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table:style-name="ce2" office:value-type="string">
            <text:p>Senhor Flak,$0e o manejamento das#tropas está concluído.$0f</text:p>
          </table:table-cell>
          <table:table-cell table:number-columns-repeated="1021"/>
        </table:table-row>
        <table:table-row table:style-name="ro3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table:style-name="ce2" office:value-type="string">
            <text:p>Veja o que temos aqui. A garotada#do Max...$0e$0e Vou me divertir com isso.$0f</text:p>
          </table:table-cell>
          <table:table-cell table:number-columns-repeated="1021"/>
        </table:table-row>
        <table:table-row table:style-name="ro3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table:style-name="ce2" office:value-type="string">
            <text:p>Uh, senhor...$0e$0e$0fO uso não autorizado de tropas#para vingança pessoal não está...$0f</text:p>
          </table:table-cell>
          <table:table-cell table:number-columns-repeated="1021"/>
        </table:table-row>
        <table:table-row table:style-name="ro4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table:style-name="ce2" office:value-type="string">
            <text:p>O que foi, verme?$0e$0e Não deixarei que#Max se safe depois do que ele fez.$0fDepois que eu vencer,$0e quem se#importará com as regras?$0fAgora, saia do meu caminho!$0f</text:p>
          </table:table-cell>
          <table:table-cell table:number-columns-repeated="1021"/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table:style-name="ce2" office:value-type="string">
            <text:p>Sim, senhor...$0f</text:p>
          </table:table-cell>
          <table:table-cell table:number-columns-repeated="1021"/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table:style-name="ce2" office:value-type="string">
            <text:p>Max!$0e#É um ataque!$0f</text:p>
          </table:table-cell>
          <table:table-cell table:number-columns-repeated="1021"/>
        </table:table-row>
        <table:table-row table:style-name="ro3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table:style-name="ce2" office:value-type="string">
            <text:p>O que? Helicópteros de combate?$0e#Bombardeiros?$0e$0fEstão vindo com um assalto aéreo,#hã?$0f</text:p>
          </table:table-cell>
          <table:table-cell table:number-columns-repeated="1021"/>
        </table:table-row>
        <table:table-row table:style-name="ro6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table:style-name="ce2" office:value-type="string">
            <text:p>Isso não parece nada bom.$0fMinhas tropas ainda estão se#recuperando, e acredito que$0fnão estão preparados...$0fPara começar, não acredito que seja#recomendável enviar infantaria$0fcontra helicópteros.$0f</text:p>
          </table:table-cell>
          <table:table-cell table:number-columns-repeated="1021"/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table:style-name="ce2" office:value-type="string">
            <text:p>Deixa comigo!$0e#Vou abater esses pássaros!$0f</text:p>
          </table:table-cell>
          <table:table-cell table:number-columns-repeated="1021"/>
        </table:table-row>
        <table:table-row table:style-name="ro3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table:style-name="ce2" office:value-type="string">
            <text:p>Eu vou com você.$0e$0fPelo menos poderei oferecer um#apoio moral.$0fJuntos, poderemos com eles.$0f</text:p>
          </table:table-cell>
          <table:table-cell table:number-columns-repeated="1021"/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table:style-name="ce2" office:value-type="string">
            <text:p>Tudo bem!$0f</text:p>
          </table:table-cell>
          <table:table-cell table:number-columns-repeated="1021"/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table:style-name="ce2" office:value-type="string">
            <text:p>Eles possuem bombardeiros...$0f</text:p>
          </table:table-cell>
          <table:table-cell table:number-columns-repeated="1021"/>
        </table:table-row>
        <table:table-row table:style-name="ro3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table:style-name="ce2" office:value-type="string">
            <text:p>E caças também.$0e$0e$0fTudo bem, vamos manter a calma.$0f</text:p>
          </table:table-cell>
          <table:table-cell table:number-columns-repeated="1021"/>
        </table:table-row>
        <table:table-row table:style-name="ro4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table:style-name="ce2" office:value-type="string">
            <text:p>Estas são unidades antiaéreas.#Como o seu nome já diz, são fortes$0fcontra as unidades aéreas.$0fComo unidades de combate direto,#são preguiçosos contra infantaria.$0f</text:p>
          </table:table-cell>
          <table:table-cell table:number-columns-repeated="1021"/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table:style-name="ce2" office:value-type="string">
            <text:p>Oh, claro.$0e Adoro combate direto!$0f</text:p>
          </table:table-cell>
          <table:table-cell table:number-columns-repeated="1021"/>
        </table:table-row>
        <table:table-row table:style-name="ro6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table:style-name="ce2" office:value-type="string">
            <text:p>Agora,$0e isto são mísseis.$0e#São armas de combate direto.$0fPodem apenas disparar em#unidades aéreas, mas o dano$0fcausado é incrível.$0fPara mais informações, basta#selecionar a unidade e apertar$0fo Botão R.$0f</text:p>
          </table:table-cell>
          <table:table-cell table:number-columns-repeated="1021"/>
        </table:table-row>
        <table:table-row table:style-name="ro3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table:style-name="ce2" office:value-type="string">
            <text:p>Sim,$0e e para ver o seu alcance de#disparo, aperte o Botão B, certo?$0f</text:p>
          </table:table-cell>
          <table:table-cell table:number-columns-repeated="1021"/>
        </table:table-row>
        <table:table-row table:style-name="ro3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table:style-name="ce2" office:value-type="string">
            <text:p>Ahã!$0e Eu estava preocupada, mas#parece que você recorda de tudo.$0f</text:p>
          </table:table-cell>
          <table:table-cell table:number-columns-repeated="1021"/>
        </table:table-row>
        <table:table-row table:style-name="ro4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table:style-name="ce2" office:value-type="string">
            <text:p>Não se preocupe$3b Vou levá-la pra#casa sem nenhum arranhão!$0fAgora, que acendam os fogos de#artifícios!$0e$0fMas lembre-se, você me deve uma!$0f</text:p>
          </table:table-cell>
          <table:table-cell table:number-columns-repeated="1021"/>
        </table:table-row>
        <table:table-row table:style-name="ro6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table:style-name="ce2" office:value-type="string">
            <text:p>A unidade que você selecionou é#uma unidade de foguetes.$0fÉ uma unidade de combate indireto#com um alcance de ataque muito$0fdescente: 3-5 espaços.$0fAinda que pra você, Max,$0e esse#alcance diminui 3-4 espaços.$0f</text:p>
          </table:table-cell>
          <table:table-cell table:number-columns-repeated="1021"/>
        </table:table-row>
        <table:table-row table:style-name="ro3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table:style-name="ce2" office:value-type="string">
            <text:p>Sim,$0e parece que nunca terei#tranquilidade em combates indiretos.$0f</text:p>
          </table:table-cell>
          <table:table-cell table:number-columns-repeated="1021"/>
        </table:table-row>
        <table:table-row table:style-name="ro6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table:style-name="ce2" office:value-type="string">
            <text:p>Não se preocupe demais, Max.$0fAfinal de contas,$0e você É O REI do#combate direto.$0fBem,$0e os foguetes ficam sem munição#muito rápido...$0fPortanto, assegure-se de colocá-los#em áreas de acesso fácil para$0fconseguir suprimentos.$0f</text:p>
          </table:table-cell>
          <table:table-cell table:number-columns-repeated="1021"/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table:style-name="ce2" office:value-type="string">
            <text:p>Helicópteros de combate!$0e Vamos lá!$0f</text:p>
          </table:table-cell>
          <table:table-cell table:number-columns-repeated="1021"/>
        </table:table-row>
        <table:table-row table:style-name="ro6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table:style-name="ce2" office:value-type="string">
            <text:p>Escuta!$0e Os helicópteros de combate#são unidades de combate direto...$0fMas não podem disparar em caças#e bombardeiros.$0fEm uma disputa de helicópteros,#vence o atacante!$0e$0fAgora, bora fazer barulho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table:style-name="ce2" office:value-type="string">
            <text:p>Senhor!$0e Sim, senhor!$0f</text:p>
          </table:table-cell>
          <table:table-cell table:number-columns-repeated="1021"/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table:style-name="ce2" office:value-type="string">
            <text:p>Max!$0e#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table:style-name="ce2" office:value-type="string">
            <text:p>Sim!$0e Eu estou bem!$0f</text:p>
          </table:table-cell>
          <table:table-cell table:number-columns-repeated="1021"/>
        </table:table-row>
        <table:table-row table:style-name="ro5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table:style-name="ce2" office:value-type="string">
            <text:p>Tenha cuidado lá fora!$0fA propósito, notou que algumas#estrelas cinzas da janela que$0fmostram suas verbas mudaram de#cor, certo?$0fEsse é o seu medidor do Poder de#OC.$0fQuando as estrelas estiverem#brilhando, significa que o seu$0fPoder de OC está pronto para ser#usado.$0fPara obter mais informações sobre#os Poderes de OC,$0e escolha OC no$0fmenu do mapa.$0f</text:p>
          </table:table-cell>
          <table:table-cell table:number-columns-repeated="1021"/>
        </table:table-row>
        <table:table-row table:style-name="ro2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table:style-name="ce2" office:value-type="string">
            <text:p>Senhor Flak,$0e fomos informados que#não estamos autorizados a usar$0fnenhum dos caças ou bombardeiros!$0f</text:p>
          </table:table-cell>
          <table:table-cell table:number-columns-repeated="1021"/>
        </table:table-row>
        <table:table-row table:style-name="ro3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table:style-name="ce2" office:value-type="string">
            <text:p>Grrr...$0e Quem precisa de autorização?$0e#Eles estavam parados sem fazer$0fnada!$0f</text:p>
          </table:table-cell>
          <table:table-cell table:number-columns-repeated="1021"/>
        </table:table-row>
        <table:table-row table:style-name="ro3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table:style-name="ce2" office:value-type="string">
            <text:p>Senhor Flak,$0e não temos muitos#soldados treinados para usá-los...$0f</text:p>
          </table:table-cell>
          <table:table-cell table:number-columns-repeated="1021"/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table:style-name="ce2" office:value-type="string">
            <text:p>Treinados?$0e$0e Eu mesmo os treinarei!$0f</text:p>
          </table:table-cell>
          <table:table-cell table:number-columns-repeated="1021"/>
        </table:table-row>
        <table:table-row table:style-name="ro8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table:style-name="ce2" office:value-type="string">
            <text:p>Estes bombardeiros...$0e São unidades#de$0e combate direto.$0fSão bons contra unidades terrestres.$0e#Até mesmo contra tanques médios.$0fMas$0e não podem disparar em outras#unidades aéreas.$0e$0fSão Bombardeiros.#Eles bombardeiam.$0f</text:p>
          </table:table-cell>
          <table:table-cell table:number-columns-repeated="1021"/>
        </table:table-row>
        <table:table-row table:style-name="ro2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table:style-name="ce2" office:value-type="string">
            <text:p>Isso aqui é um caça.$0fEle pode atacar outras unidades#aéreas.$0fÉ a melhor unidade quando se trata#de deter coisas que voam.$0f</text:p>
          </table:table-cell>
          <table:table-cell table:number-columns-repeated="1021"/>
        </table:table-row>
        <table:table-row table:style-name="ro5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table:style-name="ce2" office:value-type="string">
            <text:p>Você deve ter cuidado com o#combustível das unidades aéreas.$0e$0fElas utilizam 2 unidades ao dia.$0fAs unidades terrestres deixam de#se movimentar quando ficam sem$0fcombustível, nada além disso.$0fUma unidade aérea sem combustível$0e#se espatifa contra o chão.$0fEntendeu?$0e$0fEntão, ao ataque!$0e#Quanto mais eliminarmos, melhor.$0f</text:p>
          </table:table-cell>
          <table:table-cell table:number-columns-repeated="1021"/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table:style-name="ce2" office:value-type="string">
            <text:p>Sim, senhor!$0e#O esquadrão Delta está pronto!$0f</text:p>
          </table:table-cell>
          <table:table-cell table:number-columns-repeated="1021"/>
        </table:table-row>
        <table:table-row table:style-name="ro3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$0e$0fEncontramos isso em umas das#cidades capturadas!$0f</text:p>
          </table:table-cell>
          <table:table-cell table:number-columns-repeated="1021"/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table:style-name="ce2" office:value-type="string">
            <text:p>Hã?$0e Na verdade, o que é isso?$0f</text:p>
          </table:table-cell>
          <table:table-cell table:number-columns-repeated="1021"/>
        </table:table-row>
        <table:table-row table:style-name="ro3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8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3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10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ser capazes de avançar$0fao laboratório pela janela de Seleção#do Mapa.$0f</text:p>
          </table:table-cell>
          <table:table-cell table:number-columns-repeated="1021"/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table:style-name="ce2" office:value-type="string">
            <text:p>Max!$0e Seu medidor de Poder de OC#está cheio!$0f</text:p>
          </table:table-cell>
          <table:table-cell table:number-columns-repeated="1021"/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$0e Não parece cheio pra mim...$0f</text:p>
          </table:table-cell>
          <table:table-cell table:number-columns-repeated="1021"/>
        </table:table-row>
        <table:table-row table:style-name="ro10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3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table:style-name="ce2" office:value-type="string">
            <text:p>Tudo bem!$0fHora de mostrar quem é que manda#aqui!$0f</text:p>
          </table:table-cell>
          <table:table-cell table:number-columns-repeated="1021"/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table:style-name="ce2" office:value-type="string">
            <text:p>Sim!!!$0e Esse é o poder de Flak!$0f</text:p>
          </table:table-cell>
          <table:table-cell table:number-columns-repeated="1021"/>
        </table:table-row>
        <table:table-row table:style-name="ro3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table:style-name="ce2" office:value-type="string">
            <text:p>Tudo bem! O que achou disso,#Sami?$0e Sem nenhum arranhão!$0f</text:p>
          </table:table-cell>
          <table:table-cell table:number-columns-repeated="1021"/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table:style-name="ce2" office:value-type="string">
            <text:p>Obrigado, Max!$0e Mas, e as suas#tropas?$0f</text:p>
          </table:table-cell>
          <table:table-cell table:number-columns-repeated="1021"/>
        </table:table-row>
        <table:table-row table:style-name="ro3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table:style-name="ce2" office:value-type="string">
            <text:p>Ha!$0e Isso não foi nada.$0fMinhas tropas podem com isso e#com muito mais!$0f</text:p>
          </table:table-cell>
          <table:table-cell table:number-columns-repeated="1021"/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table:style-name="ce2" office:value-type="string">
            <text:p>Grrr...$0e Maldição!$0f</text:p>
          </table:table-cell>
          <table:table-cell table:number-columns-repeated="1021"/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table:style-name="ce2" office:value-type="string">
            <text:p>Ei Flak!$0e#Já teve o bastante?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table:style-name="ce2" office:value-type="string">
            <text:p>Desista, você está acabado.$0f</text:p>
          </table:table-cell>
          <table:table-cell table:number-columns-repeated="1021"/>
        </table:table-row>
        <table:table-row table:style-name="ro3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table:style-name="ce2" office:value-type="string">
            <text:p>Não pense que está tudo bem só#porque venceu hoje.$0f</text:p>
          </table:table-cell>
          <table:table-cell table:number-columns-repeated="1021"/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table:style-name="ce2" office:value-type="string">
            <text:p>O que?!$0f</text:p>
          </table:table-cell>
          <table:table-cell table:number-columns-repeated="1021"/>
        </table:table-row>
        <table:table-row table:style-name="ro6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table:style-name="ce2" office:value-type="string">
            <text:p>Ninguém poderá deter a invasão de#Black Hole. Você verá.$0e$0fAlgum dia, você e a sua namoradinha#implorarão por misericórdia!$0fVou me retirar por agora,$0e mas#voltaremos a nos encontrar.$0e Até mais.$0f</text:p>
          </table:table-cell>
          <table:table-cell table:number-columns-repeated="1021"/>
        </table:table-row>
        <table:table-row table:style-name="ro2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table:style-name="ce2" office:value-type="string">
            <text:p>Namoradinha?#Quem ele pensa que é?$0fCapangas de Black Hole...$0e Não há um#pingo de decência em nenhum eles.$0f</text:p>
          </table:table-cell>
          <table:table-cell table:number-columns-repeated="1021"/>
        </table:table-row>
        <table:table-row table:style-name="ro3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table:style-name="ce2" office:value-type="string">
            <text:p>Sim,$0e eles nunca invadirão Orange#Star.$0e$0fNão enquanto eu estiver por aqui.$0f</text:p>
          </table:table-cell>
          <table:table-cell table:number-columns-repeated="1021"/>
        </table:table-row>
        <table:table-row table:style-name="ro3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table:style-name="ce2" office:value-type="string">
            <text:p>Sami!$0e Max!$0e#Vocês estão bem?$0fHã?$0e A batalha...$0e$0e Já... terminou?$0f</text:p>
          </table:table-cell>
          <table:table-cell table:number-columns-repeated="1021"/>
        </table:table-row>
        <table:table-row table:style-name="ro3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table:style-name="ce2" office:value-type="string">
            <text:p>Oi, Nell!$0e Você chegou bem na hora#da comemoração!$0f</text:p>
          </table:table-cell>
          <table:table-cell table:number-columns-repeated="1021"/>
        </table:table-row>
        <table:table-row table:style-name="ro3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table:style-name="ce2" office:value-type="string">
            <text:p>Comandante!$0e$0fEncontramos isso em uma das#cidades ocupadas pela Black Hole!$0f</text:p>
          </table:table-cell>
          <table:table-cell table:number-columns-repeated="1021"/>
        </table:table-row>
        <table:table-row table:style-name="ro3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table:style-name="ce2" office:value-type="string">
            <text:p>O que foi agora?$0e$0fEstava me preparando para perseguir#aquele macaco!$0e O que é isso?$0f</text:p>
          </table:table-cell>
          <table:table-cell table:number-columns-repeated="1021"/>
        </table:table-row>
        <table:table-row table:style-name="ro3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8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3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10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avançar para o$0flaboratório.$0fVou marcá-lo em sua tela de Seleção#de Mapas.$0f</text:p>
          </table:table-cell>
          <table:table-cell table:number-columns-repeated="1021"/>
        </table:table-row>
        <table:table-row table:style-name="ro3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table:style-name="ce2" office:value-type="string">
            <text:p>Parece que vocês não precisaram da#minha ajuda para vencer!$0f</text:p>
          </table:table-cell>
          <table:table-cell table:number-columns-repeated="1021"/>
        </table:table-row>
        <table:table-row table:style-name="ro3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table:style-name="ce2" office:value-type="string">
            <text:p>Maldição!$0e De onde esse pessoal#tirou esse poder?!$0f</text:p>
          </table:table-cell>
          <table:table-cell table:number-columns-repeated="1021"/>
        </table:table-row>
        <table:table-row table:style-name="ro14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table:style-name="ce2" office:value-type="string">
            <text:p>Que pena, Max.$0e Minhas tropas não#puderam fazer muita coisa.$0fContudo, conseguimos informações#estratégicas valiosas.$0fPara combater as unidades aéreas,$0e#devemos aproximar nossas unidades$0fterrestres.$0fSe levarmos em conta as distâncias,$0e#podemos acabar com os aviões com$0fnossas unidades antiaéreas.$0fAcredito que podemos ignorar as#unidades terrestres da parte superior$0faté que fiquem próximas das nossas.$0fAs unidades aéreas são as nossas#prioridades.$0fSua habilidade com as unidades#aéreas deveria nos garantir a$0fvitória, Max!$0f</text:p>
          </table:table-cell>
          <table:table-cell table:number-columns-repeated="1021"/>
        </table:table-row>
        <table:table-row table:style-name="ro3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table:style-name="ce2" office:value-type="string">
            <text:p>Acho que você tem razão.$0e$0e#Não há como eu perder novamente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table:style-name="ce2" office:value-type="string">
            <text:p>Assim é que se fala!$0e#Vamos lá!$0f</text:p>
          </table:table-cell>
          <table:table-cell table:number-columns-repeated="1021"/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table:style-name="ce2" office:value-type="string">
            <text:p>Orange Star estará a#salvo comigo por perto!</text:p>
          </table:table-cell>
          <table:table-cell table:number-columns-repeated="1021"/>
        </table:table-row>
        <table:table-row table:style-name="ro3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table:style-name="ce2" office:value-type="string">
            <text:p>Segundo nossas informações,$0e#estamos quase chegando...$0f</text:p>
          </table:table-cell>
          <table:table-cell table:number-columns-repeated="1021"/>
        </table:table-row>
        <table:table-row table:style-name="ro2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table:style-name="ce2" office:value-type="string">
            <text:p>Sami,$0e você tem certeza desta#informação?$0fMe parece difícil que Flak esteja aqui#descansando com as suas tropas.$0f</text:p>
          </table:table-cell>
          <table:table-cell table:number-columns-repeated="1021"/>
        </table:table-row>
        <table:table-row table:style-name="ro3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table:style-name="ce2" office:value-type="string">
            <text:p>Eu sei,$0e mas você acredita mesmo#que Flak seria capaz de arquitetar$0fuma emboscada?$0f</text:p>
          </table:table-cell>
          <table:table-cell table:number-columns-repeated="1021"/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table:style-name="ce2" office:value-type="string">
            <text:p>Bem,$0e olhando por esse lado...$0f</text:p>
          </table:table-cell>
          <table:table-cell table:number-columns-repeated="1021"/>
        </table:table-row>
        <table:table-row table:style-name="ro2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table:style-name="ce2" office:value-type="string">
            <text:p>Você tem razão! Flak não poderia#montar uma armadilha... Eu sim!$0fFlak não tem massa cefálica para#isso!$0f</text:p>
          </table:table-cell>
          <table:table-cell table:number-columns-repeated="1021"/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table:style-name="ce2" office:value-type="string">
            <text:p>Quem é essa dai?$0e Uma garota?$0f</text:p>
          </table:table-cell>
          <table:table-cell table:number-columns-repeated="1021"/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table:style-name="ce2" office:value-type="string">
            <text:p>Uma OC de Black Hole, talvez?$0f</text:p>
          </table:table-cell>
          <table:table-cell table:number-columns-repeated="1021"/>
        </table:table-row>
        <table:table-row table:style-name="ro2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table:style-name="ce2" office:value-type="string">
            <text:p>He, he, he!$0e Você adivinhou!$0e#Meu nome é Lash!$0e$0fPrazer em conhecê-las!#Quer brincar comigo?$0e$0fO que me diz, vovó?$0f</text:p>
          </table:table-cell>
          <table:table-cell table:number-columns-repeated="1021"/>
        </table:table-row>
        <table:table-row table:style-name="ro3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table:style-name="ce2" office:value-type="string">
            <text:p>Devo admitir que é muito tentador.$0fSami?$0e Traga-me ela...$0e$0e viva$0f</text:p>
          </table:table-cell>
          <table:table-cell table:number-columns-repeated="1021"/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table:style-name="ce2" office:value-type="string">
            <text:p>Uh... Certo.$0f</text:p>
          </table:table-cell>
          <table:table-cell table:number-columns-repeated="1021"/>
        </table:table-row>
        <table:table-row table:style-name="ro3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table:style-name="ce2" office:value-type="string">
            <text:p>Veja esse terreno...$0e Acho que vamos#precisar de unidades navais.$0f</text:p>
          </table:table-cell>
          <table:table-cell table:number-columns-repeated="1021"/>
        </table:table-row>
        <table:table-row table:style-name="ro4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table:style-name="ce2" office:value-type="string">
            <text:p>Está vendo a base lá em cima?$0fNão podemos fazer nada para#salvá-la do inimigo.$0fMas se ignorarmos isso,$0e eles a usarão#para manejar unidades uma$0fapós a outra.$0f</text:p>
          </table:table-cell>
          <table:table-cell table:number-columns-repeated="1021"/>
        </table:table-row>
        <table:table-row table:style-name="ro2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table:style-name="ce2" office:value-type="string">
            <text:p>Isso significa que...$0e podemos fazer#apenas uma coisa.$0fDevemos chegar nesta ilha e#capturar o QG inimigo!$0f</text:p>
          </table:table-cell>
          <table:table-cell table:number-columns-repeated="1021"/>
        </table:table-row>
        <table:table-row table:style-name="ro2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table:style-name="ce2" office:value-type="string">
            <text:p>Sim, senhora!$0fSe a vitória vier com a captura,$0e$0fentão eu sou a OC apropriada para#o trabalho.$0f</text:p>
          </table:table-cell>
          <table:table-cell table:number-columns-repeated="1021"/>
        </table:table-row>
        <table:table-row table:style-name="ro4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table:style-name="ce2" office:value-type="string">
            <text:p>Eu sei disso!$0e Você é perita em#capturar propriedades.$0fAlém disso, suas unidades de#transporte possuem uma distância$0fde movimento superior.$0f</text:p>
          </table:table-cell>
          <table:table-cell table:number-columns-repeated="1021"/>
        </table:table-row>
        <table:table-row table:style-name="ro2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table:style-name="ce2" office:value-type="string">
            <text:p>Isso conta para os helicópteros de#transporte$0e e para este cargueiro.$0fTenho certeza que você poderá#manejá-los com facilidade.$0f</text:p>
          </table:table-cell>
          <table:table-cell table:number-columns-repeated="1021"/>
        </table:table-row>
        <table:table-row table:style-name="ro3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table:style-name="ce2" office:value-type="string">
            <text:p>Primeiro,$0e devemos tentar tirar esse#helicóptero da encrenca!$0f</text:p>
          </table:table-cell>
          <table:table-cell table:number-columns-repeated="1021"/>
        </table:table-row>
        <table:table-row table:style-name="ro2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table:style-name="ce2" office:value-type="string">
            <text:p>Você está planejando deixar o#helicóptero de transporte ali?$0fAssuma a responsabilidade e dê#alguma direção!$0f</text:p>
          </table:table-cell>
          <table:table-cell table:number-columns-repeated="1021"/>
        </table:table-row>
        <table:table-row table:style-name="ro2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table:style-name="ce2" office:value-type="string">
            <text:p>Você selecionou os foguetes,$0e que#são unidades de combate indireto.$0fCom 3-5 espaços, seu alcance de#ataque é impressionante.$0f</text:p>
          </table:table-cell>
          <table:table-cell table:number-columns-repeated="1021"/>
        </table:table-row>
        <table:table-row table:style-name="ro3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table:style-name="ce2" office:value-type="string">
            <text:p>Eu deveria considerá-los como uma#unidade de artilharia mais potente?$0f</text:p>
          </table:table-cell>
          <table:table-cell table:number-columns-repeated="1021"/>
        </table:table-row>
        <table:table-row table:style-name="ro4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table:style-name="ce2" office:value-type="string">
            <text:p>Claro,$0e é outra forma de dizer isso.$0fOs foguetes ficam rapidamente sem#munição,$0e portanto é sempre bom$0fcolocá-los em lugares próximos aos#APCs ou propriedades seguras.$0f</text:p>
          </table:table-cell>
          <table:table-cell table:number-columns-repeated="1021"/>
        </table:table-row>
        <table:table-row table:style-name="ro3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table:style-name="ce2" office:value-type="string">
            <text:p>Se deixarmos esse helicóptero aqui,$0e#as unidade antiaéreas irão destruí-lo.$0f</text:p>
          </table:table-cell>
          <table:table-cell table:number-columns-repeated="1021"/>
        </table:table-row>
        <table:table-row table:style-name="ro3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table:style-name="ce2" office:value-type="string">
            <text:p>Se formos pelo mar,$0e ele ficará#vulnerável ao cruzador.$0f</text:p>
          </table:table-cell>
          <table:table-cell table:number-columns-repeated="1021"/>
        </table:table-row>
        <table:table-row table:style-name="ro4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table:style-name="ce2" office:value-type="string">
            <text:p>Ambos os tipos de unidades podem#disparar diretamente em unidades$0faéreas.$0fSe o helicóptero de transporte#sofrer algum dano,$0e não teremos$0fnenhuma chance.$0f</text:p>
          </table:table-cell>
          <table:table-cell table:number-columns-repeated="1021"/>
        </table:table-row>
        <table:table-row table:style-name="ro2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table:style-name="ce2" office:value-type="string">
            <text:p>Agora, poderíamos confiar em sua#distância de movimente e fugir...$0fMas há outra forma de deixá-lo em#segurança.$0f</text:p>
          </table:table-cell>
          <table:table-cell table:number-columns-repeated="1021"/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table:style-name="ce2" office:value-type="string">
            <text:p>Como?$0f</text:p>
          </table:table-cell>
          <table:table-cell table:number-columns-repeated="1021"/>
        </table:table-row>
        <table:table-row table:style-name="ro8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table:style-name="ce2" office:value-type="string">
            <text:p>Fácil!$0e Os cruzadores podem#transportar até 2 helicópteros$0fde combate ou de transporte.$0fEssas unidades estarão a salvo$0e#sempre que o cruzador estiver em$0fsegurança.$0fPor sorte,$0e você possui um cruzador#ao seu comando.$0fPor que não tenta usá-lo?$0f</text:p>
          </table:table-cell>
          <table:table-cell table:number-columns-repeated="1021"/>
        </table:table-row>
        <table:table-row table:style-name="ro7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table:style-name="ce2" office:value-type="string">
            <text:p>Isso é uma fragata.$0e$0fÉ uma unidade naval de combate#indireto.$0fPode disparar tanto em unidades#navais como terrestres.$0fTambém é o que tem o maior#alcance de ataque de todas as$0funidades de ataque indireto.$0fCom ela você pode alcançar essa#unidade de foguetes. Tente isso!$0f</text:p>
          </table:table-cell>
          <table:table-cell table:number-columns-repeated="1021"/>
        </table:table-row>
        <table:table-row table:style-name="ro5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table:style-name="ce2" office:value-type="string">
            <text:p>Você selecionou um submarino.$0e$0e#É uma unidade de combate direto.$0fOs submarinos podem disparar em#qualquer unidade naval$0e e também$0fno cruzador que está ali em cima.$0fContudo, não são eficientes contra#cruzadores,$0e portanto, não espere$0fmuita coisa.$0fOs submarinos também possuem a#capacidade de mergulhar sob a$0fsuperfície do mar.$0f</text:p>
          </table:table-cell>
          <table:table-cell table:number-columns-repeated="1021"/>
        </table:table-row>
        <table:table-row table:style-name="ro3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table:style-name="ce2" office:value-type="string">
            <text:p>Mergulhar? Isso quer dizer que eles#não podem atacar quando estão$0fdebaixo da água?$0f</text:p>
          </table:table-cell>
          <table:table-cell table:number-columns-repeated="1021"/>
        </table:table-row>
        <table:table-row table:style-name="ro9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table:style-name="ce2" office:value-type="string">
            <text:p>Sim e não.$0e$0e$0fA maioria das unidades não podem#atacar quando estão submersas.$0fMas os demais submarinos e#cruzadores podem acatar a$0fqualquer momento.$0fComo sabe,$0e quando as unidades#navais ficam sem combustível,$0felas afundam.$0fOs submarinos submersos gastam#muito mais combustível.$0fDe fato, eles usam 5 unidades de#combustível ao dia.$0fEm perigo, selecione Emergir para a#superfície, e vá para um porto.$0fBem, aqui não há nenhum porto,#então, use um APC para$0freabastecer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8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table:style-name="ce2" office:value-type="string">
            <text:p>Certo, vamos dar uma olhada no#cruzador que você selecionou.$0fEle é uma unidade de combate direto,$0e#mas só pode disparar em certas$0funidades, mais precisamente, em#unidades aéreas e submarinos.$0fAcho que você pode alcançar o#submarino inimigo daqui.$0fEntão,$0e vá em frente e ataque-o.$0f</text:p>
          </table:table-cell>
          <table:table-cell table:number-columns-repeated="1021"/>
        </table:table-row>
        <table:table-row table:style-name="ro10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table:style-name="ce2" office:value-type="string">
            <text:p>Isso que temos aqui é um cargueiro.$0fEle transporta tropas exatamente#da mesma forma que o APC.$0fE também pode descarregar tropas#em qualquer tipo de terreno.$0fSua peculiaridade é que pode levar 2#unidades terrestres de uma só vez.$0fNeste mapa, o único ponto em que#você pode descarregar as tropas$0fsão nas praias.$0fNormalmente também pode usar os#portos,$0e mas aqui não há nenhum...$0f</text:p>
          </table:table-cell>
          <table:table-cell table:number-columns-repeated="1021"/>
        </table:table-row>
        <table:table-row table:style-name="ro3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table:style-name="ce2" office:value-type="string">
            <text:p>Nestas condições,$0e este cargueiro é#uma unidade imprescindível.$0f</text:p>
          </table:table-cell>
          <table:table-cell table:number-columns-repeated="1021"/>
        </table:table-row>
        <table:table-row table:style-name="ro3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table:style-name="ce2" office:value-type="string">
            <text:p>Concordo.$0e$0e Você deve tomar cuidado#para mantê-lo longe dos ataques.$0f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table:style-name="ce2" office:value-type="string">
            <text:p>Sim...$0e#Eu acho que sim.$0f</text:p>
          </table:table-cell>
          <table:table-cell table:number-columns-repeated="1021"/>
        </table:table-row>
        <table:table-row table:style-name="ro5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table:style-name="ce2" office:value-type="string">
            <text:p>A propósito, uma quantidade de#estrelas cinzas na janela que mostra$0fsuas verbas mudou de cor, certo?$0fEsse é o seu Medidor de Poder de#OC.$0e$0fO Poder tarda o tempo durante o#combate.$0fQuando as estrelas estiverem#brilhando, seu$0e Poder de OC estará$0fpronto para ser usado.$0fPara obter informações sobre os#Poderes de OC,$0e escolha OC no$0fmenu do Mapa.$0f</text:p>
          </table:table-cell>
          <table:table-cell table:number-columns-repeated="1021"/>
        </table:table-row>
        <table:table-row table:style-name="ro6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table:style-name="ce2" office:value-type="string">
            <text:p>Oh, eu quase me esqueci.$0e$0e#Tenho algo para lhe contar!$0fSabe, eu não te trouxe até aqui por#nada.$0fNo sétimo dia,$0e Flak virá com todas#as suas tropas...$0e$0fE esmagaremos você como uma#inseto!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table:style-name="ce2" office:value-type="string">
            <text:p>Sim!$0e Seu tempo acabou!$0e$0e#He, he, he!$0f</text:p>
          </table:table-cell>
          <table:table-cell table:number-columns-repeated="1021"/>
        </table:table-row>
        <table:table-row table:style-name="ro8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table:style-name="ce2" office:value-type="string">
            <text:p>Bem,$0e não é uma surpresa agradável.$0e$0e$0fEssa menina de Black Hole sabe#pensar.$0fCerto, Sami,$0e você ouviu!$0e$0e$0fFlak e seus capangas estão#próximos!$0fDevemos limpar esse mapa em até#7 dias!$0fEsta é a sua chance de provar que#sua reputação de surpreender o$0finimigo é merecida.$0f</text:p>
          </table:table-cell>
          <table:table-cell table:number-columns-repeated="1021"/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table:style-name="ce2" office:value-type="string">
            <text:p>Sim, senhora!$0e#Darei o melhor de mim!$0f</text:p>
          </table:table-cell>
          <table:table-cell table:number-columns-repeated="1021"/>
        </table:table-row>
        <table:table-row table:style-name="ro8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table:style-name="ce2" office:value-type="string">
            <text:p>Dia 2...$0e Deixe-me contar mais sobre#as unidade navais.$0fNo início de cada dia,$0e as unidades#navais gastam 2 unidades de$0fcombustível.$0fSe ficarem sem,$0e elas afundam e#desaparecem.$0fPara reabastecer,$0e coloque as em um#porto ou ao lado de um APC.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3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table:style-name="ce2" office:value-type="string">
            <text:p>Certo.$0e Deixarei o resto da batalha#com você.$0fBoa sorte!$0f</text:p>
          </table:table-cell>
          <table:table-cell table:number-columns-repeated="1021"/>
        </table:table-row>
        <table:table-row table:style-name="ro3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table:style-name="ce2" office:value-type="string">
            <text:p>As tropas de Flak chegam amanhã.$0e$0e#Me pergunto se Sami está bem.$0f</text:p>
          </table:table-cell>
          <table:table-cell table:number-columns-repeated="1021"/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table:style-name="ce2" office:value-type="string">
            <text:p>Sami!$0e$0fSeu Medidor de Poder está#cheio!$0f</text:p>
          </table:table-cell>
          <table:table-cell table:number-columns-repeated="1021"/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$0e Não me parece cheio...$0f</text:p>
          </table:table-cell>
          <table:table-cell table:number-columns-repeated="1021"/>
        </table:table-row>
        <table:table-row table:style-name="ro10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table:style-name="ce2" office:value-type="string">
            <text:p>He, he, he!$0e#Qual é!?$0e Vamos brincar!$0f</text:p>
          </table:table-cell>
          <table:table-cell table:number-columns-repeated="1021"/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table:style-name="ce2" office:value-type="string">
            <text:p>Parabéns, Sami!$0e#Você venceu!$0f</text:p>
          </table:table-cell>
          <table:table-cell table:number-columns-repeated="1021"/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table:style-name="ce2" office:value-type="string">
            <text:p>Ufa...$0e#De alguma forma, eu consegui.$0f</text:p>
          </table:table-cell>
          <table:table-cell table:number-columns-repeated="1021"/>
        </table:table-row>
        <table:table-row table:style-name="ro3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table:style-name="ce2" office:value-type="string">
            <text:p>Agora,$0e eu gostaria de ter umas#palavrinhas com a nossa amiguinha.$0fTragam-na aqui, por favor.$0f</text:p>
          </table:table-cell>
          <table:table-cell table:number-columns-repeated="1021"/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table:style-name="ce2" office:value-type="string">
            <text:p>Uh,$0e Eu...$0e Sim, senhora!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table:style-name="ce2" office:value-type="string">
            <text:p>Espere um momento...$0e#Isso não é ela! Isso é...$0e$0e$0f</text:p>
          </table:table-cell>
          <table:table-cell table:number-columns-repeated="1021"/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table:style-name="ce2" office:value-type="string">
            <text:p>Isso é um boneco.$0f</text:p>
          </table:table-cell>
          <table:table-cell table:number-columns-repeated="1021"/>
        </table:table-row>
        <table:table-row table:style-name="ro2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table:style-name="ce2" office:value-type="string">
            <text:p>Ela escapou!? Inacreditável!$0e$0fEla nos enganou direitinho!$0fAs tropas de Flak estão se#aproximando.$0e$0e$0fVamos sair logo daqui!$0f</text:p>
          </table:table-cell>
          <table:table-cell table:number-columns-repeated="1021"/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table:style-name="ce2" office:value-type="string">
            <text:p>O que um problemático parceiro#acabou de ser...$0f</text:p>
          </table:table-cell>
          <table:table-cell table:number-columns-repeated="1021"/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table:style-name="ce2" office:value-type="string">
            <text:p>Não...$0e Isso não pode estar#acontecendo......$0f</text:p>
          </table:table-cell>
          <table:table-cell table:number-columns-repeated="1021"/>
        </table:table-row>
        <table:table-row table:style-name="ro12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table:style-name="ce2" office:value-type="string">
            <text:p>O limite de tempo da batalha deixa as#coisas mais difíceis que o normal.$0fÉ difícil derrotar o inimigo quando#ele possui bases de manejamento$0fde tropas.$0fAcredito que o melhor a fazer é usar#o cargueiro e o helicóptero de$0ftransporte para carregar tropas e#capturar o QG inimigo.$0fOs helicópteros podem transportar#apenas infantaria, mas podem$0flevá-las ao outro lado do mar.$0fOs cargueiros são mais lentos,#porém podem transportar unidades$0fveiculares.$0fApenas você pode decidir qual o#método que mais lhe convém.$0fNão entre em pânico.$0e$0fSami,$0e sei que você é capaz de#vencer essa batalha!$0f</text:p>
          </table:table-cell>
          <table:table-cell table:number-columns-repeated="1021"/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table:style-name="ce2" office:value-type="string">
            <text:p>Sim, senhora...$0e#Não a decepcionarei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table:style-name="ce2" office:value-type="string">
            <text:p>Assim é que se fala!$0e#Nunca desista!$0f</text:p>
          </table:table-cell>
          <table:table-cell table:number-columns-repeated="1021"/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table:style-name="ce2" office:value-type="string">
            <text:p>Lash... Será difícil#acabar com ela.</text:p>
          </table:table-cell>
          <table:table-cell table:number-columns-repeated="1021"/>
        </table:table-row>
        <table:table-row table:style-name="ro3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Ei, Nell!$0e#Como vão as coisas?$0f</text:p>
          </table:table-cell>
          <table:table-cell table:number-columns-repeated="1021"/>
        </table:table-row>
        <table:table-row table:style-name="ro3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3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O exército de Black Hole será#uma ameaça ainda maior que a$0fda ultima vez.$0f</text:p>
          </table:table-cell>
          <table:table-cell table:number-columns-repeated="1021"/>
        </table:table-row>
        <table:table-row table:style-name="ro3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3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6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$0fMesmo que ele não seja tão forte#como você,$0e ele pode fazer coisas$0fque 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3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table:style-name="ce2" office:value-type="string">
            <text:p>Flak!$0e Flakalakalakalaaaaaaak!!!$0e#O Canhão Negro está pronto!$0f</text:p>
          </table:table-cell>
          <table:table-cell table:number-columns-repeated="1021"/>
        </table:table-row>
        <table:table-row table:style-name="ro3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3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4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2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$0e Esmagá-los.#Tenho que esmagá-los.$0e$0e$0fTenho que...$0e$0e#Esmagar todos eles...$0f</text:p>
          </table:table-cell>
          <table:table-cell table:number-columns-repeated="1021"/>
        </table:table-row>
        <table:table-row table:style-name="ro3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table:style-name="ce2" office:value-type="string">
            <text:p>Ei!$0e O que está acontecendo aqui?$0e#Quase não tenho unidades!$0f</text:p>
          </table:table-cell>
          <table:table-cell table:number-columns-repeated="1021"/>
        </table:table-row>
        <table:table-row table:style-name="ro3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table:style-name="ce2" office:value-type="string">
            <text:p>É você quem precisar decidir quais#as unidades precisa e onde deseja$0fmanejá-las.$0f</text:p>
          </table:table-cell>
          <table:table-cell table:number-columns-repeated="1021"/>
        </table:table-row>
        <table:table-row table:style-name="ro3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table:style-name="ce2" office:value-type="string">
            <text:p>Manejá-las?$0e$0fQuer dizer que eu preciso formar as#unidades a medida que avanço?$0f</text:p>
          </table:table-cell>
          <table:table-cell table:number-columns-repeated="1021"/>
        </table:table-row>
        <table:table-row table:style-name="ro3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table:style-name="ce2" office:value-type="string">
            <text:p>Isso mesmo.$0e$0fEstá vendo essas 2 propriedades#ao lado do seu QG?$0f</text:p>
          </table:table-cell>
          <table:table-cell table:number-columns-repeated="1021"/>
        </table:table-row>
        <table:table-row table:style-name="ro4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table:style-name="ce2" office:value-type="string">
            <text:p>São propriedades de manejamento#de tropas, chamadas de bases.$0fNelas você pode manejar unidades#terrestres.$0fPara isso, selecione uma das#bases$0e e aperte o Botão A.$0f</text:p>
          </table:table-cell>
          <table:table-cell table:number-columns-repeated="1021"/>
        </table:table-row>
        <table:table-row table:style-name="ro3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table:style-name="ce2" office:value-type="string">
            <text:p>Agora, tem uma janela na parte#superior da tela, certo?$0f</text:p>
          </table:table-cell>
          <table:table-cell table:number-columns-repeated="1021"/>
        </table:table-row>
        <table:table-row table:style-name="ro3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table:style-name="ce2" office:value-type="string">
            <text:p>O 6.000 que você está vendo é a#sua verba.$0f</text:p>
          </table:table-cell>
          <table:table-cell table:number-columns-repeated="1021"/>
        </table:table-row>
        <table:table-row table:style-name="ro6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table:style-name="ce2" office:value-type="string">
            <text:p>As verbas aumentam dependendo#do número de propriedades que$0fvocê controla.$0fVocê recebe 1.000 moedas por cada#propriedade a cada dia.$0fAgora mesmo você tem o QG,#2 bases e 3 cidades.$0fIsso são 6.000 moedas.$0f</text:p>
          </table:table-cell>
          <table:table-cell table:number-columns-repeated="1021"/>
        </table:table-row>
        <table:table-row table:style-name="ro3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table:style-name="ce2" office:value-type="string">
            <text:p>Saquei!$0e As verbas aumentarão#diariamente se eu capturar novas$0fpropriedades!$0f</text:p>
          </table:table-cell>
          <table:table-cell table:number-columns-repeated="1021"/>
        </table:table-row>
        <table:table-row table:style-name="ro15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table:style-name="ce2" office:value-type="string">
            <text:p>Isso mesmo, Andy.$0e$0fEntão você usa esse dinheiro para#manejar mais tropas.$0fSelecione uma base e aperte o#Botão A para selecionar o tipo de$0funidade que deseja manejar.$0e$0fO número que aparece próximo da#unidade é o custo de manejamento.$0fLembre-se,$0e as unidades não podem#se movimentar no dia que foram$0fmanejadas.$0fNeste caso...$0e Sim, deveria funcionar.$0fPrimeiro, você precisa aumentar suas#verbas,$0e depois manejar algumas$0finfantarias ou mecânicas para#capturar propriedades neutras.$0e$0fNão esqueça de usar os seus APCs#e helicópteros de transporte para$0ftransportar unidades às propriedades#que estejam longe.$0fE no combate,$0e você tem bastante#espaço para manobrar,$0e então eu$0frecomendo que avance com os#tanques e artilharia.$0fQuando puder,$0e maneje alguma#unidade potente, como tanques$0fmédios.$0fSe capturar bases neutras, poderá$0e#manejar tropas a partir delas.$0fClaro que,$0e o inimigo poderá fazer o#mesmo,$0e portanto não perca tempo.$0fIrei contactá-lo quando obtiver#alguma informação sobre o canhão.$0fTalvez essa batalha seja dura,#mas dê o melhor de si!$0f</text:p>
          </table:table-cell>
          <table:table-cell table:number-columns-repeated="1021"/>
        </table:table-row>
        <table:table-row table:style-name="ro3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table:style-name="ce2" office:value-type="string">
            <text:p>Ai vou eu!$0e Fique olhando, Max!$0e#Vou te ensinar uma coisa!$0f</text:p>
          </table:table-cell>
          <table:table-cell table:number-columns-repeated="1021"/>
        </table:table-row>
        <table:table-row table:style-name="ro3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table:style-name="ce2" office:value-type="string">
            <text:p>Finalmente consegui estabelecer$0e$0e#contato. Andy, 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table:style-name="ce2" office:value-type="string">
            <text:p>Sim,... Eu acho.$0f</text:p>
          </table:table-cell>
          <table:table-cell table:number-columns-repeated="1021"/>
        </table:table-row>
        <table:table-row table:style-name="ro10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table:style-name="ce2" office:value-type="string">
            <text:p>Bom, não force as coisas, tudo bem?$0fA propósito, notou que algumas#estrelas cinzas na janela que$0fmostra suas verbas trocaram de#cor, certo?$0fAquilo é o seu Medidor de Porder#CO.$0e$0fO Poder carrega lentamente durante#o combate.$0fQuando as estrelas brilharem,$0e seu#Poder de OC estará pronto para$0fser usado.$0fPara obter mais informações sobre#os Poderes de OC,$0e selecione OC$0fno menu do mapa.$0f</text:p>
          </table:table-cell>
          <table:table-cell table:number-columns-repeated="1021"/>
        </table:table-row>
        <table:table-row table:style-name="ro3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table:style-name="ce2" office:value-type="string">
            <text:p>Vejo que você manejou uma unidade#de reconhecimento.$0f</text:p>
          </table:table-cell>
          <table:table-cell table:number-columns-repeated="1021"/>
        </table:table-row>
        <table:table-row table:style-name="ro5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table:style-name="ce2" office:value-type="string">
            <text:p>Aqui você não notará,$0e mas as#unidades de reconhecimento$0fpossuem um alcance de visão#impressionante.$0fSão imprescindíveis na Neblina de#Guerra.$0fTambém possuem uma distância de#movimento superior e podem$0fencarar as unidades de infantaria e#mecânicas sem problemas.$0e$0fEm suma: são unidades muito úteis.$0f</text:p>
          </table:table-cell>
          <table:table-cell table:number-columns-repeated="1021"/>
        </table:table-row>
        <table:table-row table:style-name="ro2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table:style-name="ce2" office:value-type="string">
            <text:p>Agora você manejou uma unidade#antiaérea.$0fNão são fortes apenas contra#unidades aéreas,$0e mas também$0fcontra infantaria.$0f</text:p>
          </table:table-cell>
          <table:table-cell table:number-columns-repeated="1021"/>
        </table:table-row>
        <table:table-row table:style-name="ro4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table:style-name="ce2" office:value-type="string">
            <text:p>O que você escolheu para manejar é#uma unidade de foguetes.$0fÉ uma unidade de combate indireto#com um alcance de ataque de$0f3-5 espaços.$0fÉ realmente impressionante.$0f</text:p>
          </table:table-cell>
          <table:table-cell table:number-columns-repeated="1021"/>
        </table:table-row>
        <table:table-row table:style-name="ro3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table:style-name="ce2" office:value-type="string">
            <text:p>Ou seja, igual a uma unidade de#artilharia,$0e porém mais forte.$0f</text:p>
          </table:table-cell>
          <table:table-cell table:number-columns-repeated="1021"/>
        </table:table-row>
        <table:table-row table:style-name="ro4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table:style-name="ce2" office:value-type="string">
            <text:p>É uma forma de expressar isso.$0fOs foguetes ficam rapidamente#sem munição, portanto, é melhor$0fcolocá-los perto de propriedades#seguras ou de um APC.$0f</text:p>
          </table:table-cell>
          <table:table-cell table:number-columns-repeated="1021"/>
        </table:table-row>
        <table:table-row table:style-name="ro6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table:style-name="ce2" office:value-type="string">
            <text:p>Certo,$0e isso é uma unidade de#mísseis.$0e$0e$0fTambém é uma unidade de combate#indireto.$0fPode atacar somente em unidades#aéreas.$0e$0fMas seu poder é devastador!$0f</text:p>
          </table:table-cell>
          <table:table-cell table:number-columns-repeated="1021"/>
        </table:table-row>
        <table:table-row table:style-name="ro2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table:style-name="ce2" office:value-type="string">
            <text:p>Você manejou um neotanque!$0fComo sabe, até pouco tempo não#tínhamos tecnologia para manejar$0fessa unidade!$0f</text:p>
          </table:table-cell>
          <table:table-cell table:number-columns-repeated="1021"/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table:style-name="ce2" office:value-type="string">
            <text:p>Um neotanque?$0e#Ele parece forte!$0f</text:p>
          </table:table-cell>
          <table:table-cell table:number-columns-repeated="1021"/>
        </table:table-row>
        <table:table-row table:style-name="ro6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table:style-name="ce2" office:value-type="string">
            <text:p>Oh, sim. Você verá por si só,$0e mas#eles são mais potentes que os$0ftanques médios!$0fTenho certeza que você precisará#deles.$0fEles são unidades de combate#direto, então maneje-os como$0fqualquer outro tanque.$0f</text:p>
          </table:table-cell>
          <table:table-cell table:number-columns-repeated="1021"/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table:style-name="ce2" office:value-type="string">
            <text:p>Tudo bem!$0e Vou usá-los para#quebrar coisas!$0f</text:p>
          </table:table-cell>
          <table:table-cell table:number-columns-repeated="1021"/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table:style-name="ce2" office:value-type="string">
            <text:p>Então?$0e Está preparado?$0f</text:p>
          </table:table-cell>
          <table:table-cell table:number-columns-repeated="1021"/>
        </table:table-row>
        <table:table-row table:style-name="ro3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table:style-name="ce2" office:value-type="string">
            <text:p>Hmmm...$0e O canhão?$0e#Não, ainda não.$0fEle precisa do resto do dia para#poder disparar.$0f</text:p>
          </table:table-cell>
          <table:table-cell table:number-columns-repeated="1021"/>
        </table:table-row>
        <table:table-row table:style-name="ro3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table:style-name="ce2" office:value-type="string">
            <text:p>Grrr...$0e É sério?$0e Então eu terei que#me encarregar da batalha.$0f</text:p>
          </table:table-cell>
          <table:table-cell table:number-columns-repeated="1021"/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table:style-name="ce2" office:value-type="string">
            <text:p>Ok!$0e Caracoles!$0e#Amanhã é o dia!$0e He, he!$0f</text:p>
          </table:table-cell>
          <table:table-cell table:number-columns-repeated="1021"/>
        </table:table-row>
        <table:table-row table:style-name="ro10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table:style-name="ce2" office:value-type="string">
            <text:p>Andy! Tenho mais informações sobre#essa monstruosidade!$0fEle se chama Canhão Negro.$0fSupostamente possui um alcance#de disparo impressionante.$0e$0fUtilize o Botão B para verificar.$0fA boa notícia é que trata-se de um#protótipo,$0e então ele poderá disparar$0fapenas uma vez a cada dois dias.$0fFoi projetado para disparar em#unidades mais fortes dentro de seu$0falcance.$0fVoltarei a contactá-lo quando#encontrar algum ponto fraco!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3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table:style-name="ce2" office:value-type="string">
            <text:p>Iupiii!$0e O canhão está pronto para#disparar!$0fCanhão Negro... Ataque!$0e$0e#He, he!$0f</text:p>
          </table:table-cell>
          <table:table-cell table:number-columns-repeated="1021"/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table:style-name="ce2" office:value-type="string">
            <text:p>Andy!$0e O seu Medidor#de Poder OC está cheio!$0f</text:p>
          </table:table-cell>
          <table:table-cell table:number-columns-repeated="1021"/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Não parece cheio pra mim!$0f</text:p>
          </table:table-cell>
          <table:table-cell table:number-columns-repeated="1021"/>
        </table:table-row>
        <table:table-row table:style-name="ro10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3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table:style-name="ce2" office:value-type="string">
            <text:p>Certo!$0e Hora de mostrar do que eu#sou capaz! 0f</text:p>
          </table:table-cell>
          <table:table-cell table:number-columns-repeated="1021"/>
        </table:table-row>
        <table:table-row table:style-name="ro4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table:style-name="ce2" office:value-type="string">
            <text:p>Grrr!!$0e Que Poder de OC foi esse?!$0fNão acredito que o tampinha tenha#tanto Poder de OC!$0fEscute!$0e Não vamos deixar que esse#cara ganhe de nós!$0e$0fDe jeito nenhum!$0f</text:p>
          </table:table-cell>
          <table:table-cell table:number-columns-repeated="1021"/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table:style-name="ce2" office:value-type="string">
            <text:p>Graaaaaa!$0e Ai vou eu!!!$0e#Toma isso!!!$0f</text:p>
          </table:table-cell>
          <table:table-cell table:number-columns-repeated="1021"/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table:style-name="ce2" office:value-type="string">
            <text:p>Andy,$0e eu descobri o ponto fraco#do inimigo.$0f</text:p>
          </table:table-cell>
          <table:table-cell table:number-columns-repeated="1021"/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table:style-name="ce2" office:value-type="string">
            <text:p>Genial!$0e$0e Muito bom, Nell!$0f</text:p>
          </table:table-cell>
          <table:table-cell table:number-columns-repeated="1021"/>
        </table:table-row>
        <table:table-row table:style-name="ro3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table:style-name="ce2" office:value-type="string">
            <text:p>Quando for atacar o Canhão Negro,$0e#mire aqui, na porta.$0f</text:p>
          </table:table-cell>
          <table:table-cell table:number-columns-repeated="1021"/>
        </table:table-row>
        <table:table-row table:style-name="ro6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table:style-name="ce2" office:value-type="string">
            <text:p>Verifique o Cursor de Inteligencia#Militar para ver os PV da unidade.$0fSe conseguir acabar com o Canhão#Negro,$0e a vitória será sua.$0fEssa coisa me surpreendeu a#princípio,$0e mas não há o que temer.$0fBoa sorte,$0e Andy!$0f</text:p>
          </table:table-cell>
          <table:table-cell table:number-columns-repeated="1021"/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table:style-name="ce2" office:value-type="string">
            <text:p>Não se preocupe!$0e#Vou dar conta disso!$0f</text:p>
          </table:table-cell>
          <table:table-cell table:number-columns-repeated="1021"/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4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!?$0e Não perguntei o seu nome!$0fArgh!$0e Eu não posso perder mais#unidades!$0e Não mesmo!$0fRetirada!$0e$0e Voltem todos para a base#e reagrupem!$0f</text:p>
          </table:table-cell>
          <table:table-cell table:number-columns-repeated="1021"/>
        </table:table-row>
        <table:table-row table:style-name="ro3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3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3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3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4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3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3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table:style-name="ce2" office:value-type="string">
            <text:p>Ahh...$0e Posso tentar novamente!#Agora mesmo!!$0f</text:p>
          </table:table-cell>
          <table:table-cell table:number-columns-repeated="1021"/>
        </table:table-row>
        <table:table-row table:style-name="ro9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table:style-name="ce2" office:value-type="string">
            <text:p>Acalme-se.$0e$0e$0fTenho alguns conselhos pra você,$0e e#quero que você me escute.$0fO Canhão Negro torna as coisas#mais difíceis, mas...$0e$0fPrimeiro,$0e use o helicóptero de#transporte para levar uma unidade$0fna base da ilha.$0fSabemos que a base está fora#do alcance de ataque do Canhão$0fNegro, certo? Então, capture-a!$0e$0fDepois maneje um APC e leve os#soldados na base ao lado do canhão.$0fÉ meio arriscado,$0e mas pode funcionar.$0fBoa sorte, Andy!$0e$0e Mostre ao Max do#que você é capaz!$0f</text:p>
          </table:table-cell>
          <table:table-cell table:number-columns-repeated="1021"/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#Viu!?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Está vendo isso?$0e#É um laboratório de Black Hole.$0fSe tudo ocorrer como planejado,$0e#poderemos conseguir o desenho$0fdeles das novas armas.$0f</text:p>
          </table:table-cell>
          <table:table-cell table:number-columns-repeated="1021"/>
        </table:table-row>
        <table:table-row table:style-name="ro2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 Estamos prontos para avançar!$0e$0e$0fMas... não deveria ser uma missão#da Sami?$0f</text:p>
          </table:table-cell>
          <table:table-cell table:number-columns-repeated="1021"/>
        </table:table-row>
        <table:table-row table:style-name="ro6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 pode ser, Andy!$0e$0e Eu continuo#reunindo minhas tropas.$0fMinha ultima batalha me deixou#com poucos soldados prontos para$0fo combate.$0fMas, pra ser sincera,$0e eu adoraria#me infiltrar na base deles.$0f</text:p>
          </table:table-cell>
          <table:table-cell table:number-columns-repeated="1021"/>
        </table:table-row>
        <table:table-row table:style-name="ro3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Está tudo bem, Sami!$0e$0e#Ajudar os outros é o que importa!$0fMinas tropas estão descansadas e#desejando entrar em ação!$0f</text:p>
          </table:table-cell>
          <table:table-cell table:number-columns-repeated="1021"/>
        </table:table-row>
        <table:table-row table:style-name="ro3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table:style-name="ce2" office:value-type="string">
            <text:p>Vamos nessa, Andy.$0fEstamos na Neblina de Guerra,$0e#então vamos com cuidado.$0f</text:p>
          </table:table-cell>
          <table:table-cell table:number-columns-repeated="1021"/>
        </table:table-row>
        <table:table-row table:style-name="ro3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table:style-name="ce2" office:value-type="string">
            <text:p>Neblina de Guerra...$0e$0fIsso é quando você não pode ver#muito longe, certo?$0fÉ difícil lutar assim!$0f</text:p>
          </table:table-cell>
          <table:table-cell table:number-columns-repeated="1021"/>
        </table:table-row>
        <table:table-row table:style-name="ro3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table:style-name="ce2" office:value-type="string">
            <text:p>Vai ficar tudo bem.$0e$0e#Basta acostumar com ela!$0fVamos começar.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3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3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3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3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10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table:style-name="ce2" office:value-type="string">
            <text:p>Como eu já havia mencionado antes,#esse terreno está escondido pela$0fNeblina de Guerra.$0fIsso impede que as unidades vejam#mais do que o seu alcance de$0fvisão individual.$0fPor exemplo,$0e o alcance de visão#da infantaria é de 2 espaços,$0e$0fportanto, ela poderá ver 2 espaços#do ponto em que está.$0fTambém poderá ver as suas#propriedades,$0e mas não as bases$0finimigas e nem as neutras.$0f</text:p>
          </table:table-cell>
          <table:table-cell table:number-columns-repeated="1021"/>
        </table:table-row>
        <table:table-row table:style-name="ro3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table:style-name="ce2" office:value-type="string">
            <text:p>Isso é uma unidade de#reconhecimento.$0e$0fSeu alcance de visão é enorme!$0f</text:p>
          </table:table-cell>
          <table:table-cell table:number-columns-repeated="1021"/>
        </table:table-row>
        <table:table-row table:style-name="ro6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table:style-name="ce2" office:value-type="string">
            <text:p>Com um alcance de 5,$0e as#unidades de reconhecimento são$0findispensáveis na Neblina de#Guerra.$0fTambém possuem maior distância#de movimento, e podem atacar$0funidades de infantaria e mecanizadas.$0e#Na verdade são muito úteis.$0f</text:p>
          </table:table-cell>
          <table:table-cell table:number-columns-repeated="1021"/>
        </table:table-row>
        <table:table-row table:style-name="ro3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table:style-name="ce2" office:value-type="string">
            <text:p>Eu não consigo ver nos bosques!$0e#O que está acontecendo?$0f</text:p>
          </table:table-cell>
          <table:table-cell table:number-columns-repeated="1021"/>
        </table:table-row>
        <table:table-row table:style-name="ro5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table:style-name="ce2" office:value-type="string">
            <text:p>Você não poderá vê-los nos bosques#até mesmo se eles estiverem dentro$0fdo seu alcance de visão.$0fA única forma de saber se há uma#unidade inimiga escondida em$0falgum bosque é colocar-se em#algum espaço adjacente.$0e$0fO mesmo acontece com o inimigo.$0fSe você esconder uma unidade no#bosque,$0e ninguém o verá a menos$0fque o inimigo coloque-se ao seu lado.$0f</text:p>
          </table:table-cell>
          <table:table-cell table:number-columns-repeated="1021"/>
        </table:table-row>
        <table:table-row table:style-name="ro3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table:style-name="ce2" office:value-type="string">
            <text:p>Então, batalhar na Neblina de Guerra#é como um jogo de esconde-esconde.$0f</text:p>
          </table:table-cell>
          <table:table-cell table:number-columns-repeated="1021"/>
        </table:table-row>
        <table:table-row table:style-name="ro5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table:style-name="ce2" office:value-type="string">
            <text:p>Na verdade, Andy,$0e é isso mesmo.$0e#A seu modo.$0fVocê precisa tomar cuidado com as#emboscadas na Neblina de Guerra.$0fIsso ocorre quando você tentar#mover-se por um espaço ocupado$0fpor uma unidade inimiga.$0e$0fQuando isso ocorrer, você deixará#de movimentar-se$0e e não poderá$0fusar a unidade até o turno seguinte.$0fHá muita emboscada nos bosques,#portanto,$0e tenha cuidado.$0f</text:p>
          </table:table-cell>
          <table:table-cell table:number-columns-repeated="1021"/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4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table:style-name="ce2" office:value-type="string">
            <text:p>Você sabe como vencer, não sabe?$0fDestrua todas as unidades inimigas,$0e#ou capture o QG inimigo.$0fParece que o inimigo está se#preparando para fugir,$0e então é$0fmelhor você se apressar!$0f</text:p>
          </table:table-cell>
          <table:table-cell table:number-columns-repeated="1021"/>
        </table:table-row>
        <table:table-row table:style-name="ro6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table:style-name="ce2" office:value-type="string">
            <text:p>As unidade de infantaria e#mecanizadas podem fazer mais do$0fque capturar propriedades, sabia?$0fElas podem aumentar seu alcance#de visão escalando montanhas!$0fDado que temos uma boa quantidade#por aqui, você deveria testar.$0f</text:p>
          </table:table-cell>
          <table:table-cell table:number-columns-repeated="1021"/>
        </table:table-row>
        <table:table-row table:style-name="ro3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table:style-name="ce2" office:value-type="string">
            <text:p>Apresse-se!$0e$0e Precisamos deter o#avanço deles aqui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table:style-name="ce2" office:value-type="string">
            <text:p>Andy,$0e tenho alguns soldados#reconhecendo o terreno.$0f</text:p>
          </table:table-cell>
          <table:table-cell table:number-columns-repeated="1021"/>
        </table:table-row>
        <table:table-row table:style-name="ro2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table:style-name="ce2" office:value-type="string">
            <text:p>Segundo as minhas informações,$0e há#uma unidade de combate indireto$0fescondida em um dos 3 bosques na#parte superior.$0f</text:p>
          </table:table-cell>
          <table:table-cell table:number-columns-repeated="1021"/>
        </table:table-row>
        <table:table-row table:style-name="ro3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table:style-name="ce2" office:value-type="string">
            <text:p>Sério?$0e Tudo bem, entendi!#Avançarei com cuidado.$0fMuito obrigado, Sami!$0f</text:p>
          </table:table-cell>
          <table:table-cell table:number-columns-repeated="1021"/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table:style-name="ce2" office:value-type="string">
            <text:p>Como vai a Neblina de Guerra?$0f</text:p>
          </table:table-cell>
          <table:table-cell table:number-columns-repeated="1021"/>
        </table:table-row>
        <table:table-row table:style-name="ro2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table:style-name="ce2" office:value-type="string">
            <text:p>Na verdade vai lento.$0fAs unidades fortes não valem de#nada se não puderem ver.$0fÉ difícil se não usar as unidades de#reconhecimento adequadamente.$0f</text:p>
          </table:table-cell>
          <table:table-cell table:number-columns-repeated="1021"/>
        </table:table-row>
        <table:table-row table:style-name="ro8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table:style-name="ce2" office:value-type="string">
            <text:p>Compreender isso é meio batalha#andada!$0e$0fO resto vem com a experiencia.$0fOh sim,$0e tem uma coisa que eu#esqueci de lhe contar ontem.$0fIgualmente aos bosques,$0e há outro tipo#de terreno que esconde unidades, a$0fnão ser que você esteja bem ao lado.$0f</text:p>
          </table:table-cell>
          <table:table-cell table:number-columns-repeated="1021"/>
        </table:table-row>
        <table:table-row table:style-name="ro2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table:style-name="ce2" office:value-type="string">
            <text:p>São os recifes.$0e#Como este aqui.$0fSe você quiser eliminar todas as#unidades inimigas,$0e não esqueça de$0folhar neles!$0f</text:p>
          </table:table-cell>
          <table:table-cell table:number-columns-repeated="1021"/>
        </table:table-row>
        <table:table-row table:style-name="ro4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table:style-name="ce2" office:value-type="string">
            <text:p>Tenho uma nova informação, Andy.$0fHá outra unidade de combate#indireto em um dos bosques$0fpróximos ao laboratório.$0fSe você for atacado de repente,$0e#procure por estes bosques.$0f</text:p>
          </table:table-cell>
          <table:table-cell table:number-columns-repeated="1021"/>
        </table:table-row>
        <table:table-row table:style-name="ro3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table:style-name="ce2" office:value-type="string">
            <text:p>Entendido!$0e$0fEu não poderia fazer isso sem você,#Sami!$0e Vou tentar todas elas!$0f</text:p>
          </table:table-cell>
          <table:table-cell table:number-columns-repeated="1021"/>
        </table:table-row>
        <table:table-row table:style-name="ro4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table:style-name="ce2" office:value-type="string">
            <text:p>Senhor Flak!$0e Está tudo pronto!$0fPrecisamos apenas resistir a frente#de Orange Star pelo resto do dia.$0fSe conseguirmos,$0e poderemos destruir#todos os planos da nova arma!$0f</text:p>
          </table:table-cell>
          <table:table-cell table:number-columns-repeated="1021"/>
        </table:table-row>
        <table:table-row table:style-name="ro3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table:style-name="ce2" office:value-type="string">
            <text:p>Devemos sacrificar o laboratório.$0fEu não gostaria disso,$0e mas não há#outra opção.$0f</text:p>
          </table:table-cell>
          <table:table-cell table:number-columns-repeated="1021"/>
        </table:table-row>
        <table:table-row table:style-name="ro3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table:style-name="ce2" office:value-type="string">
            <text:p>Maldição!$0f</text:p>
          </table:table-cell>
          <table:table-cell table:number-columns-repeated="1021"/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Genial!$0e#Fechamos o laboratório inimigo!$0f</text:p>
          </table:table-cell>
          <table:table-cell table:number-columns-repeated="1021"/>
        </table:table-row>
        <table:table-row table:style-name="ro8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table:style-name="ce2" office:value-type="string">
            <text:p>Excelente trabalho, apesar das#difíceis condições.$0fCom estes planos,$0e podemos começar#a construir neotanques.$0fAcho que teremos mais informações#sobre eles no momento que$0fmanejarmos alguns.$0fDe qualquer forma,$0e parabéns!$0e#Foi uma grande vitória.$0f</text:p>
          </table:table-cell>
          <table:table-cell table:number-columns-repeated="1021"/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table:style-name="ce2" office:value-type="string">
            <text:p>A informação da Sami ajudou muito!$0f</text:p>
          </table:table-cell>
          <table:table-cell table:number-columns-repeated="1021"/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table:style-name="ce2" office:value-type="string">
            <text:p>Quem dera poder ajudar mais.$0f</text:p>
          </table:table-cell>
          <table:table-cell table:number-columns-repeated="1021"/>
        </table:table-row>
        <table:table-row table:style-name="ro3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table:style-name="ce2" office:value-type="string">
            <text:p>Vocês dois formam uma boa equipe.#Vamos voltar pra casa e celebrar!$0f</text:p>
          </table:table-cell>
          <table:table-cell table:number-columns-repeated="1021"/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16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table:style-name="ce2" office:value-type="string">
            <text:p>Se não houvéssemos intervindo,$0e o#inimigo haveria se retirado.$0fEntão, não podemos considerar uma#derrota para a Orange Star.$0e$0fContinuando... Chegamos tão perto#de conseguirmos os planos.$0fAcho que devemos repensar a#estratégia e tentar novamente$0fuma batalha!$0fNa Neblina de Guerra,$0e a ordem em#que você avança as unidades é$0fmuito importante.$0fSe você não aumentar o alcance de#visão,$0e até mesmo a unidade mais$0fforte é inútil.$0fDesta forma, é importante confirmar#a localização das unidades inimigas$0futilizando as unidades de#reconhecimento e enviando as$0finfantarias para as montanhas.$0fIsso é o que você precisa para#vencer com a Neblina de Guerra.$0fÉ difícil,$0e mas estou certa que você#consegue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3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3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3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3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3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4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3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3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,...$0f</text:p>
          </table:table-cell>
          <table:table-cell table:number-columns-repeated="1021"/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3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3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3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6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3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table:style-name="ce2" office:value-type="string">
            <text:p>A unidade está pronta, certo?$0e#Abra a porta da fábrica!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table:style-name="ce2" office:value-type="string">
            <text:p>Isso não é uma base,$0e e acaba de sair#uma unidade inimiga.$0e$0fComo isso é possível?$0f</text:p>
          </table:table-cell>
          <table:table-cell table:number-columns-repeated="1021"/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table:style-name="ce2" office:value-type="string">
            <text:p>Então é isso...$0e#Entendi!$0f</text:p>
          </table:table-cell>
          <table:table-cell table:number-columns-repeated="1021"/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8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3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3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3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4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table:style-name="ce2" office:value-type="string">
            <text:p>Tenho novas informações,#tropa.$0fNão sei do que essa fábrica é feita,$0e#mas sei que não poderemos$0fdestruí-la com as armas$0e que temos#aqui.$0f</text:p>
          </table:table-cell>
          <table:table-cell table:number-columns-repeated="1021"/>
        </table:table-row>
        <table:table-row table:style-name="ro3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table:style-name="ce2" office:value-type="string">
            <text:p>Você está falando sério?$0e Então,#como vamos acabar com eles?$0f</text:p>
          </table:table-cell>
          <table:table-cell table:number-columns-repeated="1021"/>
        </table:table-row>
        <table:table-row table:style-name="ro2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table:style-name="ce2" office:value-type="string">
            <text:p>Ai está a questão do problema.$0fA tubulação está cheia do mesmo#material indestrutível.$0fMas,$0e observe isso.$0f</text:p>
          </table:table-cell>
          <table:table-cell table:number-columns-repeated="1021"/>
        </table:table-row>
        <table:table-row table:style-name="ro3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table:style-name="ce2" office:value-type="string">
            <text:p>Parece que duas partes da tubulação#são conectadas lá...$0f</text:p>
          </table:table-cell>
          <table:table-cell table:number-columns-repeated="1021"/>
        </table:table-row>
        <table:table-row table:style-name="ro3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table:style-name="ce2" office:value-type="string">
            <text:p>Exato.$0e Parece que aquelas duas#peças foram soldadas.$0f</text:p>
          </table:table-cell>
          <table:table-cell table:number-columns-repeated="1021"/>
        </table:table-row>
        <table:table-row table:style-name="ro3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table:style-name="ce2" office:value-type="string">
            <text:p>Talvez os tanques médios ou os#bombardeiros possam separá-las...$0f</text:p>
          </table:table-cell>
          <table:table-cell table:number-columns-repeated="1021"/>
        </table:table-row>
        <table:table-row table:style-name="ro10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table:style-name="ce2" office:value-type="string">
            <text:p>Sim,$0e e talvez rompendo a tubulação,#podemos deter a produção de tropas.$0fPrimeiro deveríamos ganhar o controle#daquele aeroporto no centro do mapa.$0fIsso deve nos dar alguma vantagem.$0fDepois, devemos fazer bom uso dos#nossos Poderes de OC...$0fComo sabe, o seu Medidor de Poder#enche mais rápido quando você é$0fatacado.$0fIsso acontece com o atacante#também,$0e então atacar primeiro$0fnunca será um erro!$0f</text:p>
          </table:table-cell>
          <table:table-cell table:number-columns-repeated="1021"/>
        </table:table-row>
        <table:table-row table:style-name="ro3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table:style-name="ce2" office:value-type="string">
            <text:p>Genial!$0e$0fAgora que isso está claro, usarei o#meu Poder tanto quanto puder!$0f</text:p>
          </table:table-cell>
          <table:table-cell table:number-columns-repeated="1021"/>
        </table:table-row>
        <table:table-row table:style-name="ro3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table:style-name="ce2" office:value-type="string">
            <text:p>Senhor Flak,$0e$0e parece que o inimigo#descobriu o ponto fraco da tubulação.$0f</text:p>
          </table:table-cell>
          <table:table-cell table:number-columns-repeated="1021"/>
        </table:table-row>
        <table:table-row table:style-name="ro8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table:style-name="ce2" office:value-type="string">
            <text:p>Grrr.$0e.$0e.$0e Aquele ponto pode ser fraco,$0e$0fmas ainda não é nada fácil#destruí-lo.$0fAinda assim,$0e se eles conseguirem#danificar a tubulação e deter a$0fprodução das tropas, teremos#problemas.$0fPeguem eles,$0e antes que estejam#preparados!$0e Esmaguem-no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aquele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3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3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á!$0e Logo você saberá.#Eles virão por você em breve!$0e$0fEstou de saída.$0f</text:p>
          </table:table-cell>
          <table:table-cell table:number-columns-repeated="1021"/>
        </table:table-row>
        <table:table-row table:style-name="ro2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5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table:style-name="ce2" office:value-type="string">
            <text:p>Tudo isso graças a você, Nell.$0f</text:p>
          </table:table-cell>
          <table:table-cell table:number-columns-repeated="1021"/>
        </table:table-row>
        <table:table-row table:style-name="ro3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table:style-name="ce2" office:value-type="string">
            <text:p>Não,$0e tudo isso graças a vocês.$0e$0fVocês tomaram as decisões#acertadas.$0f</text:p>
          </table:table-cell>
          <table:table-cell table:number-columns-repeated="1021"/>
        </table:table-row>
        <table:table-row table:style-name="ro3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3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3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9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o primeiro objetivo deveria#ser o aeroporto...$0fTalvez os bombardeiros sejam#melhores para romper a tubulação.$0fMax destaca-se por sua força,$0e#enquanto Sami é a melhor capturando.$0fClaro, Andy é o mais forte em geral#e é o melhor em reparações.$0fNão esqueça, os Poderes de OC#distintos também são uma parte$0fvital do planejamento estratégico.#Boa sorte!$0f</text:p>
          </table:table-cell>
          <table:table-cell table:number-columns-repeated="1021"/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table:style-name="ce2" office:value-type="string">
            <text:p>Ei, Sami!$0e Nell disse que#você queria nos ver!$0f</text:p>
          </table:table-cell>
          <table:table-cell table:number-columns-repeated="1021"/>
        </table:table-row>
        <table:table-row table:style-name="ro2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table:style-name="ce2" office:value-type="string">
            <text:p>Ah, Andy!$0e Max!$0e$0e#Obrigada por virem tão rápido.$0fVocês não vão acreditar nisso...$0e#O exército de Black Hole voltou!$0f</text:p>
          </table:table-cell>
          <table:table-cell table:number-columns-repeated="1021"/>
        </table:table-row>
        <table:table-row table:style-name="ro3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table:style-name="ce2" office:value-type="string">
            <text:p>Só pode estar de brincadeira!$0fEles não aprenderam a lição#da última vez?$0f</text:p>
          </table:table-cell>
          <table:table-cell table:number-columns-repeated="1021"/>
        </table:table-row>
        <table:table-row table:style-name="ro3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table:style-name="ce2" office:value-type="string">
            <text:p>Acho que não...$0eVamos pegá-los!$0e$0e#Bem...$0e Onde eles estão?$0f</text:p>
          </table:table-cell>
          <table:table-cell table:number-columns-repeated="1021"/>
        </table:table-row>
        <table:table-row table:style-name="ro3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table:style-name="ce2" office:value-type="string">
            <text:p>Vai com calma, Andy.$0e O inimigo#não está aqui em Cosmo Land.$0f</text:p>
          </table:table-cell>
          <table:table-cell table:number-columns-repeated="1021"/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table:style-name="ce2" office:value-type="string">
            <text:p>Hã?$0e$0e#Bem, onde eles estão?$0f</text:p>
          </table:table-cell>
          <table:table-cell table:number-columns-repeated="1021"/>
        </table:table-row>
        <table:table-row table:style-name="ro3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table:style-name="ce2" office:value-type="string">
            <text:p>Em nosso mundo...$0e Em Wars World$0e#há vários continentes, certo?$0f</text:p>
          </table:table-cell>
          <table:table-cell table:number-columns-repeated="1021"/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table:style-name="ce2" office:value-type="string">
            <text:p>É sério?$0e Continentes?$0f</text:p>
          </table:table-cell>
          <table:table-cell table:number-columns-repeated="1021"/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table:style-name="ce2" office:value-type="string">
            <text:p>Seu cretino!$0e Você não sabe#de nada, não é?$0f</text:p>
          </table:table-cell>
          <table:table-cell table:number-columns-repeated="1021"/>
        </table:table-row>
        <table:table-row table:style-name="ro3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table:style-name="ce2" office:value-type="string">
            <text:p>Eeeiii...$0e Não está...$0eme chamando#de tonto, não é?$0f</text:p>
          </table:table-cell>
          <table:table-cell table:number-columns-repeated="1021"/>
        </table:table-row>
        <table:table-row table:style-name="ro3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table:style-name="ce2" office:value-type="string">
            <text:p>Só estou dizendo que aquela gente#não sabe de nada...$0e não conhecem nada!$0f</text:p>
          </table:table-cell>
          <table:table-cell table:number-columns-repeated="1021"/>
        </table:table-row>
        <table:table-row table:style-name="ro4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table:style-name="ce2" office:value-type="string">
            <text:p>Chega, vocês dois!$0e Agora não é#hora nem lugar para isso!$0fSegundo Nell, Macro Land é#o foco do conflito, mas eles$0ftambém foram vistos em outros#países!$0e Incluindo Orange Star!$0f</text:p>
          </table:table-cell>
          <table:table-cell table:number-columns-repeated="1021"/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table:style-name="ce2" office:value-type="string">
            <text:p>E Blue Moon$0e e Yellow Comet?$0f</text:p>
          </table:table-cell>
          <table:table-cell table:number-columns-repeated="1021"/>
        </table:table-row>
        <table:table-row table:style-name="ro2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table:style-name="ce2" office:value-type="string">
            <text:p>Também!$0e E Green Earth.$0fMe pergunto também se eles estão se#mobilizando para deter a Black Hole.$0f</text:p>
          </table:table-cell>
          <table:table-cell table:number-columns-repeated="1021"/>
        </table:table-row>
        <table:table-row table:style-name="ro3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table:style-name="ce2" office:value-type="string">
            <text:p>Nossa!!!$0e$0e#Será como uma reunião em família!$0f</text:p>
          </table:table-cell>
          <table:table-cell table:number-columns-repeated="1021"/>
        </table:table-row>
        <table:table-row table:style-name="ro3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table:style-name="ce2" office:value-type="string">
            <text:p>Andy!$0e Isso é uma guerra!$0e$0e Acha#que isso é algo para ser celebrado?$0f</text:p>
          </table:table-cell>
          <table:table-cell table:number-columns-repeated="1021"/>
        </table:table-row>
        <table:table-row table:style-name="ro3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table:style-name="ce2" office:value-type="string">
            <text:p>Não, mas...$0e Poderemos ver todos#eles de novo, e isso me deixa feliz!$0fVenha, vamos lá!$0f</text:p>
          </table:table-cell>
          <table:table-cell table:number-columns-repeated="1021"/>
        </table:table-row>
        <table:table-row table:style-name="ro3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table:style-name="ce2" office:value-type="string">
            <text:p>Espere, Andy.$0e Andy?$0e$0e#Ele se foi...$0e Oh...$0f</text:p>
          </table:table-cell>
          <table:table-cell table:number-columns-repeated="1021"/>
        </table:table-row>
        <table:table-row table:style-name="ro2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table:style-name="ce2" office:value-type="string">
            <text:p>Bem, teremos que ir de qualquer#forma, não é?$0fPelo menos ele tem atitude.$0fNão faz sentido ficarmos chateados#antes da batalha começar.$0f</text:p>
          </table:table-cell>
          <table:table-cell table:number-columns-repeated="1021"/>
        </table:table-row>
        <table:table-row table:style-name="ro6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table:style-name="ce2" office:value-type="string">
            <text:p>Sabe...$0e Está tudo tão tranquilo#ultimamente que...$0fEu sei que Nell vai querer nos dar#um cursinho de operações básicas$0fde combate.$0fMas tudo bem...$0e Afinal de contas,#todo treinamento é pouco!$0f</text:p>
          </table:table-cell>
          <table:table-cell table:number-columns-repeated="1021"/>
        </table:table-row>
        <table:table-row table:style-name="ro3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table:style-name="ce2" office:value-type="string">
            <text:p>Oh, genial.$0e$0e Justamente o que eu#estava querendo...$0fOutra palestra chata.$0f</text:p>
          </table:table-cell>
          <table:table-cell table:number-columns-repeated="1021"/>
        </table:table-row>
        <table:table-row table:style-name="ro3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$0e tropas inimigas foram#avistadas na outra margem do rio.$0f</text:p>
          </table:table-cell>
          <table:table-cell table:number-columns-repeated="1021"/>
        </table:table-row>
        <table:table-row table:style-name="ro3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#Aqui? Nesta zona rural?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?$0e$0e#Devemos cessar as operações e atacar?$0f</text:p>
          </table:table-cell>
          <table:table-cell table:number-columns-repeated="1021"/>
        </table:table-row>
        <table:table-row table:style-name="ro3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 tanto no território Orange Star.$0f</text:p>
          </table:table-cell>
          <table:table-cell table:number-columns-repeated="1021"/>
        </table:table-row>
        <table:table-row table:style-name="ro3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table:style-name="ce2" office:value-type="string">
            <text:p>Sim, senhora!$0e$0e#Não te decepcionarei!$0f</text:p>
          </table:table-cell>
          <table:table-cell table:number-columns-repeated="1021"/>
        </table:table-row>
        <table:table-row table:style-name="ro3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3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table:style-name="ce2" office:value-type="string">
            <text:p>O que?!?$0e$0e#Isso é tudo?$0e Ha!$0fEnvie os tanques!$0e$0e#Os destruiremos!$0f</text:p>
          </table:table-cell>
          <table:table-cell table:number-columns-repeated="1021"/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2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table:style-name="ce2" office:value-type="string">
            <text:p>Você é o OC de Black Hole,#certo?$0fQuem você pensa que é?$0e$0e#O que você está fazendo em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ra mal educado, também!$0f</text:p>
          </table:table-cell>
          <table:table-cell table:number-columns-repeated="1021"/>
        </table:table-row>
        <table:table-row table:style-name="ro3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que podemos contar com#você, Sami.$0f</text:p>
          </table:table-cell>
          <table:table-cell table:number-columns-repeated="1021"/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10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table:style-name="ce2" office:value-type="string">
            <text:p>Que decepção!$0e Você foi derrotado.#Deixe-me dar um conselho.$0e$0fUse as cidades da esquerda para#emboscar o inimigo e deter seu$0favanço.$0fÉ vital ter suas unidades de combate#indireto protegidas e usar as unidades$0finferiores para que descansem suas#tropas danificadas.$0fA Neblina de Guerra limita o seu#alcance de visão, portante tenha$0fmuito cuidado.$0fE não esqueça que a infantaria pode#cruzar rios! Isso é importante.$0f</text:p>
          </table:table-cell>
          <table:table-cell table:number-columns-repeated="1021"/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3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3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$0e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3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-se!$0e$0e#É complicado demais.$0fTem alguém ai?$0e$0e#Ou está com medinho de sair?$0f</text:p>
          </table:table-cell>
          <table:table-cell table:number-columns-repeated="1021"/>
        </table:table-row>
        <table:table-row table:style-name="ro3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4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2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É mesmo?!?$0e$0e#Dê o melhor de si!$0f</text:p>
          </table:table-cell>
          <table:table-cell table:number-columns-repeated="1021"/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3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4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,$0e e expulse o inimigo#de nossa fronteira!$0e Ok?$0f</text:p>
          </table:table-cell>
          <table:table-cell table:number-columns-repeated="1021"/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3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!$0f</text:p>
          </table:table-cell>
          <table:table-cell table:number-columns-repeated="1021"/>
        </table:table-row>
        <table:table-row table:style-name="ro3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3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3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3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 Que#nome estúpido.</text:p>
          </table:table-cell>
          <table:table-cell table:number-columns-repeated="1021"/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0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table:style-name="ce2" office:value-type="string">
            <text:p>Anime-se, Max.$0e$0e Apenas terá que#concentrar-se mais da próxima vez.$0fO problema foi o laser, não foi?$0e$0fVocê tem que controlar o porto ou a#cidade que estão próximos dele e$0fdestruí-lo imediatamente.$0fDeter o inimigo no ponto que está#acima do laser também é uma boa$0fideia. Ah, outra coisa...$0fVocê pode usar o cargueiro para#transportar tropas até o QG inimigo$0fe tentar capturá-lo.$0f$0eDepois disso, não tem defesa.$0f</text:p>
          </table:table-cell>
          <table:table-cell table:number-columns-repeated="1021"/>
        </table:table-row>
        <table:table-row table:style-name="ro3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3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Nell,$0e#como vão as coisas?$0f</text:p>
          </table:table-cell>
          <table:table-cell table:number-columns-repeated="1021"/>
        </table:table-row>
        <table:table-row table:style-name="ro3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3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Parece que o exército de Black Hole#será uma ameaça ainda maior que a$0fda ultima vez.$0f</text:p>
          </table:table-cell>
          <table:table-cell table:number-columns-repeated="1021"/>
        </table:table-row>
        <table:table-row table:style-name="ro3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3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6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 Ainda que#não seja tão forte como você,$0e$0fmas ele pode fazer coisas que#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table:style-name="ce2" office:value-type="string">
            <text:p>Flak, $0eo Canhão Negro está ativado#e pronto!$0f</text:p>
          </table:table-cell>
          <table:table-cell table:number-columns-repeated="1021"/>
        </table:table-row>
        <table:table-row table:style-name="ro3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3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4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2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#Esmagá-los.$0e$0fEntão eu tenho que esmagá-los aqui.$0e$0e#Sem erros...$0e$0fVou esmagar todos eles...$0f</text:p>
          </table:table-cell>
          <table:table-cell table:number-columns-repeated="1021"/>
        </table:table-row>
        <table:table-row table:style-name="ro3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 $0eEncontramos isto em#uma cidade que capturamos.$0f</text:p>
          </table:table-cell>
          <table:table-cell table:number-columns-repeated="1021"/>
        </table:table-row>
        <table:table-row table:style-name="ro2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table:style-name="ce2" office:value-type="string">
            <text:p>Hã? $0eO que é isso?$0fParece um mapa para um#laboratório...$0e$0e$0fEstá escondido em alguma cidade?$0f</text:p>
          </table:table-cell>
          <table:table-cell table:number-columns-repeated="1021"/>
        </table:table-row>
        <table:table-row table:style-name="ro3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table:style-name="ce2" office:value-type="string">
            <text:p>Creio que a Comandante Sami#planeja atacar um laboratório.$0f</text:p>
          </table:table-cell>
          <table:table-cell table:number-columns-repeated="1021"/>
        </table:table-row>
        <table:table-row table:style-name="ro2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table:style-name="ce2" office:value-type="string">
            <text:p>Oh, $0eeu soube de algo assim!$0e$0e#Alguma nova arma de Black Hole...$0fE que poderia haver pistas sobre ela#escondidas nos países vizinhos.$0f</text:p>
          </table:table-cell>
          <table:table-cell table:number-columns-repeated="1021"/>
        </table:table-row>
        <table:table-row table:style-name="ro3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table:style-name="ce2" office:value-type="string">
            <text:p>Correto. $0eQuer que eu envie unidades#de infantaria para o local?$0f</text:p>
          </table:table-cell>
          <table:table-cell table:number-columns-repeated="1021"/>
        </table:table-row>
        <table:table-row table:style-name="ro2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table:style-name="ce2" office:value-type="string">
            <text:p>Não... $0eApenas emita a informação!$0e$0e#A Sami pode cuidar disso.$0fSe não tomarmos conta disso,#nunca tomaremos!$0f</text:p>
          </table:table-cell>
          <table:table-cell table:number-columns-repeated="1021"/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table:style-name="ce2" office:value-type="string">
            <text:p>Entendido!$0e#As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table:style-name="ce2" office:value-type="string">
            <text:p>Muito bom! $0e$0eVamos mostrar à esses#macacos com quem estão lhe dando!$0f</text:p>
          </table:table-cell>
          <table:table-cell table:number-columns-repeated="1021"/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4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? Não perguntei o seu nome!$0fArgh!$0e Não posso perder mais#ninguém! Não mesmo!$0e$0e$0fRetirada!$0e Voltem todos para a base#e reagrupem!$0f</text:p>
          </table:table-cell>
          <table:table-cell table:number-columns-repeated="1021"/>
        </table:table-row>
        <table:table-row table:style-name="ro3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3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3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3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4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3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!!#Você viu?!?</text:p>
          </table:table-cell>
          <table:table-cell table:number-columns-repeated="1021"/>
        </table:table-row>
        <table:table-row table:style-name="ro3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3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table:style-name="ce2" office:value-type="string">
            <text:p>Ahh...$0e Deixe-me tentar novamente!#Agora mesmo!$0f</text:p>
          </table:table-cell>
          <table:table-cell table:number-columns-repeated="1021"/>
        </table:table-row>
        <table:table-row table:style-name="ro11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table:style-name="ce2" office:value-type="string">
            <text:p>Acalme-se.$0e$0e Tenho alguns conselhos#pra você,$0e e quero que me escute.$0fÉ difícil enfrentar o Canhão Negro e#os mini canhões. Contudo,$0e se você$0fconcentrar apenas no mini canhão#que está diante de você, se expõe$0fa um ataque.$0fUma estratégia é enviar unidades#rápidas aos mini canhões para$0fsuprimir e capturar a fábrica.$0fMas primeiro você precisa cortar as#possibilidades de manejamento das$0ftropas inimigas.$0fBoa sorte, Andy!$0e$0e#Saia e mostre do que você é capaz!$0f</text:p>
          </table:table-cell>
          <table:table-cell table:number-columns-repeated="1021"/>
        </table:table-row>
        <table:table-row table:style-name="ro3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table:style-name="ce3" office:value-type="string">
            <text:p>Senhorita Lash,$0e fomos informados#que a Orange Star está próxima$0fde nossa posiçã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table:style-name="ce2" office:value-type="string">
            <text:p>O que você quer que façamos?$0f</text:p>
          </table:table-cell>
          <table:table-cell table:number-columns-repeated="1021"/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table:style-name="ce2" office:value-type="string">
            <text:p>Sair e$0e enfrentá-los ou algo assim.$0f</text:p>
          </table:table-cell>
          <table:table-cell table:number-columns-repeated="1021"/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table:style-name="ce2" office:value-type="string">
            <text:p>Enfrentá-los...$0e ou algo assim?$0f</text:p>
          </table:table-cell>
          <table:table-cell table:number-columns-repeated="1021"/>
        </table:table-row>
        <table:table-row table:style-name="ro6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table:style-name="ce2" office:value-type="string">
            <text:p>Uh, sim. $0e$0eAgora estou meio ocupada#com a minha ultima invenção.$0e$0fHe! Quando estiver terminado,$0e#banharei toda a Orange Star em$0fuma mar de fogo...$0fOoooh!$0e#Adoro brinquedinhos novos!$0f</text:p>
          </table:table-cell>
          <table:table-cell table:number-columns-repeated="1021"/>
        </table:table-row>
        <table:table-row table:style-name="ro3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table:style-name="ce2" office:value-type="string">
            <text:p>Um...$0e Claro...$0e$0e Não estou certo$0e que#podemos fazer isso sozinhos.$0f</text:p>
          </table:table-cell>
          <table:table-cell table:number-columns-repeated="1021"/>
        </table:table-row>
        <table:table-row table:style-name="ro3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table:style-name="ce2" office:value-type="string">
            <text:p>Ah!$0e Você é deprimente!$0e$0e$0fBem! Vamos acabar com isso de#uma vez por todas!$0f</text:p>
          </table:table-cell>
          <table:table-cell table:number-columns-repeated="1021"/>
        </table:table-row>
        <table:table-row table:style-name="ro3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table:style-name="ce2" office:value-type="string">
            <text:p>O QG de Black Hole está nestas#montanhas, não está?$0f</text:p>
          </table:table-cell>
          <table:table-cell table:number-columns-repeated="1021"/>
        </table:table-row>
        <table:table-row table:style-name="ro3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table:style-name="ce2" office:value-type="string">
            <text:p>Correto.$0e$0e$0fParece que a Lash está trabalhando#em outro dispositivo destrutivo.$0f</text:p>
          </table:table-cell>
          <table:table-cell table:number-columns-repeated="1021"/>
        </table:table-row>
        <table:table-row table:style-name="ro4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table:style-name="ce2" office:value-type="string">
            <text:p>Então,$0e temos que lançar um ataque,#capturar o QG e calar a sua boca.$0fSe tudo der certo, poderíamos até#conseguir mais informações sobre$0fas tropas de Black Hole.$0f</text:p>
          </table:table-cell>
          <table:table-cell table:number-columns-repeated="1021"/>
        </table:table-row>
        <table:table-row table:style-name="ro3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table:style-name="ce2" office:value-type="string">
            <text:p>Mover-se com agilidade nas#montanhas$0e é a chave para a$0fvitória aqui.$0f</text:p>
          </table:table-cell>
          <table:table-cell table:number-columns-repeated="1021"/>
        </table:table-row>
        <table:table-row table:style-name="ro3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table:style-name="ce2" office:value-type="string">
            <text:p>Por isso que você me escolheu para#esta missão.$0e Entendido.$0f</text:p>
          </table:table-cell>
          <table:table-cell table:number-columns-repeated="1021"/>
        </table:table-row>
        <table:table-row table:style-name="ro4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table:style-name="ce3" office:value-type="string">
            <text:p>Temos informações que indicam a#existência de Canhões Negros e silos$0fde mísseis também nas montanhas.$0fIsto não será um passeio no campo,#Sami.$0e$0e Tenha muito cuidado!$0f</text:p>
          </table:table-cell>
          <table:table-cell table:number-columns-repeated="1021"/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table:style-name="ce2" office:value-type="string">
            <text:p>Eu terei.$0e Pode contar comigo!$0f</text:p>
          </table:table-cell>
          <table:table-cell table:number-columns-repeated="1021"/>
        </table:table-row>
        <table:table-row table:style-name="ro2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table:style-name="ce2" office:value-type="string">
            <text:p>Aff!$0e Não me importa.$0e$0e$0fComo se essa fosse a nossa única#base secreta!$0fAté logo! He, he, he...$0f</text:p>
          </table:table-cell>
          <table:table-cell table:number-columns-repeated="1021"/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table:style-name="ce2" office:value-type="string">
            <text:p>Alguma informação, Sami?$0f</text:p>
          </table:table-cell>
          <table:table-cell table:number-columns-repeated="1021"/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table:style-name="ce2" office:value-type="string">
            <text:p>Nenhum sinal dos arquivos da Lash.$0f</text:p>
          </table:table-cell>
          <table:table-cell table:number-columns-repeated="1021"/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table:style-name="ce2" office:value-type="string">
            <text:p>Oh...$0f</text:p>
          </table:table-cell>
          <table:table-cell table:number-columns-repeated="1021"/>
        </table:table-row>
        <table:table-row table:style-name="ro2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table:style-name="ce2" office:value-type="string">
            <text:p>Devo admitir que eles são#meticulosos.$0fQuase não tiveram tempo de evacuar,$0e#mas tiveram tempo de destruir suas$0fanotações.$0f</text:p>
          </table:table-cell>
          <table:table-cell table:number-columns-repeated="1021"/>
        </table:table-row>
        <table:table-row table:style-name="ro2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table:style-name="ce2" office:value-type="string">
            <text:p>Bem,$0e$0e tenho certeza que teremos#outra oportunidade no futuro.$0fHoje capturamos um QG inimigo$0e e#isso foi um bom trabalho.$0f</text:p>
          </table:table-cell>
          <table:table-cell table:number-columns-repeated="1021"/>
        </table:table-row>
        <table:table-row table:style-name="ro2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table:style-name="ce2" office:value-type="string">
            <text:p>Você tem razão.$0e Ainda há muito#terreno para cobrir...$0fPrecisamos avançar base por base$0e e#capturar todas elas!$0f</text:p>
          </table:table-cell>
          <table:table-cell table:number-columns-repeated="1021"/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table:style-name="ce2" office:value-type="string">
            <text:p>Isto é só o#começo!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3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table:style-name="ce2" office:value-type="string">
            <text:p>Sinto muito, Nell!$0e$0e Você acreditou em#mim$0e e eu acabei falhando.$0f</text:p>
          </table:table-cell>
          <table:table-cell table:number-columns-repeated="1021"/>
        </table:table-row>
        <table:table-row table:style-name="ro6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table:style-name="ce2" office:value-type="string">
            <text:p>Sim, eu acreditei em você.$0e$0e#E ainda acredito.$0e$0fSei que você consegue, Sami.$0fPra cima deles, soldado!$0e$0e#Temos trabalho a fazer.$0fPrimeiro, temos que capturar as#fábricas da parte superior do mapa.$0f</text:p>
          </table:table-cell>
          <table:table-cell table:number-columns-repeated="1021"/>
        </table:table-row>
        <table:table-row table:style-name="ro3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table:style-name="ce2" office:value-type="string">
            <text:p>Sim, concordo.$0fSe manejarmos foguetes ali,#será mais fácil de acabar com$0fos Canhões Negros.$0f</text:p>
          </table:table-cell>
          <table:table-cell table:number-columns-repeated="1021"/>
        </table:table-row>
        <table:table-row table:style-name="ro8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table:style-name="ce2" office:value-type="string">
            <text:p>Os silos de mísseis são inúteis contra#os Canhões Negros,$0e então ignore-os.$0fAs montanhas impedem o avanço dos#veículos,$0e portanto a melhor estratégia$0fé usar as unidades de infantaria.$0fDirija suas tropas para as montanhas$0e#e pegue firme! Boa sorte, Sami!$0f</text:p>
          </table:table-cell>
          <table:table-cell table:number-columns-repeated="1021"/>
        </table:table-row>
        <table:table-row table:style-name="ro3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table:style-name="ce2" office:value-type="string">
            <text:p>Comandante, recebemos uma carta#do inimigo.$0f</text:p>
          </table:table-cell>
          <table:table-cell table:number-columns-repeated="1021"/>
        </table:table-row>
        <table:table-row table:style-name="ro3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table:style-name="ce2" office:value-type="string">
            <text:p>Dirigida a mim?$0e$0e#Me pergunto o que poderia ser...$0f</text:p>
          </table:table-cell>
          <table:table-cell table:number-columns-repeated="1021"/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table:style-name="ce2" office:value-type="string">
            <text:p>Senhor?$0e$0e#O que ela diz?$0f</text:p>
          </table:table-cell>
          <table:table-cell table:number-columns-repeated="1021"/>
        </table:table-row>
        <table:table-row table:style-name="ro3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table:style-name="ce2" office:value-type="string">
            <text:p>É um desafio.$0fDiz: $abSe você não for um covarde, virá#para as coordenadas deste mapa.$bb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table:style-name="ce2" office:value-type="string">
            <text:p>Quais são as suas ordens, senhor?$0f</text:p>
          </table:table-cell>
          <table:table-cell table:number-columns-repeated="1021"/>
        </table:table-row>
        <table:table-row table:style-name="ro3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table:style-name="ce2" office:value-type="string">
            <text:p>Vamos pra lá, é claro!$0fAcha que a Black Hole me dá#medo?$0e Sem chance!$0f</text:p>
          </table:table-cell>
          <table:table-cell table:number-columns-repeated="1021"/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table:style-name="ce2" office:value-type="string">
            <text:p>Então,$0e este é o lugar...$0f</text:p>
          </table:table-cell>
          <table:table-cell table:number-columns-repeated="1021"/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table:style-name="ce2" office:value-type="string">
            <text:p>Isso, $0eAndy.$0f</text:p>
          </table:table-cell>
          <table:table-cell table:number-columns-repeated="1021"/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table:style-name="ce2" office:value-type="string">
            <text:p>Ei! $0eE quem é você?$0f</text:p>
          </table:table-cell>
          <table:table-cell table:number-columns-repeated="1021"/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table:style-name="ce3" office:value-type="string">
            <text:p>Eu sou Hawke.$0e$0e#Um OC de Black Hole.$0f</text:p>
          </table:table-cell>
          <table:table-cell table:number-columns-repeated="1021"/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table:style-name="ce2" office:value-type="string">
            <text:p>Por que você enviou aquela carta#pra mim?$0f</text:p>
          </table:table-cell>
          <table:table-cell table:number-columns-repeated="1021"/>
        </table:table-row>
        <table:table-row table:style-name="ro3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table:style-name="ce2" office:value-type="string">
            <text:p>Eu queria te conhecer.$0e#Para enfrentá-lo...$0e mano a mano.$0f</text:p>
          </table:table-cell>
          <table:table-cell table:number-columns-repeated="1021"/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table:style-name="ce2" office:value-type="string">
            <text:p>Você quer lutar?$0f</text:p>
          </table:table-cell>
          <table:table-cell table:number-columns-repeated="1021"/>
        </table:table-row>
        <table:table-row table:style-name="ro7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table:style-name="ce2" office:value-type="string">
            <text:p>Isso mesmo.$0e$0e Eu esperava que você#me mostrasse sua capacidade tática.$0fPercebi que você tem um grande#potencial.$0e$0fNão muito refinado, mas ótimo no#entanto.$0fPreciso de um rival com talento.$0e#Talvez você seja o inimigo apropriado.$0fAinda sim,$0e ninguém foi capaz de#conter o seu...$0e ímpeto juvenil.$0f</text:p>
          </table:table-cell>
          <table:table-cell table:number-columns-repeated="1021"/>
        </table:table-row>
        <table:table-row table:style-name="ro3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table:style-name="ce2" office:value-type="string">
            <text:p>Do que você está falando?!?#Eu nem mesmo conheço você!$0f</text:p>
          </table:table-cell>
          <table:table-cell table:number-columns-repeated="1021"/>
        </table:table-row>
        <table:table-row table:style-name="ro2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table:style-name="ce2" office:value-type="string">
            <text:p>Conheça-me em combate, garoto,$0e e#você aprenderá tudo o que precisa.$0fBom,$0e como será?$0e$0e#Vai aceitar o meu desafio?$0f</text:p>
          </table:table-cell>
          <table:table-cell table:number-columns-repeated="1021"/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table:style-name="ce2" office:value-type="string">
            <text:p>Se é assim,$0e então eu topo!$0f</text:p>
          </table:table-cell>
          <table:table-cell table:number-columns-repeated="1021"/>
        </table:table-row>
        <table:table-row table:style-name="ro4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table:style-name="ce2" office:value-type="string">
            <text:p>Exatamente o que eu queria ouvir.#As regras são as seguintes:$0e$0fPodemos usar apenas unidades#aéreas e navais.$0fO primeiro que perder todas as#unidades...$0e perde a batalha.$0f</text:p>
          </table:table-cell>
          <table:table-cell table:number-columns-repeated="1021"/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table:style-name="ce2" office:value-type="string">
            <text:p>E se eu ganhar?$0f</text:p>
          </table:table-cell>
          <table:table-cell table:number-columns-repeated="1021"/>
        </table:table-row>
        <table:table-row table:style-name="ro3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table:style-name="ce2" office:value-type="string">
            <text:p>Então eu devolverei esta área ao#exército de Orange Star.$0f</text:p>
          </table:table-cell>
          <table:table-cell table:number-columns-repeated="1021"/>
        </table:table-row>
        <table:table-row table:style-name="ro3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table:style-name="ce2" office:value-type="string">
            <text:p>Ok!$0e$0e Se eu perder,$0e deixarei que a#Black Hole tome posse destas terras.$0f</text:p>
          </table:table-cell>
          <table:table-cell table:number-columns-repeated="1021"/>
        </table:table-row>
        <table:table-row table:style-name="ro2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table:style-name="ce2" office:value-type="string">
            <text:p>Muito generoso...$0e considerando que#já temos o controle da região.$0fTrato feito!$0e$0e#Vamos começar, Andy!$0f</text:p>
          </table:table-cell>
          <table:table-cell table:number-columns-repeated="1021"/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table:style-name="ce2" office:value-type="string">
            <text:p>Ai vou eu!$0f</text:p>
          </table:table-cell>
          <table:table-cell table:number-columns-repeated="1021"/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table:style-name="ce2" office:value-type="string">
            <text:p>O que você achou, Hawke?!?$0f</text:p>
          </table:table-cell>
          <table:table-cell table:number-columns-repeated="1021"/>
        </table:table-row>
        <table:table-row table:style-name="ro3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table:style-name="ce2" office:value-type="string">
            <text:p>Hm...$0e Impressionante, Andy.$0e$0e#A vitória é sua.$0f</text:p>
          </table:table-cell>
          <table:table-cell table:number-columns-repeated="1021"/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table:style-name="ce2" office:value-type="string">
            <text:p>Agora, como prometido,$0e#vamos... suma daqui!$0f</text:p>
          </table:table-cell>
          <table:table-cell table:number-columns-repeated="1021"/>
        </table:table-row>
        <table:table-row table:style-name="ro3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table:style-name="ce3" office:value-type="string">
            <text:p>Parece que não tenho escolha.$0e$0e#Atenção! Bater em retirada!$0f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table:style-name="ce2" office:value-type="string">
            <text:p>Comandante,$0e as forças de Black#Hole estão se retirando!$0f</text:p>
          </table:table-cell>
          <table:table-cell table:number-columns-repeated="1021"/>
        </table:table-row>
        <table:table-row table:style-name="ro2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table:style-name="ce2" office:value-type="string">
            <text:p>Sim!$0e Conseguimos!#Preciso contar isso para a Nell.$0e$0e$0fColoque-a em comunicação comigo#agora mesm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table:style-name="ce2" office:value-type="string">
            <text:p>Andy?$0e#Posso saber o que você#está fazendo?$0f</text:p>
          </table:table-cell>
          <table:table-cell table:number-columns-repeated="1021"/>
        </table:table-row>
        <table:table-row table:style-name="ro3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table:style-name="ce2" office:value-type="string">
            <text:p>Nell,$0e escute isso.$0fEu venci um tal de Hawke e ele#retirou a suas tropas...$0f</text:p>
          </table:table-cell>
          <table:table-cell table:number-columns-repeated="1021"/>
        </table:table-row>
        <table:table-row table:style-name="ro2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table:style-name="ce2" office:value-type="string">
            <text:p>Não tenho tempo pra isso!#Orange Star está sob ataque!$0e$0fO inimigo está aqui e avança com#força total!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3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table:style-name="ce2" office:value-type="string">
            <text:p>Eles estão avançando pela frente#onde supostamente você deveria$0festar!$0f</text:p>
          </table:table-cell>
          <table:table-cell table:number-columns-repeated="1021"/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table:style-name="ce2" office:value-type="string">
            <text:p>Uh, $0eisso significa...$0f</text:p>
          </table:table-cell>
          <table:table-cell table:number-columns-repeated="1021"/>
        </table:table-row>
        <table:table-row table:style-name="ro3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table:style-name="ce2" office:value-type="string">
            <text:p>Que você caiu direitinho na#armadilha deles,$0e$0e Andy!$0fVolte aqui imediatamente!$0f</text:p>
          </table:table-cell>
          <table:table-cell table:number-columns-repeated="1021"/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table:style-name="ce2" office:value-type="string">
            <text:p>Mas...$0e mas...$0e#O que aconteceu com...$0f</text:p>
          </table:table-cell>
          <table:table-cell table:number-columns-repeated="1021"/>
        </table:table-row>
        <table:table-row table:style-name="ro3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table:style-name="ce2" office:value-type="string">
            <text:p>Se perdermos o continente,$0e estas#ilhas não valerão de nada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3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table:style-name="ce2" office:value-type="string">
            <text:p>Comandante...$0e Comandante!$0e#Aguardamos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table:style-name="ce2" office:value-type="string">
            <text:p>Vamos voltar para o continente!$0e#AGORA!!!$0e$0e$0fDroga!$0e Mil vezes droga!!!$0f</text:p>
          </table:table-cell>
          <table:table-cell table:number-columns-repeated="1021"/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table:style-name="ce3" office:value-type="string">
            <text:p>Da próxima vez que#o ver, ele estará frito!</text:p>
          </table:table-cell>
          <table:table-cell table:number-columns-repeated="1021"/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table:style-name="ce2" office:value-type="string">
            <text:p>Eu perdi?$0f</text:p>
          </table:table-cell>
          <table:table-cell table:number-columns-repeated="1021"/>
        </table:table-row>
        <table:table-row table:style-name="ro2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table:style-name="ce2" office:value-type="string">
            <text:p>Ha, ha, ha...$0e$0fVim procurar um oponente,$0e mas só#encontrei um garotinho.$0fLhe tomarei a palavra, garoto.$0e#Esta terra é nossa!$0f</text:p>
          </table:table-cell>
          <table:table-cell table:number-columns-repeated="1021"/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table:style-name="ce2" office:value-type="string">
            <text:p>Es...$0e espera!$0f</text:p>
          </table:table-cell>
          <table:table-cell table:number-columns-repeated="1021"/>
        </table:table-row>
        <table:table-row table:style-name="ro8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table:style-name="ce2" office:value-type="string">
            <text:p>O que foi?$0e Vai implorar por#misericórdia?$0e$0fAcha que pode me desafiar#novamente? Você?$0e$0fUma criança não sabe como reunir#informações$0e ou controlar um exército!$0fJá lhe derrotei um vez, garoto.$0e#Vai voltar para mais?$0f</text:p>
          </table:table-cell>
          <table:table-cell table:number-columns-repeated="1021"/>
        </table:table-row>
        <table:table-row table:style-name="ro2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table:style-name="ce3" office:value-type="string">
            <text:p>Sim...$0e Sim, eu vou!$0e$0fNão posso deixar que isso acabe#assim!$0fHawke!$0e Desta vez, eu lhe desafio!$0e#Lute contra mim!$0f</text:p>
          </table:table-cell>
          <table:table-cell table:number-columns-repeated="1021"/>
        </table:table-row>
        <table:table-row table:style-name="ro3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table:style-name="ce2" office:value-type="string">
            <text:p>Ha, ha, ha...$0e Por que não?$0e$0e#Depois de você.$0f</text:p>
          </table:table-cell>
          <table:table-cell table:number-columns-repeated="1021"/>
        </table:table-row>
        <table:table-row table:style-name="ro3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table:style-name="ce2" office:value-type="string">
            <text:p>O que você fez com os soldados de#Orange Star que capturamos?$0f</text:p>
          </table:table-cell>
          <table:table-cell table:number-columns-repeated="1021"/>
        </table:table-row>
        <table:table-row table:style-name="ro3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table:style-name="ce2" office:value-type="string">
            <text:p>Eles foram levados ao QG, como#você ordenou, senhor.$0f</text:p>
          </table:table-cell>
          <table:table-cell table:number-columns-repeated="1021"/>
        </table:table-row>
        <table:table-row table:style-name="ro3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table:style-name="ce2" office:value-type="string">
            <text:p>E você deixou essa informação vazar#ao exército de Orange Star?$0f</text:p>
          </table:table-cell>
          <table:table-cell table:number-columns-repeated="1021"/>
        </table:table-row>
        <table:table-row table:style-name="ro3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table:style-name="ce2" office:value-type="string">
            <text:p>Sim, senhor.$0e$0e Segundo nossas#informações, já estão reunindo forças.$0f</text:p>
          </table:table-cell>
          <table:table-cell table:number-columns-repeated="1021"/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table:style-name="ce2" office:value-type="string">
            <text:p>Quem está no comando?$0f</text:p>
          </table:table-cell>
          <table:table-cell table:number-columns-repeated="1021"/>
        </table:table-row>
        <table:table-row table:style-name="ro3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table:style-name="ce2" office:value-type="string">
            <text:p>Nossas fontes indicam que é um tal#de Comandante Max...$0f</text:p>
          </table:table-cell>
          <table:table-cell table:number-columns-repeated="1021"/>
        </table:table-row>
        <table:table-row table:style-name="ro4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table:style-name="ce2" office:value-type="string">
            <text:p>Max?$0e É sério?$0e$0e#Como uma mariposa da luz...$0fCapture seus camaradas,$0e diga que#fará algo terrível$0e e ele virá correndo.$0fMax...$0e Coitado desse tolo herói.$0f</text:p>
          </table:table-cell>
          <table:table-cell table:number-columns-repeated="1021"/>
        </table:table-row>
        <table:table-row table:style-name="ro3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table:style-name="ce2" office:value-type="string">
            <text:p>Nossas tropas já foram manejadas#conforme você ordenou, senhor.$0f</text:p>
          </table:table-cell>
          <table:table-cell table:number-columns-repeated="1021"/>
        </table:table-row>
        <table:table-row table:style-name="ro4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table:style-name="ce2" office:value-type="string">
            <text:p>Então vamos começar.$0e Está na hora#de dar uma lição nesse cretino.$0fAssim que acabarmos com ele,$0e#Max terá pesadelos com unidades$0fde combate indireto.$0f</text:p>
          </table:table-cell>
          <table:table-cell table:number-columns-repeated="1021"/>
        </table:table-row>
        <table:table-row table:style-name="ro3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table:style-name="ce2" office:value-type="string">
            <text:p>O que você está dizendo, Nell?$0e$0e Está#me ordenando a NÃO atacar?$0f</text:p>
          </table:table-cell>
          <table:table-cell table:number-columns-repeated="1021"/>
        </table:table-row>
        <table:table-row table:style-name="ro3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table:style-name="ce2" office:value-type="string">
            <text:p>Claro que não, Max.$0fSó estou dizendo pra tomar o seu#tempo para avaliar a situação.$0e$0fSó isso.$0f</text:p>
          </table:table-cell>
          <table:table-cell table:number-columns-repeated="1021"/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table:style-name="ce2" office:value-type="string">
            <text:p>Dá no mesmo!$0f</text:p>
          </table:table-cell>
          <table:table-cell table:number-columns-repeated="1021"/>
        </table:table-row>
        <table:table-row table:style-name="ro4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table:style-name="ce2" office:value-type="string">
            <text:p>O inimigo tem unidades de combate#indireto no meio do seu exército.$0fSe você atacar com as tropas que#tem agora,$0e cairá direitinho nas$0fmãos dele.$0f</text:p>
          </table:table-cell>
          <table:table-cell table:number-columns-repeated="1021"/>
        </table:table-row>
        <table:table-row table:style-name="ro3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table:style-name="ce2" office:value-type="string">
            <text:p>O que eu poderia fazer?$0e$0e#Deixá-los escapar dessa?$0f</text:p>
          </table:table-cell>
          <table:table-cell table:number-columns-repeated="1021"/>
        </table:table-row>
        <table:table-row table:style-name="ro3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table:style-name="ce2" office:value-type="string">
            <text:p>Não, Max.$0e Apenas espere e#redistribua as suas forças.$0f</text:p>
          </table:table-cell>
          <table:table-cell table:number-columns-repeated="1021"/>
        </table:table-row>
        <table:table-row table:style-name="ro3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table:style-name="ce2" office:value-type="string">
            <text:p>Enquanto estou fazendo isso,$0e quem#sabe o que eles farão com as tropas$0fque capturaram!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2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table:style-name="ce2" office:value-type="string">
            <text:p>Vamos, Nell!$0e#Você tem que me deixar ir.$0fEsses soldados foram capturados#por que nós falhamos.$0fPreciso resgatá-los!$0f</text:p>
          </table:table-cell>
          <table:table-cell table:number-columns-repeated="1021"/>
        </table:table-row>
        <table:table-row table:style-name="ro3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table:style-name="ce2" office:value-type="string">
            <text:p>Não posso negar com você me#pedindo assim, posso?$0fMas tenha muito cuidado.#Entendeu?$0f</text:p>
          </table:table-cell>
          <table:table-cell table:number-columns-repeated="1021"/>
        </table:table-row>
        <table:table-row table:style-name="ro3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table:style-name="ce2" office:value-type="string">
            <text:p>Obrigado, Nell!$0e$0e#Eu sabia que você entenderia.$0fFalo com você mais tarde!$0f</text:p>
          </table:table-cell>
          <table:table-cell table:number-columns-repeated="1021"/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table:style-name="ce2" office:value-type="string">
            <text:p>Espera!$0e Max!$0e$0e#Espero que isso dê certo.$0f</text:p>
          </table:table-cell>
          <table:table-cell table:number-columns-repeated="1021"/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table:style-name="ce2" office:value-type="string">
            <text:p>Sssss...$0e Meu plano perfeito...#Não é possível...$0f</text:p>
          </table:table-cell>
          <table:table-cell table:number-columns-repeated="1021"/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table:style-name="ce2" office:value-type="string">
            <text:p>Está todo mundo bem?$0f</text:p>
          </table:table-cell>
          <table:table-cell table:number-columns-repeated="1021"/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table:style-name="ce2" office:value-type="string">
            <text:p>Comandante!$0e#Estamos felizes em vê-la!$0f</text:p>
          </table:table-cell>
          <table:table-cell table:number-columns-repeated="1021"/>
        </table:table-row>
        <table:table-row table:style-name="ro2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table:style-name="ce2" office:value-type="string">
            <text:p>Você chegou bem a tempo, senhor!$0fUma OC de Black Hole chamada#Lash ia usar-nos em algum tipo$0fde experimento.$0f</text:p>
          </table:table-cell>
          <table:table-cell table:number-columns-repeated="1021"/>
        </table:table-row>
        <table:table-row table:style-name="ro3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table:style-name="ce2" office:value-type="string">
            <text:p>O que?$0e Um experimento?$0e$0e#Ainda bem que chegamos aqui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3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table:style-name="ce2" office:value-type="string">
            <text:p>Max.$0e$0e Não te adverti sobre avançar#como um louco pelo território inimigo?$0f</text:p>
          </table:table-cell>
          <table:table-cell table:number-columns-repeated="1021"/>
        </table:table-row>
        <table:table-row table:style-name="ro3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table:style-name="ce2" office:value-type="string">
            <text:p>Oh,$0e Nell. Eu...$0e sinto muito.$0e$0e#Acho que me excedi.$0f</text:p>
          </table:table-cell>
          <table:table-cell table:number-columns-repeated="1021"/>
        </table:table-row>
        <table:table-row table:style-name="ro3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table:style-name="ce2" office:value-type="string">
            <text:p>Você não tem muita paciência,#não é?$0fBom, vou deixar passar dessa vez.$0f</text:p>
          </table:table-cell>
          <table:table-cell table:number-columns-repeated="1021"/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table:style-name="ce2" office:value-type="string">
            <text:p>Deixar passar?$0f</text:p>
          </table:table-cell>
          <table:table-cell table:number-columns-repeated="1021"/>
        </table:table-row>
        <table:table-row table:style-name="ro4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table:style-name="ce2" office:value-type="string">
            <text:p>Obrigado,$0e todos estes soldados#retornaram pra casa em segurança.$0fGraças aos seus comandos o resgate#foi possível.$0fMuito bom,$0e$0e Comandante Max.$0f</text:p>
          </table:table-cell>
          <table:table-cell table:number-columns-repeated="1021"/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table:style-name="ce2" office:value-type="string">
            <text:p>Auu, obrigado.$0e#He, he...$0f</text:p>
          </table:table-cell>
          <table:table-cell table:number-columns-repeated="1021"/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table:style-name="ce2" office:value-type="string">
            <text:p>Precisa muito mais que#isso para ganhar-me!</text:p>
          </table:table-cell>
          <table:table-cell table:number-columns-repeated="1021"/>
        </table:table-row>
        <table:table-row table:style-name="ro4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table:style-name="ce2" office:value-type="string">
            <text:p>He, he, he...$0e Como eu havia#planejado.$0e$0fMinha armadilha era tão perfeita#como meu rosto.$0fUma vitória digna de um gênio!$0e$0e$0fOu será que o meu oponente era#estúpido demais?$0f</text:p>
          </table:table-cell>
          <table:table-cell table:number-columns-repeated="1021"/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table:style-name="ce2" office:value-type="string">
            <text:p>Comandante!$0e#Você está bem?$0f</text:p>
          </table:table-cell>
          <table:table-cell table:number-columns-repeated="1021"/>
        </table:table-row>
        <table:table-row table:style-name="ro6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table:style-name="ce2" office:value-type="string">
            <text:p>Sim, estou!$0e#Maldição!$0e Eu me precipitei!$0fNão se pode ver nada nessa$0e estúpida#Neblina de Guerra.$0fNão importa o quanto eu esteja#preocupado com os prisioneiros,$0e$0fpreciso ser mais cuidadoso.$0f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Viu isso?$0e#É um laboratório de Black Hole.$0fSe tudo correr bem,$0e talvez#consigamos seus desenhos para$0fuma nova arma.$0f</text:p>
          </table:table-cell>
          <table:table-cell table:number-columns-repeated="1021"/>
        </table:table-row>
        <table:table-row table:style-name="ro2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#Estamos prontos para avançar!$0e$0e$0fMas...$0e isso não deveria ser uma#missão da Sami?$0f</text:p>
          </table:table-cell>
          <table:table-cell table:number-columns-repeated="1021"/>
        </table:table-row>
        <table:table-row table:style-name="ro6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, Andy!$0e$0e#Ainda estou reunindo minhas tropas.$0fMinha ultima batalha me deixou com#muito poucos soldados prontos para$0fo combate.$0fMas, pra ser sincera,$0e eu gostaria de#infiltrar-me na base deles.$0f</text:p>
          </table:table-cell>
          <table:table-cell table:number-columns-repeated="1021"/>
        </table:table-row>
        <table:table-row table:style-name="ro3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Não se preocupe, Sami!$0e$0e#Precisamos ajudar uns aos outros!$0fMinhas tropas estão descansadas e#prontas para entrarem em ação!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3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3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3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3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3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Muito bem!$0e#Fechamos o laboratório inimigo!$0f</text:p>
          </table:table-cell>
          <table:table-cell table:number-columns-repeated="1021"/>
        </table:table-row>
        <table:table-row table:style-name="ro4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table:style-name="ce3" office:value-type="string">
            <text:p>Excelente trabalho, apesar das#difíceis condições.$0fCom estes planos,$0e podemos começar#a construir neotanques.$0fÉ uma grande vitória.$0e$0e#Vamos voltar pra casa e celebrar!$0f</text:p>
          </table:table-cell>
          <table:table-cell table:number-columns-repeated="1021"/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3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table:style-name="ce2" office:value-type="string">
            <text:p>Ei! $0eCorram!!!$0e$0e#O laboratório vai explodir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table:style-name="ce2" office:value-type="string">
            <text:p>Droga!$0e#Não chegamos a tempo!$0f</text:p>
          </table:table-cell>
          <table:table-cell table:number-columns-repeated="1021"/>
        </table:table-row>
        <table:table-row table:style-name="ro2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table:style-name="ce2" office:value-type="string">
            <text:p>Agora não podemos fazer mais#nada...$0fPersegui-los provocará apenas mais#danos.$0e$0e$0fDeixe-os ir.$0f</text:p>
          </table:table-cell>
          <table:table-cell table:number-columns-repeated="1021"/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table:style-name="ce2" office:value-type="string">
            <text:p>Nell parecia um pouco$0e decepcionada.$0f</text:p>
          </table:table-cell>
          <table:table-cell table:number-columns-repeated="1021"/>
        </table:table-row>
        <table:table-row table:style-name="ro4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table:style-name="ce2" office:value-type="string">
            <text:p>Uh-hu.$0e$0e Esta batalha era pra#conseguir os planos da nova arma...$0fMas, $0eei,$0e fico feliz que você esteja#bem.$0e$0e$0fVamos!$0e#Mostre-me o seu espírito, Andy!$0f</text:p>
          </table:table-cell>
          <table:table-cell table:number-columns-repeated="1021"/>
        </table:table-row>
        <table:table-row table:style-name="ro3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table:style-name="ce2" office:value-type="string">
            <text:p>Você tem razão!$0e$0fConseguirei pegá-los na próxima#vez!$0f</text:p>
          </table:table-cell>
          <table:table-cell table:number-columns-repeated="1021"/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table:style-name="ce2" office:value-type="string">
            <text:p>Sim!$0e#Era disso que eu estava falando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Fui derrotado...$0f</text:p>
          </table:table-cell>
          <table:table-cell table:number-columns-repeated="1021"/>
        </table:table-row>
        <table:table-row table:style-name="ro8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table:style-name="ce2" office:value-type="string">
            <text:p>Andy,$0e só por que você está com#pressa não lhe dá o direito de ir$0fcomo um louco.$0fVocê precisa usar suas unidades de#reconhecimento$0e e mandar a infantaria$0fpara as montanhas.$0fVocê precisa fazer tudo o que puder#para aumentar o alcance de visão.$0f</text:p>
          </table:table-cell>
          <table:table-cell table:number-columns-repeated="1021"/>
        </table:table-row>
        <table:table-row table:style-name="ro4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table:style-name="ce2" office:value-type="string">
            <text:p>Além disso,$0e se você avançar sem#tomar cuidado, acabará deixando$0fsuas unidades de ataque indireto#sem proteção.$0fMesmo que o terreno seja fácil de#atravessar, não baixe a guarda.$0f</text:p>
          </table:table-cell>
          <table:table-cell table:number-columns-repeated="1021"/>
        </table:table-row>
        <table:table-row table:style-name="ro3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table:style-name="ce2" office:value-type="string">
            <text:p>Ok...$0fGaroto, por que sinto como se tivesse#sindo repreendido pela minha mãe?$0f</text:p>
          </table:table-cell>
          <table:table-cell table:number-columns-repeated="1021"/>
        </table:table-row>
        <table:table-row table:style-name="ro3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table:style-name="ce2" office:value-type="string">
            <text:p>Andy!$0e Não sou como a Nell!$0e$0fNão sou tão velha para ser sua#mãe!$0f</text:p>
          </table:table-cell>
          <table:table-cell table:number-columns-repeated="1021"/>
        </table:table-row>
        <table:table-row table:style-name="ro3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table:style-name="ce2" office:value-type="string">
            <text:p>Não como a Nell?$0e Poderia explicar#melhor esse comentário, Sami?$0f</text:p>
          </table:table-cell>
          <table:table-cell table:number-columns-repeated="1021"/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table:style-name="ce2" office:value-type="string">
            <text:p>Ah,...$0e eh...$0e claro que não. Eu...$0f</text:p>
          </table:table-cell>
          <table:table-cell table:number-columns-repeated="1021"/>
        </table:table-row>
        <table:table-row table:style-name="ro3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3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3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3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3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4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3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3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...$0f</text:p>
          </table:table-cell>
          <table:table-cell table:number-columns-repeated="1021"/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3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3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3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6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8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3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3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3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3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esta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3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3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a!$0e Logo você saberá.#Eles virão por você em breve!$0e$0fEstou de saída.$0f</text:p>
          </table:table-cell>
          <table:table-cell table:number-columns-repeated="1021"/>
        </table:table-row>
        <table:table-row table:style-name="ro4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5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3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3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3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8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esse estilo de terreno seja#melhor para o Max.$0fTentar diferentes OC também é uma#parte essencial da estratégia.$0fBoa tarde!$0f</text:p>
          </table:table-cell>
          <table:table-cell table:number-columns-repeated="1021"/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table:style-name="ce2" office:value-type="string">
            <text:p>Nell...$0e Sinto muito...$0f</text:p>
          </table:table-cell>
          <table:table-cell table:number-columns-repeated="1021"/>
        </table:table-row>
        <table:table-row table:style-name="ro2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table:style-name="ce2" office:value-type="string">
            <text:p>Eu sabia que o inimigo não iria#deixar-nos vencer, ainda sim...$0fEscute!$0e Nós chegamos até aqui$0e e#estou certa que podemos vencer.$0f</text:p>
          </table:table-cell>
          <table:table-cell table:number-columns-repeated="1021"/>
        </table:table-row>
        <table:table-row table:style-name="ro3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table:style-name="ce2" office:value-type="string">
            <text:p>Nell,$0e o que precisamos fazer para#vencer esta batalha?$0f</text:p>
          </table:table-cell>
          <table:table-cell table:number-columns-repeated="1021"/>
        </table:table-row>
        <table:table-row table:style-name="ro7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table:style-name="ce2" office:value-type="string">
            <text:p>Vejamos...$0fTalvez nosso objetivo inicial seja a#base abaixo da emenda da tubulação.$0fSe não funcionar como havia#planejado,$0e sempre poderá tentar$0ftrocar de OC.$0fOs ataque diretos são o forte de Max$0e#e a Sami é a melhor em capturar$0fpropriedades.$0e$0fE quanto ao Andy, ele é bem#equilibrado e repara qualquer coisa.$0f</text:p>
          </table:table-cell>
          <table:table-cell table:number-columns-repeated="1021"/>
        </table:table-row>
        <table:table-row table:style-name="ro3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table:style-name="ce2" office:value-type="string">
            <text:p>Deixe-me tentar!$0e#Tubulação, tanques, tanto faz.$0e$0fAcabarei com eles de qualquer forma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table:style-name="ce2" office:value-type="string">
            <text:p>Esse é o espírito!$0e#Boa sorte a todos!$0f</text:p>
          </table:table-cell>
          <table:table-cell table:number-columns-repeated="1021"/>
        </table:table-row>
        <table:table-row table:style-name="ro3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table:style-name="ce2" office:value-type="string">
            <text:p>Isso é terrível!$0fGrit!$0e$0e#Grit!$0e Onde você está?!$0f</text:p>
          </table:table-cell>
          <table:table-cell table:number-columns-repeated="1021"/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table:style-name="ce2" office:value-type="string">
            <text:p>Estou aqui.$0fO que foi,$0e Olaf?$0f</text:p>
          </table:table-cell>
          <table:table-cell table:number-columns-repeated="1021"/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table:style-name="ce2" office:value-type="string">
            <text:p>Um ataque!$0e$0e#Black Hole lançou um ataque!$0f</text:p>
          </table:table-cell>
          <table:table-cell table:number-columns-repeated="1021"/>
        </table:table-row>
        <table:table-row table:style-name="ro3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table:style-name="ce2" office:value-type="string">
            <text:p>Hã?$0e$0e#Black Hole?$0fEsse nome me parece familiar...$0e$0e#De onde você disse que eles são?$0f</text:p>
          </table:table-cell>
          <table:table-cell table:number-columns-repeated="1021"/>
        </table:table-row>
        <table:table-row table:style-name="ro4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table:style-name="ce2" office:value-type="string">
            <text:p>Seu tolo!$0e$0fÉ o mesmo grupo que deixou Blue#Moon em pedaços no passado.$0fDevemos atacá-los e mantê-los#distante das fronteiras de Blue Moon!$0f</text:p>
          </table:table-cell>
          <table:table-cell table:number-columns-repeated="1021"/>
        </table:table-row>
        <table:table-row table:style-name="ro2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table:style-name="ce2" office:value-type="string">
            <text:p>Bem, bem.$0e Não vejo motivos para#tanto fuzuê.$0fAqui só tem areia e árvores,$0e$0e e#coisas.$0fSe estivéssemos perdendo, ainda...$0f</text:p>
          </table:table-cell>
          <table:table-cell table:number-columns-repeated="1021"/>
        </table:table-row>
        <table:table-row table:style-name="ro3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table:style-name="ce2" office:value-type="string">
            <text:p>Nós ESTAMOS perdendo, estúpido!$0fÉ esse tipo de impertinência que fez#o nosso exército...$0f</text:p>
          </table:table-cell>
          <table:table-cell table:number-columns-repeated="1021"/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table:style-name="ce2" office:value-type="string">
            <text:p>A suas ordens, senhor!$0f</text:p>
          </table:table-cell>
          <table:table-cell table:number-columns-repeated="1021"/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table:style-name="ce2" office:value-type="string">
            <text:p>E quem é você?$0f</text:p>
          </table:table-cell>
          <table:table-cell table:number-columns-repeated="1021"/>
        </table:table-row>
        <table:table-row table:style-name="ro3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table:style-name="ce2" office:value-type="string">
            <text:p>Colin, senhor!$0e Minha posição no#Quartel General começa hoje!$0f</text:p>
          </table:table-cell>
          <table:table-cell table:number-columns-repeated="1021"/>
        </table:table-row>
        <table:table-row table:style-name="ro2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table:style-name="ce2" office:value-type="string">
            <text:p>Aha!$0e#O novo OC!$0fÓtimo.$0e Sua missão é observar, escutar#e aprender!$0e$0fSeu treinamento começa agora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table:style-name="ce2" office:value-type="string">
            <text:p>O que manda, colega?$0f</text:p>
          </table:table-cell>
          <table:table-cell table:number-columns-repeated="1021"/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table:style-name="ce2" office:value-type="string">
            <text:p>O que manda.$0e.$0e.?$0e#$0eSenhor!$0f</text:p>
          </table:table-cell>
          <table:table-cell table:number-columns-repeated="1021"/>
        </table:table-row>
        <table:table-row table:style-name="ro2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table:style-name="ce2" office:value-type="string">
            <text:p>Calma, calma.$0e#Relaxa um pouco.$0e$0e$0fEstá me estressando.$0fLeve as coisas mais na boa e$0e tudo#ficará bem.$0f</text:p>
          </table:table-cell>
          <table:table-cell table:number-columns-repeated="1021"/>
        </table:table-row>
        <table:table-row table:style-name="ro3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table:style-name="ce2" office:value-type="string">
            <text:p>Senhor!$0e Sim, senhor!$0e$0e#Com calma, senhor!$0f</text:p>
          </table:table-cell>
          <table:table-cell table:number-columns-repeated="1021"/>
        </table:table-row>
        <table:table-row table:style-name="ro2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table:style-name="ce2" office:value-type="string">
            <text:p>Esse cara é um caso perdido!$0e$0e#NÃO siga o exemplo dele!$0f$0e$0eAgora, vamos avançar.#Sigam-me todos você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table:style-name="ce2" office:value-type="string">
            <text:p>Você também, Grit!$0f</text:p>
          </table:table-cell>
          <table:table-cell table:number-columns-repeated="1021"/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table:style-name="ce2" office:value-type="string">
            <text:p>Depois de você, senhor.$0f</text:p>
          </table:table-cell>
          <table:table-cell table:number-columns-repeated="1021"/>
        </table:table-row>
        <table:table-row table:style-name="ro2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table:style-name="ce2" office:value-type="string">
            <text:p>Ah!$0e Não, não, não.$0e#Não toque nessa colher.$0fNós dois sairemos pelos ares se#você fizer isso, Flak.$0f</text:p>
          </table:table-cell>
          <table:table-cell table:number-columns-repeated="1021"/>
        </table:table-row>
        <table:table-row table:style-name="ro3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table:style-name="ce2" office:value-type="string">
            <text:p>Não deixe$0e $0coisas$0e perigosas#jogadas por ai.$0f</text:p>
          </table:table-cell>
          <table:table-cell table:number-columns-repeated="1021"/>
        </table:table-row>
        <table:table-row table:style-name="ro3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table:style-name="ce2" office:value-type="string">
            <text:p>E por que não? Afinal de contas, aqui#é o meu parquinho de diversões.$0f</text:p>
          </table:table-cell>
          <table:table-cell table:number-columns-repeated="1021"/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table:style-name="ce2" office:value-type="string">
            <text:p>Eles estão vindo.$0e$0e#Tudo pronto?$0f</text:p>
          </table:table-cell>
          <table:table-cell table:number-columns-repeated="1021"/>
        </table:table-row>
        <table:table-row table:style-name="ro2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table:style-name="ce2" office:value-type="string">
            <text:p>Naturalmente!$0fDe qualquer forma, já estava cansado#deste lugar.$0fQue hora perfeita.#Isso será muito divertido!$0f</text:p>
          </table:table-cell>
          <table:table-cell table:number-columns-repeated="1021"/>
        </table:table-row>
        <table:table-row table:style-name="ro2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table:style-name="ce2" office:value-type="string">
            <text:p>Adiante!$0e$0e#Todo mundo, adiante!$0fHá uma cidade mais adiante.$0e#Lá nós poderemos descansar.$0f</text:p>
          </table:table-cell>
          <table:table-cell table:number-columns-repeated="1021"/>
        </table:table-row>
        <table:table-row table:style-name="ro3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table:style-name="ce2" office:value-type="string">
            <text:p>Comandante,$0e hoje você está de bom#humor.$0f</text:p>
          </table:table-cell>
          <table:table-cell table:number-columns-repeated="1021"/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table:style-name="ce2" office:value-type="string">
            <text:p>Sim,$0e está nevando lá em cima ou#algo assim?$0f</text:p>
          </table:table-cell>
          <table:table-cell table:number-columns-repeated="1021"/>
        </table:table-row>
        <table:table-row table:style-name="ro3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table:style-name="ce2" office:value-type="string">
            <text:p>Desculpe-me, Comandante...$0e$0e#Posso perguntar o que nos aguarda?$0f</text:p>
          </table:table-cell>
          <table:table-cell table:number-columns-repeated="1021"/>
        </table:table-row>
        <table:table-row table:style-name="ro2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table:style-name="ce2" office:value-type="string">
            <text:p>Ha! Já estava na hora de alguém#me perguntar isso!$0fPra ser sincero, logo chegaremos na#minha cidade natal!$0f</text:p>
          </table:table-cell>
          <table:table-cell table:number-columns-repeated="1021"/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table:style-name="ce2" office:value-type="string">
            <text:p>O que?$0e Sua cidade natal?$0f</text:p>
          </table:table-cell>
          <table:table-cell table:number-columns-repeated="1021"/>
        </table:table-row>
        <table:table-row table:style-name="ro4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table:style-name="ce2" office:value-type="string">
            <text:p>Isso mesmo.$0fFaz muito tempo desde que fui me#juntar ao exército.$0fImagino que todos irão se surpreender#quando virem o quanto eu progredi.$0fHo, ho, ho!$0f</text:p>
          </table:table-cell>
          <table:table-cell table:number-columns-repeated="1021"/>
        </table:table-row>
        <table:table-row table:style-name="ro2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table:style-name="ce2" office:value-type="string">
            <text:p>Por isso essa animação toda por que#irão ver o quão importante você é.$0fVejam, todos!$0e#Olaf está voltando pra casa!$0f</text:p>
          </table:table-cell>
          <table:table-cell table:number-columns-repeated="1021"/>
        </table:table-row>
        <table:table-row table:style-name="ro3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table:style-name="ce2" office:value-type="string">
            <text:p>Já posso avistar a cidade, senhor.$0e$0e#Ela está... está...$0f</text:p>
          </table:table-cell>
          <table:table-cell table:number-columns-repeated="1021"/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table:style-name="ce2" office:value-type="string">
            <text:p>O que!?$0e#O que aconteceu aqui?$0f</text:p>
          </table:table-cell>
          <table:table-cell table:number-columns-repeated="1021"/>
        </table:table-row>
        <table:table-row table:style-name="ro2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table:style-name="ce2" office:value-type="string">
            <text:p>Seja bem vindo ao meu parque de#diversões!$0fJá que veio de tão longe,$0e gostaria de#brincar comigo?$0f</text:p>
          </table:table-cell>
          <table:table-cell table:number-columns-repeated="1021"/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table:style-name="ce2" office:value-type="string">
            <text:p>Seu...$0e Seu demônio!$0e$0e#O que você fez?$0f</text:p>
          </table:table-cell>
          <table:table-cell table:number-columns-repeated="1021"/>
        </table:table-row>
        <table:table-row table:style-name="ro3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table:style-name="ce2" office:value-type="string">
            <text:p>Hã?$0e Algum problema?$0e$0e$0fVocê não gostou do meu#parquinho?$0f</text:p>
          </table:table-cell>
          <table:table-cell table:number-columns-repeated="1021"/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table:style-name="ce2" office:value-type="string">
            <text:p>Minha casa!$0e$0e#A praça central!$0f</text:p>
          </table:table-cell>
          <table:table-cell table:number-columns-repeated="1021"/>
        </table:table-row>
        <table:table-row table:style-name="ro8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table:style-name="ce2" office:value-type="string">
            <text:p>Do que você está falando?$0e$0e#Não estou vendo nada disso!$0fOh...$0e Devem ser os lugares que#quebramos nos meus testes de campo.$0fBem,$0e eu escondi uma guloseima em#uma destas propriedades.$0fAcha que pode encontrá-la?$0e#He, he, he!$0f</text:p>
          </table:table-cell>
          <table:table-cell table:number-columns-repeated="1021"/>
        </table:table-row>
        <table:table-row table:style-name="ro3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table:style-name="ce2" office:value-type="string">
            <text:p>Grit...$0e Colin...$0e#Fiquem fora disso!$0fEsta luta é minha!!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table:style-name="ce2" office:value-type="string">
            <text:p>Comandante!$0e$0e Encontramos isso em#uma das bases que capturamos...$0f</text:p>
          </table:table-cell>
          <table:table-cell table:number-columns-repeated="1021"/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table:style-name="ce2" office:value-type="string">
            <text:p>Hã?$0e$0e#O que é isso?$0f</text:p>
          </table:table-cell>
          <table:table-cell table:number-columns-repeated="1021"/>
        </table:table-row>
        <table:table-row table:style-name="ro3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table:style-name="ce2" office:value-type="string">
            <text:p>Bem, parece...$0e$0fO que você tem ai$0e é uma mapa para#chegar a um laboratório inimigo.$0f</text:p>
          </table:table-cell>
          <table:table-cell table:number-columns-repeated="1021"/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table:style-name="ce2" office:value-type="string">
            <text:p>Um laboratório?$0e#Do que você está falando?$0f</text:p>
          </table:table-cell>
          <table:table-cell table:number-columns-repeated="1021"/>
        </table:table-row>
        <table:table-row table:style-name="ro2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table:style-name="ce2" office:value-type="string">
            <text:p>É onde o inimigo está trabalhando#em suas novas armas.$0fSeria prudente conseguir alguma#dessas novas armas para o nosso$0fexército.$0f</text:p>
          </table:table-cell>
          <table:table-cell table:number-columns-repeated="1021"/>
        </table:table-row>
        <table:table-row table:style-name="ro3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table:style-name="ce2" office:value-type="string">
            <text:p>Pfff!$0e Eu não gosto disso.$0e$0e#Usar armas inimigas...$0f</text:p>
          </table:table-cell>
          <table:table-cell table:number-columns-repeated="1021"/>
        </table:table-row>
        <table:table-row table:style-name="ro3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table:style-name="ce2" office:value-type="string">
            <text:p>Bom, sabemos a localização.$0e$0e$0fO mínimo que podemos fazer é parar#e dar uma olhada nisso.$0f</text:p>
          </table:table-cell>
          <table:table-cell table:number-columns-repeated="1021"/>
        </table:table-row>
        <table:table-row table:style-name="ro2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table:style-name="ce2" office:value-type="string">
            <text:p>Oh, oh.$0e$0e#Isso pode ser um problema...$0e$0e$0fAcho que terei que procurar outro#lugar para brincar.$0fAdeusinho!$0f</text:p>
          </table:table-cell>
          <table:table-cell table:number-columns-repeated="1021"/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table:style-name="ce2" office:value-type="string">
            <text:p>Era aqui.$0fEra aqui onde ficava a minha casa.$0f</text:p>
          </table:table-cell>
          <table:table-cell table:number-columns-repeated="1021"/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table:style-name="ce2" office:value-type="string">
            <text:p>Comandante...$0f</text:p>
          </table:table-cell>
          <table:table-cell table:number-columns-repeated="1021"/>
        </table:table-row>
        <table:table-row table:style-name="ro6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table:style-name="ce2" office:value-type="string">
            <text:p>E ali$0e ficava a praça central.$0fEu passava o dia inteiro brincando#nela com os outros meninos.$0fNão importava quanta neve havia no#chão.$0e Não importava.$0fVeja,$0e bem ali...$0e#Está vendo a marca da praça?$0f</text:p>
          </table:table-cell>
          <table:table-cell table:number-columns-repeated="1021"/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table:style-name="ce2" office:value-type="string">
            <text:p>Olaf...$0f</text:p>
          </table:table-cell>
          <table:table-cell table:number-columns-repeated="1021"/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table:style-name="ce2" office:value-type="string">
            <text:p>Black Hole!$0fNão há perdão$0e para algo assim!$0f</text:p>
          </table:table-cell>
          <table:table-cell table:number-columns-repeated="1021"/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table:style-name="ce2" office:value-type="string">
            <text:p>Lutarei até que meu#país volte a ser livre!</text:p>
          </table:table-cell>
          <table:table-cell table:number-columns-repeated="1021"/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8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table:style-name="ce2" office:value-type="string">
            <text:p>Oh, não...$0e$0e Você perdeu.$0fOlaf,$0e você precisa tomar o controle#da base no centro do mapa.$0fDepois use suas unidades de#combate indireto para proteger$0fo resto das unidad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2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5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table:style-name="ce2" office:value-type="string">
            <text:p>Oh, não...$0e$0e Você perdeu.$0e$0fOlaf, você precisa tomar o controle#da base no centro do mapa.$0fSe você perder a paciência$0e e tentar#avançar longe demais,$0e pagará o$0fpreço por isso.$0fUse as unidades de combate indireto#para proteger as bas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2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table:style-name="ce2" office:value-type="string">
            <text:p>Grit!$0fGrit!$0e$0e$0fMaldito seja, homem!#O que você está fazendo?!$0f</text:p>
          </table:table-cell>
          <table:table-cell table:number-columns-repeated="1021"/>
        </table:table-row>
        <table:table-row table:style-name="ro2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table:style-name="ce2" office:value-type="string">
            <text:p>Hã?$0fQuem...?$0e Que tumulto é esse?$0e#Até mesmo os galos estão dormindo.$0fOh,$0e Olaf...$0e$0e#Uuuuuaaaaaa!$0f</text:p>
          </table:table-cell>
          <table:table-cell table:number-columns-repeated="1021"/>
        </table:table-row>
        <table:table-row table:style-name="ro2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table:style-name="ce2" office:value-type="string">
            <text:p>Abra os olhos e levante-se,#preguiçoso!$0fEu confiei a defesa destas montanhas#à você!$0fQuem você pensa que é,$0e parado aí#como se...$0f</text:p>
          </table:table-cell>
          <table:table-cell table:number-columns-repeated="1021"/>
        </table:table-row>
        <table:table-row table:style-name="ro4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table:style-name="ce2" office:value-type="string">
            <text:p>Acalme-se, barbudo.$0e#Não precisa ficar assim.$0fSe a coisa ficar feia,$0e batemos em#retirada.$0fDuvido que o inimigo faça alguma#coisa precipitado.$0f</text:p>
          </table:table-cell>
          <table:table-cell table:number-columns-repeated="1021"/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table:style-name="ce2" office:value-type="string">
            <text:p>Seu tolo!$0e$0e#Deixe-me dizer uma coisa..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table:style-name="ce2" office:value-type="string">
            <text:p>O que?$0e O que foi?$0fNão tente desviar minha ira com#essa olhadinha!$0f</text:p>
          </table:table-cell>
          <table:table-cell table:number-columns-repeated="1021"/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table:style-name="ce2" office:value-type="string">
            <text:p>Acho que temos visita.$0f</text:p>
          </table:table-cell>
          <table:table-cell table:number-columns-repeated="1021"/>
        </table:table-row>
        <table:table-row table:style-name="ro3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table:style-name="ce2" office:value-type="string">
            <text:p>O que?$0fGrit!$0e Onde você pensa que vai?$0e$0e#Grit!$0f</text:p>
          </table:table-cell>
          <table:table-cell table:number-columns-repeated="1021"/>
        </table:table-row>
        <table:table-row table:style-name="ro2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table:style-name="ce2" office:value-type="string">
            <text:p>Maldição...$0e#Veja quantos tanques médios!$0fUm confronto direto com esses caras#não faz o menor sentido.$0f</text:p>
          </table:table-cell>
          <table:table-cell table:number-columns-repeated="1021"/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table:style-name="ce2" office:value-type="string">
            <text:p>Muito perspicaz,$0e#Comandante Grit.$0f</text:p>
          </table:table-cell>
          <table:table-cell table:number-columns-repeated="1021"/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table:style-name="ce2" office:value-type="string">
            <text:p>Exército de Black Hole, hã?$0f</text:p>
          </table:table-cell>
          <table:table-cell table:number-columns-repeated="1021"/>
        </table:table-row>
        <table:table-row table:style-name="ro3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table:style-name="ce2" office:value-type="string">
            <text:p>Eu me chamo Adder.$0fVim até aqui expressamente para#lhe fazer uma proposta.$0f</text:p>
          </table:table-cell>
          <table:table-cell table:number-columns-repeated="1021"/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table:style-name="ce2" office:value-type="string">
            <text:p>Uma proposta?$0f</text:p>
          </table:table-cell>
          <table:table-cell table:number-columns-repeated="1021"/>
        </table:table-row>
        <table:table-row table:style-name="ro2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table:style-name="ce2" office:value-type="string">
            <text:p>Sim.$0e Vou ser direto.$0fGostaríamos que você entrasse para#o exército de Black Hole.$0e$0fO que me diz?$0f</text:p>
          </table:table-cell>
          <table:table-cell table:number-columns-repeated="1021"/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table:style-name="ce2" office:value-type="string">
            <text:p>Perdão?$0f</text:p>
          </table:table-cell>
          <table:table-cell table:number-columns-repeated="1021"/>
        </table:table-row>
        <table:table-row table:style-name="ro6">
          <table:table-cell office:value-type="string">
            <text:p>You possess much skill...$0e Wasting it#for Blue Moon is such a shame.$0fYou don't really buy into the whole#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table:style-name="ce2" office:value-type="string">
            <text:p>Você possui muito talento...$0e$0fÉ uma pena que gaste-os#erroneamente com a Blue Moon.$0fVocê precisamente não é o tipo de#pessoa que $abprotege e serve$bb, certo?$0fMorrer por um país que não te#importa?$0e Admita,$0e não faz sentid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table:style-name="ce2" office:value-type="string">
            <text:p>Veja você mesmo$0e a grandeza do#nosso exército.$0fPassamos por várias cidades em#nosso caminho até aqui.$0fHe, he,...$0e E destruímos tudo pelo#caminh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table:style-name="ce2" office:value-type="string">
            <text:p>Seja de Blue Moon ou de qualquer#outro país,$0e nada pode nos deter.$0fVamos, Grit.$0e Você sabe que juntar-se#a nós é a melhor opção.$0f</text:p>
          </table:table-cell>
          <table:table-cell table:number-columns-repeated="1021"/>
        </table:table-row>
        <table:table-row table:style-name="ro4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table:style-name="ce2" office:value-type="string">
            <text:p>Bem...$0e#Numa coisa você tem razão.$0fNunca me preocupei muito em,#qual território pertencia a que país.$0fPor mim, colocaria todos juntos e faria#um leilão.$0f</text:p>
          </table:table-cell>
          <table:table-cell table:number-columns-repeated="1021"/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table:style-name="ce2" office:value-type="string">
            <text:p>He, he, he...$0e#Neste caso...$0f</text:p>
          </table:table-cell>
          <table:table-cell table:number-columns-repeated="1021"/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table:style-name="ce2" office:value-type="string">
            <text:p>Contudo...$0f</text:p>
          </table:table-cell>
          <table:table-cell table:number-columns-repeated="1021"/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3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table:style-name="ce2" office:value-type="string">
            <text:p>Contudo...$0fVocê não tem o direto de tratar o povo#que vive neles assim.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6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table:style-name="ce2" office:value-type="string">
            <text:p>Você destruiu cidades inteiras.$0e$0e#Você acabou de dizer isso, certo?$0fOlha, escute aqui.$0e Não me importa#o quão poderoso você diz que é...$0fVocê,$0e Adder,$0e acaba de se tornar o#meu inimigo número um.$0f</text:p>
          </table:table-cell>
          <table:table-cell table:number-columns-repeated="1021"/>
        </table:table-row>
        <table:table-row table:style-name="ro2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table:style-name="ce2" office:value-type="string">
            <text:p>He, he...$0e Se é assim que você#quer...$0e Irei destruí-lo também.$0fTanques médios,$0e avancem!$0e$0e#Reduzam esse tolo à poeira!$0f</text:p>
          </table:table-cell>
          <table:table-cell table:number-columns-repeated="1021"/>
        </table:table-row>
        <table:table-row table:style-name="ro3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table:style-name="ce2" office:value-type="string">
            <text:p>Hã?$0e$0e O que são essas coisas na#direita do mapa?$0fEi, Olaf!$0e#Que raios são isso?$0f</text:p>
          </table:table-cell>
          <table:table-cell table:number-columns-repeated="1021"/>
        </table:table-row>
        <table:table-row table:style-name="ro4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table:style-name="ce2" office:value-type="string">
            <text:p>Aquilo$0e são silos de mísseis.$0fAs unidades de infantaria e#mecânica podem usá-los para$0flançar um único míssel.$0fEles alcançam qualquer ponto do#mapa.$0f</text:p>
          </table:table-cell>
          <table:table-cell table:number-columns-repeated="1021"/>
        </table:table-row>
        <table:table-row table:style-name="ro2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table:style-name="ce2" office:value-type="string">
            <text:p>Então é...$0e uma arma de longa#distância...$0fQue bom.$0e$0e Me pergunto qual de nós#tem o maior alcance de ataque.$0f</text:p>
          </table:table-cell>
          <table:table-cell table:number-columns-repeated="1021"/>
        </table:table-row>
        <table:table-row table:style-name="ro4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table:style-name="ce2" office:value-type="string">
            <text:p>Idiota!$0e É uma arma, não um rival.$0fEsses mísseis possuem um raio#enorme,$0e portanto, tenha cuidado$0fcom suas próprias tropas.$0fVocê pode obter informações sobre#eles apertando o Botão R.$0f</text:p>
          </table:table-cell>
          <table:table-cell table:number-columns-repeated="1021"/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table:style-name="ce2" office:value-type="string">
            <text:p>Tá certo!$0f</text:p>
          </table:table-cell>
          <table:table-cell table:number-columns-repeated="1021"/>
        </table:table-row>
        <table:table-row table:style-name="ro2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table:style-name="ce2" office:value-type="string">
            <text:p>Como...$0fO que aconteceu?$0fMinha brigada de tanques médios...$0e#Destruída? Shhhh!$0e$0e Retirada!$0f</text:p>
          </table:table-cell>
          <table:table-cell table:number-columns-repeated="1021"/>
        </table:table-row>
        <table:table-row table:style-name="ro3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table:style-name="ce2" office:value-type="string">
            <text:p>Grit!$0e$0e#Onde você está, Grit?$0fForçar esse vilão Adder a se#retirar$0e foi...$0f</text:p>
          </table:table-cell>
          <table:table-cell table:number-columns-repeated="1021"/>
        </table:table-row>
        <table:table-row table:style-name="ro3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table:style-name="ce2" office:value-type="string">
            <text:p>Hã?$0e O que você disse?$0fPosso ajudá-lo em alguma coisa,#Olafinho?$0f</text:p>
          </table:table-cell>
          <table:table-cell table:number-columns-repeated="1021"/>
        </table:table-row>
        <table:table-row table:style-name="ro2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table:style-name="ce2" office:value-type="string">
            <text:p>Seu...$0e Seu tolo impertinente!$0fIsso são jeitos de falar com o seu#superior?$0fFique onde está!$0e$0e#Vou te dar uma lição!$0f</text:p>
          </table:table-cell>
          <table:table-cell table:number-columns-repeated="1021"/>
        </table:table-row>
        <table:table-row table:style-name="ro3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table:style-name="ce2" office:value-type="string">
            <text:p>Não na frente do garoto.$0fEi colega,$0e vou tirar uma pestana.$0e#Você fica no cargo.$0f</text:p>
          </table:table-cell>
          <table:table-cell table:number-columns-repeated="1021"/>
        </table:table-row>
        <table:table-row table:style-name="ro3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table:style-name="ce2" office:value-type="string">
            <text:p>Um...$0e Hã?!$0e$0e#Eu?$0e Está se referindo à mim?$0f</text:p>
          </table:table-cell>
          <table:table-cell table:number-columns-repeated="1021"/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table:style-name="ce2" office:value-type="string">
            <text:p>Aarrgh!$0e$0e#Grit!$0e Volte aqui!$0f</text:p>
          </table:table-cell>
          <table:table-cell table:number-columns-repeated="1021"/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table:style-name="ce2" office:value-type="string">
            <text:p>Não foi nada.</text:p>
          </table:table-cell>
          <table:table-cell table:number-columns-repeated="1021"/>
        </table:table-row>
        <table:table-row table:style-name="ro3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table:style-name="ce2" office:value-type="string">
            <text:p>Meus foguetes foram destruídos.$0e#Esse cara é osso duro de roer.$0f</text:p>
          </table:table-cell>
          <table:table-cell table:number-columns-repeated="1021"/>
        </table:table-row>
        <table:table-row table:style-name="ro8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table:style-name="ce2" office:value-type="string">
            <text:p>Ele recusou a minha oferta...$0e#He, he, he...$0e$0fEsmagar um estúpido assim é fácil.$0fE esmagarei$0e cada vez que ele#aparecer por aqui.$0e$0fAtenção unidades mecanizadas!$0fCruzem a montanha e ataquem#enquanto o inimigo se concentre$0fnos tanque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table:style-name="ce2" office:value-type="string">
            <text:p>A falha das unidades de artilharia é#que não podem atacar os inimigos$0fque estão próximos a elas.$0fLevando em consideração que#sou consciente disso,$0e a vitória$0fserá minha.$0e$0fHe, he, he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table:style-name="ce2" office:value-type="string">
            <text:p>O que você disse?$0e$0e A Black Hole#está em nossa fronteira norte?$0f</text:p>
          </table:table-cell>
          <table:table-cell table:number-columns-repeated="1021"/>
        </table:table-row>
        <table:table-row table:style-name="ro3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table:style-name="ce2" office:value-type="string">
            <text:p>Sim, senhor.$0e Dá a impressão de#que eles vão atacar em seguida.$0f</text:p>
          </table:table-cell>
          <table:table-cell table:number-columns-repeated="1021"/>
        </table:table-row>
        <table:table-row table:style-name="ro3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table:style-name="ce2" office:value-type="string">
            <text:p>Hmmm.$0e Mas, por que?$0e$0e#Não há nada de importante lá.$0f</text:p>
          </table:table-cell>
          <table:table-cell table:number-columns-repeated="1021"/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table:style-name="ce2" office:value-type="string">
            <text:p>Talvez seja por isso.$0f</text:p>
          </table:table-cell>
          <table:table-cell table:number-columns-repeated="1021"/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table:style-name="ce2" office:value-type="string">
            <text:p>O que você quer dizer?$0f</text:p>
          </table:table-cell>
          <table:table-cell table:number-columns-repeated="1021"/>
        </table:table-row>
        <table:table-row table:style-name="ro3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table:style-name="ce2" office:value-type="string">
            <text:p>Bem, não há nada lá,$0e então talvez#indica que a defesa está fraca.$0f</text:p>
          </table:table-cell>
          <table:table-cell table:number-columns-repeated="1021"/>
        </table:table-row>
        <table:table-row table:style-name="ro2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table:style-name="ce2" office:value-type="string">
            <text:p>Como deveríamos responder?$0fPodemos chegar lá a tempo,$0e mas#talvez seja uma armadilha.$0e$0fDevemos ser prudentes.$0f</text:p>
          </table:table-cell>
          <table:table-cell table:number-columns-repeated="1021"/>
        </table:table-row>
        <table:table-row table:style-name="ro3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table:style-name="ce2" office:value-type="string">
            <text:p>Isso também poderia ser parte do#plano deles.$0e$0e Ha, ha, é muito astuto.$0f</text:p>
          </table:table-cell>
          <table:table-cell table:number-columns-repeated="1021"/>
        </table:table-row>
        <table:table-row table:style-name="ro3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table:style-name="ce2" office:value-type="string">
            <text:p>Não estamos aqui para admirá-los!$0e$0e#Alguém precisa ir... Eu ou o Grit...$0f</text:p>
          </table:table-cell>
          <table:table-cell table:number-columns-repeated="1021"/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table:style-name="ce2" office:value-type="string">
            <text:p>Eu vou!$0f</text:p>
          </table:table-cell>
          <table:table-cell table:number-columns-repeated="1021"/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table:style-name="ce2" office:value-type="string">
            <text:p>Você?$0f</text:p>
          </table:table-cell>
          <table:table-cell table:number-columns-repeated="1021"/>
        </table:table-row>
        <table:table-row table:style-name="ro3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table:style-name="ce2" office:value-type="string">
            <text:p>Você e o comandante Grit devem#permanecer aqui, certo?$0fEntão,$0e só restou eu!$0f</text:p>
          </table:table-cell>
          <table:table-cell table:number-columns-repeated="1021"/>
        </table:table-row>
        <table:table-row table:style-name="ro3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table:style-name="ce2" office:value-type="string">
            <text:p>É uma boa ideia.$0e$0e#Vamos enviar o novato.$0f</text:p>
          </table:table-cell>
          <table:table-cell table:number-columns-repeated="1021"/>
        </table:table-row>
        <table:table-row table:style-name="ro3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table:style-name="ce2" office:value-type="string">
            <text:p>Grit,$0e seu preguiçoso...$0e#O garoto não tem experiencia.$0f</text:p>
          </table:table-cell>
          <table:table-cell table:number-columns-repeated="1021"/>
        </table:table-row>
        <table:table-row table:style-name="ro4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table:style-name="ce2" office:value-type="string">
            <text:p>Talvez,$0e mas ele realizou suas funções#de OC sem nenhum problema.$0fAcho que está na hora de#começarmos a tratá-lo como um$0fOC de verdade.$0f</text:p>
          </table:table-cell>
          <table:table-cell table:number-columns-repeated="1021"/>
        </table:table-row>
        <table:table-row table:style-name="ro3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table:style-name="ce2" office:value-type="string">
            <text:p>Hmmm...$0e Entendo o que você está#dizendo, mas...$0f</text:p>
          </table:table-cell>
          <table:table-cell table:number-columns-repeated="1021"/>
        </table:table-row>
        <table:table-row table:style-name="ro3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table:style-name="ce2" office:value-type="string">
            <text:p>Está tudo resolvido, então.$0fColin,$0e dirija-se para o norte$0e e derrote#o inimig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table:style-name="ce2" office:value-type="string">
            <text:p>Calma, filho.#Relaxe um pouco$0e e faça o que puder.$0f</text:p>
          </table:table-cell>
          <table:table-cell table:number-columns-repeated="1021"/>
        </table:table-row>
        <table:table-row table:style-name="ro3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table:style-name="ce2" office:value-type="string">
            <text:p>Uh...$0e e a moral da tropa?$0e$0e#Se eu não presto atenção...$0f</text:p>
          </table:table-cell>
          <table:table-cell table:number-columns-repeated="1021"/>
        </table:table-row>
        <table:table-row table:style-name="ro6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table:style-name="ce2" office:value-type="string">
            <text:p>Não me interprete mal.$0fRelaxar e descuidar não são a#mesma coisa.$0fA vida de suas tropas dependem de#suas decisões.$0fSei que você está emocionado,$0e e isso#não é nada mal.$0e$0fMas lembre-se: moderação.$0e OK?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3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table:style-name="ce2" office:value-type="string">
            <text:p>Senhorita Lash,$0e avistamos tropas#de Blue Moon.$0f</text:p>
          </table:table-cell>
          <table:table-cell table:number-columns-repeated="1021"/>
        </table:table-row>
        <table:table-row table:style-name="ro3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table:style-name="ce2" office:value-type="string">
            <text:p>Bom, já estava na hora.$0e$0e#Quem está no comando?$0f</text:p>
          </table:table-cell>
          <table:table-cell table:number-columns-repeated="1021"/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table:style-name="ce2" office:value-type="string">
            <text:p>É...$0e um jovem OC chamado Colin.$0f</text:p>
          </table:table-cell>
          <table:table-cell table:number-columns-repeated="1021"/>
        </table:table-row>
        <table:table-row table:style-name="ro3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table:style-name="ce2" office:value-type="string">
            <text:p>Hã?$0e Aquele moleque?$0e$0e#Que chato!$0fEu queria o gordo barbudo$0e ou#aquele esquisito.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table:style-name="ce2" office:value-type="string">
            <text:p>Quais são as suas ordens?$0fDeseja que as tropas ataquem?$0f</text:p>
          </table:table-cell>
          <table:table-cell table:number-columns-repeated="1021"/>
        </table:table-row>
        <table:table-row table:style-name="ro3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table:style-name="ce2" office:value-type="string">
            <text:p>Não será nada divertido se nenhum#daqueles dois vier.$0fRetirada.$0f</text:p>
          </table:table-cell>
          <table:table-cell table:number-columns-repeated="1021"/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table:style-name="ce2" office:value-type="string">
            <text:p>Ah... senhora?$0f</text:p>
          </table:table-cell>
          <table:table-cell table:number-columns-repeated="1021"/>
        </table:table-row>
        <table:table-row table:style-name="ro3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table:style-name="ce2" office:value-type="string">
            <text:p>Oh,$0e OK.$0e$0e Vamos atacar e varrê-los#daqui.$0fHe, he, he!$0f</text:p>
          </table:table-cell>
          <table:table-cell table:number-columns-repeated="1021"/>
        </table:table-row>
        <table:table-row table:style-name="ro3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table:style-name="ce2" office:value-type="string">
            <text:p>Buáááááá!$0e#Está saindo tudo errado!$0fJá chega.$0e#Estou voltando pra casa!$0f</text:p>
          </table:table-cell>
          <table:table-cell table:number-columns-repeated="1021"/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table:style-name="ce2" office:value-type="string">
            <text:p>Se... Senhorita Lash?$0e#Espere por nós!$0f</text:p>
          </table:table-cell>
          <table:table-cell table:number-columns-repeated="1021"/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table:style-name="ce2" office:value-type="string">
            <text:p>Eles realmente se retiraram?$0f</text:p>
          </table:table-cell>
          <table:table-cell table:number-columns-repeated="1021"/>
        </table:table-row>
        <table:table-row table:style-name="ro3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table:style-name="ce2" office:value-type="string">
            <text:p>Não há dúvidas quanto a isso.$0e$0e$0fNós capturamos o QG inimigo,#senhor.$0f</text:p>
          </table:table-cell>
          <table:table-cell table:number-columns-repeated="1021"/>
        </table:table-row>
        <table:table-row table:style-name="ro3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table:style-name="ce2" office:value-type="string">
            <text:p>Eu cumpri a missão!$0e$0e#Uau, que alívio!$0f</text:p>
          </table:table-cell>
          <table:table-cell table:number-columns-repeated="1021"/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table:style-name="ce2" office:value-type="string">
            <text:p>Suas ordens foram...$0e#Audaciosas, senhor.$0f</text:p>
          </table:table-cell>
          <table:table-cell table:number-columns-repeated="1021"/>
        </table:table-row>
        <table:table-row table:style-name="ro2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table:style-name="ce2" office:value-type="string">
            <text:p>Obrigado.$0e$0e#Fico feliz que pense assim.$0fAgora, preciso continuar assim e#eliminar a Black Hole o mais breve$0fpossível.$0f</text:p>
          </table:table-cell>
          <table:table-cell table:number-columns-repeated="1021"/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table:style-name="ce2" office:value-type="string">
            <text:p>Isso foi apenas#o começo!</text:p>
          </table:table-cell>
          <table:table-cell table:number-columns-repeated="1021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3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office:value-type="string">
            <text:p>Oh...$0e How am I going to face#Commanders Olaf and Grit?$0f</text:p>
          </table:table-cell>
          <table:table-cell table:number-columns-repeated="1021"/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office:value-type="string">
            <text:p>Keep your chin up, Commander!$0f</text:p>
          </table:table-cell>
          <table:table-cell table:number-columns-repeated="1021"/>
        </table:table-row>
        <table:table-row table:style-name="ro6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office:value-type="string">
            <text:p>You... You're right.$0e$0e The lives of#my troops hang on my decisions...$0fOK!$0e Here we go!$0e$0e First, we#capture the airport in the middle$0fand use that as a stepping stone to#the enemy HQ.$0fI was given this command on faith,$0e#and I won't betray that faith!$0f</text:p>
          </table:table-cell>
          <table:table-cell table:number-columns-repeated="1021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3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office:value-type="string">
            <text:p>Mistress Lash,$0e that laser cannon is#causing damage to our troops as well.$0f</text:p>
          </table:table-cell>
          <table:table-cell table:number-columns-repeated="1021"/>
        </table:table-row>
        <table:table-row table:style-name="ro3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office:value-type="string">
            <text:p>What's your point?$0e$0e As long as the#enemy's getting hit, who cares?$0f</text:p>
          </table:table-cell>
          <table:table-cell table:number-columns-repeated="1021"/>
        </table:table-row>
        <table:table-row table:style-name="ro4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office:value-type="string">
            <text:p>That laser's a danger to both my#troops and the enemy, too.$0fThat's it!$0e If I can just lure the foe#within range of their own weapon...$0fI was given this command on faith,$0e#and I won't betray that faith!$0f</text:p>
          </table:table-cell>
          <table:table-cell table:number-columns-repeated="1021"/>
        </table:table-row>
        <table:table-row table:style-name="ro3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office:value-type="string">
            <text:p>Oh Meu Deus!$0e#Comandante Olaf!$0fVeja aquilo!$0e#Aquilo é... é...$0f</text:p>
          </table:table-cell>
          <table:table-cell table:number-columns-repeated="1021"/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office:value-type="string">
            <text:p>O que...$0e#O que...$0fQue invernos é isso?!?$0f</text:p>
          </table:table-cell>
          <table:table-cell table:number-columns-repeated="1021"/>
        </table:table-row>
        <table:table-row table:style-name="ro2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office:value-type="string">
            <text:p>Parece um silo de mísseis...$0e#Um muito, muito grande.$0fDuvido que podemos chegar e#destruir aquele monstro.$0f</text:p>
          </table:table-cell>
          <table:table-cell table:number-columns-repeated="1021"/>
        </table:table-row>
        <table:table-row table:style-name="ro3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office:value-type="string">
            <text:p>Disparem com tudo o que temos!$0fNenhuma base de Black Hole é rival#para a nossa força!$0f</text:p>
          </table:table-cell>
          <table:table-cell table:number-columns-repeated="1021"/>
        </table:table-row>
        <table:table-row table:style-name="ro3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office:value-type="string">
            <text:p>Mas você viu o tamanho daquela#coisa?$0fEstou preocupado com você, chefe.$0f</text:p>
          </table:table-cell>
          <table:table-cell table:number-columns-repeated="1021"/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office:value-type="string">
            <text:p>O que...$0e o que podemos fazer?$0f</text:p>
          </table:table-cell>
          <table:table-cell table:number-columns-repeated="1021"/>
        </table:table-row>
        <table:table-row table:style-name="ro2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office:value-type="string">
            <text:p>Bem, filho,$0e eu e você estamos#encarregados da informação.$0fDevemos encontrar a forma de#destruir essa coisa.$0f</text:p>
          </table:table-cell>
          <table:table-cell table:number-columns-repeated="1021"/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office:value-type="string">
            <text:p>Agora que o Olaf chegou, seus dias#estão contados!$0f</text:p>
          </table:table-cell>
          <table:table-cell table:number-columns-repeated="1021"/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office:value-type="string">
            <text:p>Estou aqui para ajudar!$0f</text:p>
          </table:table-cell>
          <table:table-cell table:number-columns-repeated="1021"/>
        </table:table-row>
        <table:table-row table:style-name="ro3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office:value-type="string">
            <text:p>Opa!$0e É o Andy de Orange Star.$0e#O que você está fazendo aqui?$0f</text:p>
          </table:table-cell>
          <table:table-cell table:number-columns-repeated="1021"/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office:value-type="string">
            <text:p>Eu já disse...$0e#Eu vim aqui para ajudar.$0f</text:p>
          </table:table-cell>
          <table:table-cell table:number-columns-repeated="1021"/>
        </table:table-row>
        <table:table-row table:style-name="ro3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office:value-type="string">
            <text:p>A Blue Moon não precisa de ajuda!$0e#Temos a capacidade de...$0f</text:p>
          </table:table-cell>
          <table:table-cell table:number-columns-repeated="1021"/>
        </table:table-row>
        <table:table-row table:style-name="ro4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office:value-type="string">
            <text:p>Aqui é um silo de mísseis gigante.$0fDepois que passarem 15 dias,$0e ele#lançará um míssel.$0fEsse míssel destruirá a metade das#tropas de Blue Moon de uma só vez.$0f</text:p>
          </table:table-cell>
          <table:table-cell table:number-columns-repeated="1021"/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Bobagem!$0f</text:p>
          </table:table-cell>
          <table:table-cell table:number-columns-repeated="1021"/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office:value-type="string">
            <text:p>Isso foi o que a Nell disse.$0f</text:p>
          </table:table-cell>
          <table:table-cell table:number-columns-repeated="1021"/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office:value-type="string">
            <text:p>Isso... Isso é...$0e$0e#Devemos deter aquele míssil.$0f</text:p>
          </table:table-cell>
          <table:table-cell table:number-columns-repeated="1021"/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office:value-type="string">
            <text:p>Vou ajudá-lo!$0e$0e#Vamos deter esse míssil juntos!$0f</text:p>
          </table:table-cell>
          <table:table-cell table:number-columns-repeated="1021"/>
        </table:table-row>
        <table:table-row table:style-name="ro3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office:value-type="string">
            <text:p>Maldição...$0e$0fBom, se você insiste...$0e#Você pode ajudar!$0f</text:p>
          </table:table-cell>
          <table:table-cell table:number-columns-repeated="1021"/>
        </table:table-row>
        <table:table-row table:style-name="ro3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office:value-type="string">
            <text:p>Olaf?$0e Pode me ouvir?$0fEncontramos uma forma de destruir#essa base de míssil gigante.$0f</text:p>
          </table:table-cell>
          <table:table-cell table:number-columns-repeated="1021"/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office:value-type="string">
            <text:p>O que disse?$0e$0e#Você tem certeza?$0f</text:p>
          </table:table-cell>
          <table:table-cell table:number-columns-repeated="1021"/>
        </table:table-row>
        <table:table-row table:style-name="ro4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office:value-type="string">
            <text:p>Há 8 propriedades rodeando a#plataforma de lançamento.$0fElas fornecem eletricidade à base#para o lançamento do míssil.$0fSe você capturar as 8 propriedades,#a torre ficará totalmente inoperante.$0fIsso é tudo, Olafinho!$0f</text:p>
          </table:table-cell>
          <table:table-cell table:number-columns-repeated="1021"/>
        </table:table-row>
        <table:table-row table:style-name="ro2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office:value-type="string">
            <text:p>Vou cuidar disso!$0e$0e#Ainda é fácil dizer...$0fEssa maldita tubulação não deixa as#minhas unidades avançarem.$0f</text:p>
          </table:table-cell>
          <table:table-cell table:number-columns-repeated="1021"/>
        </table:table-row>
        <table:table-row table:style-name="ro3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office:value-type="string">
            <text:p>Se você explodir a junta,$0e poderá#passar pelo buraco da tubulação.$0fIsso foi o que Nell me disse!$0f</text:p>
          </table:table-cell>
          <table:table-cell table:number-columns-repeated="1021"/>
        </table:table-row>
        <table:table-row table:style-name="ro3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office:value-type="string">
            <text:p>Oh,$0e sim...$0fÉ claro! Eu já sabia disso!#De qualquer forma,$0e muito obrigado.$0f</text:p>
          </table:table-cell>
          <table:table-cell table:number-columns-repeated="1021"/>
        </table:table-row>
        <table:table-row table:style-name="ro2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office:value-type="string">
            <text:p>Mmmm...$0e 7 dias se passaram...$0e$0e$0fSe passarem 15 dias$0e nós#perderemos...$0fDevemos nos apressar em capturar#essas 8 propriedades.$0f</text:p>
          </table:table-cell>
          <table:table-cell table:number-columns-repeated="1021"/>
        </table:table-row>
        <table:table-row table:style-name="ro3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office:value-type="string">
            <text:p>Mmmmmmmmmmm...$0e$0e#Hoje é o dia.$0e Devemos atuar agora!$0f</text:p>
          </table:table-cell>
          <table:table-cell table:number-columns-repeated="1021"/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office:value-type="string">
            <text:p>É a nossa vez!$0e Vamos lá!$0f</text:p>
          </table:table-cell>
          <table:table-cell table:number-columns-repeated="1021"/>
        </table:table-row>
        <table:table-row table:style-name="ro3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office:value-type="string">
            <text:p>Ma...$0e ma...$0e maldito seja!$0fSe tivéssemos lançado o míssil,$0e#teríamos feitos picadinhos!$0f</text:p>
          </table:table-cell>
          <table:table-cell table:number-columns-repeated="1021"/>
        </table:table-row>
        <table:table-row table:style-name="ro3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office:value-type="string">
            <text:p>Sim!$0e Capturamos todos eles!$0e$0e#Isso neutraliza o silo do míssil!$0f</text:p>
          </table:table-cell>
          <table:table-cell table:number-columns-repeated="1021"/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office:value-type="string">
            <text:p>Uau!$0e$0e#Nós vencemos!$0f</text:p>
          </table:table-cell>
          <table:table-cell table:number-columns-repeated="1021"/>
        </table:table-row>
        <table:table-row table:style-name="ro4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office:value-type="string">
            <text:p>Certo!$0e$0e#Conseguimos!$0fÉ claro, eu poderia ter feito isso#sozinho.$0fQuais são os seus planos agora,#filhote?$0fSe você quiser,$0e deixo que continue#combatendo aqui com a Blue Moon...$0f</text:p>
          </table:table-cell>
          <table:table-cell table:number-columns-repeated="1021"/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office:value-type="string">
            <text:p>Por enquanto voltarei para Orange#Star.$0f</text:p>
          </table:table-cell>
          <table:table-cell table:number-columns-repeated="1021"/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office:value-type="string">
            <text:p>Hã?$0e Já está nos deixando?$0f</text:p>
          </table:table-cell>
          <table:table-cell table:number-columns-repeated="1021"/>
        </table:table-row>
        <table:table-row table:style-name="ro3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office:value-type="string">
            <text:p>Voltarei em breve como todo mundo#está pronto em casa!$0f</text:p>
          </table:table-cell>
          <table:table-cell table:number-columns-repeated="1021"/>
        </table:table-row>
        <table:table-row table:style-name="ro2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office:value-type="string">
            <text:p>Oh,$0e sério?$0e#Neste caso,$0e até logo...$0fNão, espere!$0e$0e#Não há necessidade de voltar aqui.$0f</text:p>
          </table:table-cell>
          <table:table-cell table:number-columns-repeated="1021"/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office:value-type="string">
            <text:p>Eu venci! ...Quero#dizer...$0e Vencemos!</text:p>
          </table:table-cell>
          <table:table-cell table:number-columns-repeated="1021"/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office:value-type="string">
            <text:p>Eu não ajudei em nada...#Sinto muito.$0f</text:p>
          </table:table-cell>
          <table:table-cell table:number-columns-repeated="1021"/>
        </table:table-row>
        <table:table-row table:style-name="ro3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office:value-type="string">
            <text:p>Pra começar, eu nunca pedi a sua#ajuda!$0fA culpa é toda minha...$0f</text:p>
          </table:table-cell>
          <table:table-cell table:number-columns-repeated="1021"/>
        </table:table-row>
        <table:table-row table:style-name="ro8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office:value-type="string">
            <text:p>Qual é?!$0e Não há motivo para#desanimar.$0fEu estava pensando...$0e$0fVocê não pode cruzar a tubulação,$0e#mas o inimigo tão pouco.$0fEntão que tal deixar a parte inferior#intacta? É só uma ideia, sabe?$0e$0fVocê está no comanda, então faça o#que achar melhor.$0f</text:p>
          </table:table-cell>
          <table:table-cell table:number-columns-repeated="1021"/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office:value-type="string">
            <text:p>Eu acredito em vocês dois!$0e#Sei que você consegue!$0f</text:p>
          </table:table-cell>
          <table:table-cell table:number-columns-repeated="1021"/>
        </table:table-row>
        <table:table-row table:style-name="ro3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office:value-type="string">
            <text:p>Sim!$0e Na próxima vez, vou lhe mostrar#do que sou capaz!$0e$0fDeixe as unidades superiores comigo!$0f</text:p>
          </table:table-cell>
          <table:table-cell table:number-columns-repeated="1021"/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office:value-type="string">
            <text:p>Acalme-se, Andy!$0e#O primeiro ataque é meu!$0f</text:p>
          </table:table-cell>
          <table:table-cell table:number-columns-repeated="1021"/>
        </table:table-row>
        <table:table-row table:style-name="ro3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office:value-type="string">
            <text:p>Colin!$0e Você está no comando agora.$0fEu e o Grit voltaremos ao QG para#planejarmos nossa estratégia.$0f</text:p>
          </table:table-cell>
          <table:table-cell table:number-columns-repeated="1021"/>
        </table:table-row>
        <table:table-row table:style-name="ro3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office:value-type="string">
            <text:p>Sim, senhor!$0e Entendido, senhor!$0fVigiarei estas propriedades durante#os$0e próximos 14 dias.$0f</text:p>
          </table:table-cell>
          <table:table-cell table:number-columns-repeated="1021"/>
        </table:table-row>
        <table:table-row table:style-name="ro4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office:value-type="string">
            <text:p>Mmm.$0e$0e#Não se preocupe.$0fSegundo nosso comando de#informações, não há possibilidades$0fdo inimigo atacar aqui.$0fVocê está cem porcento seguro.$0f</text:p>
          </table:table-cell>
          <table:table-cell table:number-columns-repeated="1021"/>
        </table:table-row>
        <table:table-row table:style-name="ro4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office:value-type="string">
            <text:p>O problema é que o nosso comando#de informações não é precisamente$0fo mais confiável do universo.$0fFaça o melhor que puder, filho.$0e$0e#Voltaremos por você em 14 dias.$0f</text:p>
          </table:table-cell>
          <table:table-cell table:number-columns-repeated="1021"/>
        </table:table-row>
        <table:table-row table:style-name="ro1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office:value-type="string">
            <text:p>Não o decepcionarei, senhor!#Sou um OC de Blue Moon!$0f</text:p>
          </table:table-cell>
          <table:table-cell table:number-columns-repeated="1021"/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table:style-name="ce1" office:value-type="string">
            <text:p>Comandante Colin!$0f</text:p>
          </table:table-cell>
          <table:table-cell table:number-columns-repeated="1021"/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office:value-type="string">
            <text:p>Sim?$0f</text:p>
          </table:table-cell>
          <table:table-cell table:number-columns-repeated="1021"/>
        </table:table-row>
        <table:table-row table:style-name="ro3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office:value-type="string">
            <text:p>Estão nos atacando!$0e#O exército de Black Hole está aqui!$0f</text:p>
          </table:table-cell>
          <table:table-cell table:number-columns-repeated="1021"/>
        </table:table-row>
        <table:table-row table:style-name="ro2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office:value-type="string">
            <text:p>O que?$0e$0e Assim, de repente?$0e$0fTranquilo.$0e#Não entre em pânico.$0fDevo... ser... forte...$0e$0e#Muito bem!$0fRedobrem as defesas!$0f</text:p>
          </table:table-cell>
          <table:table-cell table:number-columns-repeated="1021"/>
        </table:table-row>
        <table:table-row table:style-name="ro3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office:value-type="string">
            <text:p>Olááá!$0e#Tem alguém em casa?$0fParece deserto!$0e#Acho que vou capturar tudo.$0f</text:p>
          </table:table-cell>
          <table:table-cell table:number-columns-repeated="1021"/>
        </table:table-row>
        <table:table-row table:style-name="ro3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office:value-type="string">
            <text:p>Não tão rápido.$0e$0e Estas propriedades...$0e#estão sob...$0e minha proteção.$0f</text:p>
          </table:table-cell>
          <table:table-cell table:number-columns-repeated="1021"/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office:value-type="string">
            <text:p>Só você?$0e$0e#Mais fácil, impossível.$0f</text:p>
          </table:table-cell>
          <table:table-cell table:number-columns-repeated="1021"/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office:value-type="string">
            <text:p>Uh...$0e$0e#Há reforços a caminho!$0f</text:p>
          </table:table-cell>
          <table:table-cell table:number-columns-repeated="1021"/>
        </table:table-row>
        <table:table-row table:style-name="ro2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office:value-type="string">
            <text:p>Sim,$0e dentro de 14 dias, não é?$0e$0e#Irei capturar tudo antes disso.$0fVamos, tropas!$0e#Disparem a vontade!$0f</text:p>
          </table:table-cell>
          <table:table-cell table:number-columns-repeated="1021"/>
        </table:table-row>
        <table:table-row table:style-name="ro3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office:value-type="string">
            <text:p>Mantenham os postos!$0fSó temos que proteger o QG durante#14 dias!$0f</text:p>
          </table:table-cell>
          <table:table-cell table:number-columns-repeated="1021"/>
        </table:table-row>
        <table:table-row table:style-name="ro3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office:value-type="string">
            <text:p>Hoje é o...$0e oitavo dia.$0e$0e#Estamos na metade...$0fPreciso ser forte.#Resistirei os 14 dias!$0f</text:p>
          </table:table-cell>
          <table:table-cell table:number-columns-repeated="1021"/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office:value-type="string">
            <text:p>Ei!$0e Tudo bem, filho?$0f</text:p>
          </table:table-cell>
          <table:table-cell table:number-columns-repeated="1021"/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office:value-type="string">
            <text:p>Grit!$0f</text:p>
          </table:table-cell>
          <table:table-cell table:number-columns-repeated="1021"/>
        </table:table-row>
        <table:table-row table:style-name="ro2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office:value-type="string">
            <text:p>Caramba!$0e#Acabou o tempo.$0fAgora só conseguirei mais baixas.$0e#Acho que está na hora de partir!$0fAdeusinho!$0f</text:p>
          </table:table-cell>
          <table:table-cell table:number-columns-repeated="1021"/>
        </table:table-row>
        <table:table-row table:style-name="ro3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office:value-type="string">
            <text:p>Bom trabalho, filho.$0fMe refiro a aguentar tanto tempo#diante de uma força superior.$0f</text:p>
          </table:table-cell>
          <table:table-cell table:number-columns-repeated="1021"/>
        </table:table-row>
        <table:table-row table:style-name="ro3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office:value-type="string">
            <text:p>Comandante Grit?$0fIsso quer dizer que já estou pronto#para ser um comandante oficial?$0f</text:p>
          </table:table-cell>
          <table:table-cell table:number-columns-repeated="1021"/>
        </table:table-row>
        <table:table-row table:style-name="ro2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office:value-type="string">
            <text:p>Do que você está falando?$0fVocê é um comandante nato, filho!#E você pode usar isso para o banc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office:value-type="string">
            <text:p>Continuarei dando o#meu melhor!</text:p>
          </table:table-cell>
          <table:table-cell table:number-columns-repeated="1021"/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office:value-type="string">
            <text:p>Oh, não.$0e Eu falhei no meu dever.$0f</text:p>
          </table:table-cell>
          <table:table-cell table:number-columns-repeated="1021"/>
        </table:table-row>
        <table:table-row table:style-name="ro8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office:value-type="string">
            <text:p>He, he, he!$0e$0e#Essa foi fácil demais!$0fNão acredito que você não percebeu#que deve apenas proteger essa área$0festreita!$0fSe fosse eu, teria tapado a estrada e#disparado da parte de trás com as$0funidades de combate indireto.$0fUm CO tão mal não é digno de brincar#com ele.$0f</text:p>
          </table:table-cell>
          <table:table-cell table:number-columns-repeated="1021"/>
        </table:table-row>
        <table:table-row table:style-name="ro2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office:value-type="string">
            <text:p>Eu sinto muito, a todos...$0e$0fDeixe-me tentar novamente!$0e#Só mais uma vez!$0fNão precisa combater para ganhar.$0e$0e#Basta resistir por 14 dias!$0f</text:p>
          </table:table-cell>
          <table:table-cell table:number-columns-repeated="1021"/>
        </table:table-row>
        <table:table-row table:style-name="ro2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office:value-type="string">
            <text:p>Muito bem, todo mundo.$0e#Mantenham o ritmo!$0fA vitória nos aguarda atrás deste#bosque.$0fAgora mais do que nunca, precisamos#que a Blue Moon seja forte...$0f</text:p>
          </table:table-cell>
          <table:table-cell table:number-columns-repeated="1021"/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office:value-type="string">
            <text:p>Segura ai, chefe!$0f</text:p>
          </table:table-cell>
          <table:table-cell table:number-columns-repeated="1021"/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office:value-type="string">
            <text:p>Como se atreve?$0e$0e#Estou falando para as tropas!$0f</text:p>
          </table:table-cell>
          <table:table-cell table:number-columns-repeated="1021"/>
        </table:table-row>
        <table:table-row table:style-name="ro3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office:value-type="string">
            <text:p>Estamos indo para uma emboscada.$0e$0e$0fHá unidades inimigas escondidas#nestes bosques.$0f</text:p>
          </table:table-cell>
          <table:table-cell table:number-columns-repeated="1021"/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Bobagem!$0f</text:p>
          </table:table-cell>
          <table:table-cell table:number-columns-repeated="1021"/>
        </table:table-row>
        <table:table-row table:style-name="ro2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office:value-type="string">
            <text:p>E isso não é tudo!$0e$0fEles possuem umas armas loucas#apontadas para nós.$0fCéus, oh céus...$0e Vamos passar umas#poucas e boas desta vez.$0f</text:p>
          </table:table-cell>
          <table:table-cell table:number-columns-repeated="1021"/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office:value-type="string">
            <text:p>O que devemos fazer?$0f</text:p>
          </table:table-cell>
          <table:table-cell table:number-columns-repeated="1021"/>
        </table:table-row>
        <table:table-row table:style-name="ro2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office:value-type="string">
            <text:p>Não se preocupe.$0e$0e#Desta vez essa missão é minha.$0fAcredito que minhas habilidades são#mais adequadas para acabar com eles.$0f</text:p>
          </table:table-cell>
          <table:table-cell table:number-columns-repeated="1021"/>
        </table:table-row>
        <table:table-row table:style-name="ro3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office:value-type="string">
            <text:p>Sinceramente, Grit.$0e$0e#Você tem certeza que consegue?$0f</text:p>
          </table:table-cell>
          <table:table-cell table:number-columns-repeated="1021"/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office:value-type="string">
            <text:p>Eu acredito que vou inverter as coisas#de alguma forma.$0f</text:p>
          </table:table-cell>
          <table:table-cell table:number-columns-repeated="1021"/>
        </table:table-row>
        <table:table-row table:style-name="ro4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office:value-type="string">
            <text:p>Então,$0e eles o enviaram, não foi?#Grit, o CO de Blue Moon.$0fSeu Poder de OC é a Emboscada...$0fVocê é um especialista em combate#indireto.$0e Esqueci de alguma coisa?$0f</text:p>
          </table:table-cell>
          <table:table-cell table:number-columns-repeated="1021"/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office:value-type="string">
            <text:p>Você sabe das coisas, não sabe,#princesa?$0f</text:p>
          </table:table-cell>
          <table:table-cell table:number-columns-repeated="1021"/>
        </table:table-row>
        <table:table-row table:style-name="ro3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office:value-type="string">
            <text:p>Não é pra tanto.$0e#SOU um gênio, sabia?$0fO canhão Negro é invenção minha,#também.$0f</text:p>
          </table:table-cell>
          <table:table-cell table:number-columns-repeated="1021"/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office:value-type="string">
            <text:p>Canhão Negro, é?$0e$0e#Pra que isso serve?$0f</text:p>
          </table:table-cell>
          <table:table-cell table:number-columns-repeated="1021"/>
        </table:table-row>
        <table:table-row table:style-name="ro4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office:value-type="string">
            <text:p>Você realmente quer saber?$0fBom, o seu alcance de ataque é#muito maior que o seu.$0fE eu aprimorei para que possa#disparar todos os dias!$0fVou destruí-lo muito antes de você#chegar ao seu objetivo.$0f</text:p>
          </table:table-cell>
          <table:table-cell table:number-columns-repeated="1021"/>
        </table:table-row>
        <table:table-row table:style-name="ro3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office:value-type="string">
            <text:p>Entendo...$0fSuponho que terei que me esconder#nos bosques.$0f</text:p>
          </table:table-cell>
          <table:table-cell table:number-columns-repeated="1021"/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office:value-type="string">
            <text:p>Vai realmente tentar isso?$0f</text:p>
          </table:table-cell>
          <table:table-cell table:number-columns-repeated="1021"/>
        </table:table-row>
        <table:table-row table:style-name="ro4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office:value-type="string">
            <text:p>Suponho que sim.$0fEstou certo que esse canhão é#potente,$0e porém o maior nem sempre$0fé o melhor.$0fAcho que terei que lhe dar uma lição,#princesa.$0f</text:p>
          </table:table-cell>
          <table:table-cell table:number-columns-repeated="1021"/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office:value-type="string">
            <text:p>Ui!$0e$0e Que medo!$0e$0e$0e#NÃO MESMO!$0f</text:p>
          </table:table-cell>
          <table:table-cell table:number-columns-repeated="1021"/>
        </table:table-row>
        <table:table-row table:style-name="ro10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office:value-type="string">
            <text:p>Atenção, soldados!$0fNosso objetivo$0e é chegar ao QG do#outro lado do bosque.$0e$0e$0fO tipo de unidade é irrelevante.$0fSe algum de nós chegar ao QG, nós#vencemos.$0fSe ficarem entre os bosques,$0e#estarão a salvo do disparo canhão,$0e$0fentão descanse lá.$0fAgora, também não podemos permitir#que capturem o nosso QG.$0e$0fSe toparem com alguma unidade de#infantaria inimiga, deem o que merecem.$0fMuito bem,$0e adiante!$0f</text:p>
          </table:table-cell>
          <table:table-cell table:number-columns-repeated="1021"/>
        </table:table-row>
        <table:table-row table:style-name="ro3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office:value-type="string">
            <text:p>Não pode ser!$0e#Eles atravessaram o bosque?$0fNão posso ser derrotada aqui...$0e#Não é possível!$0f</text:p>
          </table:table-cell>
          <table:table-cell table:number-columns-repeated="1021"/>
        </table:table-row>
        <table:table-row table:style-name="ro2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office:value-type="string">
            <text:p>Você lembrará deste dia, princesa.$0fFoi o dia em que você aprendeu o#que significa fazer inimizade com$0fa Blue Moon.$0f</text:p>
          </table:table-cell>
          <table:table-cell table:number-columns-repeated="1021"/>
        </table:table-row>
        <table:table-row table:style-name="ro2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office:value-type="string">
            <text:p>Não se preocupe, vou me lembrar.$0e$0e#Lembrarei de esmagá-lo!$0fNa próxima vez que nos encontrarmos$0e#o resultado será diferente!$0fAdeus!$0f</text:p>
          </table:table-cell>
          <table:table-cell table:number-columns-repeated="1021"/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office:value-type="string">
            <text:p>Oh, céus...$0e#Fico feliz que tudo terminou.$0f</text:p>
          </table:table-cell>
          <table:table-cell table:number-columns-repeated="1021"/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office:value-type="string">
            <text:p>Isso foi genial, Commandante Grit!$0f</text:p>
          </table:table-cell>
          <table:table-cell table:number-columns-repeated="1021"/>
        </table:table-row>
        <table:table-row table:style-name="ro4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office:value-type="string">
            <text:p>Muito bem, Grit!$0fDepois de hoje, posso ver o dia de#nossa vitória definitiva!$0fTudo o que precisamos fazer é#avançar e nos encontrarmos com ela!$0e$0e$0fVamos andando!$0f</text:p>
          </table:table-cell>
          <table:table-cell table:number-columns-repeated="1021"/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office:value-type="string">
            <text:p>Espero que da próxima#vez não seja tão difícil.</text:p>
          </table:table-cell>
          <table:table-cell table:number-columns-repeated="1021"/>
        </table:table-row>
        <table:table-row table:style-name="ro3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office:value-type="string">
            <text:p>O que aconteceu, Grit?$0fSua capacidade superior em combate#indireto não salvaria o dia?$0f</text:p>
          </table:table-cell>
          <table:table-cell table:number-columns-repeated="1021"/>
        </table:table-row>
        <table:table-row table:style-name="ro4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office:value-type="string">
            <text:p>Também não é pra tanto, chefe.$0e$0e$0fEm alguns dias se tem sorte, e#outros não.$0e$0fAinda sim, eu não gosto de perder.$0e#Me deixa um gosto ruim na boca.$0fQue tal eu tentar novamente?$0f</text:p>
          </table:table-cell>
          <table:table-cell table:number-columns-repeated="1021"/>
        </table:table-row>
        <table:table-row table:style-name="ro8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office:value-type="string">
            <text:p>Comandante Grit?$0e#É que...$0e$0e$0fEu percebi que as unidades com#rodas não são bons nos bosques.$0fSeria ideal manter os APCs próximos#para proporcionar suprimentos$0fenquanto avançam.$0fSinto muito se ultrapassei de minhas#funções.$0f</text:p>
          </table:table-cell>
          <table:table-cell table:number-columns-repeated="1021"/>
        </table:table-row>
        <table:table-row table:style-name="ro3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office:value-type="string">
            <text:p>Não mesmo, Colin.#Obrigado pelo conselho.$0e$0e$0fColocarei em prática na próxima#vez.$0f</text:p>
          </table:table-cell>
          <table:table-cell table:number-columns-repeated="1021"/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office:value-type="string">
            <text:p>Isso é inadmissível!$0f</text:p>
          </table:table-cell>
          <table:table-cell table:number-columns-repeated="1021"/>
        </table:table-row>
        <table:table-row table:style-name="ro3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office:value-type="string">
            <text:p>O que foi agora?$0e Trabalhar tanto#assim não é bom pra você, chefe.$0f</text:p>
          </table:table-cell>
          <table:table-cell table:number-columns-repeated="1021"/>
        </table:table-row>
        <table:table-row table:style-name="ro8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office:value-type="string">
            <text:p>Isso não te incomoda em nada,#Grit?$0fMalditos mercenários de Black#Hole!$0fEntram em nosso pais e tem a#ousadia de construir onde querem!$0fEsta terra é nossa!$0e$0e$0fE mais do que qualquer outra coisa,#pertence ao nosso povo!$0fNão podemos permitir que estes#idiotas invadam e dividam nossa$0fterra!$0f</text:p>
          </table:table-cell>
          <table:table-cell table:number-columns-repeated="1021"/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office:value-type="string">
            <text:p>O cara tem uma certa razão...$0f</text:p>
          </table:table-cell>
          <table:table-cell table:number-columns-repeated="1021"/>
        </table:table-row>
        <table:table-row table:style-name="ro3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office:value-type="string">
            <text:p>Comandante Olaf!$0e Diante de nós#há uma base ou algo assim!$0f</text:p>
          </table:table-cell>
          <table:table-cell table:number-columns-repeated="1021"/>
        </table:table-row>
        <table:table-row table:style-name="ro3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office:value-type="string">
            <text:p>Bem como indicava o mapa.$0fIsso significa que encontramos o#laboratório de investigação.$0f</text:p>
          </table:table-cell>
          <table:table-cell table:number-columns-repeated="1021"/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office:value-type="string">
            <text:p>Tropa!$0e Preparem-se para o#combate!$0f</text:p>
          </table:table-cell>
          <table:table-cell table:number-columns-repeated="1021"/>
        </table:table-row>
        <table:table-row table:style-name="ro3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office:value-type="string">
            <text:p>Um laboratório de investigação?$0e$0e#Eles não irão se safar dessa!$0f</text:p>
          </table:table-cell>
          <table:table-cell table:number-columns-repeated="1021"/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office:value-type="string">
            <text:p>Você foi longe demais!$0f</text:p>
          </table:table-cell>
          <table:table-cell table:number-columns-repeated="1021"/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office:value-type="string">
            <text:p>Entregue os planos das novas armas!$0f</text:p>
          </table:table-cell>
          <table:table-cell table:number-columns-repeated="1021"/>
        </table:table-row>
        <table:table-row table:style-name="ro6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office:value-type="string">
            <text:p>Intrusos detectados.$0e$0fSistema defensivo de emergência#ativado...$0fBuscando sequencia...$0e$0fIniciar sequencia de autodestruição#de documentos.$0fO laboratório de investigação se#autodestruirá em$0e 15 dias.$0f</text:p>
          </table:table-cell>
          <table:table-cell table:number-columns-repeated="1021"/>
        </table:table-row>
        <table:table-row table:style-name="ro3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office:value-type="string">
            <text:p>O laboratório de investigação se#autodestruirá no final do dia.$0f</text:p>
          </table:table-cell>
          <table:table-cell table:number-columns-repeated="1021"/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office:value-type="string">
            <text:p>Laboratório autodestruindo-se...$0f</text:p>
          </table:table-cell>
          <table:table-cell table:number-columns-repeated="1021"/>
        </table:table-row>
        <table:table-row table:style-name="ro3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office:value-type="string">
            <text:p>Consegui!$0e$0e Encontramos os planos#de armamento!$0f</text:p>
          </table:table-cell>
          <table:table-cell table:number-columns-repeated="1021"/>
        </table:table-row>
        <table:table-row table:style-name="ro3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office:value-type="string">
            <text:p>Com estes planos,$0e poderemos usar#esta nova arma na próxima batalha.$0f</text:p>
          </table:table-cell>
          <table:table-cell table:number-columns-repeated="1021"/>
        </table:table-row>
        <table:table-row table:style-name="ro3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office:value-type="string">
            <text:p>Começar a construção das novas#armas!$0e$0e$0fEstarei esperando por isso no#próximo campo de batalha.$0f</text:p>
          </table:table-cell>
          <table:table-cell table:number-columns-repeated="1021"/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office:value-type="string">
            <text:p>Com esta nova arma,#ninguém poderá conosco!</text:p>
          </table:table-cell>
          <table:table-cell table:number-columns-repeated="1021"/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office:value-type="string">
            <text:p>Isto deveria facilitar#as coisas.</text:p>
          </table:table-cell>
          <table:table-cell table:number-columns-repeated="1021"/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office:value-type="string">
            <text:p>Temos os planos das#novas armas!</text:p>
          </table:table-cell>
          <table:table-cell table:number-columns-repeated="1021"/>
        </table:table-row>
        <table:table-row table:style-name="ro3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office:value-type="string">
            <text:p>Como isso aconteceu?$0fNão apenas nos derrotarem,$0e como#os planos... desapareceram!$0f</text:p>
          </table:table-cell>
          <table:table-cell table:number-columns-repeated="1021"/>
        </table:table-row>
        <table:table-row table:style-name="ro6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office:value-type="string">
            <text:p>Eles colocaram toda a carne para#assar.$0fChefe, o que acha de começarmos#com essa base perto da ponte?$0fSeria muito mais fácil$0e chegar ao QG#dali.$0fColin, você tem algo para adicionar#à discussão?$0f</text:p>
          </table:table-cell>
          <table:table-cell table:number-columns-repeated="1021"/>
        </table:table-row>
        <table:table-row table:style-name="ro3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office:value-type="string">
            <text:p>Uh...$0e bem...$0e Você deveria evitar que#o inimigo use os silos de mísseis.$0f</text:p>
          </table:table-cell>
          <table:table-cell table:number-columns-repeated="1021"/>
        </table:table-row>
        <table:table-row table:style-name="ro2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office:value-type="string">
            <text:p>Muito bem!$0e$0fNos concentraremos na base e nos#mísseis,$0e e depois avançaremos.$0fO que acha, Chefe?$0f</text:p>
          </table:table-cell>
          <table:table-cell table:number-columns-repeated="1021"/>
        </table:table-row>
        <table:table-row table:style-name="ro3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office:value-type="string">
            <text:p>Hmmm...$0e Isso é exatamente o que#eu havia planejado!$0e Adiante, tropas!$0e$0fAo ataque!$0f</text:p>
          </table:table-cell>
          <table:table-cell table:number-columns-repeated="1021"/>
        </table:table-row>
        <table:table-row table:style-name="ro3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office:value-type="string">
            <text:p>Oh, oh!$0e Como é possível que tenham#chegado na fábrica?$0fEstamos com problemas?$0f</text:p>
          </table:table-cell>
          <table:table-cell table:number-columns-repeated="1021"/>
        </table:table-row>
        <table:table-row table:style-name="ro4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office:value-type="string">
            <text:p>Você é uma insensata!$0fComo você pretende explicar isso#ao Hawke?$0fFlak!$0e A fábrica está perto demais#dos silos!$0fO que acontece se dispararem com#um míssil?$0f</text:p>
          </table:table-cell>
          <table:table-cell table:number-columns-repeated="1021"/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office:value-type="string">
            <text:p>Eu não havia pensado nisso...$0f</text:p>
          </table:table-cell>
          <table:table-cell table:number-columns-repeated="1021"/>
        </table:table-row>
        <table:table-row table:style-name="ro4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office:value-type="string">
            <text:p>He, he, he!$0e Esses mísseis não#levarão nenhum aranhão com a$0fnova Blindagem da Lash!$0fE a junta da tubulação está#totalmente coberta por ela!$0fNão vejo a hora de usar a minha#fábrica para acabar com eles!$0f</text:p>
          </table:table-cell>
          <table:table-cell table:number-columns-repeated="1021"/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office:value-type="string">
            <text:p>Não se preocupe, Adder.$0e$0e#Lash tem um plano.$0f</text:p>
          </table:table-cell>
          <table:table-cell table:number-columns-repeated="1021"/>
        </table:table-row>
        <table:table-row table:style-name="ro3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office:value-type="string">
            <text:p>Posso manejar qualquer unidade,#certo?$0e$0e#He, he, he...$0f</text:p>
          </table:table-cell>
          <table:table-cell table:number-columns-repeated="1021"/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office:value-type="string">
            <text:p>Espero que os dois se saim bem...$0f</text:p>
          </table:table-cell>
          <table:table-cell table:number-columns-repeated="1021"/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office:value-type="string">
            <text:p>Grit!$0e$0e#Você está preparado?$0e Grit!$0f</text:p>
          </table:table-cell>
          <table:table-cell table:number-columns-repeated="1021"/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office:value-type="string">
            <text:p>Siiiiim, senhor.$0e#Aguardando por você$0f</text:p>
          </table:table-cell>
          <table:table-cell table:number-columns-repeated="1021"/>
        </table:table-row>
        <table:table-row table:style-name="ro3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office:value-type="string">
            <text:p>Um...$0e A comandante chefe de Orange#Star se aproxima, senhor.$0f</text:p>
          </table:table-cell>
          <table:table-cell table:number-columns-repeated="1021"/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office:value-type="string">
            <text:p>Orange Star?$0e$0e#Hmm...$0e Deixe-a entrar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office:value-type="string">
            <text:p>Quanto tempo, Olaf!$0f</text:p>
          </table:table-cell>
          <table:table-cell table:number-columns-repeated="1021"/>
        </table:table-row>
        <table:table-row table:style-name="ro3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office:value-type="string">
            <text:p>Hmph!$0e Nell...$0fO que você está fazendo aqui?$0e$0e#Eu não pedi reforços.$0f</text:p>
          </table:table-cell>
          <table:table-cell table:number-columns-repeated="1021"/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office:value-type="string">
            <text:p>Não, mas eu pedi.$0f</text:p>
          </table:table-cell>
          <table:table-cell table:number-columns-repeated="1021"/>
        </table:table-row>
        <table:table-row table:style-name="ro3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office:value-type="string">
            <text:p>Grit!$0e$0e Por que, você não...$0fJá ouviu falar do conceito $abcadeia#de comando$bb?$0f</text:p>
          </table:table-cell>
          <table:table-cell table:number-columns-repeated="1021"/>
        </table:table-row>
        <table:table-row table:style-name="ro3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office:value-type="string">
            <text:p>Comandante Olaf, o$0e Comandante#Grit fez o que achou melhor para$0fa Blue Moon!$0f</text:p>
          </table:table-cell>
          <table:table-cell table:number-columns-repeated="1021"/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office:value-type="string">
            <text:p>Sei disso, garoto.$0e#Agora fecha o bico!$0f</text:p>
          </table:table-cell>
          <table:table-cell table:number-columns-repeated="1021"/>
        </table:table-row>
        <table:table-row table:style-name="ro3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office:value-type="string">
            <text:p>Esta é uma posição estratégica.$0e#A Orange Star oferece apoio.$0f</text:p>
          </table:table-cell>
          <table:table-cell table:number-columns-repeated="1021"/>
        </table:table-row>
        <table:table-row table:style-name="ro4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office:value-type="string">
            <text:p>Dado que este é o nosso território,#estou tentado em enviá-los de volta$0fpra casa..$0fNo entanto...$0e$0fEstamos com as tropas reduzidas,$0e$0e#assim aceitarei sua oferta.$0f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office:value-type="string">
            <text:p>O exército de Yellow Comet também#veio atá aqui.$0f</text:p>
          </table:table-cell>
          <table:table-cell table:number-columns-repeated="1021"/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office:value-type="string">
            <text:p>O que?$0e$0e Esse samurai fora de moda?$0f</text:p>
          </table:table-cell>
          <table:table-cell table:number-columns-repeated="1021"/>
        </table:table-row>
        <table:table-row table:style-name="ro3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office:value-type="string">
            <text:p>Isso mesmo!$0e$0e Derrotaremos a Black#Hole juntos!$0f</text:p>
          </table:table-cell>
          <table:table-cell table:number-columns-repeated="1021"/>
        </table:table-row>
        <table:table-row table:style-name="ro3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office:value-type="string">
            <text:p>Comandante Olaf!$0e$0e#As tropas estão prontas, senhor!$0f</text:p>
          </table:table-cell>
          <table:table-cell table:number-columns-repeated="1021"/>
        </table:table-row>
        <table:table-row table:style-name="ro3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office:value-type="string">
            <text:p>Muito bem!$0e Que nada fique pra trás.$0e#Avance todas as linhas de frente!$0f</text:p>
          </table:table-cell>
          <table:table-cell table:number-columns-repeated="1021"/>
        </table:table-row>
        <table:table-row table:style-name="ro2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office:value-type="string">
            <text:p>Excelente trabalho, Comandante#Grit...$0fSer capaz de ver o perigo para a#Blue Moon e conseguir aliados$0ftão rapidamente!$0f</text:p>
          </table:table-cell>
          <table:table-cell table:number-columns-repeated="1021"/>
        </table:table-row>
        <table:table-row table:style-name="ro3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office:value-type="string">
            <text:p>Hã?$0e Ah, isso...$0e Qualquer coisa para#não tomar um tiro, filho.$0f</text:p>
          </table:table-cell>
          <table:table-cell table:number-columns-repeated="1021"/>
        </table:table-row>
        <table:table-row table:style-name="ro3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office:value-type="string">
            <text:p>O que?$0e Esse foi o seu motivo?$0fComandante Grit!$0e Espere, senhor!$0f</text:p>
          </table:table-cell>
          <table:table-cell table:number-columns-repeated="1021"/>
        </table:table-row>
        <table:table-row table:style-name="ro2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office:value-type="string">
            <text:p>Esta é a nossa chance de expulsar o#exército de Black Hole de Blue Moon!$0fEstive esperando por esse momento!$0f</text:p>
          </table:table-cell>
          <table:table-cell table:number-columns-repeated="1021"/>
        </table:table-row>
        <table:table-row table:style-name="ro3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office:value-type="string">
            <text:p>Um combate nos bosques...$0e#Será um bom exercício!$0f</text:p>
          </table:table-cell>
          <table:table-cell table:number-columns-repeated="1021"/>
        </table:table-row>
        <table:table-row table:style-name="ro3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office:value-type="string">
            <text:p>Essa menina é o inimigo?$0e$0e#O que é isto? Uma piada?$0fTanto faz, estou pronto!$0f</text:p>
          </table:table-cell>
          <table:table-cell table:number-columns-repeated="1021"/>
        </table:table-row>
        <table:table-row table:style-name="ro3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office:value-type="string">
            <text:p>A Black Hole ousou invadir o#território de Blue Moon!$0fEles pagarão o preço dessa#audácia!$0f</text:p>
          </table:table-cell>
          <table:table-cell table:number-columns-repeated="1021"/>
        </table:table-row>
        <table:table-row table:style-name="ro2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office:value-type="string">
            <text:p>Acho que terei que entrar em campo#desta vez.$0fBom, vejamos se podemos mandar#esses idiotas pra casa.$0f</text:p>
          </table:table-cell>
          <table:table-cell table:number-columns-repeated="1021"/>
        </table:table-row>
        <table:table-row table:style-name="ro3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office:value-type="string">
            <text:p>Pai...$0e Mãe,$0e pessoal de Blue Moon...$0fPrometo... que vencerei!$0f</text:p>
          </table:table-cell>
          <table:table-cell table:number-columns-repeated="1021"/>
        </table:table-row>
        <table:table-row table:style-name="ro3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office:value-type="string">
            <text:p>Inimigos de Black Hole!$0e$0e#Nunca mais correrão livre!$0f</text:p>
          </table:table-cell>
          <table:table-cell table:number-columns-repeated="1021"/>
        </table:table-row>
        <table:table-row table:style-name="ro3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office:value-type="string">
            <text:p>Neste mapa, o aeroporto é a chave...$0e$0e#Por onde começar?$0f</text:p>
          </table:table-cell>
          <table:table-cell table:number-columns-repeated="1021"/>
        </table:table-row>
        <table:table-row table:style-name="ro3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office:value-type="string">
            <text:p>Essa menina é nossa oponente, é?$0e$0fVocê aprenderá que isto não é um#jogo.$0f</text:p>
          </table:table-cell>
          <table:table-cell table:number-columns-repeated="1021"/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office:value-type="string">
            <text:p>É a nossa vez. Boa sorte a todos!</text:p>
          </table:table-cell>
          <table:table-cell table:number-columns-repeated="1021"/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office:value-type="string">
            <text:p>E agora,Yellow Comet...#Rápido! Siga a Blue Moon!</text:p>
          </table:table-cell>
          <table:table-cell table:number-columns-repeated="1021"/>
        </table:table-row>
        <table:table-row table:style-name="ro3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office:value-type="string">
            <text:p>Dá um tempo! Perdemos novamente?$0e$0e#Retirada, retirada, retiraaaadaaaa!!$0f</text:p>
          </table:table-cell>
          <table:table-cell table:number-columns-repeated="1021"/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office:value-type="string">
            <text:p>Senhorita Lash!$0e$0e#Espere por nós!$0f</text:p>
          </table:table-cell>
          <table:table-cell table:number-columns-repeated="1021"/>
        </table:table-row>
        <table:table-row table:style-name="ro3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Sim!$0e Uma vitória para nosso exercito!$0e$0e#Uma vitória para a Blue Moon.$0f</text:p>
          </table:table-cell>
          <table:table-cell table:number-columns-repeated="1021"/>
        </table:table-row>
        <table:table-row table:style-name="ro3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office:value-type="string">
            <text:p>Comandante Olaf...$0e#Ele até que se esforça...$0f</text:p>
          </table:table-cell>
          <table:table-cell table:number-columns-repeated="1021"/>
        </table:table-row>
        <table:table-row table:style-name="ro3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office:value-type="string">
            <text:p>Mais do que qualquer outra pessoa,$0e#o chefe vive por e para o seu país.$0fSão lágrimas de alegria.$0f</text:p>
          </table:table-cell>
          <table:table-cell table:number-columns-repeated="1021"/>
        </table:table-row>
        <table:table-row table:style-name="ro3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office:value-type="string">
            <text:p>Sério?$0e$0e O Comandante Olaf é#um grande líder!$0fÉ claro que você também,#Comandante Grit.$0f</text:p>
          </table:table-cell>
          <table:table-cell table:number-columns-repeated="1021"/>
        </table:table-row>
        <table:table-row table:style-name="ro3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office:value-type="string">
            <text:p>Corta essa, Colin!$0e$0e Não estou#acostumando com bajulações.$0f</text:p>
          </table:table-cell>
          <table:table-cell table:number-columns-repeated="1021"/>
        </table:table-row>
        <table:table-row table:style-name="ro4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office:value-type="string">
            <text:p>Colin tem razão!$0e$0e De fato, os dois são#ótimos comandantes!$0fEstão no molde do qual excelentes#COs são feitos!$0fVocês são os filhos de Blue Moon!$0e$0e#São MEUS filhos!$0f</text:p>
          </table:table-cell>
          <table:table-cell table:number-columns-repeated="1021"/>
        </table:table-row>
        <table:table-row table:style-name="ro3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office:value-type="string">
            <text:p>SEUS filhos?$0e Está tentando#assustar o pobre Colin?$0f</text:p>
          </table:table-cell>
          <table:table-cell table:number-columns-repeated="1021"/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office:value-type="string">
            <text:p>Oi, Andy...$0e$0e Escute, filho...$0f</text:p>
          </table:table-cell>
          <table:table-cell table:number-columns-repeated="1021"/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office:value-type="string">
            <text:p>Oi, Sami.$0e Escute, amada...$0f</text:p>
          </table:table-cell>
          <table:table-cell table:number-columns-repeated="1021"/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office:value-type="string">
            <text:p>Novamente juntos, é, cachorrão?#Escute, Max...$0f</text:p>
          </table:table-cell>
          <table:table-cell table:number-columns-repeated="1021"/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office:value-type="string">
            <text:p>Oi, Kanbei.$0e Escute, comandante...$0f</text:p>
          </table:table-cell>
          <table:table-cell table:number-columns-repeated="1021"/>
        </table:table-row>
        <table:table-row table:style-name="ro3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Oi, Sonja.$0e Escute, querida...$0f</text:p>
          </table:table-cell>
          <table:table-cell table:number-columns-repeated="1021"/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office:value-type="string">
            <text:p>Oi, Sensei.$0e Escuta...$0f</text:p>
          </table:table-cell>
          <table:table-cell table:number-columns-repeated="1021"/>
        </table:table-row>
        <table:table-row table:style-name="ro2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office:value-type="string">
            <text:p>Quero agradecer por vir de tão longe#para nos ajudar.$0fEsta guerra vai se arrastar um pouco,$0e#então devolveremos o favor em$0fbreve.$0fAté mais.$0f</text:p>
          </table:table-cell>
          <table:table-cell table:number-columns-repeated="1021"/>
        </table:table-row>
        <table:table-row table:style-name="ro3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office:value-type="string">
            <text:p>Ei,$0e Comandante Grit!$0e#Espere por mim!$0f</text:p>
          </table:table-cell>
          <table:table-cell table:number-columns-repeated="1021"/>
        </table:table-row>
        <table:table-row table:style-name="ro4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office:value-type="string">
            <text:p>Agradecendo os outros por sua#boa vontade não há por que$0fse envergonhar!$0fA capacidade de expressar a gratidão#é tão linda como a aurora boreal!$0fGrit!$0e Colin!$0f</text:p>
          </table:table-cell>
          <table:table-cell table:number-columns-repeated="1021"/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office:value-type="string">
            <text:p>Parece que a paz retornou à Blue#Moon.$0f</text:p>
          </table:table-cell>
          <table:table-cell table:number-columns-repeated="1021"/>
        </table:table-row>
        <table:table-row table:style-name="ro3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office:value-type="string">
            <text:p>Esses OCs se dão muito bem, não é?$0e$0e#Eles parecem uma família feliz.$0f</text:p>
          </table:table-cell>
          <table:table-cell table:number-columns-repeated="1021"/>
        </table:table-row>
        <table:table-row table:style-name="ro3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office:value-type="string">
            <text:p>Você acha?$0e$0e#Eu não estaria tão seguro disso.$0f</text:p>
          </table:table-cell>
          <table:table-cell table:number-columns-repeated="1021"/>
        </table:table-row>
        <table:table-row table:style-name="ro3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office:value-type="string">
            <text:p>Blue Moon está a salvo.$0e$0e#Vamos pra casa.$0f</text:p>
          </table:table-cell>
          <table:table-cell table:number-columns-repeated="1021"/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office:value-type="string">
            <text:p>Eu venci!</text:p>
          </table:table-cell>
          <table:table-cell table:number-columns-repeated="1021"/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office:value-type="string">
            <text:p>Essa Lash não#tem muita técnica...</text:p>
          </table:table-cell>
          <table:table-cell table:number-columns-repeated="1021"/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office:value-type="string">
            <text:p>O que achou?#Ração dupla de Max!</text:p>
          </table:table-cell>
          <table:table-cell table:number-columns-repeated="1021"/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table:style-name="ce1" office:value-type="string">
            <text:p>Glória à Blue Moon!</text:p>
          </table:table-cell>
          <table:table-cell table:number-columns-repeated="1021"/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office:value-type="string">
            <text:p>Talvez agora eu#possa dormir.</text:p>
          </table:table-cell>
          <table:table-cell table:number-columns-repeated="1021"/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office:value-type="string">
            <text:p>Eu venci por que#todos me ajudaram!</text:p>
          </table:table-cell>
          <table:table-cell table:number-columns-repeated="1021"/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office:value-type="string">
            <text:p>O mal deve conhecer#o sabor da derrota!</text:p>
          </table:table-cell>
          <table:table-cell table:number-columns-repeated="1021"/>
        </table:table-row>
        <table:table-row table:style-name="ro3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office:value-type="string">
            <text:p>Blue Moon voltou a#ser livre.</text:p>
          </table:table-cell>
          <table:table-cell table:number-columns-repeated="1021"/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office:value-type="string">
            <text:p>Wo, ho, ho.#Foi divertido.</text:p>
          </table:table-cell>
          <table:table-cell table:number-columns-repeated="1021"/>
        </table:table-row>
        <table:table-row table:style-name="ro4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office:value-type="string">
            <text:p>Fomos derrotados diante dos#nossos aliados.$0fGrrr...$0e Precisamos impedir que a#fábrica produza mais tropas.$0fAha!$0e Talvez possamos bloquear a#porta.$0e$0fAcho que é uma boa ideia, não?$0f</text:p>
          </table:table-cell>
          <table:table-cell table:number-columns-repeated="1021"/>
        </table:table-row>
        <table:table-row table:style-name="ro3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office:value-type="string">
            <text:p>Claro,$0e isso é algo de se pensar...$0e$0e#A propósito, Chefe...$0f</text:p>
          </table:table-cell>
          <table:table-cell table:number-columns-repeated="1021"/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office:value-type="string">
            <text:p>O que foi agora, Grit?$0f</text:p>
          </table:table-cell>
          <table:table-cell table:number-columns-repeated="1021"/>
        </table:table-row>
        <table:table-row table:style-name="ro6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office:value-type="string">
            <text:p>O que você acha dos nossos aliados#capturarem o aeroporto da esquerda?$0fCom isso poderíamos atacar#diretamente a tubulação.$0fCom o meu vasto alcance de ataque,$0e#chegar até lá em cima não será nada$0ffácil...$0f</text:p>
          </table:table-cell>
          <table:table-cell table:number-columns-repeated="1021"/>
        </table:table-row>
        <table:table-row table:style-name="ro2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office:value-type="string">
            <text:p>É isso, Comandante Grit!$0fDistrairemos a atenção do inimigo#quanto nossos aliados atacam$0fpela retaguarda...$0f</text:p>
          </table:table-cell>
          <table:table-cell table:number-columns-repeated="1021"/>
        </table:table-row>
        <table:table-row table:style-name="ro3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office:value-type="string">
            <text:p>Está decidido! Colin!$0e Informe a todos#do meu brilhante plano!$0f</text:p>
          </table:table-cell>
          <table:table-cell table:number-columns-repeated="1021"/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office:value-type="string">
            <text:p>Um...$0e Sim, senhor!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office:value-type="string">
            <text:p>Parece que a Yellow Comet e#a Blue Moon deram uma patada$0fno traseiro do inimigo, Eagle.$0f</text:p>
          </table:table-cell>
          <table:table-cell table:number-columns-repeated="1021"/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office:value-type="string">
            <text:p>Então só resta a Green Earth.$0f</text:p>
          </table:table-cell>
          <table:table-cell table:number-columns-repeated="1021"/>
        </table:table-row>
        <table:table-row table:style-name="ro3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office:value-type="string">
            <text:p>Mais da metade do nosso pais está#sobre o controle do inimigo.$0f</text:p>
          </table:table-cell>
          <table:table-cell table:number-columns-repeated="1021"/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office:value-type="string">
            <text:p>Sim.$0e E já está na hora de recuperá-#los, Drake.$0f</text:p>
          </table:table-cell>
          <table:table-cell table:number-columns-repeated="1021"/>
        </table:table-row>
        <table:table-row table:style-name="ro3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office:value-type="string">
            <text:p>Vamos lançar um contra ataque?$0e$0e#Talvez eu possa dar uma mão.$0f</text:p>
          </table:table-cell>
          <table:table-cell table:number-columns-repeated="1021"/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office:value-type="string">
            <text:p>Jess,$0e você voltou!$0f</text:p>
          </table:table-cell>
          <table:table-cell table:number-columns-repeated="1021"/>
        </table:table-row>
        <table:table-row table:style-name="ro2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office:value-type="string">
            <text:p>Sim, eu voltei.$0e$0fEu não poderia continuar o meu#treinamento no estrangeiro com$0fo meu pais em perigo.$0f</text:p>
          </table:table-cell>
          <table:table-cell table:number-columns-repeated="1021"/>
        </table:table-row>
        <table:table-row table:style-name="ro2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office:value-type="string">
            <text:p>Você não poderia ter chego em#melhor hora!$0fAqui virou uma zona de guerra.$0fNem mesmo eu e o Eagle somos#bons neste campo.$0f</text:p>
          </table:table-cell>
          <table:table-cell table:number-columns-repeated="1021"/>
        </table:table-row>
        <table:table-row table:style-name="ro2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office:value-type="string">
            <text:p>Pára com isso, Drake!$0fEla atrasou sua volta até estivesse#segura de que seria recebida com$0ffogos de artifícios. Isso é tudo.$0f</text:p>
          </table:table-cell>
          <table:table-cell table:number-columns-repeated="1021"/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office:value-type="string">
            <text:p>Do que você está falando?$0f</text:p>
          </table:table-cell>
          <table:table-cell table:number-columns-repeated="1021"/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office:value-type="string">
            <text:p>Deixa pra lá, Eagle.$0f</text:p>
          </table:table-cell>
          <table:table-cell table:number-columns-repeated="1021"/>
        </table:table-row>
        <table:table-row table:style-name="ro2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office:value-type="string">
            <text:p>O inimigo nos pegou de surpresa,#nada mais.$0fPosso liberar Green Earth sozinho.$0e$0fE não preciso da ajuda de#ninguém, Red!$0f</text:p>
          </table:table-cell>
          <table:table-cell table:number-columns-repeated="1021"/>
        </table:table-row>
        <table:table-row table:style-name="ro3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office:value-type="string">
            <text:p>Jess, não ligue pra ele.$0e$0e#Ele está furioso, só isso.$0f</text:p>
          </table:table-cell>
          <table:table-cell table:number-columns-repeated="1021"/>
        </table:table-row>
        <table:table-row table:style-name="ro3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office:value-type="string">
            <text:p>Eu não estava preocupada com#ele.$0fEu estava pensando que quanto#mais as coisa mudam...$0f</text:p>
          </table:table-cell>
          <table:table-cell table:number-columns-repeated="1021"/>
        </table:table-row>
        <table:table-row table:style-name="ro2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office:value-type="string">
            <text:p>Você sabe,$0e com Eagle nos céus,$0e#eu no mar$0e e você por terra...$0fSeremos invencíveis!$0e#Recuperaremos nosso pais!$0f</text:p>
          </table:table-cell>
          <table:table-cell table:number-columns-repeated="1021"/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office:value-type="string">
            <text:p>Adder,$0e a fortaleza estará pronta#a tempo?$0f</text:p>
          </table:table-cell>
          <table:table-cell table:number-columns-repeated="1021"/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office:value-type="string">
            <text:p>Sim.$0e$0e#Tudo está conforme o previsto.$0f</text:p>
          </table:table-cell>
          <table:table-cell table:number-columns-repeated="1021"/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office:value-type="string">
            <text:p>E os mini canhões?$0f</text:p>
          </table:table-cell>
          <table:table-cell table:number-columns-repeated="1021"/>
        </table:table-row>
        <table:table-row table:style-name="ro3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office:value-type="string">
            <text:p>Foram construídos nos 8 lugares#selecionados por você.$0f</text:p>
          </table:table-cell>
          <table:table-cell table:number-columns-repeated="1021"/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office:value-type="string">
            <text:p>Então está tudo bem.$0f</text:p>
          </table:table-cell>
          <table:table-cell table:number-columns-repeated="1021"/>
        </table:table-row>
        <table:table-row table:style-name="ro3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office:value-type="string">
            <text:p>Comandante!$0fFomos reportados que um grande#exército de Green Earth está vindo$0fpra cá!$0f</text:p>
          </table:table-cell>
          <table:table-cell table:number-columns-repeated="1021"/>
        </table:table-row>
        <table:table-row table:style-name="ro3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office:value-type="string">
            <text:p>Eu calculava que eles chegariam#mais ou menos nesta hora.$0fEles possuem apenas unidades#aéreas?$0f</text:p>
          </table:table-cell>
          <table:table-cell table:number-columns-repeated="1021"/>
        </table:table-row>
        <table:table-row table:style-name="ro3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office:value-type="string">
            <text:p>Um momento...$0e#Ah... Acho que sim, senhor.$0e$0fNada mais que unidades aéreas,#senhor.$0f</text:p>
          </table:table-cell>
          <table:table-cell table:number-columns-repeated="1021"/>
        </table:table-row>
        <table:table-row table:style-name="ro3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office:value-type="string">
            <text:p>Que previsível.$0e$0e Maneje nossas#tropas imediatamente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office:value-type="string">
            <text:p>Atenção todas as unidades!$0e$0e$0fApontem para a fortaleza e#disparem!$0f</text:p>
          </table:table-cell>
          <table:table-cell table:number-columns-repeated="1021"/>
        </table:table-row>
        <table:table-row table:style-name="ro2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office:value-type="string">
            <text:p>Oh, não!$0e Espere, senhor!$0fIsso não é nada bom!$0e$0e$0fEles possuem unidades anti#aéreas por todos os lados!$0f</text:p>
          </table:table-cell>
          <table:table-cell table:number-columns-repeated="1021"/>
        </table:table-row>
        <table:table-row table:style-name="ro4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office:value-type="string">
            <text:p>O que?!$0e$0e Eles sabiam que viríamos...#(O que devo fazer?)$0f(Se deixarmos que completem a#fábrica, Green Earth sofrerá.)$0f(Se atacarmos, podemos vencer,$0e#mas serão inúmeras baixas.)$0f</text:p>
          </table:table-cell>
          <table:table-cell table:number-columns-repeated="1021"/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office:value-type="string">
            <text:p>Comandante!$0e Vamos continuar com#o ataque!$0f</text:p>
          </table:table-cell>
          <table:table-cell table:number-columns-repeated="1021"/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office:value-type="string">
            <text:p>Somos a força mais poderosa de#Green Earth.$0e Não podemos perder.$0fIsso é o que você sempre nos disse,#não é?$0f</text:p>
          </table:table-cell>
          <table:table-cell table:number-columns-repeated="1021"/>
        </table:table-row>
        <table:table-row table:style-name="ro4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office:value-type="string">
            <text:p>Ele tem razão, senhor.$0e$0e$0fNão seremos vencidos por esses#vermes de Black Hole.$0fE não podemos ficar de braços#cruzados enquanto eles constroem$0fesse fortaleza!$0e$0fNão podemos!$0f</text:p>
          </table:table-cell>
          <table:table-cell table:number-columns-repeated="1021"/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office:value-type="string">
            <text:p>Vamos atacar, Comandante!$0f</text:p>
          </table:table-cell>
          <table:table-cell table:number-columns-repeated="1021"/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office:value-type="string">
            <text:p>Vamos, senhor!$0f</text:p>
          </table:table-cell>
          <table:table-cell table:number-columns-repeated="1021"/>
        </table:table-row>
        <table:table-row table:style-name="ro4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office:value-type="string">
            <text:p>Meu soldados...$0e$0e#Muito bem,$0e seguiremos o plano.$0fO objetivo é o centro do seu poder#ofensivo,$0e os mini canhões.$0fVamos dar a eles uma lição que#nunca mais esquecerão!$0f</text:p>
          </table:table-cell>
          <table:table-cell table:number-columns-repeated="1021"/>
        </table:table-row>
        <table:table-row table:style-name="ro3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office:value-type="string">
            <text:p>Comandante!$0e$0e#Os mini canhões...$0e Eles foram...$0f</text:p>
          </table:table-cell>
          <table:table-cell table:number-columns-repeated="1021"/>
        </table:table-row>
        <table:table-row table:style-name="ro3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office:value-type="string">
            <text:p>Destruídos?$0e$0e#Muito bem.$0e$0e Retirada.$0f</text:p>
          </table:table-cell>
          <table:table-cell table:number-columns-repeated="1021"/>
        </table:table-row>
        <table:table-row table:style-name="ro3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office:value-type="string">
            <text:p>Vejam só!$0e$0e O inimigo abandonou#a fortaleza!$0f</text:p>
          </table:table-cell>
          <table:table-cell table:number-columns-repeated="1021"/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office:value-type="string">
            <text:p>Parece que vencemos.$0f</text:p>
          </table:table-cell>
          <table:table-cell table:number-columns-repeated="1021"/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office:value-type="string">
            <text:p>Devemos lançar uma busca,#senhor?$0f</text:p>
          </table:table-cell>
          <table:table-cell table:number-columns-repeated="1021"/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office:value-type="string">
            <text:p>Não, devemos nos encargar desta#fortaleza primeiro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office:value-type="string">
            <text:p>Você tem a minha gratidão.$0fSua bravura me deu...$0e$0e#NOS deu a vitória.$0f</text:p>
          </table:table-cell>
          <table:table-cell table:number-columns-repeated="1021"/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office:value-type="string">
            <text:p>Obrigado, senhor.$0e#Apreciamos isso.$0f</text:p>
          </table:table-cell>
          <table:table-cell table:number-columns-repeated="1021"/>
        </table:table-row>
        <table:table-row table:style-name="ro3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office:value-type="string">
            <text:p>A guerra apenas começou.$0fO caminho a seguir será longo#e difícil.$0f</text:p>
          </table:table-cell>
          <table:table-cell table:number-columns-repeated="1021"/>
        </table:table-row>
        <table:table-row table:style-name="ro3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office:value-type="string">
            <text:p>Sem problemas, senhor.$0fEnquanto você estiver no comando,$0e#não perderemos!$0f</text:p>
          </table:table-cell>
          <table:table-cell table:number-columns-repeated="1021"/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office:value-type="string">
            <text:p>Ninguém poderá#nos derrotar.</text:p>
          </table:table-cell>
          <table:table-cell table:number-columns-repeated="1021"/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office:value-type="string">
            <text:p>Não acredito que fomos derrotados...$0f</text:p>
          </table:table-cell>
          <table:table-cell table:number-columns-repeated="1021"/>
        </table:table-row>
        <table:table-row table:style-name="ro3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office:value-type="string">
            <text:p>Essa era a famosa Força Aérea de#Green Earth?$0e Que decepção.$0f</text:p>
          </table:table-cell>
          <table:table-cell table:number-columns-repeated="1021"/>
        </table:table-row>
        <table:table-row table:style-name="ro4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office:value-type="string">
            <text:p>He, he, he...$0e Tão impressionante#como sempre, Hawke.$0fSomente unidades aéreas...$0e$0fEsses cretinos não tem nenhuma#chance.$0fDestrua seus bombardeiros,#e sua capacidade de ataque$0fserá neutralizado.$0f</text:p>
          </table:table-cell>
          <table:table-cell table:number-columns-repeated="1021"/>
        </table:table-row>
        <table:table-row table:style-name="ro3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office:value-type="string">
            <text:p>Adder,$0e você fala demais.$0e$0e Acabe a#fortaleza antes que eles voltem.$0f</text:p>
          </table:table-cell>
          <table:table-cell table:number-columns-repeated="1021"/>
        </table:table-row>
        <table:table-row table:style-name="ro3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office:value-type="string">
            <text:p>Deixa comigo e não haverá#problema.$0e$0e He, he, he...$0f</text:p>
          </table:table-cell>
          <table:table-cell table:number-columns-repeated="1021"/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office:value-type="string">
            <text:p>O que as tropas inimigas estão#fazendo?$0f</text:p>
          </table:table-cell>
          <table:table-cell table:number-columns-repeated="1021"/>
        </table:table-row>
        <table:table-row table:style-name="ro3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office:value-type="string">
            <text:p>Parece que estão reagrupando em#uma pequena ilha do mar interior.$0f</text:p>
          </table:table-cell>
          <table:table-cell table:number-columns-repeated="1021"/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office:value-type="string">
            <text:p>E as nossas tropas rodeiam o#mar?$0f</text:p>
          </table:table-cell>
          <table:table-cell table:number-columns-repeated="1021"/>
        </table:table-row>
        <table:table-row table:style-name="ro2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office:value-type="string">
            <text:p>Sim, senhor.$0e$0e Há um muro#rodeando-os completamente.$0fTudo o que você precisa fazer é#destruir unidade por unidade$0fcom o Canhão Negro.$0f</text:p>
          </table:table-cell>
          <table:table-cell table:number-columns-repeated="1021"/>
        </table:table-row>
        <table:table-row table:style-name="ro2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office:value-type="string">
            <text:p>É cedo demais para relaxar.$0e$0e$0fMuita coisa pode acontecer antes#de serem aniquilados.$0fDiga para as tropas ficarem em#alerta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office:value-type="string">
            <text:p>Há tropas inimigas por todos os#lados.$0fTenho que encontrar uma forma#de dar a volta na maré...$0fEu deveria aguentar o fogo do#canhão nos recifes ou transportar$0fas tropas ao QG com os cargueiros?$0f</text:p>
          </table:table-cell>
          <table:table-cell table:number-columns-repeated="1021"/>
        </table:table-row>
        <table:table-row table:style-name="ro3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office:value-type="string">
            <text:p>Comandante!$0e$0e$0fTemos uma chamada do Comandante#Eagle!$0f</text:p>
          </table:table-cell>
          <table:table-cell table:number-columns-repeated="1021"/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table:style-name="ce1" office:value-type="string">
            <text:p>Do Eagle?$0e$0e#Passe-o.$0f</text:p>
          </table:table-cell>
          <table:table-cell table:number-columns-repeated="1021"/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office:value-type="string">
            <text:p>Drake, $0e você está bem?$0f</text:p>
          </table:table-cell>
          <table:table-cell table:number-columns-repeated="1021"/>
        </table:table-row>
        <table:table-row table:style-name="ro2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office:value-type="string">
            <text:p>Eagle?$0e Estamos passando um#bocado aqui.$0e$0fO inimigo nos rodeou.$0fPrecisamos encontrar uma forma#de salvar as tropas...$0f</text:p>
          </table:table-cell>
          <table:table-cell table:number-columns-repeated="1021"/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office:value-type="string">
            <text:p>Espera.$0e$0e Tenho boas notícias pra#você.$0f</text:p>
          </table:table-cell>
          <table:table-cell table:number-columns-repeated="1021"/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office:value-type="string">
            <text:p>O que é?$0f</text:p>
          </table:table-cell>
          <table:table-cell table:number-columns-repeated="1021"/>
        </table:table-row>
        <table:table-row table:style-name="ro4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office:value-type="string">
            <text:p>Recebi um comunicado de#Yellow Comet.$0e$0e$0fEles enviaram reforços!#E isso não é tudo.$0e$0e$0fSão lideramos pelo próprio#imperador,$0e Kanbei!$0f</text:p>
          </table:table-cell>
          <table:table-cell table:number-columns-repeated="1021"/>
        </table:table-row>
        <table:table-row table:style-name="ro3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office:value-type="string">
            <text:p>Isso SIM que são boas notícias.$0fCerto,$0e lançarei uma contra ofensiva#coordenada com o ataque do Kanbei.$0f</text:p>
          </table:table-cell>
          <table:table-cell table:number-columns-repeated="1021"/>
        </table:table-row>
        <table:table-row table:style-name="ro3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office:value-type="string">
            <text:p>Seus objetivos serão os 2 Canhões#Negros, certo?$0f</text:p>
          </table:table-cell>
          <table:table-cell table:number-columns-repeated="1021"/>
        </table:table-row>
        <table:table-row table:style-name="ro3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office:value-type="string">
            <text:p>Sim.$0e$0e Podemos acabar com o resto#das tropas inimigas assim que os$0fcanhões estiverem destruídos.$0f</text:p>
          </table:table-cell>
          <table:table-cell table:number-columns-repeated="1021"/>
        </table:table-row>
        <table:table-row table:style-name="ro3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office:value-type="string">
            <text:p>Entendido.$0e$0e Solicitarei as tropas#de Kanbei que também ataquem$0fos Canhões Negros.$0f</text:p>
          </table:table-cell>
          <table:table-cell table:number-columns-repeated="1021"/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office:value-type="string">
            <text:p>Obrigado, Eagle.$0e#Lhe agradeço de coração.$0f</text:p>
          </table:table-cell>
          <table:table-cell table:number-columns-repeated="1021"/>
        </table:table-row>
        <table:table-row table:style-name="ro3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office:value-type="string">
            <text:p>Guarde isso para a celebração#da vitória.$0e$0e Boa sorte, Drake.$0f</text:p>
          </table:table-cell>
          <table:table-cell table:number-columns-repeated="1021"/>
        </table:table-row>
        <table:table-row table:style-name="ro3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office:value-type="string">
            <text:p>Comandante.$0e$0e Parece que a Black#Hole rodeia o mar interior.$0f</text:p>
          </table:table-cell>
          <table:table-cell table:number-columns-repeated="1021"/>
        </table:table-row>
        <table:table-row table:style-name="ro1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office:value-type="string">
            <text:p>O que sabemos do Comandante#Drake de Green Earth?$0f</text:p>
          </table:table-cell>
          <table:table-cell table:number-columns-repeated="1021"/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office:value-type="string">
            <text:p>Está ileso, senhor.$0f</text:p>
          </table:table-cell>
          <table:table-cell table:number-columns-repeated="1021"/>
        </table:table-row>
        <table:table-row table:style-name="ro6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office:value-type="string">
            <text:p>Vamos estabelecer nosso QG de#campo.$0e$0e$0fAssim que terminado, enviaremos#nossas tropas.$0fNossa missão é eliminar os dois#Canhões Negros.$0fAcredita mesmo que você tem o#Drake onde queria, Black Hole?$0fPrepare para tomar ferro dos dois#lados!$0f</text:p>
          </table:table-cell>
          <table:table-cell table:number-columns-repeated="1021"/>
        </table:table-row>
        <table:table-row table:style-name="ro4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office:value-type="string">
            <text:p>Então o exército de Yellow Comet#chegou.$0fSe eles usarem os silos de mísseis,#poderemos ter problemas.$0fOs canhões podem suportar o fogo#direto dos mísseis?$0f</text:p>
          </table:table-cell>
          <table:table-cell table:number-columns-repeated="1021"/>
        </table:table-row>
        <table:table-row table:style-name="ro3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office:value-type="string">
            <text:p>Sim, senhor.$0e$0e$0fA Senhorita Lash disse que os#mísseis não farão nenhum arranhão.$0f</text:p>
          </table:table-cell>
          <table:table-cell table:number-columns-repeated="1021"/>
        </table:table-row>
        <table:table-row table:style-name="ro4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office:value-type="string">
            <text:p>Se isso for verdade, estamos a#salvo.$0fEles não manejaram muitas tropas#ainda, não é?$0fAtaque imediatamente.$0e Como dizem...#É melhor prevenir do que remediar.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office:value-type="string">
            <text:p>Destruíram os Canhões Negros.$0e$0e#Pedaços inúteis de...$0fVamos nos retirar por agora.$0e$0e#Ajustar nossas preparações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andante Kanbei!$0f</text:p>
          </table:table-cell>
          <table:table-cell table:number-columns-repeated="1021"/>
        </table:table-row>
        <table:table-row table:style-name="ro3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office:value-type="string">
            <text:p>Ah, Comandante Drake.$0e$0e#Fico feliz em vê-lo ileso.$0f</text:p>
          </table:table-cell>
          <table:table-cell table:number-columns-repeated="1021"/>
        </table:table-row>
        <table:table-row table:style-name="ro2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office:value-type="string">
            <text:p>Você tem minha gratidão pelo#reforço.$0fAcredito que nossos barcos#afundariam sem a sua ajuda.$0f</text:p>
          </table:table-cell>
          <table:table-cell table:number-columns-repeated="1021"/>
        </table:table-row>
        <table:table-row table:style-name="ro2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office:value-type="string">
            <text:p>Bobagem.$0e$0fMesmo rodeado, você teria dado a#volta no marcador e saído vencedor.$0e$0fNós simplesmente aceleremos o#processo.$0f</text:p>
          </table:table-cell>
          <table:table-cell table:number-columns-repeated="1021"/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office:value-type="string">
            <text:p>Obrigado pelo voto de confiança.$0f</text:p>
          </table:table-cell>
          <table:table-cell table:number-columns-repeated="1021"/>
        </table:table-row>
        <table:table-row table:style-name="ro1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office:value-type="string">
            <text:p>Eu gostaria de voltar a combater#ao seu lado algum dia.$0f</text:p>
          </table:table-cell>
          <table:table-cell table:number-columns-repeated="1021"/>
        </table:table-row>
        <table:table-row table:style-name="ro3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office:value-type="string">
            <text:p>O sentimento é recíproco.$0fTalvez quando atacarmos a fortaleza#de Black Hole...$0f</text:p>
          </table:table-cell>
          <table:table-cell table:number-columns-repeated="1021"/>
        </table:table-row>
        <table:table-row table:style-name="ro3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office:value-type="string">
            <text:p>Espero que esse dia chegue logo.$0e$0e#Até lá, adeus.$0f</text:p>
          </table:table-cell>
          <table:table-cell table:number-columns-repeated="1021"/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office:value-type="string">
            <text:p>Adeus!$0f</text:p>
          </table:table-cell>
          <table:table-cell table:number-columns-repeated="1021"/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office:value-type="string">
            <text:p>Isso foi um passeio#a vela!</text:p>
          </table:table-cell>
          <table:table-cell table:number-columns-repeated="1021"/>
        </table:table-row>
        <table:table-row table:style-name="ro3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office:value-type="string">
            <text:p>Mexilhões!$0fDesculpa, Comandante Kanbei!$0e$0e#Eu falhei...$0f</text:p>
          </table:table-cell>
          <table:table-cell table:number-columns-repeated="1021"/>
        </table:table-row>
        <table:table-row table:style-name="ro6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office:value-type="string">
            <text:p>Não desanime seu espírito,#Drake.$0e$0e$0fGanharemos na próxima batalha.#Afinal,$0e Kanbei está ao seu lado!$0fDeixe-me manejar as coisas por#terra.$0e Você ataca pelo mar.$0fAo avançar, oculte seus barcos nos#recifes para mantê-los longe do fogo.$0f</text:p>
          </table:table-cell>
          <table:table-cell table:number-columns-repeated="1021"/>
        </table:table-row>
        <table:table-row table:style-name="ro2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office:value-type="string">
            <text:p>Claro!$0fUtilizarei os recifes para cobrir meu#avanço,$0e e depois devastarei eles$0fcom as minhas fragatas.$0fExcelente estratégia, Comandante#Kanbei!$0f</text:p>
          </table:table-cell>
          <table:table-cell table:number-columns-repeated="1021"/>
        </table:table-row>
        <table:table-row table:style-name="ro3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office:value-type="string">
            <text:p>Na verdade,$0e foi minha filha quem me#sugeriu essa estratégia!$0e Ha, ha, ha!$0f</text:p>
          </table:table-cell>
          <table:table-cell table:number-columns-repeated="1021"/>
        </table:table-row>
        <table:table-row table:style-name="ro3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office:value-type="string">
            <text:p>Senhorita Lash,$0e as fragatas#danificadas chegaram no porto.$0f</text:p>
          </table:table-cell>
          <table:table-cell table:number-columns-repeated="1021"/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office:value-type="string">
            <text:p>Muito bem, vamos começar.$0f</text:p>
          </table:table-cell>
          <table:table-cell table:number-columns-repeated="1021"/>
        </table:table-row>
        <table:table-row table:style-name="ro3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office:value-type="string">
            <text:p>Ante disso,$0e é melhor responder a#pergunta do Comandante Hawke.$0f</text:p>
          </table:table-cell>
          <table:table-cell table:number-columns-repeated="1021"/>
        </table:table-row>
        <table:table-row table:style-name="ro3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office:value-type="string">
            <text:p>Ah,$0e mas que pesadelo!$0e$0e#O que ele quer agora?$0f</text:p>
          </table:table-cell>
          <table:table-cell table:number-columns-repeated="1021"/>
        </table:table-row>
        <table:table-row table:style-name="ro3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office:value-type="string">
            <text:p>O tempo estimado das reparações.$0e$0e#Eles podem terminar em 30 dias?$0f</text:p>
          </table:table-cell>
          <table:table-cell table:number-columns-repeated="1021"/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office:value-type="string">
            <text:p>17 dias.$0f</text:p>
          </table:table-cell>
          <table:table-cell table:number-columns-repeated="1021"/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office:value-type="string">
            <text:p>Desculpa?$0f</text:p>
          </table:table-cell>
          <table:table-cell table:number-columns-repeated="1021"/>
        </table:table-row>
        <table:table-row table:style-name="ro3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office:value-type="string">
            <text:p>Sob a minha brilhante direção,$0e#a reparação levará 17 dias.$0fNão 30,$0e 17.$0f</text:p>
          </table:table-cell>
          <table:table-cell table:number-columns-repeated="1021"/>
        </table:table-row>
        <table:table-row table:style-name="ro1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office:value-type="string">
            <text:p>Mas e os trabalhadores...$0e#Poderão suportar o ritmo?$0f</text:p>
          </table:table-cell>
          <table:table-cell table:number-columns-repeated="1021"/>
        </table:table-row>
        <table:table-row table:style-name="ro6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office:value-type="string">
            <text:p>Se não tivermos trabalhadores#suficientes,$0e usaremos alguns$0fsoldados.$0fAs unidades enviadas para#esconder o mapa do laboratório$0fretornaram, não foi?$0fDe qualquer forma,$0e terminaremos#em 17 dias!$0f</text:p>
          </table:table-cell>
          <table:table-cell table:number-columns-repeated="1021"/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office:value-type="string">
            <text:p>Sim... bem... OK.$0f</text:p>
          </table:table-cell>
          <table:table-cell table:number-columns-repeated="1021"/>
        </table:table-row>
        <table:table-row table:style-name="ro3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office:value-type="string">
            <text:p>Recebemos a informação que as#fragatas chegaram ao porto.$0e$0e$0fNão faz muito tempo.$0f</text:p>
          </table:table-cell>
          <table:table-cell table:number-columns-repeated="1021"/>
        </table:table-row>
        <table:table-row table:style-name="ro2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office:value-type="string">
            <text:p>Jess, tem certeza que pode conseguir#com essas tropas?$0fAinda não é tarde para eu ou o Eagle#enviarmos reforços.$0f</text:p>
          </table:table-cell>
          <table:table-cell table:number-columns-repeated="1021"/>
        </table:table-row>
        <table:table-row table:style-name="ro2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office:value-type="string">
            <text:p>Quanto mais tropas,$0e mais difícil de#organizar.$0fO importante aqui é o tempo.$0e$0e$0fDevemos atacar antes que terminem#as reparações.$0f</text:p>
          </table:table-cell>
          <table:table-cell table:number-columns-repeated="1021"/>
        </table:table-row>
        <table:table-row table:style-name="ro4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office:value-type="string">
            <text:p>Isso é verdade...$0fSe o inimigo capturar esse aeroporto,$0e#ele manejará helicópteros de combate$0fe bombardeiros.$0fDe qualquer forma,$0e você está pisando#em um terreno perigoso.$0f</text:p>
          </table:table-cell>
          <table:table-cell table:number-columns-repeated="1021"/>
        </table:table-row>
        <table:table-row table:style-name="ro2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office:value-type="string">
            <text:p>Veja, Drake.$0e$0e Tenho os meus anti#aéreos para as unidades aéreas.$0fVou banhar essas fragatas em fogo#de artilharia!$0e Espere e verá!$0f</text:p>
          </table:table-cell>
          <table:table-cell table:number-columns-repeated="1021"/>
        </table:table-row>
        <table:table-row table:style-name="ro3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office:value-type="string">
            <text:p>O que?$0e Estão nos atacando?!$0fIsso não é justo!$0e$0e#Estamos no meio da reparação!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office:value-type="string">
            <text:p>Quais são as suas ordens,#Senhorita Lash?$0f</text:p>
          </table:table-cell>
          <table:table-cell table:number-columns-repeated="1021"/>
        </table:table-row>
        <table:table-row table:style-name="ro3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office:value-type="string">
            <text:p>Quais são as minhas ordens?$0e$0e#Contra atacar, imbecil!$0f</text:p>
          </table:table-cell>
          <table:table-cell table:number-columns-repeated="1021"/>
        </table:table-row>
        <table:table-row table:style-name="ro3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office:value-type="string">
            <text:p>Então teremos que atrasar o#prazo de reparação...$0f</text:p>
          </table:table-cell>
          <table:table-cell table:number-columns-repeated="1021"/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office:value-type="string">
            <text:p>Sem essa!$0f</text:p>
          </table:table-cell>
          <table:table-cell table:number-columns-repeated="1021"/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table:style-name="ce1" office:value-type="string">
            <text:p>Mas... mas... o prazo...$0f</text:p>
          </table:table-cell>
          <table:table-cell table:number-columns-repeated="1021"/>
        </table:table-row>
        <table:table-row table:style-name="ro3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office:value-type="string">
            <text:p>PARE DE DIZER ISSO!$0e Limite-se#a fazer o que lhe é dito.$0e AGORA!$0f</text:p>
          </table:table-cell>
          <table:table-cell table:number-columns-repeated="1021"/>
        </table:table-row>
        <table:table-row table:style-name="ro3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office:value-type="string">
            <text:p>Senhorita Lash.$0e$0e Temos apenas um#dia para acabar a reparação.$0f</text:p>
          </table:table-cell>
          <table:table-cell table:number-columns-repeated="1021"/>
        </table:table-row>
        <table:table-row table:style-name="ro3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office:value-type="string">
            <text:p>Eu sei, eu sei.$0e Estou ocupada agora.$0e$0e#Volte mais tarde.$0f</text:p>
          </table:table-cell>
          <table:table-cell table:number-columns-repeated="1021"/>
        </table:table-row>
        <table:table-row table:style-name="ro1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office:value-type="string">
            <text:p>Talvez devêssemos mudar o prazo#depois disso tudo...$0f</text:p>
          </table:table-cell>
          <table:table-cell table:number-columns-repeated="1021"/>
        </table:table-row>
        <table:table-row table:style-name="ro2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office:value-type="string">
            <text:p>Você é um paspalho!$0e$0e#Estamos quase terminando!$0fSe você está com tempo de#ficar tagarelando comigo,$0fentão venha ajudar!$0f</text:p>
          </table:table-cell>
          <table:table-cell table:number-columns-repeated="1021"/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office:value-type="string">
            <text:p>Aaaah!$0e Deixe-me ir!$0e Por favor!$0f</text:p>
          </table:table-cell>
          <table:table-cell table:number-columns-repeated="1021"/>
        </table:table-row>
        <table:table-row table:style-name="ro3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office:value-type="string">
            <text:p>Comandante!$0e$0e Encontramos isso#na propriedade capturada...$0f</text:p>
          </table:table-cell>
          <table:table-cell table:number-columns-repeated="1021"/>
        </table:table-row>
        <table:table-row table:style-name="ro6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office:value-type="string">
            <text:p>Hã?$0e$0e Um laboratório...$0e$0fEles estavam desenvolvendo armas#em nosso pais.$0fJá que se derem o trabalho,$0e vamos#recolher as armas e o mapa.$0fTemos que comunicar isso ao Eagle.$0e$0e$0fEle definitivamente não vai tolerar#isso.$0f</text:p>
          </table:table-cell>
          <table:table-cell table:number-columns-repeated="1021"/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office:value-type="string">
            <text:p>Sim, senhora.$0e Entendido.$0f</text:p>
          </table:table-cell>
          <table:table-cell table:number-columns-repeated="1021"/>
        </table:table-row>
        <table:table-row table:style-name="ro3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office:value-type="string">
            <text:p>Esses Black Hole estão com#sérios problemas.$0f</text:p>
          </table:table-cell>
          <table:table-cell table:number-columns-repeated="1021"/>
        </table:table-row>
        <table:table-row table:style-name="ro3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office:value-type="string">
            <text:p>Comandante,$0e todas as fragatas#inimigas foram afundadas.$0f</text:p>
          </table:table-cell>
          <table:table-cell table:number-columns-repeated="1021"/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office:value-type="string">
            <text:p>Muito bem.$0e$0e#Prepare-os para a retirada.$0f</text:p>
          </table:table-cell>
          <table:table-cell table:number-columns-repeated="1021"/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office:value-type="string">
            <text:p>Retirada?$0f</text:p>
          </table:table-cell>
          <table:table-cell table:number-columns-repeated="1021"/>
        </table:table-row>
        <table:table-row table:style-name="ro3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office:value-type="string">
            <text:p>Nós cumprimos nosso objetivo.$0fVamos antes que mais tropas#cheguem.$0f</text:p>
          </table:table-cell>
          <table:table-cell table:number-columns-repeated="1021"/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office:value-type="string">
            <text:p>Sim, senhora.$0e#Começaremos agora mesmo.$0f</text:p>
          </table:table-cell>
          <table:table-cell table:number-columns-repeated="1021"/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office:value-type="string">
            <text:p>Ataque rápido e retirada...$0e$0e#É tão você, Jess.$0f</text:p>
          </table:table-cell>
          <table:table-cell table:number-columns-repeated="1021"/>
        </table:table-row>
        <table:table-row table:style-name="ro2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office:value-type="string">
            <text:p>Não faz sentido ser apanhado no#momento e termos mais baixas.$0fReduzimos seriamente a capacidade#ofensiva do inimigo...$0e$0fÉ suficiente por agora.$0f</text:p>
          </table:table-cell>
          <table:table-cell table:number-columns-repeated="1021"/>
        </table:table-row>
        <table:table-row table:style-name="ro3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office:value-type="string">
            <text:p>Quando você tem razão, tem razão.$0e$0e$0fVou ajudar a remover suas tropas#de lá.$0f</text:p>
          </table:table-cell>
          <table:table-cell table:number-columns-repeated="1021"/>
        </table:table-row>
        <table:table-row table:style-name="ro3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office:value-type="string">
            <text:p>Aaaaah!!!$0e O que você está fazendo?!$0fNão podemos consertar as fragatas#se estão afundadas, podemos?!$0f</text:p>
          </table:table-cell>
          <table:table-cell table:number-columns-repeated="1021"/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office:value-type="string">
            <text:p>O que... faremos?$0f</text:p>
          </table:table-cell>
          <table:table-cell table:number-columns-repeated="1021"/>
        </table:table-row>
        <table:table-row table:style-name="ro2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office:value-type="string">
            <text:p>O que mais podemos fazer?$0e Atacar#com todas as nossas forças!$0fEles me deixaram louca,$0e e agora#pagarão pelo que fizeram!$0f</text:p>
          </table:table-cell>
          <table:table-cell table:number-columns-repeated="1021"/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office:value-type="string">
            <text:p>Comandante Lash,$0e acho que...$0f</text:p>
          </table:table-cell>
          <table:table-cell table:number-columns-repeated="1021"/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ã?$0f</text:p>
          </table:table-cell>
          <table:table-cell table:number-columns-repeated="1021"/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office:value-type="string">
            <text:p>O inimigo se foi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O que?$0f</text:p>
          </table:table-cell>
          <table:table-cell table:number-columns-repeated="1021"/>
        </table:table-row>
        <table:table-row table:style-name="ro3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office:value-type="string">
            <text:p>Não há sinal das unidades inimigas.$0fParece que conseguiram o que#queriam e foram embora.$0f</text:p>
          </table:table-cell>
          <table:table-cell table:number-columns-repeated="1021"/>
        </table:table-row>
        <table:table-row table:style-name="ro3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office:value-type="string">
            <text:p>Só pode estar brincando!$0e$0e$0fAfundaram meus barcos e foram#embora?$0fEstou... muito... irritada!!!$0f</text:p>
          </table:table-cell>
          <table:table-cell table:number-columns-repeated="1021"/>
        </table:table-row>
        <table:table-row table:style-name="ro3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Ainda temos tropas em combate...$0f</text:p>
          </table:table-cell>
          <table:table-cell table:number-columns-repeated="1021"/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 bom, esqueça eles.$0f</text:p>
          </table:table-cell>
          <table:table-cell table:number-columns-repeated="1021"/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so é...$0e aceitável?$0f</text:p>
          </table:table-cell>
          <table:table-cell table:number-columns-repeated="1021"/>
        </table:table-row>
        <table:table-row table:style-name="ro3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office:value-type="string">
            <text:p>Isso deveria facilitar#um pouco as coisas.</text:p>
          </table:table-cell>
          <table:table-cell table:number-columns-repeated="1021"/>
        </table:table-row>
        <table:table-row table:style-name="ro3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Ainda temos tropas em combate...$0f</text:p>
          </table:table-cell>
          <table:table-cell table:number-columns-repeated="1021"/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 bom, esqueça eles.$0f</text:p>
          </table:table-cell>
          <table:table-cell table:number-columns-repeated="1021"/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so é...$0e aceitável?$0f</text:p>
          </table:table-cell>
          <table:table-cell table:number-columns-repeated="1021"/>
        </table:table-row>
        <table:table-row table:style-name="ro3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3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office:value-type="string">
            <text:p>Comandante,$0e as fragatas começaram# a sair do porto.$0f</text:p>
          </table:table-cell>
          <table:table-cell table:number-columns-repeated="1021"/>
        </table:table-row>
        <table:table-row table:style-name="ro10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office:value-type="string">
            <text:p>Maldição...$0e Chegamos tarde.$0e$0fAcho que devo replanejar minha#estratégia.$0e$0e$0fEu subestimei a capacidade do#inimigo.$0fTerei que ser mais rápida da próxima#vez.$0fProvavelmente não teremos tempo#para descansar as unidades$0fdanificadas,$0e então terei que combiná-#las e uni-las.$0e$0fUm momento!$0e É isso!$0fO inimigo também unirá as unidades#danificadas.$0fAssim, reduzirá o número total de#unidades.$0e$0fAcho que poderei me aproveitar#disso.$0f</text:p>
          </table:table-cell>
          <table:table-cell table:number-columns-repeated="1021"/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office:value-type="string">
            <text:p>Lash,$0e como está o canhão laser?$0f</text:p>
          </table:table-cell>
          <table:table-cell table:number-columns-repeated="1021"/>
        </table:table-row>
        <table:table-row table:style-name="ro3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office:value-type="string">
            <text:p>A todo vapor!$0fEu melhorei para que possa disparar#todos os dias!$0e$0fÉ muuuuuito perigoso!!!$0f</text:p>
          </table:table-cell>
          <table:table-cell table:number-columns-repeated="1021"/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office:value-type="string">
            <text:p>He, he, he...$0e Delicioso...$0e#E Flak?$0f</text:p>
          </table:table-cell>
          <table:table-cell table:number-columns-repeated="1021"/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office:value-type="string">
            <text:p>Minhas tropas estão preparadas,#como você queria.$0f</text:p>
          </table:table-cell>
          <table:table-cell table:number-columns-repeated="1021"/>
        </table:table-row>
        <table:table-row table:style-name="ro3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office:value-type="string">
            <text:p>Finalmente, neutralizamos#completamente o exército da$0fOrange Star.$0f</text:p>
          </table:table-cell>
          <table:table-cell table:number-columns-repeated="1021"/>
        </table:table-row>
        <table:table-row table:style-name="ro3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office:value-type="string">
            <text:p>Por que a Orange Star está aqui?$0fEstamos em Green Earth, não é?$0f</text:p>
          </table:table-cell>
          <table:table-cell table:number-columns-repeated="1021"/>
        </table:table-row>
        <table:table-row table:style-name="ro3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office:value-type="string">
            <text:p>Parece que vieram proporcionar#suprimentos.$0e$0fEntrometidos!$0e#Eles não deveriam ter vindo!$0f</text:p>
          </table:table-cell>
          <table:table-cell table:number-columns-repeated="1021"/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office:value-type="string">
            <text:p>Então vamos atacar em breve?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table:style-name="ce1" office:value-type="string">
            <text:p>Não.$0e Primeiro, vamos sugerir que#se rendam.$0e$0fA OC deles é uma garotinha.$0fTalvez possamos convencê-la#a colaborar sem muito esforço.$0e$0fHe, he, he...$0f</text:p>
          </table:table-cell>
          <table:table-cell table:number-columns-repeated="1021"/>
        </table:table-row>
        <table:table-row table:style-name="ro2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office:value-type="string">
            <text:p>Vamos, adiante!$0e Continuem assim!$0fOs reforças de Green Earth estão#a caminho.$0e$0e Aguentem firme!$0f</text:p>
          </table:table-cell>
          <table:table-cell table:number-columns-repeated="1021"/>
        </table:table-row>
        <table:table-row table:style-name="ro3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office:value-type="string">
            <text:p>Comandante, temos um comunicado#do exército de Black Hole.$0f</text:p>
          </table:table-cell>
          <table:table-cell table:number-columns-repeated="1021"/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office:value-type="string">
            <text:p>O que diz?$0f</text:p>
          </table:table-cell>
          <table:table-cell table:number-columns-repeated="1021"/>
        </table:table-row>
        <table:table-row table:style-name="ro3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office:value-type="string">
            <text:p>Eles recomendam que nos rendamos.#Estão esperando nossa resposta.$0f</text:p>
          </table:table-cell>
          <table:table-cell table:number-columns-repeated="1021"/>
        </table:table-row>
        <table:table-row table:style-name="ro3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office:value-type="string">
            <text:p>Render?!$0fMuito bem, aqui está a minha#resposta,$0e e quero que a escreva$0fpalavra por palavra...$0f</text:p>
          </table:table-cell>
          <table:table-cell table:number-columns-repeated="1021"/>
        </table:table-row>
        <table:table-row table:style-name="ro3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office:value-type="string">
            <text:p>Comandante!$0e$0e A Black Hole solicitou#que a Orange Star se renda.$0f</text:p>
          </table:table-cell>
          <table:table-cell table:number-columns-repeated="1021"/>
        </table:table-row>
        <table:table-row table:style-name="ro3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office:value-type="string">
            <text:p>Hm... Creio que a Sami está#comandando as forças da$0fOrange Star...#O que ela respondeu?$0f</text:p>
          </table:table-cell>
          <table:table-cell table:number-columns-repeated="1021"/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office:value-type="string">
            <text:p>Bem, em uma palavra,$0e lhes mandou#passear.$0f</text:p>
          </table:table-cell>
          <table:table-cell table:number-columns-repeated="1021"/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office:value-type="string">
            <text:p>O que ela disse exatamente?$0f</text:p>
          </table:table-cell>
          <table:table-cell table:number-columns-repeated="1021"/>
        </table:table-row>
        <table:table-row table:style-name="ro3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office:value-type="string">
            <text:p>Um...$0e Prefiro não dizer. Não$0e foi uma#resposta bem...$0e educada.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office:value-type="string">
            <text:p>Como quiser.$0f</text:p>
          </table:table-cell>
          <table:table-cell table:number-columns-repeated="1021"/>
        </table:table-row>
        <table:table-row table:style-name="ro2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office:value-type="string">
            <text:p>Eh... Acha que se eu escrever neste#papel, você pode lê-lo?$0f</text:p>
          </table:table-cell>
          <table:table-cell table:number-columns-repeated="1021"/>
        </table:table-row>
        <table:table-row table:style-name="ro3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office:value-type="string">
            <text:p>$0e$0e$0e...?#Ha...$0e ha, ha, ha, ha!!!$0f</text:p>
          </table:table-cell>
          <table:table-cell table:number-columns-repeated="1021"/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office:value-type="string">
            <text:p>Senhor...$0f</text:p>
          </table:table-cell>
          <table:table-cell table:number-columns-repeated="1021"/>
        </table:table-row>
        <table:table-row table:style-name="ro3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office:value-type="string">
            <text:p>Claro, não há meias palavras!$0fSeria uma pena deixar a Black#Hole capturar.$0f</text:p>
          </table:table-cell>
          <table:table-cell table:number-columns-repeated="1021"/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office:value-type="string">
            <text:p>Er...$0e Sim, senhor, seria.$0f</text:p>
          </table:table-cell>
          <table:table-cell table:number-columns-repeated="1021"/>
        </table:table-row>
        <table:table-row table:style-name="ro3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office:value-type="string">
            <text:p>Reúna todos os homens prontos para#o combate.$0e$0e Estamos de partida!$0f</text:p>
          </table:table-cell>
          <table:table-cell table:number-columns-repeated="1021"/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office:value-type="string">
            <text:p>Senhor,$0e o inimigo nos supera em...$0f</text:p>
          </table:table-cell>
          <table:table-cell table:number-columns-repeated="1021"/>
        </table:table-row>
        <table:table-row table:style-name="ro8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office:value-type="string">
            <text:p>Não há motivos para atacarmos#frente a frente.$0fPodemos centralizar tudo em seu#canhão laser,$0e ou capturar todas as$0fsuas propriedades.$0e#Uma das duas coisas.$0fNosso objetivo é quebrar o seu#cerco.$0e Isso é tudo.$0fPelo orgulho de Green Earth,$0e#salvaremos o exército da$0fOrange Star!$0f</text:p>
          </table:table-cell>
          <table:table-cell table:number-columns-repeated="1021"/>
        </table:table-row>
        <table:table-row table:style-name="ro3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office:value-type="string">
            <text:p>Comandante,$0e conseguimos nos reunir#com o exército de Orange Star.$0f</text:p>
          </table:table-cell>
          <table:table-cell table:number-columns-repeated="1021"/>
        </table:table-row>
        <table:table-row table:style-name="ro3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office:value-type="string">
            <text:p>Muito bem.$0e Agora proteja-os.$0fNosso objetivo é salvar as tropas#de Orange Star.$0f</text:p>
          </table:table-cell>
          <table:table-cell table:number-columns-repeated="1021"/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office:value-type="string">
            <text:p>Você está bem, Sami?$0f</text:p>
          </table:table-cell>
          <table:table-cell table:number-columns-repeated="1021"/>
        </table:table-row>
        <table:table-row table:style-name="ro2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office:value-type="string">
            <text:p>Eagle!$0e Então foi você quem nos#salvou.$0fSinto muito.$0e$0e Nunca pensei em ser um#fardo para a Green Earth.$0f</text:p>
          </table:table-cell>
          <table:table-cell table:number-columns-repeated="1021"/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office:value-type="string">
            <text:p>Não seja tola.$0f</text:p>
          </table:table-cell>
          <table:table-cell table:number-columns-repeated="1021"/>
        </table:table-row>
        <table:table-row table:style-name="ro3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office:value-type="string">
            <text:p>Estávamos tentando lhe trazer#suprimentos, e deixamos ser pegos.$0f</text:p>
          </table:table-cell>
          <table:table-cell table:number-columns-repeated="1021"/>
        </table:table-row>
        <table:table-row table:style-name="ro3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office:value-type="string">
            <text:p>Qualquer um pode cometer erros.$0e$0e#Mas tudo ficou bem.$0e$0e Vamos lá.$0f</text:p>
          </table:table-cell>
          <table:table-cell table:number-columns-repeated="1021"/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office:value-type="string">
            <text:p>Sim, mas...$0f</text:p>
          </table:table-cell>
          <table:table-cell table:number-columns-repeated="1021"/>
        </table:table-row>
        <table:table-row table:style-name="ro4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office:value-type="string">
            <text:p>Sami,$0e não estou dizendo para salvar#o seu orgulho ferido.$0fA Orange Star veio lutar junto com a#Green Earth.$0fIsso já levantou a moral das nossas#tropas mais do que você imagina.$0f</text:p>
          </table:table-cell>
          <table:table-cell table:number-columns-repeated="1021"/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office:value-type="string">
            <text:p>Obrigada, Eagle.$0f</text:p>
          </table:table-cell>
          <table:table-cell table:number-columns-repeated="1021"/>
        </table:table-row>
        <table:table-row table:style-name="ro2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office:value-type="string">
            <text:p>Eu quem deveria agradecer.$0fFicamos muito agradecidos pelos#suprimentos.$0e$0e$0fAcredito que eles aliviarão nossa#carga.$0f</text:p>
          </table:table-cell>
          <table:table-cell table:number-columns-repeated="1021"/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office:value-type="string">
            <text:p>Eagle...$0f</text:p>
          </table:table-cell>
          <table:table-cell table:number-columns-repeated="1021"/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office:value-type="string">
            <text:p>O inimigo não terá#nenhum descanso.</text:p>
          </table:table-cell>
          <table:table-cell table:number-columns-repeated="1021"/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office:value-type="string">
            <text:p>Commander!$0e#A <text:s/>Black Hole nos derrotou...$0f</text:p>
          </table:table-cell>
          <table:table-cell table:number-columns-repeated="1021"/>
        </table:table-row>
        <table:table-row table:style-name="ro8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office:value-type="string">
            <text:p>NÃO!$0e$0e Chegamos tarde demais...#Não temos tempo a perder.$0e$0e$0fMuito bem,$0e vamos mudar os planos.#Tudo mundo pelo laser!$0e$0fAs únicas propriedades que#precisamos são os aeroportos!$0fPrimeiro, devemos atacar$0e antes#que ataquem nosso aliado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office:value-type="string">
            <text:p>Lash, o aeroporto está completo?$0f</text:p>
          </table:table-cell>
          <table:table-cell table:number-columns-repeated="1021"/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office:value-type="string">
            <text:p>Sim!$0e Construí segundo duas#especificações, mas...$0f</text:p>
          </table:table-cell>
          <table:table-cell table:number-columns-repeated="1021"/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office:value-type="string">
            <text:p>Mas o que?$0f</text:p>
          </table:table-cell>
          <table:table-cell table:number-columns-repeated="1021"/>
        </table:table-row>
        <table:table-row table:style-name="ro3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office:value-type="string">
            <text:p>Você tem certeza que quer um#aeroporto normal?$0e$0e$0fDeixe-me adicionar alguns#opcionais!$0f</text:p>
          </table:table-cell>
          <table:table-cell table:number-columns-repeated="1021"/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office:value-type="string">
            <text:p>Opcionais?$0e$0e Do que você está#falando?$0f</text:p>
          </table:table-cell>
          <table:table-cell table:number-columns-repeated="1021"/>
        </table:table-row>
        <table:table-row table:style-name="ro3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office:value-type="string">
            <text:p>Você sabe, todos os tipos de coisas.$0e$0e#Como um sistema de autodestruição.$0f</text:p>
          </table:table-cell>
          <table:table-cell table:number-columns-repeated="1021"/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office:value-type="string">
            <text:p>Não é necessário.$0f</text:p>
          </table:table-cell>
          <table:table-cell table:number-columns-repeated="1021"/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office:value-type="string">
            <text:p>Bá! Que chaaaaato!$0f</text:p>
          </table:table-cell>
          <table:table-cell table:number-columns-repeated="1021"/>
        </table:table-row>
        <table:table-row table:style-name="ro3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office:value-type="string">
            <text:p>Se está pronto,$0e eu gostaria de usá-lo#agora.$0e$0e O inimigo se aproxima.$0f</text:p>
          </table:table-cell>
          <table:table-cell table:number-columns-repeated="1021"/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office:value-type="string">
            <text:p>Vai lá, é todo seu.$0f</text:p>
          </table:table-cell>
          <table:table-cell table:number-columns-repeated="1021"/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office:value-type="string">
            <text:p>O inimigo construiu um aeroporto?$0f</text:p>
          </table:table-cell>
          <table:table-cell table:number-columns-repeated="1021"/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office:value-type="string">
            <text:p>Terminaram rápido, senhor.$0f</text:p>
          </table:table-cell>
          <table:table-cell table:number-columns-repeated="1021"/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office:value-type="string">
            <text:p>Como você não notou isso antes?$0f</text:p>
          </table:table-cell>
          <table:table-cell table:number-columns-repeated="1021"/>
        </table:table-row>
        <table:table-row table:style-name="ro2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office:value-type="string">
            <text:p>Eles devem ter escondido de alguma#forma.$0fAlém disso, construíram isso em#muito pouco tempo.$0e$0fNuma velocidade impressionante.$0f</text:p>
          </table:table-cell>
          <table:table-cell table:number-columns-repeated="1021"/>
        </table:table-row>
        <table:table-row table:style-name="ro3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office:value-type="string">
            <text:p>Entendo...$0fObrigado pela informação.$0e#Bom trabalho.$0f</text:p>
          </table:table-cell>
          <table:table-cell table:number-columns-repeated="1021"/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office:value-type="string">
            <text:p>Sim, senhor.$0e Obrigado, senhor.$0f</text:p>
          </table:table-cell>
          <table:table-cell table:number-columns-repeated="1021"/>
        </table:table-row>
        <table:table-row table:style-name="ro6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office:value-type="string">
            <text:p>Eles devem ter dado conta que sou o#único capaz de navegar essas águas.$0fAviões contra barcos...$0e$0fAs unidades aéreas possuem muitas#vantagens, mas...$0fNão estou afundado ainda!$0e$0e$0fEste velho lobo do mar ainda guarda#uma carta na manga!$0f</text:p>
          </table:table-cell>
          <table:table-cell table:number-columns-repeated="1021"/>
        </table:table-row>
        <table:table-row table:style-name="ro4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office:value-type="string">
            <text:p>Unidades navais repelindo uma força#aérea superior?$0e Incrível.$0fParece que subestimei meu#oponente.$0fMas isso ainda não terminou.$0fA única batalha que devo ganhar é#a final.$0f</text:p>
          </table:table-cell>
          <table:table-cell table:number-columns-repeated="1021"/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office:value-type="string">
            <text:p>O inimigo está retirando a linha de#frente.$0f</text:p>
          </table:table-cell>
          <table:table-cell table:number-columns-repeated="1021"/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office:value-type="string">
            <text:p>Parece que ganhamos.$0e#De alguma forma...$0f</text:p>
          </table:table-cell>
          <table:table-cell table:number-columns-repeated="1021"/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office:value-type="string">
            <text:p>Então eu vim aqui para nada, é??$0f</text:p>
          </table:table-cell>
          <table:table-cell table:number-columns-repeated="1021"/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office:value-type="string">
            <text:p>Eagle!$0e$0e#Você veio me ajudar!$0f</text:p>
          </table:table-cell>
          <table:table-cell table:number-columns-repeated="1021"/>
        </table:table-row>
        <table:table-row table:style-name="ro2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office:value-type="string">
            <text:p>Soube que o inimigo tinha#principalmente unidades aéreas.$0fDeixei a linha frente no comando do#segundo oficial,$0e mas vi que não$0fhavia motivos para me preocupar.$0f</text:p>
          </table:table-cell>
          <table:table-cell table:number-columns-repeated="1021"/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office:value-type="string">
            <text:p>Eu tive sorte.$0f</text:p>
          </table:table-cell>
          <table:table-cell table:number-columns-repeated="1021"/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office:value-type="string">
            <text:p>Isso foi mais do que sorte.$0f</text:p>
          </table:table-cell>
          <table:table-cell table:number-columns-repeated="1021"/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office:value-type="string">
            <text:p>Como é?$0f</text:p>
          </table:table-cell>
          <table:table-cell table:number-columns-repeated="1021"/>
        </table:table-row>
        <table:table-row table:style-name="ro2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table:style-name="ce1" office:value-type="string">
            <text:p>Drake,$0e você é um estrategista de#primeira.$0e$0fVocê deveria acreditar mais em si#mesmo.$0fJá se deu conta que derrotou um#exército de unidades aéreas?$0f</text:p>
          </table:table-cell>
          <table:table-cell table:number-columns-repeated="1021"/>
        </table:table-row>
        <table:table-row table:style-name="ro3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office:value-type="string">
            <text:p>Nada que você ou a Jess não#poderiam ter feito. Não acho que...$0f</text:p>
          </table:table-cell>
          <table:table-cell table:number-columns-repeated="1021"/>
        </table:table-row>
        <table:table-row table:style-name="ro3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office:value-type="string">
            <text:p>Talvez seja a sua humildade que as#pessoas acham tão atraente...$0f</text:p>
          </table:table-cell>
          <table:table-cell table:number-columns-repeated="1021"/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office:value-type="string">
            <text:p>Pelos diabos...#Nós ganhamos.</text:p>
          </table:table-cell>
          <table:table-cell table:number-columns-repeated="1021"/>
        </table:table-row>
        <table:table-row table:style-name="ro3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3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7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office:value-type="string">
            <text:p>Não, eu acho que não.$0e$0e#Vamos tentar novamente.$0fPrimeiro, devemos capturar a base#central o mais rápido possível.$0fEu posso transportar apenas 2#unidades com o meu cargueiro, mas...$0fPosso carregar APCs que levam#infantaria,$0e o que dobra a minha$0fcapacidade de transporte.$0fSim,$0e vejamos o que podemos fazer.$0e$0e#Não é necessário pedir ajuda ainda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3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5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office:value-type="string">
            <text:p>Hawke,$0e Flak está aqui.$0f</text:p>
          </table:table-cell>
          <table:table-cell table:number-columns-repeated="1021"/>
        </table:table-row>
        <table:table-row table:style-name="ro3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office:value-type="string">
            <text:p>Por que? Ele deveria estar seguindo#meu plano em outro lugar.$0f</text:p>
          </table:table-cell>
          <table:table-cell table:number-columns-repeated="1021"/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office:value-type="string">
            <text:p>Ele disse que tem algo para lhe#contar.$0f</text:p>
          </table:table-cell>
          <table:table-cell table:number-columns-repeated="1021"/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office:value-type="string">
            <text:p>Muito bem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office:value-type="string">
            <text:p>Soube que você irá lançar um#ataque.$0f</text:p>
          </table:table-cell>
          <table:table-cell table:number-columns-repeated="1021"/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office:value-type="string">
            <text:p>Sim.$0f</text:p>
          </table:table-cell>
          <table:table-cell table:number-columns-repeated="1021"/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office:value-type="string">
            <text:p>Perto do vulcão.$0f</text:p>
          </table:table-cell>
          <table:table-cell table:number-columns-repeated="1021"/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office:value-type="string">
            <text:p>Isso mesmo.$0f</text:p>
          </table:table-cell>
          <table:table-cell table:number-columns-repeated="1021"/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office:value-type="string">
            <text:p>Parece perigoso.$0f</text:p>
          </table:table-cell>
          <table:table-cell table:number-columns-repeated="1021"/>
        </table:table-row>
        <table:table-row table:style-name="ro2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office:value-type="string">
            <text:p>É por isso que vamos fazer.#O vulcão altera as correntes de ar.$0fNossos inimigos não poderão#usar suas melhores tropas,$0fsua força aérea.$0f</text:p>
          </table:table-cell>
          <table:table-cell table:number-columns-repeated="1021"/>
        </table:table-row>
        <table:table-row table:style-name="ro3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office:value-type="string">
            <text:p>Mas há lava por todos os lados.$0e$0fNossas tropas também sofrerão#baixas.$0f</text:p>
          </table:table-cell>
          <table:table-cell table:number-columns-repeated="1021"/>
        </table:table-row>
        <table:table-row table:style-name="ro3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office:value-type="string">
            <text:p>E isso não importa, correto?$0fQualquer perda sofrida é aceitável#em nome da vitória.$0f</text:p>
          </table:table-cell>
          <table:table-cell table:number-columns-repeated="1021"/>
        </table:table-row>
        <table:table-row table:style-name="ro3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office:value-type="string">
            <text:p>Mas a força das tropas inimigas#estão atacando minha...$0f</text:p>
          </table:table-cell>
          <table:table-cell table:number-columns-repeated="1021"/>
        </table:table-row>
        <table:table-row table:style-name="ro2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office:value-type="string">
            <text:p>Agora entendo.$0e Isso tudo é sobre#você.$0fFinge preocupar-se com as tropas#quando na verdade está pensando$0fno seu próprio rabo...$0f</text:p>
          </table:table-cell>
          <table:table-cell table:number-columns-repeated="1021"/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office:value-type="string">
            <text:p>O que?!$0e$0e Não é isso...$0f</text:p>
          </table:table-cell>
          <table:table-cell table:number-columns-repeated="1021"/>
        </table:table-row>
        <table:table-row table:style-name="ro2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office:value-type="string">
            <text:p>Antes que volte a questionar meus#planos...$0fSugiro que vença a batalha com uma#de suas próprias invençõe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office:value-type="string">
            <text:p>A lava fará cozido de gente!#He, he, he!$0f</text:p>
          </table:table-cell>
          <table:table-cell table:number-columns-repeated="1021"/>
        </table:table-row>
        <table:table-row table:style-name="ro1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office:value-type="string">
            <text:p>O inimigo está preparando um#ataque perto do vulcão?$0f</text:p>
          </table:table-cell>
          <table:table-cell table:number-columns-repeated="1021"/>
        </table:table-row>
        <table:table-row table:style-name="ro3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office:value-type="string">
            <text:p>O que você vai fazer, Eagle?$0e$0e$0fVocê não pode sobrevoar perto#dessa coisa.$0f</text:p>
          </table:table-cell>
          <table:table-cell table:number-columns-repeated="1021"/>
        </table:table-row>
        <table:table-row table:style-name="ro3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office:value-type="string">
            <text:p>Nesse caso,$0e enfrentaremos o inimigo#por terra.$0f</text:p>
          </table:table-cell>
          <table:table-cell table:number-columns-repeated="1021"/>
        </table:table-row>
        <table:table-row table:style-name="ro2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office:value-type="string">
            <text:p>Um segundo,$0e Eagle!$0e Você sabe que#não é nada bom por terra.$0fDeixe-me cuidar disso.$0e$0e O combate#terrestre é a minha especialidade.$0f</text:p>
          </table:table-cell>
          <table:table-cell table:number-columns-repeated="1021"/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office:value-type="string">
            <text:p>Ei!$0e Jess!$0e$0e#Pare com isso agora...$0f</text:p>
          </table:table-cell>
          <table:table-cell table:number-columns-repeated="1021"/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office:value-type="string">
            <text:p>Ela se foi.$0f</text:p>
          </table:table-cell>
          <table:table-cell table:number-columns-repeated="1021"/>
        </table:table-row>
        <table:table-row table:style-name="ro3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office:value-type="string">
            <text:p>Ela pensa que pode decidir quem#irá?$0e$0e$0fQuem ela pensa que é?$0f</text:p>
          </table:table-cell>
          <table:table-cell table:number-columns-repeated="1021"/>
        </table:table-row>
        <table:table-row table:style-name="ro3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office:value-type="string">
            <text:p>Eagle...$0e A Jess tem razão.$0e$0e#Deixe-a cuidar disso.$0f</text:p>
          </table:table-cell>
          <table:table-cell table:number-columns-repeated="1021"/>
        </table:table-row>
        <table:table-row table:style-name="ro3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office:value-type="string">
            <text:p>Sim, eu sei que ela tem razão.$0e$0e#Só estou$0e$0e desabafando.$0f</text:p>
          </table:table-cell>
          <table:table-cell table:number-columns-repeated="1021"/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office:value-type="string">
            <text:p>Jess,$0e pode me ouvir?$0f</text:p>
          </table:table-cell>
          <table:table-cell table:number-columns-repeated="1021"/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office:value-type="string">
            <text:p>Eagle?$0e$0e O que foi?$0f</text:p>
          </table:table-cell>
          <table:table-cell table:number-columns-repeated="1021"/>
        </table:table-row>
        <table:table-row table:style-name="ro2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office:value-type="string">
            <text:p>Parece que a lava do vulcão cai#seguindo um padrão determinado.$0fSe você conseguir decifrá-lo, poderá#usá-la a seu favor.$0f</text:p>
          </table:table-cell>
          <table:table-cell table:number-columns-repeated="1021"/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office:value-type="string">
            <text:p>Que ótima informação.$0e$0e Obrigada.$0f</text:p>
          </table:table-cell>
          <table:table-cell table:number-columns-repeated="1021"/>
        </table:table-row>
        <table:table-row table:style-name="ro3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office:value-type="string">
            <text:p>Não se exponha fazendo tolices.$0e$0e#Que a sorte esteja ao seu lado.$0f</text:p>
          </table:table-cell>
          <table:table-cell table:number-columns-repeated="1021"/>
        </table:table-row>
        <table:table-row table:style-name="ro3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office:value-type="string">
            <text:p>Eles chegaram tão longe.$0e$0e$0fDeveríamos nos retirar por#enquanto.$0f</text:p>
          </table:table-cell>
          <table:table-cell table:number-columns-repeated="1021"/>
        </table:table-row>
        <table:table-row table:style-name="ro2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office:value-type="string">
            <text:p>Diga às tropas que eles lutaram#bravamente nestas terríveis$0fcondições.$0fDiga que estou$0e orgulhosa deles.$0f</text:p>
          </table:table-cell>
          <table:table-cell table:number-columns-repeated="1021"/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office:value-type="string">
            <text:p>Sim, senhora.$0f</text:p>
          </table:table-cell>
          <table:table-cell table:number-columns-repeated="1021"/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office:value-type="string">
            <text:p>Jess,$0e isso foi incrível.$0f</text:p>
          </table:table-cell>
          <table:table-cell table:number-columns-repeated="1021"/>
        </table:table-row>
        <table:table-row table:style-name="ro3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office:value-type="string">
            <text:p>O mérito é dos soldados.$0e$0e#Eu só dei um empurrãozinho.$0f</text:p>
          </table:table-cell>
          <table:table-cell table:number-columns-repeated="1021"/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office:value-type="string">
            <text:p>Boa apreciação.$0f</text:p>
          </table:table-cell>
          <table:table-cell table:number-columns-repeated="1021"/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office:value-type="string">
            <text:p>Eagle,$0e desista.$0f</text:p>
          </table:table-cell>
          <table:table-cell table:number-columns-repeated="1021"/>
        </table:table-row>
        <table:table-row table:style-name="ro3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office:value-type="string">
            <text:p>Contudo,$0e você não foi tão mal assim,#Red.$0e$0e Tente continuar assim.$0f</text:p>
          </table:table-cell>
          <table:table-cell table:number-columns-repeated="1021"/>
        </table:table-row>
        <table:table-row table:style-name="ro3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office:value-type="string">
            <text:p>Agora,$0e espere um minuto, Eagle...$0fPra onde ele foi?$0f</text:p>
          </table:table-cell>
          <table:table-cell table:number-columns-repeated="1021"/>
        </table:table-row>
        <table:table-row table:style-name="ro3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office:value-type="string">
            <text:p>Jess, acredite ou não,$0e isso foi#um elogio.$0f</text:p>
          </table:table-cell>
          <table:table-cell table:number-columns-repeated="1021"/>
        </table:table-row>
        <table:table-row table:style-name="ro3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office:value-type="string">
            <text:p>Eu sei.$0fEu só queria saber se ele não#poderia dizer de outra forma.$0f</text:p>
          </table:table-cell>
          <table:table-cell table:number-columns-repeated="1021"/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office:value-type="string">
            <text:p>Parece que#sobrevivi outro dia.</text:p>
          </table:table-cell>
          <table:table-cell table:number-columns-repeated="1021"/>
        </table:table-row>
        <table:table-row table:style-name="ro3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office:value-type="string">
            <text:p>Minha inexperiência me fez perder#esses soldados...$0e$0fDiante dos meus olhos...$0f</text:p>
          </table:table-cell>
          <table:table-cell table:number-columns-repeated="1021"/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office:value-type="string">
            <text:p>Jess.$0f</text:p>
          </table:table-cell>
          <table:table-cell table:number-columns-repeated="1021"/>
        </table:table-row>
        <table:table-row table:style-name="ro3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office:value-type="string">
            <text:p>Eagle...$0fEu sai sem autorização, e foi isso#o que eu consegui.$0e$0fVai em frente e comece a rir.$0f</text:p>
          </table:table-cell>
          <table:table-cell table:number-columns-repeated="1021"/>
        </table:table-row>
        <table:table-row table:style-name="ro7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office:value-type="string">
            <text:p>Não sou do tipo de pessoa que a#chuta quando está caída.$0fJess.$0e$0e Esqueça isso,$0e você é uma#boa estrategista.$0e Isso é fato.$0fEu acredito, que mesmo nestas#circunstâncias,$0e você pode derrotar$0fo Hawke.$0fSe realmente dá valor às suas tropas,#não deixe que seu sacrifício seja em$0fvão.$0fControle-se e termine esta batalha!$0f</text:p>
          </table:table-cell>
          <table:table-cell table:number-columns-repeated="1021"/>
        </table:table-row>
        <table:table-row table:style-name="ro6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office:value-type="string">
            <text:p>Estou tão decepcionada,#mas Eagle tem razão.$0fPara ter uma chance, preciso eliminar#as bases de cima e direita.$0fSe eu conseguir que o inimigo se#concentre em uma,$0e posso conseguir$0fcapturar a outra.$0fTambém preciso levar em#consideração a lava...$0f</text:p>
          </table:table-cell>
          <table:table-cell table:number-columns-repeated="1021"/>
        </table:table-row>
        <table:table-row table:style-name="ro3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office:value-type="string">
            <text:p>Se acordo com o mapa que#encontramos,$0e o laboratório$0fdeveria estar nesta área.$0f</text:p>
          </table:table-cell>
          <table:table-cell table:number-columns-repeated="1021"/>
        </table:table-row>
        <table:table-row table:style-name="ro3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office:value-type="string">
            <text:p>Então os obstrucionistas estão#trabalhando em um novo tanque?$0f</text:p>
          </table:table-cell>
          <table:table-cell table:number-columns-repeated="1021"/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office:value-type="string">
            <text:p>Talvez.$0f</text:p>
          </table:table-cell>
          <table:table-cell table:number-columns-repeated="1021"/>
        </table:table-row>
        <table:table-row table:style-name="ro3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office:value-type="string">
            <text:p>Até onde sabemos, o contingente que#guarda o local é bem pequeno.$0f</text:p>
          </table:table-cell>
          <table:table-cell table:number-columns-repeated="1021"/>
        </table:table-row>
        <table:table-row table:style-name="ro3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office:value-type="string">
            <text:p>Então se vamos atacar,$0e deveríamos#fazer isso agora.$0f</text:p>
          </table:table-cell>
          <table:table-cell table:number-columns-repeated="1021"/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office:value-type="string">
            <text:p>Eu concord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  <table:table-cell table:number-columns-repeated="1021"/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office:value-type="string">
            <text:p>O que foi?$0f</text:p>
          </table:table-cell>
          <table:table-cell table:number-columns-repeated="1021"/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office:value-type="string">
            <text:p>Vocês dois concordaram em algo.$0f</text:p>
          </table:table-cell>
          <table:table-cell table:number-columns-repeated="1021"/>
        </table:table-row>
        <table:table-row table:style-name="ro2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office:value-type="string">
            <text:p>Nós dois estamos tentando encontrar#uma forma de salvar a Green Earth.$0fParece-me que compartilhar algumas#opiniões é natural.$0f</text:p>
          </table:table-cell>
          <table:table-cell table:number-columns-repeated="1021"/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office:value-type="string">
            <text:p>Exato.$0e$0e#Eagle tem razão.$0f</text:p>
          </table:table-cell>
          <table:table-cell table:number-columns-repeated="1021"/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office:value-type="string">
            <text:p>OK.$0e$0e Não direi mais nada.$0f</text:p>
          </table:table-cell>
          <table:table-cell table:number-columns-repeated="1021"/>
        </table:table-row>
        <table:table-row table:style-name="ro3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office:value-type="string">
            <text:p>Tem uma coisa que me preocupa.$0fO inimigo tem um grande exército#vindo pra cá.$0f</text:p>
          </table:table-cell>
          <table:table-cell table:number-columns-repeated="1021"/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office:value-type="string">
            <text:p>Quando chegarão?$0f</text:p>
          </table:table-cell>
          <table:table-cell table:number-columns-repeated="1021"/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office:value-type="string">
            <text:p>Segundo nossa informação,$0e em 10#dias.$0f</text:p>
          </table:table-cell>
          <table:table-cell table:number-columns-repeated="1021"/>
        </table:table-row>
        <table:table-row table:style-name="ro3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office:value-type="string">
            <text:p>Então devemos capturar o laboratório#antes disso.$0e$0e$0fSerão 9 dias bem agitados.$0f</text:p>
          </table:table-cell>
          <table:table-cell table:number-columns-repeated="1021"/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office:value-type="string">
            <text:p>Conseguirei o novo tanque inimigo.$0f</text:p>
          </table:table-cell>
          <table:table-cell table:number-columns-repeated="1021"/>
        </table:table-row>
        <table:table-row table:style-name="ro3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office:value-type="string">
            <text:p>Tenho certeza que esse tanque$0fmelhora minha potência de combate.$0f</text:p>
          </table:table-cell>
          <table:table-cell table:number-columns-repeated="1021"/>
        </table:table-row>
        <table:table-row table:style-name="ro3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office:value-type="string">
            <text:p>Com esse novo tanque,$0e certamente#teremos menos baixas.$0f</text:p>
          </table:table-cell>
          <table:table-cell table:number-columns-repeated="1021"/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office:value-type="string">
            <text:p>Já é dia 9?$0e$0e#Limparei as coisas hoje!$0f</text:p>
          </table:table-cell>
          <table:table-cell table:number-columns-repeated="1021"/>
        </table:table-row>
        <table:table-row table:style-name="ro3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office:value-type="string">
            <text:p>Dia 9...$0e Temos que acabar hoje.$0e$0e#Ah, companheiro!$0e Vamos por eles!$0f</text:p>
          </table:table-cell>
          <table:table-cell table:number-columns-repeated="1021"/>
        </table:table-row>
        <table:table-row table:style-name="ro3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office:value-type="string">
            <text:p>O batalhão inimigo chega amanhã.$0e#Devo completar a missão hoje.$0f</text:p>
          </table:table-cell>
          <table:table-cell table:number-columns-repeated="1021"/>
        </table:table-row>
        <table:table-row table:style-name="ro3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office:value-type="string">
            <text:p>E ai?$0e$0e Encontrou os planos para#o novo tanque?$0f</text:p>
          </table:table-cell>
          <table:table-cell table:number-columns-repeated="1021"/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office:value-type="string">
            <text:p>Soube que acabaram de encontrar.$0f</text:p>
          </table:table-cell>
          <table:table-cell table:number-columns-repeated="1021"/>
        </table:table-row>
        <table:table-row table:style-name="ro3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office:value-type="string">
            <text:p>Isso nos deixa a um passo da#potência bélica do inimigo.$0f</text:p>
          </table:table-cell>
          <table:table-cell table:number-columns-repeated="1021"/>
        </table:table-row>
        <table:table-row table:style-name="ro3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office:value-type="string">
            <text:p>Uh-hu.$0e$0e Estou louco para provar#um desses bichos.$0f</text:p>
          </table:table-cell>
          <table:table-cell table:number-columns-repeated="1021"/>
        </table:table-row>
        <table:table-row table:style-name="ro3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office:value-type="string">
            <text:p>Finalmente,$0e uma chance de#demonstrar minha especialidade.$0f</text:p>
          </table:table-cell>
          <table:table-cell table:number-columns-repeated="1021"/>
        </table:table-row>
        <table:table-row table:style-name="ro2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table:style-name="ce1" office:value-type="string">
            <text:p>Perdão?$0e Eagle, você não passa de#uma garotinho voador glorificado.$0fDeixe esses novos tanques para#a perita em unidades terrestres.$0e$0fOu seja, eu.$0f</text:p>
          </table:table-cell>
          <table:table-cell table:number-columns-repeated="1021"/>
        </table:table-row>
        <table:table-row table:style-name="ro3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office:value-type="string">
            <text:p>Quem é o garotinho glorificado?$0fSe deixarmos esses tanque em seus#mãos, Red,$0e eles serão quebrados.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office:value-type="string">
            <text:p>O que você disse?!$0e$0e Quero ver se#consegue dizer isso de novo, Eagle!$0f</text:p>
          </table:table-cell>
          <table:table-cell table:number-columns-repeated="1021"/>
        </table:table-row>
        <table:table-row table:style-name="ro2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office:value-type="string">
            <text:p>Parem, os dois!$0fAff...$0e Isso sempre acaba na mesma.$0fQuem dera que vocês usassem essa#mesma gana para outras coisas.$0f</text:p>
          </table:table-cell>
          <table:table-cell table:number-columns-repeated="1021"/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office:value-type="string">
            <text:p>Esses tanques serão#de grande ajuda.</text:p>
          </table:table-cell>
          <table:table-cell table:number-columns-repeated="1021"/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office:value-type="string">
            <text:p>Com os tanques novos#nada me dá medo.</text:p>
          </table:table-cell>
          <table:table-cell table:number-columns-repeated="1021"/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office:value-type="string">
            <text:p>Salvar vidas é o#mais importante.</text:p>
          </table:table-cell>
          <table:table-cell table:number-columns-repeated="1021"/>
        </table:table-row>
        <table:table-row table:style-name="ro2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office:value-type="string">
            <text:p>Eagle.$0e Jess.$0e$0e#Vamos tentar novamente.$0fSe destruirmos aquela#tubulação corretamente,$0e$0fpodemos dividir o inimigo.$0f</text:p>
          </table:table-cell>
          <table:table-cell table:number-columns-repeated="1021"/>
        </table:table-row>
        <table:table-row table:style-name="ro2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office:value-type="string">
            <text:p>Você tem razão, Drake.$0fMas esta Neblina de Guerra tornar#o movimento mais difícil.$0e$0e$0fDevemos usar o nosso alcance#de visão e avançar com cuidado.$0f</text:p>
          </table:table-cell>
          <table:table-cell table:number-columns-repeated="1021"/>
        </table:table-row>
        <table:table-row table:style-name="ro2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office:value-type="string">
            <text:p>Não.$0e Não seria mais rápido avançar#diretamente e destruir completamente$0fo inimigo?$0fCom as minhas unidades aéreas,$0e#seria como...$0f</text:p>
          </table:table-cell>
          <table:table-cell table:number-columns-repeated="1021"/>
        </table:table-row>
        <table:table-row table:style-name="ro3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office:value-type="string">
            <text:p>Você nunca muda, Eagle.$0e#Sua estrategia é arriscada demais...$0f</text:p>
          </table:table-cell>
          <table:table-cell table:number-columns-repeated="1021"/>
        </table:table-row>
        <table:table-row table:style-name="ro3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office:value-type="string">
            <text:p>E você é cuidadosa demais, Red.$0e$0fVocê espera, espera, espera...#E nada mais!$0f</text:p>
          </table:table-cell>
          <table:table-cell table:number-columns-repeated="1021"/>
        </table:table-row>
        <table:table-row table:style-name="ro3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office:value-type="string">
            <text:p>Pelas barbas de Netuno!$0e$0e#Parem de choramingar, os dois.$0fSó sabem brigar!$0f</text:p>
          </table:table-cell>
          <table:table-cell table:number-columns-repeated="1021"/>
        </table:table-row>
        <table:table-row table:style-name="ro3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office:value-type="string">
            <text:p>Senhor Hawke,$0e o inimigo terminou#de estabelecer o seu QG de campo.$0f</text:p>
          </table:table-cell>
          <table:table-cell table:number-columns-repeated="1021"/>
        </table:table-row>
        <table:table-row table:style-name="ro3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office:value-type="string">
            <text:p>Chegamos a isto....$0e Acuá-los#em nossa própria fábrica.$0f</text:p>
          </table:table-cell>
          <table:table-cell table:number-columns-repeated="1021"/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office:value-type="string">
            <text:p>Hawke...$0f</text:p>
          </table:table-cell>
          <table:table-cell table:number-columns-repeated="1021"/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office:value-type="string">
            <text:p>Aqui, Senhor Sturm.$0f</text:p>
          </table:table-cell>
          <table:table-cell table:number-columns-repeated="1021"/>
        </table:table-row>
        <table:table-row table:style-name="ro2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office:value-type="string">
            <text:p>Explique-se.$0e$0e O inimigo derrotou os#seus miseráveis companheiros..$0fE aqui está você, encolhido como um#cachorro com o rabo entre as perna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office:value-type="string">
            <text:p>Proteja a minha fábrica a qualquer#custo.$0fSe você falhar,$0e não conhecerá a paz#e nem mesmo o perdão, cachorro.$0f</text:p>
          </table:table-cell>
          <table:table-cell table:number-columns-repeated="1021"/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office:value-type="string">
            <text:p>Sim, meu senhor.$0f</text:p>
          </table:table-cell>
          <table:table-cell table:number-columns-repeated="1021"/>
        </table:table-row>
        <table:table-row table:style-name="ro3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office:value-type="string">
            <text:p>Assim que estivermos prontos,$0e#comece a atacar a fábrica.$0f</text:p>
          </table:table-cell>
          <table:table-cell table:number-columns-repeated="1021"/>
        </table:table-row>
        <table:table-row table:style-name="ro3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office:value-type="string">
            <text:p>Acha que podemos fazer isso#sozinhos?$0fParece que a Black Hole está#reunindo todas as suas tropas.$0f</text:p>
          </table:table-cell>
          <table:table-cell table:number-columns-repeated="1021"/>
        </table:table-row>
        <table:table-row table:style-name="ro3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office:value-type="string">
            <text:p>Esta guerra não terminará até#destruirmos essa fábrica.$0fSe não conseguirmos, ninguém mais#conseguirá.$0f</text:p>
          </table:table-cell>
          <table:table-cell table:number-columns-repeated="1021"/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office:value-type="string">
            <text:p>Isso não é exatamente verdade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andante Kanbei!$0f</text:p>
          </table:table-cell>
          <table:table-cell table:number-columns-repeated="1021"/>
        </table:table-row>
        <table:table-row table:style-name="ro2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office:value-type="string">
            <text:p>Se unirmos nossas forças e lutarmos#como um só, nossas possibilidades$0fde vitória aumentarão.$0fNão é mesmo, Nell?$0f</text:p>
          </table:table-cell>
          <table:table-cell table:number-columns-repeated="1021"/>
        </table:table-row>
        <table:table-row table:style-name="ro2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office:value-type="string">
            <text:p>Sim, isso mesmo.$0e$0e#Nós também queremos ajudar.$0fA Blue Moon não pode enviar#soldados,$0e mas teremos todo o$0fseu apoio.$0f</text:p>
          </table:table-cell>
          <table:table-cell table:number-columns-repeated="1021"/>
        </table:table-row>
        <table:table-row table:style-name="ro3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office:value-type="string">
            <text:p>Entendo...$0e Esta guerra é de todos.$0f</text:p>
          </table:table-cell>
          <table:table-cell table:number-columns-repeated="1021"/>
        </table:table-row>
        <table:table-row table:style-name="ro3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office:value-type="string">
            <text:p>Junto,$0e$0e seremos invencíveis.$0e$0e#Vamos liberta a Green Earth!$0f</text:p>
          </table:table-cell>
          <table:table-cell table:number-columns-repeated="1021"/>
        </table:table-row>
        <table:table-row table:style-name="ro3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office:value-type="string">
            <text:p>Está na hora.$0e$0e$0fAcho que as unidades aéreas#possuem uma vantagem aqui.$0f</text:p>
          </table:table-cell>
          <table:table-cell table:number-columns-repeated="1021"/>
        </table:table-row>
        <table:table-row table:style-name="ro2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office:value-type="string">
            <text:p>Parece que a Green Earth teria#vantagem com unidades aéreas.$0fPoderei navegar estas águas?$0e#Só há uma forma de saber.$0e$0fLevantar ancoras!$0f</text:p>
          </table:table-cell>
          <table:table-cell table:number-columns-repeated="1021"/>
        </table:table-row>
        <table:table-row table:style-name="ro3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office:value-type="string">
            <text:p>Precisamos de apoio aérea.$0fEspero que seja a última#batalha.$0f</text:p>
          </table:table-cell>
          <table:table-cell table:number-columns-repeated="1021"/>
        </table:table-row>
        <table:table-row table:style-name="ro3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office:value-type="string">
            <text:p>A sorte nos favorecerá!$0fEnquanto Kanbei estiver por aqui,$0e#o inimigo não conhecerá a paz!$0f</text:p>
          </table:table-cell>
          <table:table-cell table:number-columns-repeated="1021"/>
        </table:table-row>
        <table:table-row table:style-name="ro3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office:value-type="string">
            <text:p>Estamos muito próximos da fábrica.$0fA chave desta batalha é tomar o#canhão e rodear o inimigo.$0f</text:p>
          </table:table-cell>
          <table:table-cell table:number-columns-repeated="1021"/>
        </table:table-row>
        <table:table-row table:style-name="ro3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office:value-type="string">
            <text:p>Esse OC inimigo parece um cara#difícil...$0fMas eu vejo além dele, e estou#indo para o seu ponto fraco!$0f</text:p>
          </table:table-cell>
          <table:table-cell table:number-columns-repeated="1021"/>
        </table:table-row>
        <table:table-row table:style-name="ro3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office:value-type="string">
            <text:p>Estamos a cargo da campanha#de terra!$0fIsso!$0e Estou pronto!$0f</text:p>
          </table:table-cell>
          <table:table-cell table:number-columns-repeated="1021"/>
        </table:table-row>
        <table:table-row table:style-name="ro3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office:value-type="string">
            <text:p>Esse Hawke dá um pouco de medo...$0fMas não recuarei,$0e e não perderei#uma batalha terrestre!$0f</text:p>
          </table:table-cell>
          <table:table-cell table:number-columns-repeated="1021"/>
        </table:table-row>
        <table:table-row table:style-name="ro3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office:value-type="string">
            <text:p>Deixe a batalha terrestre comigo!$0fChegou a hora de dar uma boa#surra à moda antiga!$0f</text:p>
          </table:table-cell>
          <table:table-cell table:number-columns-repeated="1021"/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office:value-type="string">
            <text:p>Isso é o fim?$0f</text:p>
          </table:table-cell>
          <table:table-cell table:number-columns-repeated="1021"/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office:value-type="string">
            <text:p>Comandante?$0e#Quais são as suas ordens, senhor?$0f</text:p>
          </table:table-cell>
          <table:table-cell table:number-columns-repeated="1021"/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office:value-type="string">
            <text:p>Faça o que quiser.$0f</text:p>
          </table:table-cell>
          <table:table-cell table:number-columns-repeated="1021"/>
        </table:table-row>
        <table:table-row table:style-name="ro3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office:value-type="string">
            <text:p>Um...$0e E você, Comandante?$0fNão está pensando em cair com#a... er... fábrica?$0f</text:p>
          </table:table-cell>
          <table:table-cell table:number-columns-repeated="1021"/>
        </table:table-row>
        <table:table-row table:style-name="ro2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office:value-type="string">
            <text:p>Idiota!$0e Talvez este lugar seja#importante,$0e mas não tenho a$0fintenção de morrer com ela.$0fAgora vá!$0e Se deseja salvar a sua#pele,$0e deve fazer isso sozinho!$0f</text:p>
          </table:table-cell>
          <table:table-cell table:number-columns-repeated="1021"/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office:value-type="string">
            <text:p>Sim, senhor.$0fAté mais, senhor.$0f</text:p>
          </table:table-cell>
          <table:table-cell table:number-columns-repeated="1021"/>
        </table:table-row>
        <table:table-row table:style-name="ro2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office:value-type="string">
            <text:p>Ha...$0e Esta é uma situação que#eu nunca esperei estar.$0fEmbora eu tenha sobrevivido.$0e$0fE se existe vida, existe a#oportunidade.$0f</text:p>
          </table:table-cell>
          <table:table-cell table:number-columns-repeated="1021"/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office:value-type="string">
            <text:p>Capturamos a fábrica!$0f</text:p>
          </table:table-cell>
          <table:table-cell table:number-columns-repeated="1021"/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office:value-type="string">
            <text:p>E o OC inimigo?$0f</text:p>
          </table:table-cell>
          <table:table-cell table:number-columns-repeated="1021"/>
        </table:table-row>
        <table:table-row table:style-name="ro3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office:value-type="string">
            <text:p>Desaparecido em combate,#senhor.$0e$0fEle desapareceu enquanto#tomávamos a fábrica.$0f</text:p>
          </table:table-cell>
          <table:table-cell table:number-columns-repeated="1021"/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office:value-type="string">
            <text:p>Sério...$0e$0e Bom trabalho, soldado.$0f</text:p>
          </table:table-cell>
          <table:table-cell table:number-columns-repeated="1021"/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office:value-type="string">
            <text:p>Obrigado, senhora!$0f</text:p>
          </table:table-cell>
          <table:table-cell table:number-columns-repeated="1021"/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office:value-type="string">
            <text:p>Finalmente terminou.$0f</text:p>
          </table:table-cell>
          <table:table-cell table:number-columns-repeated="1021"/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office:value-type="string">
            <text:p>Mm.$0e Agora a paz voltará à#Green Earth.$0f</text:p>
          </table:table-cell>
          <table:table-cell table:number-columns-repeated="1021"/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office:value-type="string">
            <text:p>Ufa..$0e Isso é bom.$0f</text:p>
          </table:table-cell>
          <table:table-cell table:number-columns-repeated="1021"/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office:value-type="string">
            <text:p>Hã?$0e Que áspero...$0f</text:p>
          </table:table-cell>
          <table:table-cell table:number-columns-repeated="1021"/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office:value-type="string">
            <text:p>Hã?$0e O que foi?$0f</text:p>
          </table:table-cell>
          <table:table-cell table:number-columns-repeated="1021"/>
        </table:table-row>
        <table:table-row table:style-name="ro3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office:value-type="string">
            <text:p>$abBom$bb? Eu pensei que você estaria#mais... animado.$0f</text:p>
          </table:table-cell>
          <table:table-cell table:number-columns-repeated="1021"/>
        </table:table-row>
        <table:table-row table:style-name="ro3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office:value-type="string">
            <text:p>Oh, estou emocionado.$0e#Eu quero apenas tirar uma soneca.$0fUaaaa!$0e Estou acabado!$0f</text:p>
          </table:table-cell>
          <table:table-cell table:number-columns-repeated="1021"/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office:value-type="string">
            <text:p>Hm hm hmm...$0f</text:p>
          </table:table-cell>
          <table:table-cell table:number-columns-repeated="1021"/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office:value-type="string">
            <text:p>Ha, ha, haa...$0f</text:p>
          </table:table-cell>
          <table:table-cell table:number-columns-repeated="1021"/>
        </table:table-row>
        <table:table-row table:style-name="ro3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office:value-type="string">
            <text:p>Parabéns pela nossa vitória.$0e$0e$0fComo nossos aliados, estamos#muito contentes.$0f</text:p>
          </table:table-cell>
          <table:table-cell table:number-columns-repeated="1021"/>
        </table:table-row>
        <table:table-row table:style-name="ro3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office:value-type="string">
            <text:p>Não teríamos conseguido sem a#sua ajuda.$0fEm nome do povo de Green Earth,#eu lhes agradeço.$0f</text:p>
          </table:table-cell>
          <table:table-cell table:number-columns-repeated="1021"/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office:value-type="string">
            <text:p>Só de ouvir isso já valeu a#viagem!$0f</text:p>
          </table:table-cell>
          <table:table-cell table:number-columns-repeated="1021"/>
        </table:table-row>
        <table:table-row table:style-name="ro3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office:value-type="string">
            <text:p>Sim, tens razão.$0fAgora,$0e Comandante Eagle,$0e acho que#você está consciente da situação...$0f</text:p>
          </table:table-cell>
          <table:table-cell table:number-columns-repeated="1021"/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office:value-type="string">
            <text:p>Sim.$0e A guerra ainda não terminou.$0f</text:p>
          </table:table-cell>
          <table:table-cell table:number-columns-repeated="1021"/>
        </table:table-row>
        <table:table-row table:style-name="ro2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office:value-type="string">
            <text:p>Correto.$0e Você já sabe onde essa#tubulação leva...$0fA menos que derrotamos a Black#Hole em seu próprio território,$0e$0fa guerra nunca terminará.$0f</text:p>
          </table:table-cell>
          <table:table-cell table:number-columns-repeated="1021"/>
        </table:table-row>
        <table:table-row table:style-name="ro3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office:value-type="string">
            <text:p>Parece que a coisa fica cada vez#mais complicada.$0f</text:p>
          </table:table-cell>
          <table:table-cell table:number-columns-repeated="1021"/>
        </table:table-row>
        <table:table-row table:style-name="ro2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office:value-type="string">
            <text:p>Não que o combate que acabamos#de presenciar seja uma brincadeira$0fde criança.$0fSeja quem for o inimigo,$0e não#perderemos.$0f</text:p>
          </table:table-cell>
          <table:table-cell table:number-columns-repeated="1021"/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office:value-type="string">
            <text:p>Agora será o#reduto inimigo.</text:p>
          </table:table-cell>
          <table:table-cell table:number-columns-repeated="1021"/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office:value-type="string">
            <text:p>Conseguimos! Green#Earth está livre!</text:p>
          </table:table-cell>
          <table:table-cell table:number-columns-repeated="1021"/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office:value-type="string">
            <text:p>Finalmente... Que#bom que terminou.</text:p>
          </table:table-cell>
          <table:table-cell table:number-columns-repeated="1021"/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office:value-type="string">
            <text:p>Mm! Um combate digno#de um samurai.</text:p>
          </table:table-cell>
          <table:table-cell table:number-columns-repeated="1021"/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office:value-type="string">
            <text:p>Só resta o reduto#inimigo.</text:p>
          </table:table-cell>
          <table:table-cell table:number-columns-repeated="1021"/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office:value-type="string">
            <text:p>Ho, ho, ho! Era um#grupo de recrutas!</text:p>
          </table:table-cell>
          <table:table-cell table:number-columns-repeated="1021"/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office:value-type="string">
            <text:p>E isso é tudo!</text:p>
          </table:table-cell>
          <table:table-cell table:number-columns-repeated="1021"/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office:value-type="string">
            <text:p>Acho que isso#resolve as coisas.</text:p>
          </table:table-cell>
          <table:table-cell table:number-columns-repeated="1021"/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office:value-type="string">
            <text:p>Estou dizendo:#somos invencíveis.</text:p>
          </table:table-cell>
          <table:table-cell table:number-columns-repeated="1021"/>
        </table:table-row>
        <table:table-row table:style-name="ro3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office:value-type="string">
            <text:p>Não acredito que apenas um cara#fez isso...$0e Droga!$0e Estou furioso!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office:value-type="string">
            <text:p>O problema são os mini canhões e#os Canhões Negros.$0fHá tantos desses bichos que avançar#é quase impossível.$0f</text:p>
          </table:table-cell>
          <table:table-cell table:number-columns-repeated="1021"/>
        </table:table-row>
        <table:table-row table:style-name="ro3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office:value-type="string">
            <text:p>Você tem razão...$0e$0fTalvez devêssemos dar uma missão#específica para cada exército.$0f</text:p>
          </table:table-cell>
          <table:table-cell table:number-columns-repeated="1021"/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office:value-type="string">
            <text:p>Uma missão?$0f</text:p>
          </table:table-cell>
          <table:table-cell table:number-columns-repeated="1021"/>
        </table:table-row>
        <table:table-row table:style-name="ro6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office:value-type="string">
            <text:p>Sim.$0e$0e Primeiro devemos acabar com#os mini canhões.$0fNão precisamos destruir todos$3b$0e#apenas abrir uma brecha.$0fA Orange Star seguirá a rota#terrestre, e a$0e Green Earth pode$0fatacar dos céus, e...$0f</text:p>
          </table:table-cell>
          <table:table-cell table:number-columns-repeated="1021"/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office:value-type="string">
            <text:p>A Yellow Comet atacará a fábrica.$0f</text:p>
          </table:table-cell>
          <table:table-cell table:number-columns-repeated="1021"/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office:value-type="string">
            <text:p>Exato!$0e#Tão rápida como sempre, Sonja.$0f</text:p>
          </table:table-cell>
          <table:table-cell table:number-columns-repeated="1021"/>
        </table:table-row>
        <table:table-row table:style-name="ro3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office:value-type="string">
            <text:p>Capturaremos a base que está abaixo#da fábrica$0e e atacaremos a tubulação.$0f</text:p>
          </table:table-cell>
          <table:table-cell table:number-columns-repeated="1021"/>
        </table:table-row>
        <table:table-row table:style-name="ro3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office:value-type="string">
            <text:p>Certo.$0e Vamos lá.$0e$0e#Desta vez, a vitória será nossa!$0f</text:p>
          </table:table-cell>
          <table:table-cell table:number-columns-repeated="1021"/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office:value-type="string">
            <text:p>Pai!$0e$0e#Venha, rápido!$0f</text:p>
          </table:table-cell>
          <table:table-cell table:number-columns-repeated="1021"/>
        </table:table-row>
        <table:table-row table:style-name="ro3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office:value-type="string">
            <text:p>Ah, Sonja.$0e#Bem na hora.$0fNão consigo encontrar minha outra#meia...$0f</text:p>
          </table:table-cell>
          <table:table-cell table:number-columns-repeated="1021"/>
        </table:table-row>
        <table:table-row table:style-name="ro4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office:value-type="string">
            <text:p>Quantas vezes preciso te dizer, Pai?$0e$0e#Elas estão embaixo da...$0fOoh!$0e Não temos tempo para meias!$0e#Chegou um boletim de emergência!$0fTropas não identificadas foram vistas#por toda Wars World!$0f</text:p>
          </table:table-cell>
          <table:table-cell table:number-columns-repeated="1021"/>
        </table:table-row>
        <table:table-row table:style-name="ro3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office:value-type="string">
            <text:p>O que?#Coloque todas as forças em alerta!$0fElas devem estar preparadas para#avançar a qualquer moment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office:value-type="string">
            <text:p>Sonja,$0e mais alguma coisa?$0f</text:p>
          </table:table-cell>
          <table:table-cell table:number-columns-repeated="1021"/>
        </table:table-row>
        <table:table-row table:style-name="ro2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office:value-type="string">
            <text:p>Bem,$0e por enquanto, não sabemos#de quem são as tropas.$0fContudo,$0e devemos considerar a#possibilidade que sejam...$0f</text:p>
          </table:table-cell>
          <table:table-cell table:number-columns-repeated="1021"/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office:value-type="string">
            <text:p>Forças hostis...$0e#Sim, devemos levar isso em conta.$0f</text:p>
          </table:table-cell>
          <table:table-cell table:number-columns-repeated="1021"/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office:value-type="string">
            <text:p>Sensei!$0e$0e#Quando você chegou?$0e Por que...?$0f</text:p>
          </table:table-cell>
          <table:table-cell table:number-columns-repeated="1021"/>
        </table:table-row>
        <table:table-row table:style-name="ro2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office:value-type="string">
            <text:p>Não pode uma velho senhor ver como#anda o seu antigo aluno, Kanbei?$0fMe parece que não teremos#muito tempo para conversar e$0ftomar uma chá.$0f</text:p>
          </table:table-cell>
          <table:table-cell table:number-columns-repeated="1021"/>
        </table:table-row>
        <table:table-row table:style-name="ro3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office:value-type="string">
            <text:p>Isso quer dizer que podemos contar#com a sua ajuda, Sensei?$0f</text:p>
          </table:table-cell>
          <table:table-cell table:number-columns-repeated="1021"/>
        </table:table-row>
        <table:table-row table:style-name="ro2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office:value-type="string">
            <text:p>O Pai controla a terra,$0e eu consigo a#informação$0e e o Sensei domina o céu!$0fJuntos, nós três podemos enfrentar#qualquer exército!$0f</text:p>
          </table:table-cell>
          <table:table-cell table:number-columns-repeated="1021"/>
        </table:table-row>
        <table:table-row table:style-name="ro3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office:value-type="string">
            <text:p>Os preparativos estão prontos,#Comandante!$0e$0e$0fO exército de Yellow Comet está#pronto para partir!$0f</text:p>
          </table:table-cell>
          <table:table-cell table:number-columns-repeated="1021"/>
        </table:table-row>
        <table:table-row table:style-name="ro3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office:value-type="string">
            <text:p>Escutem-me!$0e$0fEstamos marchando para a guerra,#e não devemos ser derrotados!$0f</text:p>
          </table:table-cell>
          <table:table-cell table:number-columns-repeated="1021"/>
        </table:table-row>
        <table:table-row table:style-name="ro3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office:value-type="string">
            <text:p>Quais são as condições desta região,#Sonja?$0fHã?$0e$0e O que é isso?$0e#Perigo!$0e Soem o alarme!$0f</text:p>
          </table:table-cell>
          <table:table-cell table:number-columns-repeated="1021"/>
        </table:table-row>
        <table:table-row table:style-name="ro4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office:value-type="string">
            <text:p>Oh, Pai,$0e acalme-se!$0e$0e Isso não é um#perigo para nós.$0fIsso são silos de mísseis instalados#para a nossa proteção.$0fCom eles, a rede de defesa do nosso#país é perfeita!$0f</text:p>
          </table:table-cell>
          <table:table-cell table:number-columns-repeated="1021"/>
        </table:table-row>
        <table:table-row table:style-name="ro4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office:value-type="string">
            <text:p>Mmmm...$0e Atacar a distância não é o#meu forte,$0e mas as vezes é inevitável.$0fEnquanto esperamos o inimigo,$0e$0fensine-me como funcionam esses...#silos.$0f</text:p>
          </table:table-cell>
          <table:table-cell table:number-columns-repeated="1021"/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office:value-type="string">
            <text:p>Comandante!$0e$0e#Estamos sendo atacados!$0f</text:p>
          </table:table-cell>
          <table:table-cell table:number-columns-repeated="1021"/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office:value-type="string">
            <text:p>O que?$0e$0e#O inimigo está aqui?!$0f</text:p>
          </table:table-cell>
          <table:table-cell table:number-columns-repeated="1021"/>
        </table:table-row>
        <table:table-row table:style-name="ro4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office:value-type="string">
            <text:p>Impossível!$0e$0e#Não pode ser!$0fSegundo minhas informações, não há#inimigos nesta região...$0fOs silo!$0e$0e Estão desprotegidos!$0e#O inimigo está tentando tomá-los!$0f</text:p>
          </table:table-cell>
          <table:table-cell table:number-columns-repeated="1021"/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office:value-type="string">
            <text:p>Não se preocupe, Sonja.$0e$0e#Já estou indo.$0f</text:p>
          </table:table-cell>
          <table:table-cell table:number-columns-repeated="1021"/>
        </table:table-row>
        <table:table-row table:style-name="ro3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office:value-type="string">
            <text:p>Mas...$0e Mas...$0fE se o inimigo chegar antes?$0e$0e#Você será...$0f</text:p>
          </table:table-cell>
          <table:table-cell table:number-columns-repeated="1021"/>
        </table:table-row>
        <table:table-row table:style-name="ro3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office:value-type="string">
            <text:p>Eu sou o líder deste país.$0e#Não devo falhar no meu deter.$0fAdiante!$0e As forças de Kanbei#avançam!$0f</text:p>
          </table:table-cell>
          <table:table-cell table:number-columns-repeated="1021"/>
        </table:table-row>
        <table:table-row table:style-name="ro4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office:value-type="string">
            <text:p>Pai! Escuta!$0e$0fOs silos de mísseis podem ser#controlados apenas por unidades de$0finfantaria ou mecânicas.$0fSe você chegar nos silos antes deles,$0e#poderá disparar apenas um míssel.$0f</text:p>
          </table:table-cell>
          <table:table-cell table:number-columns-repeated="1021"/>
        </table:table-row>
        <table:table-row table:style-name="ro3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office:value-type="string">
            <text:p>Entendido.$0fNão temam, meus leais servos.$0e$0e#Kanbei está com vocês!$0f</text:p>
          </table:table-cell>
          <table:table-cell table:number-columns-repeated="1021"/>
        </table:table-row>
        <table:table-row table:style-name="ro2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table:style-name="ce1" office:value-type="string">
            <text:p>Não.$0e.$0e.$0e não acredito.$0e.$0e.$0e#Eles são... mais fortes do que eu?$0fPreciso encontrar uma forma de.$0e.$0e.$0e#escapar...$0f</text:p>
          </table:table-cell>
          <table:table-cell table:number-columns-repeated="1021"/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office:value-type="string">
            <text:p>O inimigo foi derrotado!$0f</text:p>
          </table:table-cell>
          <table:table-cell table:number-columns-repeated="1021"/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office:value-type="string">
            <text:p>Eu sinto muito, Pai.$0e$0e#Quase destruí todos nós.$0f</text:p>
          </table:table-cell>
          <table:table-cell table:number-columns-repeated="1021"/>
        </table:table-row>
        <table:table-row table:style-name="ro3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office:value-type="string">
            <text:p>O que, pelos silos?$0e#Não seja ridícula, Sonja.$0fFoi graças aos silos que vencemos#hoje.$0f</text:p>
          </table:table-cell>
          <table:table-cell table:number-columns-repeated="1021"/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Pai...$0f</text:p>
          </table:table-cell>
          <table:table-cell table:number-columns-repeated="1021"/>
        </table:table-row>
        <table:table-row table:style-name="ro3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office:value-type="string">
            <text:p>Não há descanso para a fatiga!$0fA batalha aguarda, e devemos#avançar até o nosso destino!$0f</text:p>
          </table:table-cell>
          <table:table-cell table:number-columns-repeated="1021"/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office:value-type="string">
            <text:p>Elevem suas vozes#para a vitória!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ome isso!$0e#Esse é o poder de Flak!$0f</text:p>
          </table:table-cell>
          <table:table-cell table:number-columns-repeated="1021"/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rrota...$0e Tem um sabor amargo...$0f</text:p>
          </table:table-cell>
          <table:table-cell table:number-columns-repeated="1021"/>
        </table:table-row>
        <table:table-row table:style-name="ro6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office:value-type="string">
            <text:p>Pai,$0e o mais importante é proteger#os silos de mísseis.$0fUse as unidades de transporte e de#infantaria para que não caiam nas$0fmãos do inimigo.$0fBloqueie a ponte e evite que o#inimigo avance.$0e Você consegue!$0f</text:p>
          </table:table-cell>
          <table:table-cell table:number-columns-repeated="1021"/>
        </table:table-row>
        <table:table-row table:style-name="ro3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ome isso!$0e#Esse é o poder de Flak!$0f</text:p>
          </table:table-cell>
          <table:table-cell table:number-columns-repeated="1021"/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rrota...$0e Tem um sabor amargo...$0f</text:p>
          </table:table-cell>
          <table:table-cell table:number-columns-repeated="1021"/>
        </table:table-row>
        <table:table-row table:style-name="ro7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office:value-type="string">
            <text:p>Pai,$0e o mais importante é proteger#os silos de mísseis.$0fUse as unidades de transporte e de#infantaria para que não caiam nas$0fmãos do inimigo.$0fBloqueie a ponte e evite que o#inimigo avance.$0e Você consegue!$0fMais uma coisa: não esqueça das#duas bases na ilhas pequenas.$0fMesmo que você não consiga#capturá-las, não deixe que o$0finimigo as capture.$0f</text:p>
          </table:table-cell>
          <table:table-cell table:number-columns-repeated="1021"/>
        </table:table-row>
        <table:table-row table:style-name="ro3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office:value-type="string">
            <text:p>Você tem certeza que o inimigo#está aqui?$0f</text:p>
          </table:table-cell>
          <table:table-cell table:number-columns-repeated="1021"/>
        </table:table-row>
        <table:table-row table:style-name="ro3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office:value-type="string">
            <text:p>Sim.$0e Em algum lugar.$0e$0e#Minhas informações indicam que...$0fAaaaai!$0f</text:p>
          </table:table-cell>
          <table:table-cell table:number-columns-repeated="1021"/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office:value-type="string">
            <text:p>Sonja!$0e Você está bem?$0f</text:p>
          </table:table-cell>
          <table:table-cell table:number-columns-repeated="1021"/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office:value-type="string">
            <text:p>Ui...$0f</text:p>
          </table:table-cell>
          <table:table-cell table:number-columns-repeated="1021"/>
        </table:table-row>
        <table:table-row table:style-name="ro3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office:value-type="string">
            <text:p>Sangue!$0e Sonja, você está sangrando!$0e$0e#Rápido!$0e Prepare uma transfusão!$0f</text:p>
          </table:table-cell>
          <table:table-cell table:number-columns-repeated="1021"/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office:value-type="string">
            <text:p>Senhor?$0f</text:p>
          </table:table-cell>
          <table:table-cell table:number-columns-repeated="1021"/>
        </table:table-row>
        <table:table-row table:style-name="ro3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office:value-type="string">
            <text:p>Pa$0e-pai!$0e#Chega!$0fEu só cai.$0e$0e#Deixe de ser tão super protetor.$0f</text:p>
          </table:table-cell>
          <table:table-cell table:number-columns-repeated="1021"/>
        </table:table-row>
        <table:table-row table:style-name="ro4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office:value-type="string">
            <text:p>É que$0e eu me preocupo.$0fSe alguma coisa acontecer com#você,$0e eu não saberei o que fazer.$0fEu sei!$0e Você deveria ficar na#retaguarda.$0e É muito mais seguro.$0f</text:p>
          </table:table-cell>
          <table:table-cell table:number-columns-repeated="1021"/>
        </table:table-row>
        <table:table-row table:style-name="ro3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office:value-type="string">
            <text:p>Arg!$0e$0e Eu sou uma OC de Yellow#Comet!$0fPosso suportar esta responsabilidade!#Provarei isso a você!$0f</text:p>
          </table:table-cell>
          <table:table-cell table:number-columns-repeated="1021"/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office:value-type="string">
            <text:p>Mas, Sonja...$0e#Eu...$0f</text:p>
          </table:table-cell>
          <table:table-cell table:number-columns-repeated="1021"/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office:value-type="string">
            <text:p>Espere!$0e$0e#Pai,$0e olhe aquilo!$0f</text:p>
          </table:table-cell>
          <table:table-cell table:number-columns-repeated="1021"/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office:value-type="string">
            <text:p>Hã?$0e$0e#Aquilo...$0e Aquilo é...$0f</text:p>
          </table:table-cell>
          <table:table-cell table:number-columns-repeated="1021"/>
        </table:table-row>
        <table:table-row table:style-name="ro3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office:value-type="string">
            <text:p>Uma fortaleza inimiga?$0e$0e#Como isso é possível?$0f</text:p>
          </table:table-cell>
          <table:table-cell table:number-columns-repeated="1021"/>
        </table:table-row>
        <table:table-row table:style-name="ro2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office:value-type="string">
            <text:p>Como se atrevem a construir tamanha#monstruosidade em nosso solo?$0fEstá na hora de limpar a ferrugem#da minha espada!$0f</text:p>
          </table:table-cell>
          <table:table-cell table:number-columns-repeated="1021"/>
        </table:table-row>
        <table:table-row table:style-name="ro3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office:value-type="string">
            <text:p>Paciência, Pai!$0e$0e#Primeiro, temos que explorar.$0f</text:p>
          </table:table-cell>
          <table:table-cell table:number-columns-repeated="1021"/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office:value-type="string">
            <text:p>A informação é a parte mais#importante do combate.$0fLançar-se cegamente na batalha, só#aumentará o número de vítimas.$0e$0fDeixe isso comigo!$0f</text:p>
          </table:table-cell>
          <table:table-cell table:number-columns-repeated="1021"/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office:value-type="string">
            <text:p>Nunca!$0e$0e#É perigoso demais.$0f</text:p>
          </table:table-cell>
          <table:table-cell table:number-columns-repeated="1021"/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office:value-type="string">
            <text:p>Acho que você deveria deixá-la ir.$0f</text:p>
          </table:table-cell>
          <table:table-cell table:number-columns-repeated="1021"/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office:value-type="string">
            <text:p>Sensei?$0e$0e#Não acredito que...$0f</text:p>
          </table:table-cell>
          <table:table-cell table:number-columns-repeated="1021"/>
        </table:table-row>
        <table:table-row table:style-name="ro2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office:value-type="string">
            <text:p>Sonja é uma OC respeitada no#exército de Yellow Comet.$0fEu acredito na sua filha, Kanbei.$0e#É a coisa certa a se fazer.$0f</text:p>
          </table:table-cell>
          <table:table-cell table:number-columns-repeated="1021"/>
        </table:table-row>
        <table:table-row table:style-name="ro3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office:value-type="string">
            <text:p>Hmmm...$0fSonja,$0e você tem certeza que#está preparada para isso?$0f</text:p>
          </table:table-cell>
          <table:table-cell table:number-columns-repeated="1021"/>
        </table:table-row>
        <table:table-row table:style-name="ro3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office:value-type="string">
            <text:p>Cem porcento!$0fSou sua filha, lembra?!$0e$0e#Mostrarei que sou digna do posto.$0f</text:p>
          </table:table-cell>
          <table:table-cell table:number-columns-repeated="1021"/>
        </table:table-row>
        <table:table-row table:style-name="ro4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office:value-type="string">
            <text:p>Como posso capturar essa fortaleza?$0fParece que preciso destruir esses 8#canhões de proteção.$0fSe eu conseguir fazer isso,$0e a fortaleza#ficará indefesa$0e e eu vencerei.$0fÉ isso, ou capturar o QG deles...$0f</text:p>
          </table:table-cell>
          <table:table-cell table:number-columns-repeated="1021"/>
        </table:table-row>
        <table:table-row table:style-name="ro4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office:value-type="string">
            <text:p>He, he.$0e.$0e.$0e$0fParece que este terreno colocou#nossos amigos em um dilema.$0fNão que eu me importe.$0e$0fO que quer que decidam,$0e eles#fracassarão.$0f</text:p>
          </table:table-cell>
          <table:table-cell table:number-columns-repeated="1021"/>
        </table:table-row>
        <table:table-row table:style-name="ro3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office:value-type="string">
            <text:p>OC Adder do exército de Black Hole,#eu presumo.$0fEu deveria saber que a Black Hole#estava por trás disto!$0f</text:p>
          </table:table-cell>
          <table:table-cell table:number-columns-repeated="1021"/>
        </table:table-row>
        <table:table-row table:style-name="ro8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office:value-type="string">
            <text:p>Esta fortaleza foi construída com a#força da nação de Black Hole.$0fNunca cairá ante a Yellow Comet.$0fUma vez encarregado disto,$0e devo#destruir este mapa.$0fNão gosto de ver nenhum estúpido#aparecer em nosso laboratório$0fsecreto.$0fMuito bem,$0e vejamos do que o nosso#inimigo é capaz.$0f</text:p>
          </table:table-cell>
          <table:table-cell table:number-columns-repeated="1021"/>
        </table:table-row>
        <table:table-row table:style-name="ro3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office:value-type="string">
            <text:p>Comandante!$0e Isto foi encontrado em#uma das bases capturadas.$0f</text:p>
          </table:table-cell>
          <table:table-cell table:number-columns-repeated="1021"/>
        </table:table-row>
        <table:table-row table:style-name="ro4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office:value-type="string">
            <text:p>Ah!$0e Isso é um mapa!$0e$0e$0fUma mapa indicando a localização do#laboratório deles!$0fDeve ser o lugar onde estão#desenvolvendo as novas armas.$0fLeve isto para o meu pai!$0e$0e#Ele enviará reforços.$0f</text:p>
          </table:table-cell>
          <table:table-cell table:number-columns-repeated="1021"/>
        </table:table-row>
        <table:table-row table:style-name="ro3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office:value-type="string">
            <text:p>Sim, senhora!$0e$0e Eu enviarei ao#OC Kanbei imediatamente!$0f</text:p>
          </table:table-cell>
          <table:table-cell table:number-columns-repeated="1021"/>
        </table:table-row>
        <table:table-row table:style-name="ro3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office:value-type="string">
            <text:p>Agora,$0e tenho que fazer alguma coisa#com essa bagunça.$0f</text:p>
          </table:table-cell>
          <table:table-cell table:number-columns-repeated="1021"/>
        </table:table-row>
        <table:table-row table:style-name="ro2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office:value-type="string">
            <text:p>O que?$0e Não pode ser!$0e$0e#Nossa preciosa fortaleza...$0fNão tivemos sorte,$0e foi isso.$0e#Agora,$0e devemos nos retirar.$0f</text:p>
          </table:table-cell>
          <table:table-cell table:number-columns-repeated="1021"/>
        </table:table-row>
        <table:table-row table:style-name="ro3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office:value-type="string">
            <text:p>Ufa.$0e.$0e.$0e Vencemos.$0e#De alguma forma, vencemos!$0f</text:p>
          </table:table-cell>
          <table:table-cell table:number-columns-repeated="1021"/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office:value-type="string">
            <text:p>Sonja!$0f</text:p>
          </table:table-cell>
          <table:table-cell table:number-columns-repeated="1021"/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office:value-type="string">
            <text:p>Pai,$0e você viu a batalha?$0f</text:p>
          </table:table-cell>
          <table:table-cell table:number-columns-repeated="1021"/>
        </table:table-row>
        <table:table-row table:style-name="ro2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office:value-type="string">
            <text:p>Eu vi.$0e$0e A tática que você utilizou foi#perigosa, minha filha.$0fContudo, eu estava equivocado.$0f$0e$0eVocê foi a OC perfeita para este#combate.$0f</text:p>
          </table:table-cell>
          <table:table-cell table:number-columns-repeated="1021"/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Pai...$0f</text:p>
          </table:table-cell>
          <table:table-cell table:number-columns-repeated="1021"/>
        </table:table-row>
        <table:table-row table:style-name="ro2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office:value-type="string">
            <text:p>Contudo,$0e esta guerra será cada dia#mais perigosa e mais violenta.$0fVocê não deve baixar a guarda nunca.$0e$0e#Você entendeu, Sonja?$0f</text:p>
          </table:table-cell>
          <table:table-cell table:number-columns-repeated="1021"/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office:value-type="string">
            <text:p>Sim, senhor!$0e#Perfeitamente!$0f</text:p>
          </table:table-cell>
          <table:table-cell table:number-columns-repeated="1021"/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office:value-type="string">
            <text:p>Planejamento perfeito#para vencer o dia!</text:p>
          </table:table-cell>
          <table:table-cell table:number-columns-repeated="1021"/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office:value-type="string">
            <text:p>Não...$0e Todos os meus planos...#Eles falharam.$0f</text:p>
          </table:table-cell>
          <table:table-cell table:number-columns-repeated="1021"/>
        </table:table-row>
        <table:table-row table:style-name="ro2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office:value-type="string">
            <text:p>Não se preocupe, Sonja.$0e#Vamos unir nossas forças.$0fVocê percebeu que haviam apenas#duas bases neutras?$0f</text:p>
          </table:table-cell>
          <table:table-cell table:number-columns-repeated="1021"/>
        </table:table-row>
        <table:table-row table:style-name="ro3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office:value-type="string">
            <text:p>É verdade! Se conseguirmos o#controle delas, o inimigo não poderá$0fmanejar novas unidades...$0f</text:p>
          </table:table-cell>
          <table:table-cell table:number-columns-repeated="1021"/>
        </table:table-row>
        <table:table-row table:style-name="ro8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office:value-type="string">
            <text:p>Sim,$0e você entendeu perfeitamente.$0fSeu alcance de visão é superior a#dos demais OC,$0e e isso é indiscutível.$0fEnvie suas unidades de#reconhecimento e localize o$0finimigo em seu avanço.$0fVocê gostará dos resultados!$0e#Adiante, filha de Kanbei!$0e$0fA gloria te espera!$0f</text:p>
          </table:table-cell>
          <table:table-cell table:number-columns-repeated="1021"/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office:value-type="string">
            <text:p>Sim, senhor!$0e#Darei o melhor de mim!$0f</text:p>
          </table:table-cell>
          <table:table-cell table:number-columns-repeated="1021"/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office:value-type="string">
            <text:p>Onde estão os suprimentos que#roubamos?$0f</text:p>
          </table:table-cell>
          <table:table-cell table:number-columns-repeated="1021"/>
        </table:table-row>
        <table:table-row table:style-name="ro3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office:value-type="string">
            <text:p>Enquanto conversamos, eles estão#a caminho da fábrica, senhor!$0f</text:p>
          </table:table-cell>
          <table:table-cell table:number-columns-repeated="1021"/>
        </table:table-row>
        <table:table-row table:style-name="ro4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office:value-type="string">
            <text:p>Tão rápido? Excelente...$0fHe, he.$0e Nossos planos estão#conforme o previsto.$0fAinda sim,$0e que mar bonito.$0fAo admirá-lo, sinto um incrível desejo#de vê-lo todo...$0fDestruído!$0f</text:p>
          </table:table-cell>
          <table:table-cell table:number-columns-repeated="1021"/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office:value-type="string">
            <text:p>Estamos sendo atacados!$0e#É a Yellow Comet!$0f</text:p>
          </table:table-cell>
          <table:table-cell table:number-columns-repeated="1021"/>
        </table:table-row>
        <table:table-row table:style-name="ro2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office:value-type="string">
            <text:p>Chega de $abadoração$bb e pensamentos#agradáveis...$0fEnvie uma petição de reforços!$0e$0e#Prepare-se para o combate!$0f</text:p>
          </table:table-cell>
          <table:table-cell table:number-columns-repeated="1021"/>
        </table:table-row>
        <table:table-row table:style-name="ro2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office:value-type="string">
            <text:p>Este é um terreno difícil...$0e#As rotas são estreitas demais.$0fMesmo se avançarmos bem,$0e#sofreremos muitas baixas.$0f</text:p>
          </table:table-cell>
          <table:table-cell table:number-columns-repeated="1021"/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office:value-type="string">
            <text:p>Hmmm...$0e#Acho que vou tentar.$0f</text:p>
          </table:table-cell>
          <table:table-cell table:number-columns-repeated="1021"/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office:value-type="string">
            <text:p>Sensei?$0f</text:p>
          </table:table-cell>
          <table:table-cell table:number-columns-repeated="1021"/>
        </table:table-row>
        <table:table-row table:style-name="ro2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office:value-type="string">
            <text:p>Senta e relaxa.$0e$0e Veremos se minhas#unidades aéreas servem de algo.$0fAté um velho como eu gosta de#ajudar de vez em quando.$0f</text:p>
          </table:table-cell>
          <table:table-cell table:number-columns-repeated="1021"/>
        </table:table-row>
        <table:table-row table:style-name="ro3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office:value-type="string">
            <text:p>O que temos aqui?$0fEles ficaram sem camas nos#hospitais de Yellow Comet?$0f</text:p>
          </table:table-cell>
          <table:table-cell table:number-columns-repeated="1021"/>
        </table:table-row>
        <table:table-row table:style-name="ro3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office:value-type="string">
            <text:p>Então você é de Black Hole, hein?$0e$0e#O que você quer aqui?$0f</text:p>
          </table:table-cell>
          <table:table-cell table:number-columns-repeated="1021"/>
        </table:table-row>
        <table:table-row table:style-name="ro4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office:value-type="string">
            <text:p>Não tenho razões para lhe contar#nada, velhinho.$0fNo seu tempo, o mundo inteiro se#ajoelhará aos nossos pés.$0fAquele que se atrever a ficar em#nosso caminho será esmagado sob$0fnossos calcanhares.$0f</text:p>
          </table:table-cell>
          <table:table-cell table:number-columns-repeated="1021"/>
        </table:table-row>
        <table:table-row table:style-name="ro8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office:value-type="string">
            <text:p>Oh, não permitirei isso.$0fEu não gosto de guerra...$0e#me cansa.$0e$0e$0fMas alguém terá que detê-lo.#Deixe-me contar um segredo.$0fVocê sabia que quando duas unidades#danificadas se unem e seus PV$0fcombinados superam 10,$0e os PV que#sobram são convertidos em verbas?$0f</text:p>
          </table:table-cell>
          <table:table-cell table:number-columns-repeated="1021"/>
        </table:table-row>
        <table:table-row table:style-name="ro2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office:value-type="string">
            <text:p>Do que você está falando?$0fAcha mesmo que poucas moedas#podem alterar o curso da batalha?$0fHe, he, he...$0e Ou você está#preocupado com a sua pensão?$0f</text:p>
          </table:table-cell>
          <table:table-cell table:number-columns-repeated="1021"/>
        </table:table-row>
        <table:table-row table:style-name="ro2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office:value-type="string">
            <text:p>Se você não está entendendo o que#eu disse,$0e então não terá nenhuma$0fchance de me vencer.$0fAquele que ri por ultimo,$0e ri melhor.$0e#Até mais.$0f</text:p>
          </table:table-cell>
          <table:table-cell table:number-columns-repeated="1021"/>
        </table:table-row>
        <table:table-row table:style-name="ro2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office:value-type="string">
            <text:p>Você é um bom orador.$0e$0e$0fMas ainda sim, é velho demais para#me desafiar.$0fJá que você está tão cansado,$0e serei#rápido e te derrotarei em 10 dias!$0f</text:p>
          </table:table-cell>
          <table:table-cell table:number-columns-repeated="1021"/>
        </table:table-row>
        <table:table-row table:style-name="ro3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office:value-type="string">
            <text:p>Seu...$0e Seu velhote!$0e$0fVocê me derrotou...$0fQuem...$0e Quem é você?$0f</text:p>
          </table:table-cell>
          <table:table-cell table:number-columns-repeated="1021"/>
        </table:table-row>
        <table:table-row table:style-name="ro3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office:value-type="string">
            <text:p>Sensei!$0e Você conseguiu!$0e$0e#Você é o vencedor!$0f</text:p>
          </table:table-cell>
          <table:table-cell table:number-columns-repeated="1021"/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office:value-type="string">
            <text:p>Hã?$0e É sério?$0e$0e#Oh, isso é bom.$0f</text:p>
          </table:table-cell>
          <table:table-cell table:number-columns-repeated="1021"/>
        </table:table-row>
        <table:table-row table:style-name="ro4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office:value-type="string">
            <text:p>Espera!$0e Agora estou me lembrando...$0e#Isso estava nos relatórios...$0fUma vez neste país houve um OC#que diziam ser invencível...$0fE que todos o temiam...$0e$0fImpossível...$0e Não pode ser!$0f</text:p>
          </table:table-cell>
          <table:table-cell table:number-columns-repeated="1021"/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office:value-type="string">
            <text:p>Quem, eu?$0f</text:p>
          </table:table-cell>
          <table:table-cell table:number-columns-repeated="1021"/>
        </table:table-row>
        <table:table-row table:style-name="ro2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office:value-type="string">
            <text:p>Uh...$0e$0e#Hoje foi...$0e falta de sorte.$0e Um dia ruim.$0fVoltaremos a nos encontrar, velhote...$0e$0e#Isso não acaba aqui!$0f</text:p>
          </table:table-cell>
          <table:table-cell table:number-columns-repeated="1021"/>
        </table:table-row>
        <table:table-row table:style-name="ro3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office:value-type="string">
            <text:p>Parece que acabamos em uma#peça.$0fSonja?$0e#Você está bem?$0f</text:p>
          </table:table-cell>
          <table:table-cell table:number-columns-repeated="1021"/>
        </table:table-row>
        <table:table-row table:style-name="ro3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office:value-type="string">
            <text:p>Sensei?$0e Você era invencível?$0e$0e#Todos o temiam?$0f</text:p>
          </table:table-cell>
          <table:table-cell table:number-columns-repeated="1021"/>
        </table:table-row>
        <table:table-row table:style-name="ro4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office:value-type="string">
            <text:p>Quem, eu?$0e$0e Oh, isso foi há muito#tempo atrás, eu havia esquecido.$0fTalvez havia um$0e rumor desse tipo a#respeito, mas...$0fVenha,$0e ainda há muitas batalhas#para vencer.$0e Vamos lá.$0f</text:p>
          </table:table-cell>
          <table:table-cell table:number-columns-repeated="1021"/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office:value-type="string">
            <text:p>Sim...$0e Sim, senhor!$0f</text:p>
          </table:table-cell>
          <table:table-cell table:number-columns-repeated="1021"/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office:value-type="string">
            <text:p>Ho, ho!#Acho que isso é tudo.</text:p>
          </table:table-cell>
          <table:table-cell table:number-columns-repeated="1021"/>
        </table:table-row>
        <table:table-row table:style-name="ro3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6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office:value-type="string">
            <text:p>Isso não é verdade, Sensei!$0fSua habilidade com os helicópteros#de combate não tem comparação!$0e$0fIsso Kanbei conhece muito bem!$0fSe você tomar rapidamente essa#base e esse aeroporto no meio do$0fmapa, estou certo que a vitória#será sua.$0f</text:p>
          </table:table-cell>
          <table:table-cell table:number-columns-repeated="1021"/>
        </table:table-row>
        <table:table-row table:style-name="ro3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3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6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office:value-type="string">
            <text:p>Isso não é verdade, Sensei!$0fSua habilidade com os helicópteros#de combate não tem comparação!$0e$0fIsso Kanbei conhece muito bem!$0fSe você tomar rapidamente essa#base e esse aeroporto no meio do$0fmapa, estou certo que a vitória#será sua.$0f</text:p>
          </table:table-cell>
          <table:table-cell table:number-columns-repeated="1021"/>
        </table:table-row>
        <table:table-row table:style-name="ro4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office:value-type="string">
            <text:p>Tem razão!$0e E sua infantaria também#é espetacular!$0fA melhor forma de usar sua#habilidade é capturar a base$0fpróxima do aeroporto.$0fSe você conseguir, conseguirá#vencer!$0f</text:p>
          </table:table-cell>
          <table:table-cell table:number-columns-repeated="1021"/>
        </table:table-row>
        <table:table-row table:style-name="ro3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3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office:value-type="string">
            <text:p>Comandante Adder!$0fO canhão laser já está em algum#lugar as suas ordens.$0f</text:p>
          </table:table-cell>
          <table:table-cell table:number-columns-repeated="1021"/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office:value-type="string">
            <text:p>Muito bem.$0f</text:p>
          </table:table-cell>
          <table:table-cell table:number-columns-repeated="1021"/>
        </table:table-row>
        <table:table-row table:style-name="ro3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office:value-type="string">
            <text:p>Adder,$0e como você planeja usar isso#nesta montanha?$0f</text:p>
          </table:table-cell>
          <table:table-cell table:number-columns-repeated="1021"/>
        </table:table-row>
        <table:table-row table:style-name="ro3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office:value-type="string">
            <text:p>Muito simples, na verdade.#Vou atrair o inimigo$0e e disparar.$0f</text:p>
          </table:table-cell>
          <table:table-cell table:number-columns-repeated="1021"/>
        </table:table-row>
        <table:table-row table:style-name="ro3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office:value-type="string">
            <text:p>O que o faz pensar que eles irão e#ficarão por lá?$0f</text:p>
          </table:table-cell>
          <table:table-cell table:number-columns-repeated="1021"/>
        </table:table-row>
        <table:table-row table:style-name="ro2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office:value-type="string">
            <text:p>Eu irei sitiar suas cidades.$0fSe não vierem,$0e contarei ao mundo#que eles permitiram que suas$0fcidades fossem tomadas.$0fSeja como for,$0e não podemos#perder.$0f</text:p>
          </table:table-cell>
          <table:table-cell table:number-columns-repeated="1021"/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office:value-type="string">
            <text:p>Hrmmm...$0f</text:p>
          </table:table-cell>
          <table:table-cell table:number-columns-repeated="1021"/>
        </table:table-row>
        <table:table-row table:style-name="ro3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office:value-type="string">
            <text:p>Agora o mais importante...$0e$0e$0fVocê manejou as infantarias que eu#lhe pedi?$0f</text:p>
          </table:table-cell>
          <table:table-cell table:number-columns-repeated="1021"/>
        </table:table-row>
        <table:table-row table:style-name="ro3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office:value-type="string">
            <text:p>As coloquei onde você ordenou.$0e$0e#Elas estão bem longe das cidades.$0e$0e$0fTudo bem assim?$0f</text:p>
          </table:table-cell>
          <table:table-cell table:number-columns-repeated="1021"/>
        </table:table-row>
        <table:table-row table:style-name="ro2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office:value-type="string">
            <text:p>Sim.$0e Muito bem.$0e$0e#Avance-os lentamente.$0fEles são apenas iscas para o inimigo.$0fNão queremos que capturem as#cidades rápido demais.$0e He, he, he...$0f</text:p>
          </table:table-cell>
          <table:table-cell table:number-columns-repeated="1021"/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office:value-type="string">
            <text:p>Pai,$0e segure o ataque!$0f</text:p>
          </table:table-cell>
          <table:table-cell table:number-columns-repeated="1021"/>
        </table:table-row>
        <table:table-row table:style-name="ro3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office:value-type="string">
            <text:p>Por que, Sonja?$0fO exército de Black Hole está a#ponto de capturar nossas cidades.$0f</text:p>
          </table:table-cell>
          <table:table-cell table:number-columns-repeated="1021"/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office:value-type="string">
            <text:p>É uma armadilha.#Eles estão tentando nos atrair.$0f</text:p>
          </table:table-cell>
          <table:table-cell table:number-columns-repeated="1021"/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office:value-type="string">
            <text:p>Mas não podemos simplesmente#ficar parados aqui.$0f</text:p>
          </table:table-cell>
          <table:table-cell table:number-columns-repeated="1021"/>
        </table:table-row>
        <table:table-row table:style-name="ro3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office:value-type="string">
            <text:p>Por que não?$0fEssa cidade não é importante,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office:value-type="string">
            <text:p>Sonja!$0e Quem é você?#Quem somos?$0f</text:p>
          </table:table-cell>
          <table:table-cell table:number-columns-repeated="1021"/>
        </table:table-row>
        <table:table-row table:style-name="ro3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office:value-type="string">
            <text:p>Quem somos?$0e$0e Somos$0e OCs do#exército de Yellow Comet.$0f</text:p>
          </table:table-cell>
          <table:table-cell table:number-columns-repeated="1021"/>
        </table:table-row>
        <table:table-row table:style-name="ro4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office:value-type="string">
            <text:p>Correto.$0e Os OCs não sentam e#esperam tranquilamente pra ver$0fseu povo ser destruído!$0fMesmo que seja uma armadilha.$0e$0fMesmo que não seja importante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office:value-type="string">
            <text:p>Mas...$0f</text:p>
          </table:table-cell>
          <table:table-cell table:number-columns-repeated="1021"/>
        </table:table-row>
        <table:table-row table:style-name="ro3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office:value-type="string">
            <text:p>Somos OCs.$0fNosso trabalho é proteger nosso#povo de Yellow Comet.$0fEstou errado?$0f</text:p>
          </table:table-cell>
          <table:table-cell table:number-columns-repeated="1021"/>
        </table:table-row>
        <table:table-row table:style-name="ro2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office:value-type="string">
            <text:p>Não, Pai. Eu entendo.$0e$0e#Mas tenha cuidado.$0fVerei se consigo descobrir alguma#coisa sobre essa armadilha.$0f</text:p>
          </table:table-cell>
          <table:table-cell table:number-columns-repeated="1021"/>
        </table:table-row>
        <table:table-row table:style-name="ro2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office:value-type="string">
            <text:p>Pai,$0e sei o que o inimigo está#planejando.$0fEles possuem uma arma monstruosa#chamada canhão laser.$0fEle dispara um raio laser letal em#todas as direções.$0f</text:p>
          </table:table-cell>
          <table:table-cell table:number-columns-repeated="1021"/>
        </table:table-row>
        <table:table-row table:style-name="ro3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office:value-type="string">
            <text:p>Entendo...$0e$0e Mesmo assim, não#importa... por que...$0f</text:p>
          </table:table-cell>
          <table:table-cell table:number-columns-repeated="1021"/>
        </table:table-row>
        <table:table-row table:style-name="ro4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office:value-type="string">
            <text:p>Ooh!$0e Eu não terminei ainda!$0fÉ uma canhão laser, mas$0e é um#protótipo.$0fEle não pode disparar em qualquer#momento.$0fAcho que é algo que podemos utilizar#a nosso favor.$0f</text:p>
          </table:table-cell>
          <table:table-cell table:number-columns-repeated="1021"/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office:value-type="string">
            <text:p>Muito útil!$0e$0e#Você é maravilhosa, minha filha!$0f</text:p>
          </table:table-cell>
          <table:table-cell table:number-columns-repeated="1021"/>
        </table:table-row>
        <table:table-row table:style-name="ro4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office:value-type="string">
            <text:p>Pai!$0e Não estou interessada em#bajulações!$0fEstou tentando adverti-lo!$0fSe as 10 cidades da área superior#forem capturadas,$0e nós perderemos.$0e$0fTenha cuidado!$0f</text:p>
          </table:table-cell>
          <table:table-cell table:number-columns-repeated="1021"/>
        </table:table-row>
        <table:table-row table:style-name="ro3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office:value-type="string">
            <text:p>Pai, o inimigo está se preparando#para disparar o laser!$0e Cuidado!$0f</text:p>
          </table:table-cell>
          <table:table-cell table:number-columns-repeated="1021"/>
        </table:table-row>
        <table:table-row table:style-name="ro1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office:value-type="string">
            <text:p>Más notícias, Adder.$0fNossas tropas foram derrotadas!$0f</text:p>
          </table:table-cell>
          <table:table-cell table:number-columns-repeated="1021"/>
        </table:table-row>
        <table:table-row table:style-name="ro3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office:value-type="string">
            <text:p>Shhh!$0e Esses OCs de Yellow Comet#não são ruins, são?$0f</text:p>
          </table:table-cell>
          <table:table-cell table:number-columns-repeated="1021"/>
        </table:table-row>
        <table:table-row table:style-name="ro3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office:value-type="string">
            <text:p>Nós perdemos 2 canhões laser!$0e#Você está louco ou o que?$0f</text:p>
          </table:table-cell>
          <table:table-cell table:number-columns-repeated="1021"/>
        </table:table-row>
        <table:table-row table:style-name="ro3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office:value-type="string">
            <text:p>São apenas ferramentas.$0e$0e Se for#necessário,$0e podemos construir mais.$0f</text:p>
          </table:table-cell>
          <table:table-cell table:number-columns-repeated="1021"/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office:value-type="string">
            <text:p>Sim,$0e acredito que sim...$0f</text:p>
          </table:table-cell>
          <table:table-cell table:number-columns-repeated="1021"/>
        </table:table-row>
        <table:table-row table:style-name="ro4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office:value-type="string">
            <text:p>O mais importante,$0e como iremos#levar a situação de agora em diante.$0fPor ora, vamos recuar para a fábrica#e redesenhar nossos planos de$0fbatalha.$0fEsta guerra está longe de terminar.$0f</text:p>
          </table:table-cell>
          <table:table-cell table:number-columns-repeated="1021"/>
        </table:table-row>
        <table:table-row table:style-name="ro3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office:value-type="string">
            <text:p>Pai, parece que o inimigo se retirou#de nossas cidades.$0f</text:p>
          </table:table-cell>
          <table:table-cell table:number-columns-repeated="1021"/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office:value-type="string">
            <text:p>Tem certeza?$0f</text:p>
          </table:table-cell>
          <table:table-cell table:number-columns-repeated="1021"/>
        </table:table-row>
        <table:table-row table:style-name="ro2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office:value-type="string">
            <text:p>Sim, eu mesma visitei uma delas.$0e$0fEles mandaram uma mensagem pra#você.$0f$abObrigado por nos salvarem$bb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office:value-type="string">
            <text:p>Isso me fez pensar.$0e$0fO que aconteceria se não tivéssemos#entrado na armadilha do inimigo?$0fO que aconteceria a todos os#habitantes dessas cidades?$0f</text:p>
          </table:table-cell>
          <table:table-cell table:number-columns-repeated="1021"/>
        </table:table-row>
        <table:table-row table:style-name="ro6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office:value-type="string">
            <text:p>A segurança de toda a Yellow Comet#foi confiada a nós.$0fIsso significa que as vezes devemos#tomar decisões dolorosas.$0fDevemos sempre proteger nossos#cidadãos,$0e independente do perigo$0fque iremos enfrentar.$0f</text:p>
          </table:table-cell>
          <table:table-cell table:number-columns-repeated="1021"/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office:value-type="string">
            <text:p>Agora eu entendo.$0f</text:p>
          </table:table-cell>
          <table:table-cell table:number-columns-repeated="1021"/>
        </table:table-row>
        <table:table-row table:style-name="ro3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office:value-type="string">
            <text:p>Comandante!$0e Avistamos alguém nas#montanhas do norte.$0fPode ser um OC de Black Hole.$0f</text:p>
          </table:table-cell>
          <table:table-cell table:number-columns-repeated="1021"/>
        </table:table-row>
        <table:table-row table:style-name="ro3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office:value-type="string">
            <text:p>Tem certeza?$0e$0e#Rápido!$0e Prepare-se para a caça!$0f</text:p>
          </table:table-cell>
          <table:table-cell table:number-columns-repeated="1021"/>
        </table:table-row>
        <table:table-row table:style-name="ro2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office:value-type="string">
            <text:p>Espere, Pai.$0e$0e Nunca iremos pegá-lo#se ele estiver longe.$0fÉ mais importante reorganizarmos#nossas tropas.$0f</text:p>
          </table:table-cell>
          <table:table-cell table:number-columns-repeated="1021"/>
        </table:table-row>
        <table:table-row table:style-name="ro3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Nunca saberemos sem tentar.$0e$0e#Eu NÃO deixarei ele escapar!$0f</text:p>
          </table:table-cell>
          <table:table-cell table:number-columns-repeated="1021"/>
        </table:table-row>
        <table:table-row table:style-name="ro3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office:value-type="string">
            <text:p>Mas Pai...$0e#Pai!$0fOooh!$0e Como eu gostaria que ele#não fosse tão cabeça dura!$0f</text:p>
          </table:table-cell>
          <table:table-cell table:number-columns-repeated="1021"/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office:value-type="string">
            <text:p>Nenhum inimigo#resiste a Kanbei!</text:p>
          </table:table-cell>
          <table:table-cell table:number-columns-repeated="1021"/>
        </table:table-row>
        <table:table-row table:style-name="ro3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office:value-type="string">
            <text:p>Imperdoável.$0e$0e Dez cidades inteiras,#conquistadas diante meus olhos.$0f</text:p>
          </table:table-cell>
          <table:table-cell table:number-columns-repeated="1021"/>
        </table:table-row>
        <table:table-row table:style-name="ro2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office:value-type="string">
            <text:p>Não se preocupe, Pai.$0fEstamos aqui para proteger os#cidadãos de Yellow Comet.$0f$0eEstas foram as suas palavras.$0f</text:p>
          </table:table-cell>
          <table:table-cell table:number-columns-repeated="1021"/>
        </table:table-row>
        <table:table-row table:style-name="ro3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office:value-type="string">
            <text:p>Hmph!$0e É verdade.$0e$0e$0fEstou envergonhado de não lembrar#disto.$0f</text:p>
          </table:table-cell>
          <table:table-cell table:number-columns-repeated="1021"/>
        </table:table-row>
        <table:table-row table:style-name="ro6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office:value-type="string">
            <text:p>O principal é proteger essas cidades.$0fDeixar o laser para os foguetes ou às#unidades mecânicas, e enviar os$0ftanques às cidades.$0fEssa coisa não pode disparar todos#os dias.$0fSe calcularmos com cuidado,$0e#poderemos chegar a tempo.$0f</text:p>
          </table:table-cell>
          <table:table-cell table:number-columns-repeated="1021"/>
        </table:table-row>
        <table:table-row table:style-name="ro2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office:value-type="string">
            <text:p>Hã?$0e$0e#Onde está o meu inimigo?$0fO que é isso?$0e#Não há inimigos a vista.$0fSonja,$0e o que significa isso?$0f</text:p>
          </table:table-cell>
          <table:table-cell table:number-columns-repeated="1021"/>
        </table:table-row>
        <table:table-row table:style-name="ro2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office:value-type="string">
            <text:p>Você tem razão, Pai.$0e#Não há ninguém aqui...$0fMas isto é uma parte importante#do quebra-cabeças.$0fO inimigo deve estar mirando#esta área.$0f</text:p>
          </table:table-cell>
          <table:table-cell table:number-columns-repeated="1021"/>
        </table:table-row>
        <table:table-row table:style-name="ro4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office:value-type="string">
            <text:p>Se eles estão aqui, Sonja,$0e#mostre-me onde se escondem.$0fSe não há nenhum inimigo, não#haverá batalha.$0fDevemos avançar até o próximo#campo de batalha.$0f</text:p>
          </table:table-cell>
          <table:table-cell table:number-columns-repeated="1021"/>
        </table:table-row>
        <table:table-row table:style-name="ro3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office:value-type="string">
            <text:p>Suponho que você tenha razão,$0e$0e#mas...$0e tem algo estranho...$0f</text:p>
          </table:table-cell>
          <table:table-cell table:number-columns-repeated="1021"/>
        </table:table-row>
        <table:table-row table:style-name="ro3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office:value-type="string">
            <text:p>Não tenho tempo para teimosias!$0fVamos, Sonja!$0e$0e Precisamos ir!$0f</text:p>
          </table:table-cell>
          <table:table-cell table:number-columns-repeated="1021"/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office:value-type="string">
            <text:p>Hmmm...$0fSim, Pai...$0e$0e#Entendido.$0f</text:p>
          </table:table-cell>
          <table:table-cell table:number-columns-repeated="1021"/>
        </table:table-row>
        <table:table-row table:style-name="ro2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office:value-type="string">
            <text:p>Exatamente como eu pensava.$0e#Nenhuma alma viva.$0fAlguém de Yellow Comet tem#cérebro?$0fBem,$0e acho que apenas irei capturar#o QG deles.$0f</text:p>
          </table:table-cell>
          <table:table-cell table:number-columns-repeated="1021"/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office:value-type="string">
            <text:p>Você levou um certo tempo para#chegar, não foi?$0f</text:p>
          </table:table-cell>
          <table:table-cell table:number-columns-repeated="1021"/>
        </table:table-row>
        <table:table-row table:style-name="ro3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office:value-type="string">
            <text:p>Quem?$0e#Sonja!?$0fVocê não deveria estar aqui!$0fFui informada que o seu exército#havia partido!$0f</text:p>
          </table:table-cell>
          <table:table-cell table:number-columns-repeated="1021"/>
        </table:table-row>
        <table:table-row table:style-name="ro4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office:value-type="string">
            <text:p>Sinto muito por desapontá-la.$0e$0e$0fEssa informação veio de mim.$0e#Era falsa.$0fCustei convencer meu pai e o Sensei#a aceitarem esse plano, mas...$0fEu estava começando a pensar se#você morderia a isca.$0f</text:p>
          </table:table-cell>
          <table:table-cell table:number-columns-repeated="1021"/>
        </table:table-row>
        <table:table-row table:style-name="ro3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office:value-type="string">
            <text:p>Espere um momento...$0fEstá me dizendo que VOCÊ#ME plantou uma armadilha?$0f</text:p>
          </table:table-cell>
          <table:table-cell table:number-columns-repeated="1021"/>
        </table:table-row>
        <table:table-row table:style-name="ro2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office:value-type="string">
            <text:p>Renda-se.$0fHá foguetes em ambos os lados,$0e e#a artilharia lhe aguarda adiante.$0fSe tentar chegar ao nosso QG,#acabaremos com você.$0f</text:p>
          </table:table-cell>
          <table:table-cell table:number-columns-repeated="1021"/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office:value-type="string">
            <text:p>Me pergunto...$0f</text:p>
          </table:table-cell>
          <table:table-cell table:number-columns-repeated="1021"/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office:value-type="string">
            <text:p>Hã?$0f</text:p>
          </table:table-cell>
          <table:table-cell table:number-columns-repeated="1021"/>
        </table:table-row>
        <table:table-row table:style-name="ro2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office:value-type="string">
            <text:p>Não que você seja um especialista#em combate, certo?$0fMe pergunto se realmente você#poderá comig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office:value-type="string">
            <text:p>Tenho um exército bem grande aqui.$0fSe eu continuar, acho que tomarei#seu o QG e vencerei. Não concorda?$0f</text:p>
          </table:table-cell>
          <table:table-cell table:number-columns-repeated="1021"/>
        </table:table-row>
        <table:table-row table:style-name="ro2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office:value-type="string">
            <text:p>Impossível.$0e$0e#Meus cálculos estão corretos.$0fSeu exército será destruído antes#mesmo de tocar o nosso QG.$0f</text:p>
          </table:table-cell>
          <table:table-cell table:number-columns-repeated="1021"/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office:value-type="string">
            <text:p>Eu acho que consigo.$0e$0e#Quer apostar?$0f</text:p>
          </table:table-cell>
          <table:table-cell table:number-columns-repeated="1021"/>
        </table:table-row>
        <table:table-row table:style-name="ro6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office:value-type="string">
            <text:p>Se realmente quer tentar,$0e quem irá#lhe deter?$0e$0e$0e$0fOh, é claro.$0e Eu irei lhe deter.#O que acha?$0e$0fSe apenas uma de suas unidades#chegar ao nosso QG,$0e você vence.$0fVejamos quem possui a melhor#noção da realidade.$0f</text:p>
          </table:table-cell>
          <table:table-cell table:number-columns-repeated="1021"/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office:value-type="string">
            <text:p>Isso!$0e Um jogo! Um jogo!$0e$0e#He, he, he!$0f</text:p>
          </table:table-cell>
          <table:table-cell table:number-columns-repeated="1021"/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office:value-type="string">
            <text:p>Acho que isso responde a minha#pergunta.$0f</text:p>
          </table:table-cell>
          <table:table-cell table:number-columns-repeated="1021"/>
        </table:table-row>
        <table:table-row table:style-name="ro3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office:value-type="string">
            <text:p>Aaaah...$0e Eu perdi. Bom,$0e ainda tenho#muitas peças para articular.$0f</text:p>
          </table:table-cell>
          <table:table-cell table:number-columns-repeated="1021"/>
        </table:table-row>
        <table:table-row table:style-name="ro2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office:value-type="string">
            <text:p>P-$0ePeças?!$0e$0e#Não credito que você disse isso!$0fIsso não é um jogo!$0e Você não está#em um parque de diversões!$0f</text:p>
          </table:table-cell>
          <table:table-cell table:number-columns-repeated="1021"/>
        </table:table-row>
        <table:table-row table:style-name="ro2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office:value-type="string">
            <text:p>Oh, mas isso É um jogo.$0fUm maravilhoso jogo entre eu$0e e$0e#você!$0fSei que você pensa da mesma forma.$0e#Vamos, pode me dizer.$0f</text:p>
          </table:table-cell>
          <table:table-cell table:number-columns-repeated="1021"/>
        </table:table-row>
        <table:table-row table:style-name="ro3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office:value-type="string">
            <text:p>Não...$0e Não seja estúpida...$0e$0e#Eu...$0e não sou como você, Lash.$0f</text:p>
          </table:table-cell>
          <table:table-cell table:number-columns-repeated="1021"/>
        </table:table-row>
        <table:table-row table:style-name="ro6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office:value-type="string">
            <text:p>Você é exatamente como eu.$0e$0e#Você e eu.$0e Somos iguais.$0fEstá sempre pensando sobre isso,#não é mesmo?$0e$0fQue movimento nos dará a vitória?$0fVocê desfruta da guerra$0e$0e tanto quanto#uma partida de xadrez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office:value-type="string">
            <text:p>Não somos diferente em nada, Sonja.$0fAlgum dia$0e você sentirá o entusiasmo#pela guerra.$0fEspera...$0e Sentiu isso agora, não foi?$0e$0e#Oh, Sonja!$0e He, he, he!$0e Adeusinho!$0f</text:p>
          </table:table-cell>
          <table:table-cell table:number-columns-repeated="1021"/>
        </table:table-row>
        <table:table-row table:style-name="ro3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office:value-type="string">
            <text:p>Espera!$0e Em segundo!$0fSou mesmo...$0e como você?$0fNão serei como você, Lash.#Não posso...$0f</text:p>
          </table:table-cell>
          <table:table-cell table:number-columns-repeated="1021"/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office:value-type="string">
            <text:p>Eu nunca perco, Lash.</text:p>
          </table:table-cell>
          <table:table-cell table:number-columns-repeated="1021"/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office:value-type="string">
            <text:p>He, he, he!$0e Eu venci!$0f</text:p>
          </table:table-cell>
          <table:table-cell table:number-columns-repeated="1021"/>
        </table:table-row>
        <table:table-row table:style-name="ro11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office:value-type="string">
            <text:p>Bem jogado.$0e$0e#Eu subestimei sua habilidade.$0e$0e$0fPreciso replanejar minha estratégia.$0fPara maximizar minhas habilidades,$0e$0e#preciso usar minhas unidades de$0freconhecimento e mecânica para#ganhar o maior alcance de visão$0fpossível.$0fSe eu esconder meus foguetes nos#bosques,$0e$0e estarão seguros.$0fDepois, se eu atrair o inimigo e#disparar,$0e poderei vencer.$0e$0fMinha estratégia é impecável.$0fA Neblina de Guerra é minha#especialidade.$0e$0fEla não me vencerá duas vezes.$0f</text:p>
          </table:table-cell>
          <table:table-cell table:number-columns-repeated="1021"/>
        </table:table-row>
        <table:table-row table:style-name="ro3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office:value-type="string">
            <text:p>Hã?$0e$0e Quer jogar novamente?$0e$0fOK!$0e Jogaremos sempre que quiser!$0e#He, he!$0f</text:p>
          </table:table-cell>
          <table:table-cell table:number-columns-repeated="1021"/>
        </table:table-row>
        <table:table-row table:style-name="ro3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office:value-type="string">
            <text:p>Um tratado de paz?$0fÉ verdade que a Black Hole sugeriu#um tratado de paz com eles?$0f</text:p>
          </table:table-cell>
          <table:table-cell table:number-columns-repeated="1021"/>
        </table:table-row>
        <table:table-row table:style-name="ro2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office:value-type="string">
            <text:p>Parece mesmo, filha.$0fNossas vitórias consecutivas#causaram efeitos em seus exércitos.$0fEles propõem um pacto favorável#com a Yellow Comet.$0f</text:p>
          </table:table-cell>
          <table:table-cell table:number-columns-repeated="1021"/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office:value-type="string">
            <text:p>Hmmm... Como você pretende#responder, Kanbei?$0f</text:p>
          </table:table-cell>
          <table:table-cell table:number-columns-repeated="1021"/>
        </table:table-row>
        <table:table-row table:style-name="ro3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office:value-type="string">
            <text:p>Pai,$0e é uma armadinha!$0e Só pode ser.$0e$0e#Precisa ignorar isso.$0f</text:p>
          </table:table-cell>
          <table:table-cell table:number-columns-repeated="1021"/>
        </table:table-row>
        <table:table-row table:style-name="ro2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office:value-type="string">
            <text:p>Admito a possibilidade que tudo isso#possa ser uma armadilha.$0fContudo,$0e tenho a intenção de#encontrar-me com eles e escutar$0fsua proposta.$0f</text:p>
          </table:table-cell>
          <table:table-cell table:number-columns-repeated="1021"/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office:value-type="string">
            <text:p>Pai!$0e$0e Você não deve...$0f</text:p>
          </table:table-cell>
          <table:table-cell table:number-columns-repeated="1021"/>
        </table:table-row>
        <table:table-row table:style-name="ro3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office:value-type="string">
            <text:p>Não erguerei minha espada contra#alguém que baixou a sua.$0fÉ o código de honra do samurai.$0f</text:p>
          </table:table-cell>
          <table:table-cell table:number-columns-repeated="1021"/>
        </table:table-row>
        <table:table-row table:style-name="ro3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office:value-type="string">
            <text:p>Este é o local.$0e Mas não há ninguém.$0e$0e#Deve ser uma armadilha.$0f</text:p>
          </table:table-cell>
          <table:table-cell table:number-columns-repeated="1021"/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office:value-type="string">
            <text:p>Não,$0e espere...$0e$0e#Tem alguém...$0e Ali!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office:value-type="string">
            <text:p>Nós viemos como prometido, Adder.$0fEscutarei sua proposta de paz.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3..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O que?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2...$0f</text:p>
          </table:table-cell>
          <table:table-cell table:number-columns-repeated="1021"/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office:value-type="string">
            <text:p>Esse...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1...$0f</text:p>
          </table:table-cell>
          <table:table-cell table:number-columns-repeated="1021"/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office:value-type="string">
            <text:p>Isso não é o Adder!$0e$0e#É um boneco!$0f</text:p>
          </table:table-cell>
          <table:table-cell table:number-columns-repeated="1021"/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office:value-type="string">
            <text:p>Não!$0e$0e#Todo mundo!$0e Recuar!!$0f</text:p>
          </table:table-cell>
          <table:table-cell table:number-columns-repeated="1021"/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office:value-type="string">
            <text:p>0$0f</text:p>
          </table:table-cell>
          <table:table-cell table:number-columns-repeated="1021"/>
        </table:table-row>
        <table:table-row table:style-name="ro2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office:value-type="string">
            <text:p>He, he, he...$0fTudo como o previsto.$0e#A estrada foi liberada dos obstáculos.$0fAcho que caminharei ao QG inimigo.$0f</text:p>
          </table:table-cell>
          <table:table-cell table:number-columns-repeated="1021"/>
        </table:table-row>
        <table:table-row table:style-name="ro3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office:value-type="string">
            <text:p>Sinto dizer isso, filho,$0e mas isso não#vai dar certo.$0f</text:p>
          </table:table-cell>
          <table:table-cell table:number-columns-repeated="1021"/>
        </table:table-row>
        <table:table-row table:style-name="ro7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office:value-type="string">
            <text:p>Shhhh...$0e Então você sobreviveu.$0e$0fNão importa mais. Agora é tarde.$0e$0e#Já terminamos.$0fEsta tubulação é a rota onde#transportamos os materiais até a$0fnossa fábrica.$0fTambém é um muro impenetrável#e indestrutível.$0fEntão por que você não vai esticar#as pernas ou algo assim enquanto$0feu capturo o seu QG?$0e$0e He, he, he...$0f</text:p>
          </table:table-cell>
          <table:table-cell table:number-columns-repeated="1021"/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office:value-type="string">
            <text:p>Parece que nunca irão aprender a#lição.$0f</text:p>
          </table:table-cell>
          <table:table-cell table:number-columns-repeated="1021"/>
        </table:table-row>
        <table:table-row table:style-name="ro4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office:value-type="string">
            <text:p>He, he, he...$0e Aprender?$0e$0fNão tenho nada para aprender,$0e#idiota!$0fAgora, saia do meu caminho,#velho estúpido!$0e$0fNão tenho tempo pra você.$0fPode assistir,$0e enquanto reclamo o#meu prêmio!$0f</text:p>
          </table:table-cell>
          <table:table-cell table:number-columns-repeated="1021"/>
        </table:table-row>
        <table:table-row table:style-name="ro4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office:value-type="string">
            <text:p>Sensei! Escute.$0fÉ como o Adder falou.#A tubulação é indestrutível.$0fContudo, se concentramos nossos#esforços na junta, poderemos abrir$0fum buraco nela que nos permitirá#passar.$0f</text:p>
          </table:table-cell>
          <table:table-cell table:number-columns-repeated="1021"/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office:value-type="string">
            <text:p>Mm...$0e#Bem,$0e não custa nada tentar.$0f</text:p>
          </table:table-cell>
          <table:table-cell table:number-columns-repeated="1021"/>
        </table:table-row>
        <table:table-row table:style-name="ro3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office:value-type="string">
            <text:p>O que você está tentando provar?$0fNão há forma de voltar atrás!$0e#É tarde demais.$0f</text:p>
          </table:table-cell>
          <table:table-cell table:number-columns-repeated="1021"/>
        </table:table-row>
        <table:table-row table:style-name="ro2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office:value-type="string">
            <text:p>Isso me faz voltar à juventude...#Comparado com as batalhas de$0fantes,$0e isso não passa de uma#briguinha.$0fDevemos começar ou não?$0f</text:p>
          </table:table-cell>
          <table:table-cell table:number-columns-repeated="1021"/>
        </table:table-row>
        <table:table-row table:style-name="ro2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office:value-type="string">
            <text:p>Escute-me!$0e$0e Nosso objetivo é destruir#os 3 mini canhões.$0fSe conseguirmos nos livrar deles,$0e o#inimigo perderá força.$0e Adiante!$0f</text:p>
          </table:table-cell>
          <table:table-cell table:number-columns-repeated="1021"/>
        </table:table-row>
        <table:table-row table:style-name="ro4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office:value-type="string">
            <text:p>Nossos mínis canhões foram#destruídos?$0e$0e Todos eles?$0fDeve ter havido algum tipo de$0e#erro...$0fNestas circunstâncias...$0e não é#possível... que perdemos...$0f</text:p>
          </table:table-cell>
          <table:table-cell table:number-columns-repeated="1021"/>
        </table:table-row>
        <table:table-row table:style-name="ro3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office:value-type="string">
            <text:p>Escute-me bem, Adder.$0fVocê deveria evitar todos os meios#de me irritar.$0f</text:p>
          </table:table-cell>
          <table:table-cell table:number-columns-repeated="1021"/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office:value-type="string">
            <text:p>O que?$0e O que você vai fazer?$0f</text:p>
          </table:table-cell>
          <table:table-cell table:number-columns-repeated="1021"/>
        </table:table-row>
        <table:table-row table:style-name="ro6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office:value-type="string">
            <text:p>Eu sou um homem velho.$0e$0e#Não estou procurando uma luta.$0fNão quero nada além de relaxar e#repousar meus ossos debaixo do sol.$0fEntão estou lhe avisando,$0e pare agora,#enquanto pode.$0fSe não,$0e acho que não poderá mais#me deter...$0f</text:p>
          </table:table-cell>
          <table:table-cell table:number-columns-repeated="1021"/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office:value-type="string">
            <text:p>Shhh...$0e#Hssssssss!$0f</text:p>
          </table:table-cell>
          <table:table-cell table:number-columns-repeated="1021"/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office:value-type="string">
            <text:p>Uau!$0e Ele saiu mesmo depressa.$0f</text:p>
          </table:table-cell>
          <table:table-cell table:number-columns-repeated="1021"/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office:value-type="string">
            <text:p>Sensei! Muito bem!$0e#Muito bem feito$0f</text:p>
          </table:table-cell>
          <table:table-cell table:number-columns-repeated="1021"/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office:value-type="string">
            <text:p>Ah, hora de tirar uma#soneca.</text:p>
          </table:table-cell>
          <table:table-cell table:number-columns-repeated="1021"/>
        </table:table-row>
        <table:table-row table:style-name="ro3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office:value-type="string">
            <text:p>Já estava na hora de passar o#bastão aos jovens, não acha?$0f</text:p>
          </table:table-cell>
          <table:table-cell table:number-columns-repeated="1021"/>
        </table:table-row>
        <table:table-row table:style-name="ro2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office:value-type="string">
            <text:p>Escute-me, Adder!$0e Este velho ainda#guarda vários truques na manga.$0fKanbei acredita em mim,$0e e não o#decepcionarei.$0f</text:p>
          </table:table-cell>
          <table:table-cell table:number-columns-repeated="1021"/>
        </table:table-row>
        <table:table-row table:style-name="ro3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office:value-type="string">
            <text:p>Oh, qual é!?$0e Está dizendo que#quer me desafiar novamente?$0fMesmo depois dessa coça?$0f</text:p>
          </table:table-cell>
          <table:table-cell table:number-columns-repeated="1021"/>
        </table:table-row>
        <table:table-row table:style-name="ro7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office:value-type="string">
            <text:p>Isso mesmo.$0e$0e#Vi como você luta.$0fAcredito que os meus helicópteros#de combate podem deter os seus$0ftanques.$0fSe eu reforçar a defesa do meu QG$0e#e fazer alguma coisa com essa$0ftubulação...$0fTalvez eu não seja mais um#garotinho,$0e porém meu Poder OC$0festá em plena forma.$0fTenha cuidado, filho.#Este velhote está com tudo!$0f</text:p>
          </table:table-cell>
          <table:table-cell table:number-columns-repeated="1021"/>
        </table:table-row>
        <table:table-row table:style-name="ro3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office:value-type="string">
            <text:p>Interessante...$0e Acho que lhe deixarei#mostrar-me esse...$0e seu poder.$0f</text:p>
          </table:table-cell>
          <table:table-cell table:number-columns-repeated="1021"/>
        </table:table-row>
        <table:table-row table:style-name="ro7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office:value-type="string">
            <text:p>Parece que este é o laboratório do#mapa.$0fSe minha informação estiver correta,$0e#eles estão trabalhando em um novo$0ftipo de tanque lá.$0fLevando em consideração o potencial#de Adder e o ritmo do nosso avanço...$0fcalculo que teremos 18 dias para#capturar o laboratório ou derrotar o$0finimigo.$0fSe conseguimos,$0e poderemos capturar#esses planos.$0f</text:p>
          </table:table-cell>
          <table:table-cell table:number-columns-repeated="1021"/>
        </table:table-row>
        <table:table-row table:style-name="ro3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office:value-type="string">
            <text:p>Entendo...$0fNão temos tempo a perder.$0fHã?$0e Parece que a batalha começou#sem a gente.$0f</text:p>
          </table:table-cell>
          <table:table-cell table:number-columns-repeated="1021"/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office:value-type="string">
            <text:p>O que?$0e$0e#Quem no mundo poderia ser?$0f</text:p>
          </table:table-cell>
          <table:table-cell table:number-columns-repeated="1021"/>
        </table:table-row>
        <table:table-row table:style-name="ro3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office:value-type="string">
            <text:p>A Black Hole está de um lado,$0e mas#contra quem estão lutando.$0f</text:p>
          </table:table-cell>
          <table:table-cell table:number-columns-repeated="1021"/>
        </table:table-row>
        <table:table-row table:style-name="ro3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office:value-type="string">
            <text:p>O inimigo do meu inimigo é meu#aliado...$0e ou algo assim.</text:p>
          </table:table-cell>
          <table:table-cell table:number-columns-repeated="1021"/>
        </table:table-row>
        <table:table-row table:style-name="ro3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office:value-type="string">
            <text:p>Preparem-se para avançar!$0e$0e#Não podemos atrasar!$0f</text:p>
          </table:table-cell>
          <table:table-cell table:number-columns-repeated="1021"/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office:value-type="string">
            <text:p>Minha estratégia é perfeita!$0f</text:p>
          </table:table-cell>
          <table:table-cell table:number-columns-repeated="1021"/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office:value-type="string">
            <text:p>Adiante, meus valente!$0f</text:p>
          </table:table-cell>
          <table:table-cell table:number-columns-repeated="1021"/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office:value-type="string">
            <text:p>Acho que vou tentar novamente.$0f</text:p>
          </table:table-cell>
          <table:table-cell table:number-columns-repeated="1021"/>
        </table:table-row>
        <table:table-row table:style-name="ro3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office:value-type="string">
            <text:p>Esta é a localização do laboratório#secreto de Black Hole.$0fDevemos informar imediatamente#a Yellow Comet.$0f</text:p>
          </table:table-cell>
          <table:table-cell table:number-columns-repeated="1021"/>
        </table:table-row>
        <table:table-row table:style-name="ro3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office:value-type="string">
            <text:p>Esse barco de guerra...$0fAtenção todo mundo!$0e#Eles são nossos aliados!$0e$0e$0fVamos unir nossas forças!$0f</text:p>
          </table:table-cell>
          <table:table-cell table:number-columns-repeated="1021"/>
        </table:table-row>
        <table:table-row table:style-name="ro3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office:value-type="string">
            <text:p>Esses...$0e Eles vieram lutar conosco.$0fIsso!$0e Vamos combinar nossas forças#e atacar!$0f</text:p>
          </table:table-cell>
          <table:table-cell table:number-columns-repeated="1021"/>
        </table:table-row>
        <table:table-row table:style-name="ro2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office:value-type="string">
            <text:p>Essas tropas...$0e#Não parecem inimigas.$0fSe combinarmos nossas forças#podemos ter alguma chance.$0f</text:p>
          </table:table-cell>
          <table:table-cell table:number-columns-repeated="1021"/>
        </table:table-row>
        <table:table-row table:style-name="ro3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office:value-type="string">
            <text:p>O ataque de amanhã é vital...$0e#Esta é a nosso última chance!$0f</text:p>
          </table:table-cell>
          <table:table-cell table:number-columns-repeated="1021"/>
        </table:table-row>
        <table:table-row table:style-name="ro3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office:value-type="string">
            <text:p>Hmph!$0e Dia 17...$0e Só nos restam#hoje e amanhã.$0f</text:p>
          </table:table-cell>
          <table:table-cell table:number-columns-repeated="1021"/>
        </table:table-row>
        <table:table-row table:style-name="ro3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office:value-type="string">
            <text:p>Já estamos no dia 17?$0e Temos que#acabar come eles amanhã.$0f</text:p>
          </table:table-cell>
          <table:table-cell table:number-columns-repeated="1021"/>
        </table:table-row>
        <table:table-row table:style-name="ro2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office:value-type="string">
            <text:p>Estes são...$0e#Os planos das novas armas!$0fIsso!$0e Com eles poderemos produzir#esses esses tanques para nós!$0f</text:p>
          </table:table-cell>
          <table:table-cell table:number-columns-repeated="1021"/>
        </table:table-row>
        <table:table-row table:style-name="ro3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office:value-type="string">
            <text:p>Você ariscou muito ao nos ajudar.$0e#Tem nossa gratidão.$0f</text:p>
          </table:table-cell>
          <table:table-cell table:number-columns-repeated="1021"/>
        </table:table-row>
        <table:table-row table:style-name="ro4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office:value-type="string">
            <text:p>Não foi nada.$0e#Precisamos ajudar uns aos outros.$0fDe momento, estou indo para Blue#Moon.$0fVoltarei mais tarde com o Barbudo.$0e#Até mais.$0f</text:p>
          </table:table-cell>
          <table:table-cell table:number-columns-repeated="1021"/>
        </table:table-row>
        <table:table-row table:style-name="ro2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office:value-type="string">
            <text:p>Não,$0e obrigado VOCÊ.$0e#Você que me ajudou.$0fEstá na hora de retornar à Orange#Star,$0e mas nos veremos novamente.$0f</text:p>
          </table:table-cell>
          <table:table-cell table:number-columns-repeated="1021"/>
        </table:table-row>
        <table:table-row table:style-name="ro3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office:value-type="string">
            <text:p>Saiu sem dizer o nome...$0e#É assim que se faz hoje em dia?$0f</text:p>
          </table:table-cell>
          <table:table-cell table:number-columns-repeated="1021"/>
        </table:table-row>
        <table:table-row table:style-name="ro3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office:value-type="string">
            <text:p>Não se preocupe,$0e tenho certeza que#nos veremos novamente.$0f</text:p>
          </table:table-cell>
          <table:table-cell table:number-columns-repeated="1021"/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office:value-type="string">
            <text:p>Eu também.$0e$0e#Voltaremos a nos encontrar.$0f</text:p>
          </table:table-cell>
          <table:table-cell table:number-columns-repeated="1021"/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office:value-type="string">
            <text:p>O exército de Kanbei#cresce a cada dia!</text:p>
          </table:table-cell>
          <table:table-cell table:number-columns-repeated="1021"/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office:value-type="string">
            <text:p>Não podemos tomar#Black Hole ligeiramente.</text:p>
          </table:table-cell>
          <table:table-cell table:number-columns-repeated="1021"/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office:value-type="string">
            <text:p>Um novo tanque...#Isso é bom.</text:p>
          </table:table-cell>
          <table:table-cell table:number-columns-repeated="1021"/>
        </table:table-row>
        <table:table-row table:style-name="ro2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office:value-type="string">
            <text:p>Tropas de Orange Star aqui?$0e#Por que está fazendo Flak?$0fNão que isso me importa.$0e$0fPosso derrotar todos os países#restantes.$0e He, he...$0f</text:p>
          </table:table-cell>
          <table:table-cell table:number-columns-repeated="1021"/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office:value-type="string">
            <text:p>Isso não é nada bom.$0f</text:p>
          </table:table-cell>
          <table:table-cell table:number-columns-repeated="1021"/>
        </table:table-row>
        <table:table-row table:style-name="ro3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office:value-type="string">
            <text:p>Sonja,$0e você tem alguém conselho#estratégico para oferecer?$0f</text:p>
          </table:table-cell>
          <table:table-cell table:number-columns-repeated="1021"/>
        </table:table-row>
        <table:table-row table:style-name="ro6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office:value-type="string">
            <text:p>Deixe-me ver...$0e Neste terreno,$0e dividir#nossas tropas não é uma boa ideia.$0fDeveríamos reunir todas as forças$0e e#atacar de uma só vez.$0fSe for possível,$0e o apoio das unidades#aéreas seriam de grande ajuda.$0f</text:p>
          </table:table-cell>
          <table:table-cell table:number-columns-repeated="1021"/>
        </table:table-row>
        <table:table-row table:style-name="ro4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office:value-type="string">
            <text:p>Aquele OC de Orange Star estava#lutando em condições desfavoráveis$0fem um pais estranho.$0fSomos responsáveis pela perda de#suas tropas.$0fPrecisamos fazer melhor!$0f</text:p>
          </table:table-cell>
          <table:table-cell table:number-columns-repeated="1021"/>
        </table:table-row>
        <table:table-row table:style-name="ro3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office:value-type="string">
            <text:p>Não descansarei até que o último#invasor tenha deixado nosso pais!$0f</text:p>
          </table:table-cell>
          <table:table-cell table:number-columns-repeated="1021"/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office:value-type="string">
            <text:p>Eles...$0e Eles chegaram?$0e#Isso quer dizer que...$0f</text:p>
          </table:table-cell>
          <table:table-cell table:number-columns-repeated="1021"/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table:number-columns-repeated="1021"/>
        </table:table-row>
        <table:table-row table:style-name="ro3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office:value-type="string">
            <text:p>Quem está ai?$0e#Quem ousa desviar minha atenção?$0e$0fOh!$0e$0e Hawke! É você.$0f</text:p>
          </table:table-cell>
          <table:table-cell table:number-columns-repeated="1021"/>
        </table:table-row>
        <table:table-row table:style-name="ro3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office:value-type="string">
            <text:p>Parece que você está atrasado.$0e#O que tem feito?$0f</text:p>
          </table:table-cell>
          <table:table-cell table:number-columns-repeated="1021"/>
        </table:table-row>
        <table:table-row table:style-name="ro2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office:value-type="string">
            <text:p>Eu...$0e tive um pequeno atraso.$0e#Mas muito pequeno.$0e$0fNão tem problema. Logo#controlarei este pequeno pais.$0e$0fVocê tem a minha palavra.$0f</text:p>
          </table:table-cell>
          <table:table-cell table:number-columns-repeated="1021"/>
        </table:table-row>
        <table:table-row table:style-name="ro3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office:value-type="string">
            <text:p>Você está consciente$0e da razão de#eu estar aqui,$0e Adder?$0f</text:p>
          </table:table-cell>
          <table:table-cell table:number-columns-repeated="1021"/>
        </table:table-row>
        <table:table-row table:style-name="ro3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office:value-type="string">
            <text:p>Se...$0e se eu ganhar...$0e$0fSe eu ganhar aqui,$0e não haverá#problemas! Certo?$0f</text:p>
          </table:table-cell>
          <table:table-cell table:number-columns-repeated="1021"/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office:value-type="string">
            <text:p>Hmmm...$0e$0e Isso SE você ganhar.$0f</text:p>
          </table:table-cell>
          <table:table-cell table:number-columns-repeated="1021"/>
        </table:table-row>
        <table:table-row table:style-name="ro3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office:value-type="string">
            <text:p>Finalmente,$0e a fábrica do inimigo.$0fSe ganharmos,$0e poderemos expulsar#o inimigo do nosso pais.$0f</text:p>
          </table:table-cell>
          <table:table-cell table:number-columns-repeated="1021"/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office:value-type="string">
            <text:p>Sim!$0e#Vamos começar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office:value-type="string">
            <text:p>Comandante!$0e$0e O líder do exército#de Blue Moon deseja vê-lo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office:value-type="string">
            <text:p>Se não é o Olaf!$0e$0e#O que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table:style-name="ce1" office:value-type="string">
            <text:p>Eu trouxe meus homens para dar#auxílio à Yellow Comet.$0fO exército de Black Hole é uma#ameaça para todos.$0fA Blue Moon estará ao seu lado#nesta batalha.$0f</text:p>
          </table:table-cell>
          <table:table-cell table:number-columns-repeated="1021"/>
        </table:table-row>
        <table:table-row table:style-name="ro3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office:value-type="string">
            <text:p>Ah!$0e Kanbei agradece!$0fCom o poder de Blue Moon ao#nosso lado,$0e não podemos perder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office:value-type="string">
            <text:p>Comandante!$0e$0e A líder do exército#de Orange Star deseja vê-lo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office:value-type="string">
            <text:p>É você, Nell?$0e#O que a trás aqui?$0f</text:p>
          </table:table-cell>
          <table:table-cell table:number-columns-repeated="1021"/>
        </table:table-row>
        <table:table-row table:style-name="ro3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office:value-type="string">
            <text:p>Quero propor uma aliança entre o#seu pais e o meu.$0fO exército de Black Hole é um#inimigo comum.$0f</text:p>
          </table:table-cell>
          <table:table-cell table:number-columns-repeated="1021"/>
        </table:table-row>
        <table:table-row table:style-name="ro3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office:value-type="string">
            <text:p>Ah!$0e Kanbei lhe agradece!$0fYellow Comet e Orange Star!$0e#Black Hole já está derrotada!$0f</text:p>
          </table:table-cell>
          <table:table-cell table:number-columns-repeated="1021"/>
        </table:table-row>
        <table:table-row table:style-name="ro3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office:value-type="string">
            <text:p>Atenção!$0e Vamos lutar com a#Yellow Comet! Adiante!$0f</text:p>
          </table:table-cell>
          <table:table-cell table:number-columns-repeated="1021"/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office:value-type="string">
            <text:p>Espero que minha infantaria esteja#a altura.$0f</text:p>
          </table:table-cell>
          <table:table-cell table:number-columns-repeated="1021"/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office:value-type="string">
            <text:p>Vou partir a Black Hole como#gravetos!$0f</text:p>
          </table:table-cell>
          <table:table-cell table:number-columns-repeated="1021"/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office:value-type="string">
            <text:p>Se deixar comigo,$0e a vitória está#garantida!$0f</text:p>
          </table:table-cell>
          <table:table-cell table:number-columns-repeated="1021"/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table:style-name="ce1" office:value-type="string">
            <text:p>Hã?$0e Eu?$0e Está certo disso?$0f</text:p>
          </table:table-cell>
          <table:table-cell table:number-columns-repeated="1021"/>
        </table:table-row>
        <table:table-row table:style-name="ro3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office:value-type="string">
            <text:p>Pessoal de Yellow Comet,$0e vamos#trabalhar juntos e dar o nosso melhor!$0f</text:p>
          </table:table-cell>
          <table:table-cell table:number-columns-repeated="1021"/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office:value-type="string">
            <text:p>Sou eu quem deve dar o golpe#de misericórdia.$0f</text:p>
          </table:table-cell>
          <table:table-cell table:number-columns-repeated="1021"/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office:value-type="string">
            <text:p>Dois contra um?$0e#Temos tudo a favor.$0f</text:p>
          </table:table-cell>
          <table:table-cell table:number-columns-repeated="1021"/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office:value-type="string">
            <text:p>Esta é a hora da verdade.$0f</text:p>
          </table:table-cell>
          <table:table-cell table:number-columns-repeated="1021"/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office:value-type="string">
            <text:p>Parece que é a nossa vez.$0e$0e#Vamos sair daqui!$0f</text:p>
          </table:table-cell>
          <table:table-cell table:number-columns-repeated="1021"/>
        </table:table-row>
        <table:table-row table:style-name="ro3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office:value-type="string">
            <text:p>Adiante!$0e Que conheçam o poder#do exército de Blue Moon!$0f</text:p>
          </table:table-cell>
          <table:table-cell table:number-columns-repeated="1021"/>
        </table:table-row>
        <table:table-row table:style-name="ro3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office:value-type="string">
            <text:p>A fábrica...$0e#Foi completamente...$0fQue tempo maldito!$0e$0e#Esse foi o problema!$0fHssss!$0f</text:p>
          </table:table-cell>
          <table:table-cell table:number-columns-repeated="1021"/>
        </table:table-row>
        <table:table-row table:style-name="ro3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office:value-type="string">
            <text:p>O exército de Black Hole bateu#em retirada.$0fIsso!$0e#Pai!$0e Sensei!$0fNós vencemos!$0e Vencemos!$0f</text:p>
          </table:table-cell>
          <table:table-cell table:number-columns-repeated="1021"/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office:value-type="string">
            <text:p>Parece que sim.$0e#Uma vitória impressionante.$0f</text:p>
          </table:table-cell>
          <table:table-cell table:number-columns-repeated="1021"/>
        </table:table-row>
        <table:table-row table:style-name="ro4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office:value-type="string">
            <text:p>A batalha de hoje será recordada#por anos.$0fGraças ao esforço comum, nosso#inimigo foi derrotado.$0fEu lhes ofereço minha gratidão.$0e$0e#Obrigado pela ajuda.$0f</text:p>
          </table:table-cell>
          <table:table-cell table:number-columns-repeated="1021"/>
        </table:table-row>
        <table:table-row table:style-name="ro8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office:value-type="string">
            <text:p>Não seja tolo!$0e#Você teria feito o mesmo por nós.$0fNa verdade,$0e a Black Hole foi tão#tola em nos atacar também.$0fÉ claro, os derrotamos amplamente.$0e#Com... a ajuda de Orange Star.$0fBem...$0e Ai está a Nell e suas tropas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Quanto tempo, Kanbei.$0f</text:p>
          </table:table-cell>
          <table:table-cell table:number-columns-repeated="1021"/>
        </table:table-row>
        <table:table-row table:style-name="ro3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office:value-type="string">
            <text:p>Parece que você também#andou cruzando com o exército$0fde Black Hole.$0f</text:p>
          </table:table-cell>
          <table:table-cell table:number-columns-repeated="1021"/>
        </table:table-row>
        <table:table-row table:style-name="ro4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office:value-type="string">
            <text:p>Sim, cruzamos.$0fA força do exército de Black Hole#é imensurável.$0fEspecialmente o OC chamado#Hawke.$0fSoubemos que ele tem a Green#Earth à beira de derrota.$0f</text:p>
          </table:table-cell>
          <table:table-cell table:number-columns-repeated="1021"/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office:value-type="string">
            <text:p>Impossível!$0f</text:p>
          </table:table-cell>
          <table:table-cell table:number-columns-repeated="1021"/>
        </table:table-row>
        <table:table-row table:style-name="ro3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office:value-type="string">
            <text:p>Não há tempo a perder.$0e$0e#Devemos ajuda a Green Earth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A Yellow Comet está com vocês!$0e$0e#Nossa força é a sua!$0fSe permanecermos juntos,$0e não#temos nada a temer!$0f</text:p>
          </table:table-cell>
          <table:table-cell table:number-columns-repeated="1021"/>
        </table:table-row>
        <table:table-row table:style-name="ro3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office:value-type="string">
            <text:p>São nosso amigos e$0e precisam#de ajuda.$0fAgora$0e devemos ir até o próximo#campo de batalha.$0f</text:p>
          </table:table-cell>
          <table:table-cell table:number-columns-repeated="1021"/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office:value-type="string">
            <text:p>O próximo campo de batalha?$0f</text:p>
          </table:table-cell>
          <table:table-cell table:number-columns-repeated="1021"/>
        </table:table-row>
        <table:table-row table:style-name="ro3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office:value-type="string">
            <text:p>Sim. O poder de Black Hole#é imensurável.$0fEstão agora mesmo atacando o#nosso vizinho, Blue Moon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O que?$0f</text:p>
          </table:table-cell>
          <table:table-cell table:number-columns-repeated="1021"/>
        </table:table-row>
        <table:table-row table:style-name="ro3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office:value-type="string">
            <text:p>Não temos tempo a perder.$0e$0fDevemos ir ajudar a Blue Moon#imediatamente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está conosco!$0e$0e#Nossa força é sua!$0fSe permanecemos juntos,$0e não há#o que temer!$0f</text:p>
          </table:table-cell>
          <table:table-cell table:number-columns-repeated="1021"/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office:value-type="string">
            <text:p>Isso! Vencemos!</text:p>
          </table:table-cell>
          <table:table-cell table:number-columns-repeated="1021"/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office:value-type="string">
            <text:p>O trabalho em equipe#sempre vence!</text:p>
          </table:table-cell>
          <table:table-cell table:number-columns-repeated="1021"/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office:value-type="string">
            <text:p>ISSO foi uma#batida!</text:p>
          </table:table-cell>
          <table:table-cell table:number-columns-repeated="1021"/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office:value-type="string">
            <text:p>Ha, ha, ha!#A vitória é nossa!</text:p>
          </table:table-cell>
          <table:table-cell table:number-columns-repeated="1021"/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office:value-type="string">
            <text:p>Acho que vou tirar#um cochilo hoje.</text:p>
          </table:table-cell>
          <table:table-cell table:number-columns-repeated="1021"/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office:value-type="string">
            <text:p>Parabéns,#Yellow Comet!</text:p>
          </table:table-cell>
          <table:table-cell table:number-columns-repeated="1021"/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office:value-type="string">
            <text:p>Esplendido! Kanbei#está satisfeito!</text:p>
          </table:table-cell>
          <table:table-cell table:number-columns-repeated="1021"/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office:value-type="string">
            <text:p>Finalmente a paz#voltou a Yellow Comet.</text:p>
          </table:table-cell>
          <table:table-cell table:number-columns-repeated="1021"/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office:value-type="string">
            <text:p>Finalmente podemos#descansar.</text:p>
          </table:table-cell>
          <table:table-cell table:number-columns-repeated="1021"/>
        </table:table-row>
        <table:table-row table:style-name="ro2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office:value-type="string">
            <text:p>Mesmo com toda a ajuda de nossos#aliados, sofremos um derrota.$0e$0fNunca! Sonja,$0e redesenhe nossa#estrategia.$0e Isso ainda não acabou!$0f</text:p>
          </table:table-cell>
          <table:table-cell table:number-columns-repeated="1021"/>
        </table:table-row>
        <table:table-row table:style-name="ro4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office:value-type="string">
            <text:p>Sim, Pai.$0e$0e Devemos liberar nosso pais.$0fEntendo...$0e Neste mapa, controlar os#céus é essencial para a vitória.$0fDeteremos o avanço inimigo por terra,$0e#e depois reclamaremos o aeroporto.$0f</text:p>
          </table:table-cell>
          <table:table-cell table:number-columns-repeated="1021"/>
        </table:table-row>
        <table:table-row table:style-name="ro3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office:value-type="string">
            <text:p>Que visão aguçada, Sonja.$0fCom os bombardeiros,$0e podemos#atacar os seus mini canhões e a$0ftubulação.$0f</text:p>
          </table:table-cell>
          <table:table-cell table:number-columns-repeated="1021"/>
        </table:table-row>
        <table:table-row table:style-name="ro3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office:value-type="string">
            <text:p>Está na hora de vencermos!$0e#Adiante,$0e e sigam-me!$0f</text:p>
          </table:table-cell>
          <table:table-cell table:number-columns-repeated="1021"/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office:value-type="string">
            <text:p>Senhor Sturm,$0e o exército inimigo...$0f</text:p>
          </table:table-cell>
          <table:table-cell table:number-columns-repeated="1021"/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office:value-type="string">
            <text:p>Então eles chegaram...$0f</text:p>
          </table:table-cell>
          <table:table-cell table:number-columns-repeated="1021"/>
        </table:table-row>
        <table:table-row table:style-name="ro3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office:value-type="string">
            <text:p>Vou esmagá-los.$0e$0e#Senhor Sturm, deixe-os comigo.$0f</text:p>
          </table:table-cell>
          <table:table-cell table:number-columns-repeated="1021"/>
        </table:table-row>
        <table:table-row table:style-name="ro3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office:value-type="string">
            <text:p>Flak estragará com tudo, senhor.$0e$0e#Deixe-me tomar o comando.$0f</text:p>
          </table:table-cell>
          <table:table-cell table:number-columns-repeated="1021"/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office:value-type="string">
            <text:p>O comando é...$0e meu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O que?$0f</text:p>
          </table:table-cell>
          <table:table-cell table:number-columns-repeated="1021"/>
        </table:table-row>
        <table:table-row table:style-name="ro2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office:value-type="string">
            <text:p>Comprovarei sua potência com#os meus próprios olhos.$0fVocês, miseráveis, apresentem-se#na plataforma de mísseis e ajudem$0fa Lash.$0f</text:p>
          </table:table-cell>
          <table:table-cell table:number-columns-repeated="1021"/>
        </table:table-row>
        <table:table-row table:style-name="ro1">
          <table:table-cell office:value-type="string">
            <text:p>Understood.$0f</text:p>
          </table:table-cell>
          <table:table-cell table:number-columns-repeated="2" office:value-type="string">
            <text:p>Entendido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Sim, senhor.$0f</text:p>
          </table:table-cell>
          <table:table-cell table:number-columns-repeated="1021"/>
        </table:table-row>
        <table:table-row table:style-name="ro2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office:value-type="string">
            <text:p>Boa viagem.$0fInúteis patéticos.$0e#Eles me serviram pobremente.$0fQuanto isto estiver terminado,$0e#terei que ajustar... as contas.$0f</text:p>
          </table:table-cell>
          <table:table-cell table:number-columns-repeated="1021"/>
        </table:table-row>
        <table:table-row table:style-name="ro3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office:value-type="string">
            <text:p>Chegamos finalmente.$0e#O reduto do exército de Black Hole.$0f</text:p>
          </table:table-cell>
          <table:table-cell table:number-columns-repeated="1021"/>
        </table:table-row>
        <table:table-row table:style-name="ro3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office:value-type="string">
            <text:p>Não me importo como chamam#isso.$0fSó sei que tudo o que eles roubaram#de Orange Star está aqui.$0f</text:p>
          </table:table-cell>
          <table:table-cell table:number-columns-repeated="1021"/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office:value-type="string">
            <text:p>Isso foi confirmado pelos nossos#aliados.$0f</text:p>
          </table:table-cell>
          <table:table-cell table:number-columns-repeated="1021"/>
        </table:table-row>
        <table:table-row table:style-name="ro3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office:value-type="string">
            <text:p>Então se capturarmos este local,$0e#recuperaremos todo o nosso dinheiro.$0f</text:p>
          </table:table-cell>
          <table:table-cell table:number-columns-repeated="1021"/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office:value-type="string">
            <text:p>Eu não estaria tão segura disso.$0f</text:p>
          </table:table-cell>
          <table:table-cell table:number-columns-repeated="1021"/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office:value-type="string">
            <text:p>O que você quer dizer com isso,#Nell?$0f</text:p>
          </table:table-cell>
          <table:table-cell table:number-columns-repeated="1021"/>
        </table:table-row>
        <table:table-row table:style-name="ro3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office:value-type="string">
            <text:p>Só por que dizem que foi enviado pra#cá, não quer dizer que continua aqui.$0f</text:p>
          </table:table-cell>
          <table:table-cell table:number-columns-repeated="1021"/>
        </table:table-row>
        <table:table-row table:style-name="ro3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office:value-type="string">
            <text:p>Está dizendo que eles poderiam ter#levado para outro lugar?$0f</text:p>
          </table:table-cell>
          <table:table-cell table:number-columns-repeated="1021"/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office:value-type="string">
            <text:p>O que lhe faz pensar isso?$0f</text:p>
          </table:table-cell>
          <table:table-cell table:number-columns-repeated="1021"/>
        </table:table-row>
        <table:table-row table:style-name="ro4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office:value-type="string">
            <text:p>Não acredito que eles estiveram#reunindo tudo isso por diversão.$0fEles estão planejando alguma coisa#e o mais provável é que levaram$0ftudo ao lugar onde irão precisar.$0fTenho ou não tenho razão, Nell?$0f</text:p>
          </table:table-cell>
          <table:table-cell table:number-columns-repeated="1021"/>
        </table:table-row>
        <table:table-row table:style-name="ro3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office:value-type="string">
            <text:p>Grit tem toda a razão.$0fIsso significa que esta batalha#também descifrará o seu$0fverdadeiro plano.$0f</text:p>
          </table:table-cell>
          <table:table-cell table:number-columns-repeated="1021"/>
        </table:table-row>
        <table:table-row table:style-name="ro2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office:value-type="string">
            <text:p>Hmmm...$0fDe qualquer forma, devemos#atacar.$0fQuanto mais esperamos, mais forte#serão suas defesas. Nosso objetivo..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office:value-type="string">
            <text:p>Nosso objetivo é destruir os três#Canhões Negros.$0f</text:p>
          </table:table-cell>
          <table:table-cell table:number-columns-repeated="1021"/>
        </table:table-row>
        <table:table-row table:style-name="ro3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office:value-type="string">
            <text:p>Hã?$0e Só os canhões?$0e Tem certeza,#Sonja?$0f</text:p>
          </table:table-cell>
          <table:table-cell table:number-columns-repeated="1021"/>
        </table:table-row>
        <table:table-row table:style-name="ro3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office:value-type="string">
            <text:p>Se os eliminarmos,$0e poderemos#derrotar o inimigo.$0fSe não houver nada os protegendo,#eles sairão correndo.$0f</text:p>
          </table:table-cell>
          <table:table-cell table:number-columns-repeated="1021"/>
        </table:table-row>
        <table:table-row table:style-name="ro3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office:value-type="string">
            <text:p>Ah..$0e.$0e E se for...$0fSaberemos se este era ou não o#seu autêntico quartel general.$0f</text:p>
          </table:table-cell>
          <table:table-cell table:number-columns-repeated="1021"/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office:value-type="string">
            <text:p>Entendo...$0f</text:p>
          </table:table-cell>
          <table:table-cell table:number-columns-repeated="1021"/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office:value-type="string">
            <text:p>Isso é genial, Comandante Sonja!$0f</text:p>
          </table:table-cell>
          <table:table-cell table:number-columns-repeated="1021"/>
        </table:table-row>
        <table:table-row table:style-name="ro4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office:value-type="string">
            <text:p>Como podemos ver, o ataque indireto#será útil nesta batalha.$0fOs outros elementos vitais serão#escolher o primeiro OC sabiamente...$0fe usar a resposta certa contra os#Canhões negros.$0f</text:p>
          </table:table-cell>
          <table:table-cell table:number-columns-repeated="1021"/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office:value-type="string">
            <text:p>OK,$0e vamos lá!$0f</text:p>
          </table:table-cell>
          <table:table-cell table:number-columns-repeated="1021"/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office:value-type="string">
            <text:p>Senhor Sturm!$0e$0e#Os Canhões Negros foram...$0f</text:p>
          </table:table-cell>
          <table:table-cell table:number-columns-repeated="1021"/>
        </table:table-row>
        <table:table-row table:style-name="ro3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office:value-type="string">
            <text:p>Você filtrou a informação sobre a#plataforma de mísseis ao inimigo$0fcomo eu ordenei?$0f</text:p>
          </table:table-cell>
          <table:table-cell table:number-columns-repeated="1021"/>
        </table:table-row>
        <table:table-row table:style-name="ro3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office:value-type="string">
            <text:p>Sim, senhor.$0fDeixamos um soldado ser capturado.$0e$0e#Ele contará tudo no interrogatório.$0f</text:p>
          </table:table-cell>
          <table:table-cell table:number-columns-repeated="1021"/>
        </table:table-row>
        <table:table-row table:style-name="ro3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office:value-type="string">
            <text:p>Bom.$0e Está na hora de acabar este#jogo.$0e$0e$0fOrdene todas as unidades para a#plataforma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office:value-type="string">
            <text:p>Eles seguirão a pista até a plataforma#de mísseis.$0fE as minhas melhores tropas os#receberão com uma tormenta de$0fmorte.$0fDepois,$0e lançarei todos os mísseis$0e#diante dos seus olhos.$0f</text:p>
          </table:table-cell>
          <table:table-cell table:number-columns-repeated="1021"/>
        </table:table-row>
        <table:table-row table:style-name="ro3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office:value-type="string">
            <text:p>O inimigo está construindo uma#plataforma de mísseis?$0f</text:p>
          </table:table-cell>
          <table:table-cell table:number-columns-repeated="1021"/>
        </table:table-row>
        <table:table-row table:style-name="ro3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office:value-type="string">
            <text:p>Sim.$0fEles querem lançar mísseis contra#Cosmo Land e outros continentes.$0f</text:p>
          </table:table-cell>
          <table:table-cell table:number-columns-repeated="1021"/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office:value-type="string">
            <text:p>Esta fonte é confiável?$0f</text:p>
          </table:table-cell>
          <table:table-cell table:number-columns-repeated="1021"/>
        </table:table-row>
        <table:table-row table:style-name="ro3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office:value-type="string">
            <text:p>Ouvimos isso de um soldado#capturado.$0fNossa própria inteligência de#informação confirma a sua história.$0f</text:p>
          </table:table-cell>
          <table:table-cell table:number-columns-repeated="1021"/>
        </table:table-row>
        <table:table-row table:style-name="ro3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office:value-type="string">
            <text:p>O que estamos esperando?$0e$0e$0fPrecisamos atacar essa plataforma#de mísseis!$0f</text:p>
          </table:table-cell>
          <table:table-cell table:number-columns-repeated="1021"/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office:value-type="string">
            <text:p>Não é tão simples assim, Andy.$0f</text:p>
          </table:table-cell>
          <table:table-cell table:number-columns-repeated="1021"/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office:value-type="string">
            <text:p>Não?$0e Por que não?$0f</text:p>
          </table:table-cell>
          <table:table-cell table:number-columns-repeated="1021"/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office:value-type="string">
            <text:p>Por que isso poderia ser uma#armadilha.$0f</text:p>
          </table:table-cell>
          <table:table-cell table:number-columns-repeated="1021"/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office:value-type="string">
            <text:p>Você confirmou a informação,#correto?$0f</text:p>
          </table:table-cell>
          <table:table-cell table:number-columns-repeated="1021"/>
        </table:table-row>
        <table:table-row table:style-name="ro3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office:value-type="string">
            <text:p>Por que um soldado que luta a tanto#tempo iria ceder tão facilmente?$0e$0fMe pergunto se...$0f</text:p>
          </table:table-cell>
          <table:table-cell table:number-columns-repeated="1021"/>
        </table:table-row>
        <table:table-row table:style-name="ro3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office:value-type="string">
            <text:p>Acredito que é melhor tratarmos#isso como uma armadilha.$0f</text:p>
          </table:table-cell>
          <table:table-cell table:number-columns-repeated="1021"/>
        </table:table-row>
        <table:table-row table:style-name="ro2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office:value-type="string">
            <text:p>Bem. mesmo assim, não podemos#ficar aqui parados.$0fDevemos acabar com isso logo#enquanto a moral das tropas$0festá alta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office:value-type="string">
            <text:p>Aaaaah!$0e Não suporto isso!$0e#Quanto tempo vamos ficar falando?$0fSe o inimigo está na plataforma de#mísseis,$0e vamos lá atacá-lo!$0f</text:p>
          </table:table-cell>
          <table:table-cell table:number-columns-repeated="1021"/>
        </table:table-row>
        <table:table-row table:style-name="ro3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office:value-type="string">
            <text:p>Andy,$0e você está falando novamente#sem pensar direito...$0f</text:p>
          </table:table-cell>
          <table:table-cell table:number-columns-repeated="1021"/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office:value-type="string">
            <text:p>Não.$0e Acho que o garoto tem razão.$0f</text:p>
          </table:table-cell>
          <table:table-cell table:number-columns-repeated="1021"/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office:value-type="string">
            <text:p>Hã?$0f</text:p>
          </table:table-cell>
          <table:table-cell table:number-columns-repeated="1021"/>
        </table:table-row>
        <table:table-row table:style-name="ro2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office:value-type="string">
            <text:p>Eu concordo.$0e$0e Precisamos atacar#a qualquer hora.$0fSe eles estão nos esperando na#plataforma,$0e isso poupa-nos tempo$0fe incômodo de procurá-los.$0f</text:p>
          </table:table-cell>
          <table:table-cell table:number-columns-repeated="1021"/>
        </table:table-row>
        <table:table-row table:style-name="ro2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office:value-type="string">
            <text:p>Concordo no que disse.#Não se faz omelete sem ovos.$0fÉ um bom princípio.$0f</text:p>
          </table:table-cell>
          <table:table-cell table:number-columns-repeated="1021"/>
        </table:table-row>
        <table:table-row table:style-name="ro3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office:value-type="string">
            <text:p>Eu não tenho objeções.$0fAvançaremos até a plataforma de#mísseis.$0f</text:p>
          </table:table-cell>
          <table:table-cell table:number-columns-repeated="1021"/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office:value-type="string">
            <text:p>Uaaaahuuuu!$0e Vamos pegá-los!$0f</text:p>
          </table:table-cell>
          <table:table-cell table:number-columns-repeated="1021"/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office:value-type="string">
            <text:p>Vencerei da#próxima vez!</text:p>
          </table:table-cell>
          <table:table-cell table:number-columns-repeated="1021"/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office:value-type="string">
            <text:p>Ha, ha, ha...#Estava facilzinho!</text:p>
          </table:table-cell>
          <table:table-cell table:number-columns-repeated="1021"/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office:value-type="string">
            <text:p>Na próxima vez#será sério.</text:p>
          </table:table-cell>
          <table:table-cell table:number-columns-repeated="1021"/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office:value-type="string">
            <text:p>Não conhecemos#o que é derrota!</text:p>
          </table:table-cell>
          <table:table-cell table:number-columns-repeated="1021"/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office:value-type="string">
            <text:p>Uaaaaa... Céus.#Mais uma e casa.</text:p>
          </table:table-cell>
          <table:table-cell table:number-columns-repeated="1021"/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office:value-type="string">
            <text:p>Na próxima também#darei tudo de mim!</text:p>
          </table:table-cell>
          <table:table-cell table:number-columns-repeated="1021"/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office:value-type="string">
            <text:p>Minha espada espera#o próxima desafio!</text:p>
          </table:table-cell>
          <table:table-cell table:number-columns-repeated="1021"/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office:value-type="string">
            <text:p>O inimigo é forte#mas não perderemos!</text:p>
          </table:table-cell>
          <table:table-cell table:number-columns-repeated="1021"/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office:value-type="string">
            <text:p>Meu paraquedas#está pronto!</text:p>
          </table:table-cell>
          <table:table-cell table:number-columns-repeated="1021"/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office:value-type="string">
            <text:p>Isto é o começo#do fim.</text:p>
          </table:table-cell>
          <table:table-cell table:number-columns-repeated="1021"/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office:value-type="string">
            <text:p>Fico feliz por ter#sobrevivido...</text:p>
          </table:table-cell>
          <table:table-cell table:number-columns-repeated="1021"/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office:value-type="string">
            <text:p>Temos que acabar#com esta praga!</text:p>
          </table:table-cell>
          <table:table-cell table:number-columns-repeated="1021"/>
        </table:table-row>
        <table:table-row table:style-name="ro3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2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I did notice one thing,$0e the enemy units#aren't coming out past the pipe.$0fIn that case, if we hit the pipe#from the outside with indirect fire...$0f</text:p>
          </table:table-cell>
          <table:table-cell table:number-columns-repeated="1021"/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You've done it, again, Sonja!$0f</text:p>
          </table:table-cell>
          <table:table-cell table:number-columns-repeated="1021"/>
        </table:table-row>
        <table:table-row table:style-name="ro1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Indirect fire?$0e Sounds like you're#playing my song.$0f</text:p>
          </table:table-cell>
          <table:table-cell table:number-columns-repeated="1021"/>
        </table:table-row>
        <table:table-row table:style-name="ro4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table:number-columns-repeated="1021"/>
        </table:table-row>
        <table:table-row table:style-name="ro3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$0e We'll definitely win next time!$0e#C'mon, everybody!$0e We can do it!$0f</text:p>
          </table:table-cell>
          <table:table-cell table:number-columns-repeated="1021"/>
        </table:table-row>
        <table:table-row table:style-name="ro3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3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Commander Nell?$0e What do we#need to do to win?$0f</text:p>
          </table:table-cell>
          <table:table-cell table:number-columns-repeated="1021"/>
        </table:table-row>
        <table:table-row table:style-name="ro3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 If you have questions of#strategy,$0e you should be asking me!$0f</text:p>
          </table:table-cell>
          <table:table-cell table:number-columns-repeated="1021"/>
        </table:table-row>
        <table:table-row table:style-name="ro4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table:number-columns-repeated="1021"/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Is no one listening to me!?$0f</text:p>
          </table:table-cell>
          <table:table-cell table:number-columns-repeated="1021"/>
        </table:table-row>
        <table:table-row table:style-name="ro2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I don't think we need pursue their#naval units too far.$0fAfter all, they've no means of#refueling.$0f</text:p>
          </table:table-cell>
          <table:table-cell table:number-columns-repeated="1021"/>
        </table:table-row>
        <table:table-row table:style-name="ro2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table:number-columns-repeated="1021"/>
        </table:table-row>
        <table:table-row table:style-name="ro3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Then that is the role for Kanbei!$0e#I will show the might of my troops!$0f</text:p>
          </table:table-cell>
          <table:table-cell table:number-columns-repeated="1021"/>
        </table:table-row>
        <table:table-row table:style-name="ro3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$0e We'll definitely win next time!$0e#C'mon, everybody!$0e We can do it!$0f</text:p>
          </table:table-cell>
          <table:table-cell table:number-columns-repeated="1021"/>
        </table:table-row>
        <table:table-row table:style-name="ro3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is construction on the missile#platform completed?$0f</text:p>
          </table:table-cell>
          <table:table-cell table:number-columns-repeated="1021"/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I think it's going to take a little#more time.$0f</text:p>
          </table:table-cell>
          <table:table-cell table:number-columns-repeated="1021"/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How much?$0f</text:p>
          </table:table-cell>
          <table:table-cell table:number-columns-repeated="1021"/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About 3...$0e#No, about 40 days.$0e Maybe...$0f</text:p>
          </table:table-cell>
          <table:table-cell table:number-columns-repeated="1021"/>
        </table:table-row>
        <table:table-row table:style-name="ro1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I will not wait that long.$0e$0e#Finish it in 30 day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Do you understand?$0f</text:p>
          </table:table-cell>
          <table:table-cell table:number-columns-repeated="1021"/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$0e I'll try...$0f</text:p>
          </table:table-cell>
          <table:table-cell table:number-columns-repeated="1021"/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And how is the Deathray?$0f</text:p>
          </table:table-cell>
          <table:table-cell table:number-columns-repeated="1021"/>
        </table:table-row>
        <table:table-row table:style-name="ro4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table:number-columns-repeated="1021"/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ays...$0e$0e I'll not forget.$0f</text:p>
          </table:table-cell>
          <table:table-cell table:number-columns-repeated="1021"/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Hey! I think I see it!$0e$0e#The missile platform!$0f</text:p>
          </table:table-cell>
          <table:table-cell table:number-columns-repeated="1021"/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Here we go...$0f</text:p>
          </table:table-cell>
          <table:table-cell table:number-columns-repeated="1021"/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Look what I've found.$0f</text:p>
          </table:table-cell>
          <table:table-cell table:number-columns-repeated="1021"/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You...$0e You're Sturm!$0f</text:p>
          </table:table-cell>
          <table:table-cell table:number-columns-repeated="1021"/>
        </table:table-row>
        <table:table-row table:style-name="ro2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And you're the little girl who likes#playing with soldiers.$0fHere you are again, sneaking around#where you don't belong.$0f</text:p>
          </table:table-cell>
          <table:table-cell table:number-columns-repeated="1021"/>
        </table:table-row>
        <table:table-row table:style-name="ro3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's not alone.$0fWe're all here.$0e$0e#Different place,$0e same cast.$0f</text:p>
          </table:table-cell>
          <table:table-cell table:number-columns-repeated="1021"/>
        </table:table-row>
        <table:table-row table:style-name="ro2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table:number-columns-repeated="1021"/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As long as we're alive,$0e#that will never happen.$0f</text:p>
          </table:table-cell>
          <table:table-cell table:number-columns-repeated="1021"/>
        </table:table-row>
        <table:table-row table:style-name="ro3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Empty words, worm.$0e The missile#platform is beyond your reach.$0f</text:p>
          </table:table-cell>
          <table:table-cell table:number-columns-repeated="1021"/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What is that supposed to mean?$0f</text:p>
          </table:table-cell>
          <table:table-cell table:number-columns-repeated="1021"/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Enough talk.$0e$0e#I would see your$0e power.$0f</text:p>
          </table:table-cell>
          <table:table-cell table:number-columns-repeated="1021"/>
        </table:table-row>
        <table:table-row table:style-name="ro3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Hey!$0e Wait a...$0e$0e#Beyond our reach?$0e It's right...$0f</text:p>
          </table:table-cell>
          <table:table-cell table:number-columns-repeated="1021"/>
        </table:table-row>
        <table:table-row table:style-name="ro3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Ohmigosh!$0e We've just received report#of a giant laser blocking the platform!$0f</text:p>
          </table:table-cell>
          <table:table-cell table:number-columns-repeated="1021"/>
        </table:table-row>
        <table:table-row table:style-name="ro3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That would explain why the old boy#was so doggone sure of himself.$0f</text:p>
          </table:table-cell>
          <table:table-cell table:number-columns-repeated="1021"/>
        </table:table-row>
        <table:table-row table:style-name="ro3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In that case,$0e we should strike now,#while we have the chance.$0f</text:p>
          </table:table-cell>
          <table:table-cell table:number-columns-repeated="1021"/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It doesn't look like we'll be able#to avoid that contraption.$0f</text:p>
          </table:table-cell>
          <table:table-cell table:number-columns-repeated="1021"/>
        </table:table-row>
        <table:table-row table:style-name="ro3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So we weaken his defenses,$0e attack#the platform,$0e and stop the launch...$0f</text:p>
          </table:table-cell>
          <table:table-cell table:number-columns-repeated="1021"/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That sounds like a plan I can#get behind!$0f</text:p>
          </table:table-cell>
          <table:table-cell table:number-columns-repeated="1021"/>
        </table:table-row>
        <table:table-row table:style-name="ro3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Let us aim for the laser.$0e$0e#Move out, everyone!$0f</text:p>
          </table:table-cell>
          <table:table-cell table:number-columns-repeated="1021"/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You are fodder for my laser.$0f</text:p>
          </table:table-cell>
          <table:table-cell table:number-columns-repeated="1021"/>
        </table:table-row>
        <table:table-row table:style-name="ro3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Lord Sturm!$0fJust as promised,$0e the missile will#be ready to launch tomorrow!$0f</text:p>
          </table:table-cell>
          <table:table-cell table:number-columns-repeated="1021"/>
        </table:table-row>
        <table:table-row table:style-name="ro3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Well done.$0e$0e We shall use it to#salute the Black Hole Army.$0f</text:p>
          </table:table-cell>
          <table:table-cell table:number-columns-repeated="1021"/>
        </table:table-row>
        <table:table-row table:style-name="ro3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He, he, he!$0e I can't wait!$0e It'll be#like a big fireworks display!$0f</text:p>
          </table:table-cell>
          <table:table-cell table:number-columns-repeated="1021"/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y...$0e My Deathray...$0f</text:p>
          </table:table-cell>
          <table:table-cell table:number-columns-repeated="1021"/>
        </table:table-row>
        <table:table-row table:style-name="ro3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The enemy's weakening!$0e$0e Attack#the platform, and halt that launch!$0f</text:p>
          </table:table-cell>
          <table:table-cell table:number-columns-repeated="1021"/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'mon, everybody!$0e Let's go!$0f</text:p>
          </table:table-cell>
          <table:table-cell table:number-columns-repeated="1021"/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All right!$0e$0e#That platform's goin' down!$0f</text:p>
          </table:table-cell>
          <table:table-cell table:number-columns-repeated="1021"/>
        </table:table-row>
        <table:table-row table:style-name="ro3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Understood!$0e$0e All right, troops.$0e#Focus your fire on that platform!$0f</text:p>
          </table:table-cell>
          <table:table-cell table:number-columns-repeated="1021"/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Leave this to me.$0e$0e#I'll show you how it's done!$0f</text:p>
          </table:table-cell>
          <table:table-cell table:number-columns-repeated="1021"/>
        </table:table-row>
        <table:table-row table:style-name="ro3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Listen up, y'all!$0e$0e#Let's mop up and skedaddle for home!$0f</text:p>
          </table:table-cell>
          <table:table-cell table:number-columns-repeated="1021"/>
        </table:table-row>
        <table:table-row table:style-name="ro3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Ye-$0eYes, ma'am!$0e$0e#Quickly!$0e Let's hit the platform!$0f</text:p>
          </table:table-cell>
          <table:table-cell table:number-columns-repeated="1021"/>
        </table:table-row>
        <table:table-row table:style-name="ro3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We will do our duty.$0e$0e#Soldiers!$0e Attack!!!$0f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This is the end.$0e$0e#Our goal is that launch platform!$0f</text:p>
          </table:table-cell>
          <table:table-cell table:number-columns-repeated="1021"/>
        </table:table-row>
        <table:table-row table:style-name="ro3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Let's put an end to this once#and for all.$0e All together now.$0f</text:p>
          </table:table-cell>
          <table:table-cell table:number-columns-repeated="1021"/>
        </table:table-row>
        <table:table-row table:style-name="ro3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The moment of victory is at hand.$0e$0e#The platform must fall!$0e Hit it now!!!$0f</text:p>
          </table:table-cell>
          <table:table-cell table:number-columns-repeated="1021"/>
        </table:table-row>
        <table:table-row table:style-name="ro3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We're almost there.$0e$0e#Stand tall, sailors!$0f</text:p>
          </table:table-cell>
          <table:table-cell table:number-columns-repeated="1021"/>
        </table:table-row>
        <table:table-row table:style-name="ro3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Hit that platform with everything#you've got!$0e Nothing else matters!$0f</text:p>
          </table:table-cell>
          <table:table-cell table:number-columns-repeated="1021"/>
        </table:table-row>
        <table:table-row table:style-name="ro3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Lord Sturm!$0e$0e#The missile platform...$0e It won't hold!$0f</text:p>
          </table:table-cell>
          <table:table-cell table:number-columns-repeated="1021"/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The missile must be launched.$0f</text:p>
          </table:table-cell>
          <table:table-cell table:number-columns-repeated="1021"/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It's impossible...$0e$0e Eeeeek!$0f</text:p>
          </table:table-cell>
          <table:table-cell table:number-columns-repeated="1021"/>
        </table:table-row>
        <table:table-row table:style-name="ro3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The missile launch platform is#completely inoperable.$0f</text:p>
          </table:table-cell>
          <table:table-cell table:number-columns-repeated="1021"/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YES!!$0f</text:p>
          </table:table-cell>
          <table:table-cell table:number-columns-repeated="1021"/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I have come so far...$0f</text:p>
          </table:table-cell>
          <table:table-cell table:number-columns-repeated="1021"/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You're next on this list, Sturm!$0f</text:p>
          </table:table-cell>
          <table:table-cell table:number-columns-repeated="1021"/>
        </table:table-row>
        <table:table-row table:style-name="ro2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only to be stopped by you again.$0fI will not let it end here.$0fI will sacrifice my own flesh,$0e and#all of you...$0f</text:p>
          </table:table-cell>
          <table:table-cell table:number-columns-repeated="1021"/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will join me$0e in death!!!$0f</text:p>
          </table:table-cell>
          <table:table-cell table:number-columns-repeated="1021"/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Whoa!$0e Hold it!$0e#What're you planning?$0f</text:p>
          </table:table-cell>
          <table:table-cell table:number-columns-repeated="1021"/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A self-destruct device?$0f</text:p>
          </table:table-cell>
          <table:table-cell table:number-columns-repeated="1021"/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Possum spit!$0e#Maxie!$0e Back off!$0f</text:p>
          </table:table-cell>
          <table:table-cell table:number-columns-repeated="1021"/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You jerk!$0f</text:p>
          </table:table-cell>
          <table:table-cell table:number-columns-repeated="1021"/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  <table:table-cell table:number-columns-repeated="1021"/>
        </table:table-row>
        <table:table-row table:style-name="ro3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You think for one second that we're#going to let you get away with this!?$0f</text:p>
          </table:table-cell>
          <table:table-cell table:number-columns-repeated="1021"/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This...$0e This worm...$0f</text:p>
          </table:table-cell>
          <table:table-cell table:number-columns-repeated="1021"/>
        </table:table-row>
        <table:table-row table:style-name="ro3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I...am...not...a...WORM!!!$0e I'm Andy!$0e#I'm a OC in the Orange Star Army!!!$0f</text:p>
          </table:table-cell>
          <table:table-cell table:number-columns-repeated="1021"/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o!$0e Andy!$0e#Run away!$0f</text:p>
          </table:table-cell>
          <table:table-cell table:number-columns-repeated="1021"/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Everyone!$0e Get back!$0f</text:p>
          </table:table-cell>
          <table:table-cell table:number-columns-repeated="1021"/>
        </table:table-row>
        <table:table-row table:style-name="ro3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Chance is a fickle thing. You never#know when it will come your way.$0f</text:p>
          </table:table-cell>
          <table:table-cell table:number-columns-repeated="1021"/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Who?$0e$0e Hawke?$0f</text:p>
          </table:table-cell>
          <table:table-cell table:number-columns-repeated="1021"/>
        </table:table-row>
        <table:table-row table:style-name="ro3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I think it's time for you to go!$0e$0e#Black Storm!!!$0f</text:p>
          </table:table-cell>
          <table:table-cell table:number-columns-repeated="1021"/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Gaaaaaah!!!$0e$0e#Hawke...$0eyou$0e trai...tor...$0f</text:p>
          </table:table-cell>
          <table:table-cell table:number-columns-repeated="1021"/>
        </table:table-row>
        <table:table-row table:style-name="ro1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office:value-type="string">
            <text:p>Good riddance.$0f</text:p>
          </table:table-cell>
          <table:table-cell table:number-columns-repeated="1021"/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But$0e$0e why?$0e#Why would you..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Lord...Sturm...$0e#Hawke,$0e what have you done?$0f</text:p>
          </table:table-cell>
          <table:table-cell table:number-columns-repeated="1021"/>
        </table:table-row>
        <table:table-row table:style-name="ro2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What's this all about?$0e#Weren't you in league with Sturm?$0f</text:p>
          </table:table-cell>
          <table:table-cell table:number-columns-repeated="1021"/>
        </table:table-row>
        <table:table-row table:style-name="ro2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table:number-columns-repeated="1021"/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In any case,$0e you saved us all.$0f</text:p>
          </table:table-cell>
          <table:table-cell table:number-columns-repeated="1021"/>
        </table:table-row>
        <table:table-row table:style-name="ro3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Does that eliminate his sins?$0e I won't#forget what you did to Green Earth!$0f</text:p>
          </table:table-cell>
          <table:table-cell table:number-columns-repeated="1021"/>
        </table:table-row>
        <table:table-row table:style-name="ro2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...$0e I didn't ask you to.$0fI'm through with all of you.$0e$0e#I'm satisfied with your performances.$0f</text:p>
          </table:table-cell>
          <table:table-cell table:number-columns-repeated="1021"/>
        </table:table-row>
        <table:table-row table:style-name="ro3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What?$0e How about this...$0e We continue#this fight until I'm satisfied!$0f</text:p>
          </table:table-cell>
          <table:table-cell table:number-columns-repeated="1021"/>
        </table:table-row>
        <table:table-row table:style-name="ro2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That's enough!$0e Our troops#are on the brink of collapse.$0fThere's nothing to be gained by#fighting any longer.$0f</text:p>
          </table:table-cell>
          <table:table-cell table:number-columns-repeated="1021"/>
        </table:table-row>
        <table:table-row table:style-name="ro3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I may be out of line, sir...$0e#But I believe he's correct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The Black Hole Army is in ruins.$0e$0e#They're no match for you now.$0fI'll take them and withdraw.$0f</text:p>
          </table:table-cell>
          <table:table-cell table:number-columns-repeated="1021"/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$0e$0e I'm with you all the way!$0f</text:p>
          </table:table-cell>
          <table:table-cell table:number-columns-repeated="1021"/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Me, too!$0e#This looks like it could be fun!$0f</text:p>
          </table:table-cell>
          <table:table-cell table:number-columns-repeated="1021"/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I...$0e$0e#I follow the strong.$0f</text:p>
          </table:table-cell>
          <table:table-cell table:number-columns-repeated="1021"/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Then prepare your troops.$0e#We're leaving this place.$0f</text:p>
          </table:table-cell>
          <table:table-cell table:number-columns-repeated="1021"/>
        </table:table-row>
        <table:table-row table:style-name="ro3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Hold it, Hawke!$0fWhat you've done to Macro Land is#unforgivable!$0f</text:p>
          </table:table-cell>
          <table:table-cell table:number-columns-repeated="1021"/>
        </table:table-row>
        <table:table-row table:style-name="ro3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But...$0fYou saved me...$0e$0e#You saved all of us.$0e$0e Thanks.$0f</text:p>
          </table:table-cell>
          <table:table-cell table:number-columns-repeated="1021"/>
        </table:table-row>
        <table:table-row table:style-name="ro3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...$0fThough the Black Hole Army's gone,$0e#you would do well to remember me.$0fUntil next time!$0f</text:p>
          </table:table-cell>
          <table:table-cell table:number-columns-repeated="1021"/>
        </table:table-row>
        <table:table-row table:style-name="ro3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He had his say and left...$0e#I wonder if he'll attack again someday.$0f</text:p>
          </table:table-cell>
          <table:table-cell table:number-columns-repeated="1021"/>
        </table:table-row>
        <table:table-row table:style-name="ro3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It's hard to say.$0fIf he does, though,$0e we'll just#have to drive him back.$0f</text:p>
          </table:table-cell>
          <table:table-cell table:number-columns-repeated="1021"/>
        </table:table-row>
        <table:table-row table:style-name="ro3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We'll have to spend some time#preparing if we're going to do that.$0f</text:p>
          </table:table-cell>
          <table:table-cell table:number-columns-repeated="1021"/>
        </table:table-row>
        <table:table-row table:style-name="ro3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We must help heal the battle-ravaged#soil of Macro Land as well.$0f</text:p>
          </table:table-cell>
          <table:table-cell table:number-columns-repeated="1021"/>
        </table:table-row>
        <table:table-row table:style-name="ro3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All of that can wait!$0e We won!$0e$0e#...Well, we did, didn't we?$0f</text:p>
          </table:table-cell>
          <table:table-cell table:number-columns-repeated="1021"/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Yes, we did.$0f</text:p>
          </table:table-cell>
          <table:table-cell table:number-columns-repeated="1021"/>
        </table:table-row>
        <table:table-row table:style-name="ro3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Well,$0e let's celebrate!$0e#It's party time!$0e Paaaarty!$0f</text:p>
          </table:table-cell>
          <table:table-cell table:number-columns-repeated="1021"/>
        </table:table-row>
        <table:table-row table:style-name="ro3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Figures.$0e We barely escape death,$0e#and he wants cake and ice cream.$0f</text:p>
          </table:table-cell>
          <table:table-cell table:number-columns-repeated="1021"/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PARTY!!!$0f</text:p>
          </table:table-cell>
          <table:table-cell table:number-columns-repeated="1021"/>
        </table:table-row>
        <table:table-row table:style-name="ro2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table:number-columns-repeated="1021"/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Hey, there! You all look#like you're in good spirits!$0f</text:p>
          </table:table-cell>
          <table:table-cell table:number-columns-repeated="1021"/>
        </table:table-row>
        <table:table-row table:style-name="ro3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Isn't that...$0e Hey, it's Hachi!$0e$0e#What brings you all the way out here?$0f</text:p>
          </table:table-cell>
          <table:table-cell table:number-columns-repeated="1021"/>
        </table:table-row>
        <table:table-row table:style-name="ro2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Well...$0eI saw all of you in the heat#of battle,$0e and it got to me!$0fI just had to come out and walk#a battlefield again.$0f</text:p>
          </table:table-cell>
          <table:table-cell table:number-columns-repeated="1021"/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The battle's over, sir...$0f</text:p>
          </table:table-cell>
          <table:table-cell table:number-columns-repeated="1021"/>
        </table:table-row>
        <table:table-row table:style-name="ro3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Don't you believe it, laddie!$0fThere's always the War Room,$0e and#other modes to boot!$0f</text:p>
          </table:table-cell>
          <table:table-cell table:number-columns-repeated="1021"/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Wo, ho, ho, ho.$0e$0e#Long time, no see, Hachi.$0f</text:p>
          </table:table-cell>
          <table:table-cell table:number-columns-repeated="1021"/>
        </table:table-row>
        <table:table-row table:style-name="ro3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Well I'll be...$0e Sensei!$0e$0e#Good to see you looking so fit.$0f</text:p>
          </table:table-cell>
          <table:table-cell table:number-columns-repeated="1021"/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Do you know Sensei?$0f</text:p>
          </table:table-cell>
          <table:table-cell table:number-columns-repeated="1021"/>
        </table:table-row>
        <table:table-row table:style-name="ro2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Yes.$0e Hachi and I were both pupils#under Sensei's tutelage.$0fI remember,$0e Sensei was at times#gentle,$0e at times harsher than...$0f</text:p>
          </table:table-cell>
          <table:table-cell table:number-columns-repeated="1021"/>
        </table:table-row>
        <table:table-row table:style-name="ro2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c'mon, Kanbei!$0e#No one wants to hear about that!$0fTell me,$0e what are everyone's plans#from here on out?$0f</text:p>
          </table:table-cell>
          <table:table-cell table:number-columns-repeated="1021"/>
        </table:table-row>
        <table:table-row table:style-name="ro3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I will return to my demolished hometown#and start rebuilding.$0f</text:p>
          </table:table-cell>
          <table:table-cell table:number-columns-repeated="1021"/>
        </table:table-row>
        <table:table-row table:style-name="ro3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Well,$0e in that case, I'm going#to help out, too.$0f</text:p>
          </table:table-cell>
          <table:table-cell table:number-columns-repeated="1021"/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$0e it's about time for me to#mosey along as well.$0f</text:p>
          </table:table-cell>
          <table:table-cell table:number-columns-repeated="1021"/>
        </table:table-row>
        <table:table-row table:style-name="ro3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  <table:table-cell table:number-columns-repeated="1021"/>
        </table:table-row>
        <table:table-row table:style-name="ro4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table:number-columns-repeated="1021"/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  <table:table-cell table:number-columns-repeated="1021"/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  <table:table-cell table:number-columns-repeated="1021"/>
        </table:table-row>
        <table:table-row table:style-name="ro3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  <table:table-cell table:number-columns-repeated="1021"/>
        </table:table-row>
        <table:table-row table:style-name="ro4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$0e my diligence may have made#the difference here today!$0e Right?$0f</text:p>
          </table:table-cell>
          <table:table-cell table:number-columns-repeated="1021"/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, he...$0e#Right.$0f</text:p>
          </table:table-cell>
          <table:table-cell table:number-columns-repeated="1021"/>
        </table:table-row>
        <table:table-row table:style-name="ro3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  <table:table-cell table:number-columns-repeated="1021"/>
        </table:table-row>
        <table:table-row table:style-name="ro3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  <table:table-cell table:number-columns-repeated="1021"/>
        </table:table-row>
        <table:table-row table:style-name="ro4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$0e we strengthen our air#force!$0fWe have to do better in the future#to avoid things like this.$0fAnd that means you, too, Jess.$0e I'm#going to work you harder than ever!$0f</text:p>
          </table:table-cell>
          <table:table-cell table:number-columns-repeated="1021"/>
        </table:table-row>
        <table:table-row table:style-name="ro2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table:number-columns-repeated="1021"/>
        </table:table-row>
        <table:table-row table:style-name="ro4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$0e You and me, one on one.$0fAs soon as we get back,$0e I want you on#the training field.$0fWe'll see who's better once and#for all!!!$0f</text:p>
          </table:table-cell>
          <table:table-cell table:number-columns-repeated="1021"/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  <table:table-cell table:number-columns-repeated="1021"/>
        </table:table-row>
        <table:table-row table:style-name="ro3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  <table:table-cell table:number-columns-repeated="1021"/>
        </table:table-row>
        <table:table-row table:style-name="ro3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, ha, ha...$0e Everyone sure has a#lot of work to do.$0f</text:p>
          </table:table-cell>
          <table:table-cell table:number-columns-repeated="1021"/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  <table:table-cell table:number-columns-repeated="1021"/>
        </table:table-row>
        <table:table-row table:style-name="ro3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$0e Sami,$0e#Andy...$0e Oh!$0e And you, too, Hachi!$0fLet's head for home!$0f</text:p>
          </table:table-cell>
          <table:table-cell table:number-columns-repeated="1021"/>
        </table:table-row>
        <table:table-row table:style-name="ro3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  <table:table-cell table:number-columns-repeated="1021"/>
        </table:table-row>
        <table:table-row table:style-name="ro3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  <table:table-cell table:number-columns-repeated="1021"/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  <table:table-cell table:number-columns-repeated="1021"/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  <table:table-cell table:number-columns-repeated="1021"/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  <table:table-cell table:number-columns-repeated="1021"/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  <table:table-cell table:number-columns-repeated="1021"/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  <table:table-cell table:number-columns-repeated="1021"/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  <table:table-cell table:number-columns-repeated="1021"/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  <table:table-cell table:number-columns-repeated="1021"/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  <table:table-cell table:number-columns-repeated="1021"/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  <table:table-cell table:number-columns-repeated="1021"/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  <table:table-cell table:number-columns-repeated="1021"/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  <table:table-cell table:number-columns-repeated="1021"/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  <table:table-cell table:number-columns-repeated="1021"/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  <table:table-cell table:number-columns-repeated="1021"/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$0e A missile!$0e It's launching!$0f</text:p>
          </table:table-cell>
          <table:table-cell table:number-columns-repeated="1021"/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  <table:table-cell table:number-columns-repeated="1021"/>
        </table:table-row>
        <table:table-row table:style-name="ro4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$0e but surely the#whole world hasn't been destroyed.$0fWe can't let them fire another missile#though. We have to stop them.$0f</text:p>
          </table:table-cell>
          <table:table-cell table:number-columns-repeated="1021"/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  <table:table-cell table:number-columns-repeated="1021"/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  <table:table-cell table:number-columns-repeated="1021"/>
        </table:table-row>
        <table:table-row table:style-name="ro2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OC in the middle stops#the enemy on that small isle...$0f</text:p>
          </table:table-cell>
          <table:table-cell table:number-columns-repeated="1021"/>
        </table:table-row>
        <table:table-row table:style-name="ro3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  <table:table-cell table:number-columns-repeated="1021"/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  <table:table-cell table:number-columns-repeated="1021"/>
        </table:table-row>
        <table:table-row table:style-name="ro3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  <table:table-cell table:number-columns-repeated="1021"/>
        </table:table-row>
        <table:table-row table:style-name="ro2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  <table:table-cell table:number-columns-repeated="1021"/>
        </table:table-row>
        <table:table-row table:style-name="ro3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  <table:table-cell table:number-columns-repeated="1021"/>
        </table:table-row>
        <table:table-row table:style-name="ro3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  <table:table-cell table:number-columns-repeated="1021"/>
        </table:table-row>
        <table:table-row table:style-name="ro3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  <table:table-cell table:number-columns-repeated="1021"/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$0e From the platform!$0e A missile!$0f</text:p>
          </table:table-cell>
          <table:table-cell table:number-columns-repeated="1021"/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  <table:table-cell table:number-columns-repeated="1021"/>
        </table:table-row>
        <table:table-row table:style-name="ro4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$0e but surely the#whole world hasn't been destroyed.$0fWe can't let them fire another missile#though. We have to stop them.$0f</text:p>
          </table:table-cell>
          <table:table-cell table:number-columns-repeated="1021"/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  <table:table-cell table:number-columns-repeated="1021"/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  <table:table-cell table:number-columns-repeated="1021"/>
        </table:table-row>
        <table:table-row table:style-name="ro6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table:number-columns-repeated="1021"/>
        </table:table-row>
        <table:table-row table:style-name="ro2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$0e Black Cannon,$0e#minicannon,$0e Deathray...$0fStrong firepower is one thing that#would give us an advantage.$0f</text:p>
          </table:table-cell>
          <table:table-cell table:number-columns-repeated="1021"/>
        </table:table-row>
        <table:table-row table:style-name="ro3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  <table:table-cell table:number-columns-repeated="1021"/>
        </table:table-row>
        <table:table-row table:style-name="ro2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  <table:table-cell table:number-columns-repeated="1021"/>
        </table:table-row>
        <table:table-row table:style-name="ro3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  <table:table-cell table:number-columns-repeated="1021"/>
        </table:table-row>
        <table:table-row table:style-name="ro3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  <table:table-cell table:number-columns-repeated="1021"/>
        </table:table-row>
        <table:table-row table:style-name="ro4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table:number-columns-repeated="1021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office:value-type="string">
            <text:p>Infantaria</text:p>
          </table:table-cell>
          <table:table-cell table:number-columns-repeated="1021"/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office:value-type="string">
            <text:p>Mecânica</text:p>
          </table:table-cell>
          <table:table-cell table:number-columns-repeated="1021"/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office:value-type="string">
            <text:p>Noetanque</text:p>
          </table:table-cell>
          <table:table-cell table:number-columns-repeated="1021"/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office:value-type="string">
            <text:p>Tanque M.</text:p>
          </table:table-cell>
          <table:table-cell table:number-columns-repeated="1021"/>
        </table:table-row>
        <table:table-row table:style-name="ro1">
          <table:table-cell office:value-type="string">
            <text:p>Tank</text:p>
          </table:table-cell>
          <table:table-cell table:number-columns-repeated="2" office:value-type="string">
            <text:p>Tanque</text:p>
          </table:table-cell>
          <table:table-cell table:number-columns-repeated="1021"/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office:value-type="string">
            <text:p>Reconhec.</text:p>
          </table:table-cell>
          <table:table-cell table:number-columns-repeated="1021"/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office:value-type="string">
            <text:p>APC</text:p>
          </table:table-cell>
          <table:table-cell table:number-columns-repeated="1021"/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office:value-type="string">
            <text:p>Artilharia</text:p>
          </table:table-cell>
          <table:table-cell table:number-columns-repeated="1021"/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  <table:table-cell table:number-columns-repeated="1021"/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office:value-type="string">
            <text:p>Antiaéreo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office:value-type="string">
            <text:p>Caça</text:p>
          </table:table-cell>
          <table:table-cell table:number-columns-repeated="1021"/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office:value-type="string">
            <text:p>Bombard.</text:p>
          </table:table-cell>
          <table:table-cell table:number-columns-repeated="1021"/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office:value-type="string">
            <text:p>Helic. C</text:p>
          </table:table-cell>
          <table:table-cell table:number-columns-repeated="1021"/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office:value-type="string">
            <text:p>Helic. T</text:p>
          </table:table-cell>
          <table:table-cell table:number-columns-repeated="1021"/>
        </table:table-row>
        <table:table-row table:style-name="ro1">
          <table:table-cell office:value-type="string">
            <text:p>B Ship</text:p>
          </table:table-cell>
          <table:table-cell table:number-columns-repeated="2" office:value-type="string">
            <text:p>Fragata</text:p>
          </table:table-cell>
          <table:table-cell table:number-columns-repeated="1021"/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office:value-type="string">
            <text:p>Cruzador</text:p>
          </table:table-cell>
          <table:table-cell table:number-columns-repeated="1021"/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office:value-type="string">
            <text:p>Cargueiro</text:p>
          </table:table-cell>
          <table:table-cell table:number-columns-repeated="1021"/>
        </table:table-row>
        <table:table-row table:style-name="ro1">
          <table:table-cell office:value-type="string">
            <text:p>Sub</text:p>
          </table:table-cell>
          <table:table-cell office:value-type="string">
            <text:p>Sub.</text:p>
          </table:table-cell>
          <table:table-cell office:value-type="string">
            <text:p>Submarino</text:p>
          </table:table-cell>
          <table:table-cell table:number-columns-repeated="1021"/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office:value-type="string">
            <text:p>Metralhadora</text:p>
          </table:table-cell>
          <table:table-cell table:number-columns-repeated="1021"/>
        </table:table-row>
        <table:table-row table:style-name="ro1">
          <table:table-cell office:value-type="string">
            <text:p>Bazooka</text:p>
          </table:table-cell>
          <table:table-cell table:number-columns-repeated="2" office:value-type="string">
            <text:p>Bazuca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  <table:table-cell table:number-columns-repeated="1021"/>
        </table:table-row>
        <table:table-row table:style-name="ro1">
          <table:table-cell office:value-type="string">
            <text:p>Vulcan</text:p>
          </table:table-cell>
          <table:table-cell office:value-type="string">
            <text:p>Vulcan</text:p>
          </table:table-cell>
          <table:table-cell office:value-type="string">
            <text:p>Vulc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Bombs</text:p>
          </table:table-cell>
          <table:table-cell table:number-columns-repeated="2" office:value-type="string">
            <text:p>Bombas</text:p>
          </table:table-cell>
          <table:table-cell table:number-columns-repeated="1021"/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office:value-type="string">
            <text:p>Torpedos</text:p>
          </table:table-cell>
          <table:table-cell table:number-columns-repeated="1021"/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office:value-type="string">
            <text:p>Mtr. Antiaéreo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table:number-columns-repeated="2" office:value-type="string">
            <text:p>Nada</text:p>
          </table:table-cell>
          <table:table-cell table:number-columns-repeated="1021"/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office:value-type="string">
            <text:p>Novo Canhï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eutral</text:p>
          </table:table-cell>
          <table:table-cell office:value-type="string">
            <text:p>Neutro</text:p>
          </table:table-cell>
          <table:table-cell table:number-columns-repeated="1021"/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number-columns-repeated="1021"/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number-columns-repeated="1021"/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number-columns-repeated="1021"/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office:value-type="string">
            <text:p>Hiper Estrela</text:p>
          </table:table-cell>
          <table:table-cell table:number-columns-repeated="1021"/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office:value-type="string">
            <text:p>Senhora Sortuda</text:p>
          </table:table-cell>
          <table:table-cell table:number-columns-repeated="1021"/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office:value-type="string">
            <text:p>Mega ReparañŒo</text:p>
          </table:table-cell>
          <table:table-cell table:number-columns-repeated="1021"/>
        </table:table-row>
        <table:table-row table:style-name="ro1">
          <table:table-cell office:value-type="string">
            <text:p>Hyper Upgrade</text:p>
          </table:table-cell>
          <table:table-cell table:number-columns-repeated="2" office:value-type="string">
            <text:p>Impulso Técnico</text:p>
          </table:table-cell>
          <table:table-cell table:number-columns-repeated="1021"/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office:value-type="string">
            <text:p>Super Avanño</text:p>
          </table:table-cell>
          <table:table-cell table:number-columns-repeated="1021"/>
        </table:table-row>
        <table:table-row table:style-name="ro1">
          <table:table-cell office:value-type="string">
            <text:p>Victory March</text:p>
          </table:table-cell>
          <table:table-cell table:number-columns-repeated="2" office:value-type="string">
            <text:p>Marcha Triunfal</text:p>
          </table:table-cell>
          <table:table-cell table:number-columns-repeated="1021"/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office:value-type="string">
            <text:p>Forña de Max</text:p>
          </table:table-cell>
          <table:table-cell table:number-columns-repeated="1021"/>
        </table:table-row>
        <table:table-row table:style-name="ro1">
          <table:table-cell office:value-type="string">
            <text:p>Max Blast</text:p>
          </table:table-cell>
          <table:table-cell table:number-columns-repeated="2" office:value-type="string">
            <text:p>Onda Expansiva</text:p>
          </table:table-cell>
          <table:table-cell table:number-columns-repeated="1021"/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office:value-type="string">
            <text:p>Troca</text:p>
          </table:table-cell>
          <table:table-cell table:number-columns-repeated="1021"/>
        </table:table-row>
        <table:table-row table:style-name="ro1">
          <table:table-cell office:value-type="string">
            <text:p>Merchant Union</text:p>
          </table:table-cell>
          <table:table-cell table:number-columns-repeated="2" office:value-type="string">
            <text:p>Sindicato</text:p>
          </table:table-cell>
          <table:table-cell table:number-columns-repeated="1021"/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office:value-type="string">
            <text:p>Febre do Ouro</text:p>
          </table:table-cell>
          <table:table-cell table:number-columns-repeated="1021"/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office:value-type="string">
            <text:p>Poder do Dinheiro</text:p>
          </table:table-cell>
          <table:table-cell table:number-columns-repeated="1021"/>
        </table:table-row>
        <table:table-row table:style-name="ro1">
          <table:table-cell office:value-type="string">
            <text:p>Snipe Attack</text:p>
          </table:table-cell>
          <table:table-cell table:number-columns-repeated="2" office:value-type="string">
            <text:p>Emboscada</text:p>
          </table:table-cell>
          <table:table-cell table:number-columns-repeated="1021"/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office:value-type="string">
            <text:p>Camuflagem</text:p>
          </table:table-cell>
          <table:table-cell table:number-columns-repeated="1021"/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office:value-type="string">
            <text:p>Nevasca</text:p>
          </table:table-cell>
          <table:table-cell table:number-columns-repeated="1021"/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office:value-type="string">
            <text:p>Fœria Invernal</text:p>
          </table:table-cell>
          <table:table-cell table:number-columns-repeated="1021"/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office:value-type="string">
            <text:p>Forña Moral</text:p>
          </table:table-cell>
          <table:table-cell table:number-columns-repeated="1021"/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office:value-type="string">
            <text:p>Espírito Samurai</text:p>
          </table:table-cell>
          <table:table-cell table:number-columns-repeated="1021"/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office:value-type="string">
            <text:p>Ultra VisŒo</text:p>
          </table:table-cell>
          <table:table-cell table:number-columns-repeated="1021"/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office:value-type="string">
            <text:p>Contra Ataque</text:p>
          </table:table-cell>
          <table:table-cell table:number-columns-repeated="1021"/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office:value-type="string">
            <text:p>MissŒo Aérea</text:p>
          </table:table-cell>
          <table:table-cell table:number-columns-repeated="1021"/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office:value-type="string">
            <text:p>Assalto Aéreo</text:p>
          </table:table-cell>
          <table:table-cell table:number-columns-repeated="1021"/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office:value-type="string">
            <text:p>Assalto Relïmpago</text:p>
          </table:table-cell>
          <table:table-cell table:number-columns-repeated="1021"/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Ataque Relïmpag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Tsunami</text:p>
          </table:table-cell>
          <table:table-cell table:number-columns-repeated="1021"/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office:value-type="string">
            <text:p>TifŒo</text:p>
          </table:table-cell>
          <table:table-cell table:number-columns-repeated="1021"/>
        </table:table-row>
        <table:table-row table:style-name="ro1">
          <table:table-cell office:value-type="string">
            <text:p>Turbo Charge</text:p>
          </table:table-cell>
          <table:table-cell table:number-columns-repeated="2" office:value-type="string">
            <text:p>Turbo</text:p>
          </table:table-cell>
          <table:table-cell table:number-columns-repeated="1021"/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office:value-type="string">
            <text:p>Super Turbo</text:p>
          </table:table-cell>
          <table:table-cell table:number-columns-repeated="1021"/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office:value-type="string">
            <text:p>Forña Bruta</text:p>
          </table:table-cell>
          <table:table-cell table:number-columns-repeated="1021"/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  <table:table-cell table:number-columns-repeated="1021"/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ática de Campo</text:p>
          </table:table-cell>
          <table:table-cell table:number-columns-repeated="1021"/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  <table:table-cell table:number-columns-repeated="1021"/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  <table:table-cell table:number-columns-repeated="1021"/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Œo Mortal</text:p>
          </table:table-cell>
          <table:table-cell table:number-columns-repeated="1021"/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  <table:table-cell table:number-columns-repeated="1021"/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  <table:table-cell table:number-columns-repeated="1021"/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  <table:table-cell table:number-columns-repeated="1021"/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  <table:table-cell table:number-columns-repeated="1021"/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  <table:table-cell table:number-columns-repeated="1021"/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  <table:table-cell table:number-columns-repeated="1021"/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  <table:table-cell table:number-columns-repeated="1021"/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  <table:table-cell table:number-columns-repeated="1021"/>
        </table:table-row>
        <table:table-row table:style-name="ro1">
          <table:table-cell office:value-type="string">
            <text:p>$09$81Terms</text:p>
          </table:table-cell>
          <table:table-cell office:value-type="string">
            <text:p>$09$81Términos</text:p>
          </table:table-cell>
          <table:table-cell office:value-type="string">
            <text:p>$09$81Condições</text:p>
          </table:table-cell>
          <table:table-cell table:number-columns-repeated="1021"/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  <table:table-cell table:number-columns-repeated="1021"/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OC</text:p>
          </table:table-cell>
          <table:table-cell table:number-columns-repeated="1021"/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  <table:table-cell table:number-columns-repeated="1021"/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  <table:table-cell table:number-columns-repeated="1021"/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  <table:table-cell table:number-columns-repeated="1021"/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  <table:table-cell table:number-columns-repeated="1021"/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  <table:table-cell table:number-columns-repeated="1021"/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  <table:table-cell table:number-columns-repeated="1021"/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  <table:table-cell table:number-columns-repeated="1021"/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  <table:table-cell table:number-columns-repeated="1021"/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  <table:table-cell table:number-columns-repeated="1021"/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  <table:table-cell table:number-columns-repeated="1021"/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  <table:table-cell table:number-columns-repeated="1021"/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  <table:table-cell table:number-columns-repeated="1021"/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Disparar</text:p>
          </table:table-cell>
          <table:table-cell table:number-columns-repeated="1021"/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Disparar</text:p>
          </table:table-cell>
          <table:table-cell table:number-columns-repeated="1021"/>
        </table:table-row>
        <table:table-row table:style-name="ro1">
          <table:table-cell office:value-type="string">
            <text:p>$09$80Capt</text:p>
          </table:table-cell>
          <table:table-cell table:number-columns-repeated="2" office:value-type="string">
            <text:p>$09$80Capt.</text:p>
          </table:table-cell>
          <table:table-cell table:number-columns-repeated="1021"/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  <table:table-cell table:number-columns-repeated="1021"/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  <table:table-cell table:number-columns-repeated="1021"/>
        </table:table-row>
        <table:table-row table:style-name="ro1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office:value-type="string">
            <text:p>$0a$80Descar.</text:p>
          </table:table-cell>
          <table:table-cell table:number-columns-repeated="1021"/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$0a$81Descar.</text:p>
          </table:table-cell>
          <table:table-cell table:number-columns-repeated="1021"/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  <table:table-cell table:number-columns-repeated="1021"/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  <table:table-cell table:number-columns-repeated="1021"/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  <table:table-cell table:number-columns-repeated="1021"/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har</text:p>
          </table:table-cell>
          <table:table-cell table:number-columns-repeated="1021"/>
        </table:table-row>
        <table:table-row table:style-name="ro1">
          <table:table-cell office:value-type="string">
            <text:p>$09$8eRise</text:p>
          </table:table-cell>
          <table:table-cell office:value-type="string">
            <text:p>$09$8eEmer.</text:p>
          </table:table-cell>
          <table:table-cell office:value-type="string">
            <text:p>$09$8eEmergir</text:p>
          </table:table-cell>
          <table:table-cell table:number-columns-repeated="1021"/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  <table:table-cell table:number-columns-repeated="1021"/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  <table:table-cell table:number-columns-repeated="1021"/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  <table:table-cell table:number-columns-repeated="1021"/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  <table:table-cell table:number-columns-repeated="1021"/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  <table:table-cell table:number-columns-repeated="1021"/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  <table:table-cell table:number-columns-repeated="1021"/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  <table:table-cell table:number-columns-repeated="1021"/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Estrada</text:p>
          </table:table-cell>
          <table:table-cell table:number-columns-repeated="1021"/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  <table:table-cell table:number-columns-repeated="1021"/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  <table:table-cell table:number-columns-repeated="1021"/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  <table:table-cell table:number-columns-repeated="1021"/>
        </table:table-row>
        <table:table-row table:style-name="ro1">
          <table:table-cell office:value-type="string">
            <text:p>Airport</text:p>
          </table:table-cell>
          <table:table-cell office:value-type="string">
            <text:p>Aero.</text:p>
          </table:table-cell>
          <table:table-cell office:value-type="string">
            <text:p>Aero.</text:p>
          </table:table-cell>
          <table:table-cell table:number-columns-repeated="1021"/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  <table:table-cell table:number-columns-repeated="1021"/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  <table:table-cell table:number-columns-repeated="1021"/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ase</text:p>
          </table:table-cell>
          <table:table-cell table:number-columns-repeated="1021"/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ulaçã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ilo</text:p>
          </table:table-cell>
          <table:table-cell table:number-columns-repeated="1021"/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  <table:table-cell table:number-columns-repeated="1021"/>
        </table:table-row>
        <table:table-row table:style-name="ro1">
          <table:table-cell office:value-type="string">
            <text:p>Lab</text:p>
          </table:table-cell>
          <table:table-cell office:value-type="string">
            <text:p>Lab.</text:p>
          </table:table-cell>
          <table:table-cell office:value-type="string">
            <text:p>Lab.</text:p>
          </table:table-cell>
          <table:table-cell table:number-columns-repeated="1021"/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  <table:table-cell table:number-columns-repeated="1021"/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  <table:table-cell table:number-columns-repeated="1021"/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  <table:table-cell table:number-columns-repeated="1021"/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  <table:table-cell table:number-columns-repeated="1021"/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  <table:table-cell table:number-columns-repeated="1021"/>
        </table:table-row>
        <table:table-row table:style-name="ro3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office:value-type="string">
            <text:p>Planície verde.#Fácil de atravessar,#mas oferece pouca#proteção.</text:p>
          </table:table-cell>
          <table:table-cell table:number-columns-repeated="1021"/>
        </table:table-row>
        <table:table-row table:style-name="ro1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office:value-type="string">
            <text:p>Um formoso Rio.#Apenas a infantaria#pode atravessar#rios.</text:p>
          </table:table-cell>
          <table:table-cell table:number-columns-repeated="1021"/>
        </table:table-row>
        <table:table-row table:style-name="ro3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office:value-type="string">
            <text:p>Montanha. Unidades#de infantaria#recebem 3 em seu#alcance de visão.</text:p>
          </table:table-cell>
          <table:table-cell table:number-columns-repeated="1021"/>
        </table:table-row>
        <table:table-row table:style-name="ro3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3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office:value-type="string">
            <text:p>Rua pavimentada.#Fácil de atravessar,#mas não oferece#proteção.</text:p>
          </table:table-cell>
          <table:table-cell table:number-columns-repeated="1021"/>
        </table:table-row>
        <table:table-row table:style-name="ro3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office:value-type="string">
            <text:p>Cidade normal.#As tropas terrestres#recuperam PV e#suprimentos.</text:p>
          </table:table-cell>
          <table:table-cell table:number-columns-repeated="1021"/>
        </table:table-row>
        <table:table-row table:style-name="ro3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office:value-type="string">
            <text:p>Água. Somente#unidades navais#e aéreas podem#cruzar o mar.</text:p>
          </table:table-cell>
          <table:table-cell table:number-columns-repeated="1021"/>
        </table:table-row>
        <table:table-row table:style-name="ro3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office:value-type="string">
            <text:p>QG do exército. Aca-#ba ao ser $83capturado$80.#Supre PV e suprimen-#tos à unidades terr.</text:p>
          </table:table-cell>
          <table:table-cell table:number-columns-repeated="1021"/>
        </table:table-row>
        <table:table-row table:style-name="ro3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office:value-type="string">
            <text:p>Base aérea.#Remaneja, abastece#e repõem PV às#unidades aéreas.</text:p>
          </table:table-cell>
          <table:table-cell table:number-columns-repeated="1021"/>
        </table:table-row>
        <table:table-row table:style-name="ro3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office:value-type="string">
            <text:p>Base naval.#Remaneja, abastece#e repõem PV às#unidades navais.</text:p>
          </table:table-cell>
          <table:table-cell table:number-columns-repeated="1021"/>
        </table:table-row>
        <table:table-row table:style-name="ro3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office:value-type="string">
            <text:p>As pontes permitem#as unidades atraves-#sar rios.</text:p>
          </table:table-cell>
          <table:table-cell table:number-columns-repeated="1021"/>
        </table:table-row>
        <table:table-row table:style-name="ro3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office:value-type="string">
            <text:p>Pedaço de areia.#Os $82cargueiros$80 podem#carregar e descar-#regar aqui.</text:p>
          </table:table-cell>
          <table:table-cell table:number-columns-repeated="1021"/>
        </table:table-row>
        <table:table-row table:style-name="ro3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office:value-type="string">
            <text:p>Base aliada.#Remaneja, abastece#e repõem PV às#unidades terrestres.</text:p>
          </table:table-cell>
          <table:table-cell table:number-columns-repeated="1021"/>
        </table:table-row>
        <table:table-row table:style-name="ro3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office:value-type="string">
            <text:p>Tubulação de Black#Hole. Seu revestimento#o torna indestrutível.#Não se pode passar.</text:p>
          </table:table-cell>
          <table:table-cell table:number-columns-repeated="1021"/>
        </table:table-row>
        <table:table-row table:style-name="ro3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office:value-type="string">
            <text:p>Tubulação de Black#Hole. A blindagem é#menos resistente#nesta área.</text:p>
          </table:table-cell>
          <table:table-cell table:number-columns-repeated="1021"/>
        </table:table-row>
        <table:table-row table:style-name="ro3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office:value-type="string">
            <text:p>Silo de mísseis. Seu#raio de ação é enor-#me, mas pode ser usa-#do apenas uma vez.</text:p>
          </table:table-cell>
          <table:table-cell table:number-columns-repeated="1021"/>
        </table:table-row>
        <table:table-row table:style-name="ro3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3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office:value-type="string">
            <text:p>Laboratório de Black#Hole. Atualmente#trabalham em novos#desenhos de tanques.</text:p>
          </table:table-cell>
          <table:table-cell table:number-columns-repeated="1021"/>
        </table:table-row>
        <table:table-row table:style-name="ro3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office:value-type="string">
            <text:p>Invenção de Lash.#Poderoso canhão#com munição ilimitada#e grande alcance.</text:p>
          </table:table-cell>
          <table:table-cell table:number-columns-repeated="1021"/>
        </table:table-row>
        <table:table-row table:style-name="ro3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office:value-type="string">
            <text:p>Invenção de Lash.#Menos potente que#o canhão, mas#igualmente letal.</text:p>
          </table:table-cell>
          <table:table-cell table:number-columns-repeated="1021"/>
        </table:table-row>
        <table:table-row table:style-name="ro3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office:value-type="string">
            <text:p>Invenção de Lash.#Este laser destrói#amigos e inimigos#por igual.</text:p>
          </table:table-cell>
          <table:table-cell table:number-columns-repeated="1021"/>
        </table:table-row>
        <table:table-row table:style-name="ro3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office:value-type="string">
            <text:p>Vulcão. Entra em#erupção de vez em#quando. Não se pode#atravessar.</text:p>
          </table:table-cell>
          <table:table-cell table:number-columns-repeated="1021"/>
        </table:table-row>
        <table:table-row table:style-name="ro3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office:value-type="string">
            <text:p>Fábrica de Black Hole#que pode produzir#qualquer tipo de#unidade.</text:p>
          </table:table-cell>
          <table:table-cell table:number-columns-repeated="1021"/>
        </table:table-row>
        <table:table-row table:style-name="ro3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office:value-type="string">
            <text:p>A joia da coroa de#Black Hole. Este#poderoso canhão#dispara a cada 7 dias.</text:p>
          </table:table-cell>
          <table:table-cell table:number-columns-repeated="1021"/>
        </table:table-row>
        <table:table-row table:style-name="ro3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office:value-type="string">
            <text:p>Propriedade de#Black Hole.#Fortemente defendida.#Atacá-la é inútil.</text:p>
          </table:table-cell>
          <table:table-cell table:number-columns-repeated="1021"/>
        </table:table-row>
        <table:table-row table:style-name="ro1">
          <table:table-cell office:value-type="string">
            <text:p>Units</text:p>
          </table:table-cell>
          <table:table-cell table:number-columns-repeated="2" office:value-type="string">
            <text:p>Unidades</text:p>
          </table:table-cell>
          <table:table-cell table:number-columns-repeated="1021"/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office:value-type="string">
            <text:p>Perda</text:p>
          </table:table-cell>
          <table:table-cell table:number-columns-repeated="1021"/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office:value-type="string">
            <text:p>Restante</text:p>
          </table:table-cell>
          <table:table-cell table:number-columns-repeated="1021"/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office:value-type="string">
            <text:p>Def.</text:p>
          </table:table-cell>
          <table:table-cell table:number-columns-repeated="1021"/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office:value-type="string">
            <text:p>Repar.</text:p>
          </table:table-cell>
          <table:table-cell table:number-columns-repeated="1021"/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office:value-type="string">
            <text:p>Livre</text:p>
          </table:table-cell>
          <table:table-cell table:number-columns-repeated="1021"/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office:value-type="string">
            <text:p>Bases Neutras</text:p>
          </table:table-cell>
          <table:table-cell table:number-columns-repeated="1021"/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office:value-type="string">
            <text:p>Ganhou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office:value-type="string">
            <text:p>Nenhum</text:p>
          </table:table-cell>
          <table:table-cell table:number-columns-repeated="1021"/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ia</text:p>
          </table:table-cell>
          <table:table-cell table:number-columns-repeated="1021"/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office:value-type="string">
            <text:p>Recebid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----</text:p>
          </table:table-cell>
          <table:table-cell table:number-columns-repeated="1021"/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office:value-type="string">
            <text:p>Terra</text:p>
          </table:table-cell>
          <table:table-cell table:number-columns-repeated="1021"/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  <table:table-cell table:number-columns-repeated="1021"/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office:value-type="string">
            <text:p>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ases</text:p>
          </table:table-cell>
          <table:table-cell table:number-columns-repeated="1021"/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office:value-type="string">
            <text:p>Verbas</text:p>
          </table:table-cell>
          <table:table-cell table:number-columns-repeated="1021"/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office:value-type="string">
            <text:p>Unidade</text:p>
          </table:table-cell>
          <table:table-cell table:number-columns-repeated="1021"/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office:value-type="string">
            <text:p>Combust.</text:p>
          </table:table-cell>
          <table:table-cell table:number-columns-repeated="1021"/>
        </table:table-row>
        <table:table-row table:style-name="ro1">
          <table:table-cell office:value-type="string">
            <text:p>Rounds</text:p>
          </table:table-cell>
          <table:table-cell table:number-columns-repeated="2" office:value-type="string">
            <text:p>Turnos</text:p>
          </table:table-cell>
          <table:table-cell table:number-columns-repeated="1021"/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Escolher OC</text:p>
          </table:table-cell>
          <table:table-cell table:number-columns-repeated="1021"/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office:value-type="string">
            <text:p>Escolher cor</text:p>
          </table:table-cell>
          <table:table-cell table:number-columns-repeated="1021"/>
        </table:table-row>
        <table:table-row table:style-name="ro2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office:value-type="string">
            <text:p>OC de Orange Star,#muito competente.#Foi da academia#militar com Grit e Max.#Adora: Bons cadetes.#Odeia: Inatividade.</text:p>
          </table:table-cell>
          <table:table-cell table:number-columns-repeated="1021"/>
        </table:table-row>
        <table:table-row table:style-name="ro3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As vezes ataque#com mais força do#que o esperado. É a#primeira a admitir#que nasceu com#sorte.</text:p>
          </table:table-cell>
          <table:table-cell table:number-columns-repeated="1021"/>
        </table:table-row>
        <table:table-row table:style-name="ro2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Melhora efeticamente#o ataque aumentando#sua potência, e#provoca danos em#muitas unidades#inimigas.</text:p>
          </table:table-cell>
          <table:table-cell table:number-columns-repeated="1021"/>
        </table:table-row>
        <table:table-row table:style-name="ro2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Melhora efeticamente#o ataque aumentando#sua potência, e#provoca ainda mais#danos em muitas#unidades inimigas.</text:p>
          </table:table-cell>
          <table:table-cell table:number-columns-repeated="1021"/>
        </table:table-row>
        <table:table-row table:style-name="ro2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.#Odeia: Acordar cedo.</text:p>
          </table:table-cell>
          <table:table-cell table:number-columns-repeated="1021"/>
        </table:table-row>
        <table:table-row table:style-name="ro3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  <table:table-cell table:number-columns-repeated="1021"/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  <table:table-cell table:number-columns-repeated="1021"/>
        </table:table-row>
        <table:table-row table:style-name="ro3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  <table:table-cell table:number-columns-repeated="1021"/>
        </table:table-row>
        <table:table-row table:style-name="ro2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migo bravo e leal.#Guerreiro consumado#que odeia a traição.#Adora: Musculação.#Odeia: Estudar.</text:p>
          </table:table-cell>
          <table:table-cell table:number-columns-repeated="1021"/>
        </table:table-row>
        <table:table-row table:style-name="ro3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As unidades de#combate direto tem#maior potencia.#As indiretas tem#alcance de ataque#limitado.</text:p>
          </table:table-cell>
          <table:table-cell table:number-columns-repeated="1021"/>
        </table:table-row>
        <table:table-row table:style-name="ro3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Aumenta ligeiramente#a potencia das#unidades diretas, e a#distância de#movimento aumenta#em 1 espaço.</text:p>
          </table:table-cell>
          <table:table-cell table:number-columns-repeated="1021"/>
        </table:table-row>
        <table:table-row table:style-name="ro2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A potencia das unidade#diretas aumenta de#forma espetacular e a#distância de movimento#sobe 2 espaços.</text:p>
          </table:table-cell>
          <table:table-cell table:number-columns-repeated="1021"/>
        </table:table-row>
        <table:table-row table:style-name="ro2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Um fanfarrão cuja a#capacidade tática#ganhou o respeito#de todos.#Adora: Botas quentes.#Odeia: Nuvem de chuva.</text:p>
          </table:table-cell>
          <table:table-cell table:number-columns-repeated="1021"/>
        </table:table-row>
        <table:table-row table:style-name="ro2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Diferente da chuva, o#inverno não é problema#para Olaf e suas tro-#pas. Sua natureza#rude esconde sua#competência geral.</text:p>
          </table:table-cell>
          <table:table-cell table:number-columns-repeated="1021"/>
        </table:table-row>
        <table:table-row table:style-name="ro3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Faz nevar, criando#condições favoráveis#para suas unidades.</text:p>
          </table:table-cell>
          <table:table-cell table:number-columns-repeated="1021"/>
        </table:table-row>
        <table:table-row table:style-name="ro3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Uma poderosa#nevasca que reduz o#movimento inimigo e#causa 2 PV de dano#em todas as tropas#inimigas.</text:p>
          </table:table-cell>
          <table:table-cell table:number-columns-repeated="1021"/>
        </table:table-row>
        <table:table-row table:style-name="ro2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Oficial das forças es-#peciais com um grande#sentido de dever.#Ajuda Max e Andy.#Adora: Chocolate.#Odeia: Covardes.</text:p>
          </table:table-cell>
          <table:table-cell table:number-columns-repeated="1021"/>
        </table:table-row>
        <table:table-row table:style-name="ro2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Especialista em infan-#taria, suas tropas#terrestres movem-se e#capturam mais rápido,#mas são ineficientes#contra veículos.</text:p>
          </table:table-cell>
          <table:table-cell table:number-columns-repeated="1021"/>
        </table:table-row>
        <table:table-row table:style-name="ro2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As unidades de#infantaria e mecânica#recebem +1 de#espaço no movimento.#Também aumenta a#potencia de ataque.</text:p>
          </table:table-cell>
          <table:table-cell table:number-columns-repeated="1021"/>
        </table:table-row>
        <table:table-row table:style-name="ro2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Aumenta o movimento#de todas as tropas#terrestres em 2 espa-#ços. Podem capturar#em um turno, mesmo#perdendo PV.</text:p>
          </table:table-cell>
          <table:table-cell table:number-columns-repeated="1021"/>
        </table:table-row>
        <table:table-row table:style-name="ro2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O jeito relaxado escon-#de uma super confiança.#Atirador incomparável.#Trabalha bem com Olaf.#Adora: Gatos.#Odeia: Ratos.</text:p>
          </table:table-cell>
          <table:table-cell table:number-columns-repeated="1021"/>
        </table:table-row>
        <table:table-row table:style-name="ro2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O alcance do ataque#das unidades indiretas#tem 1 espaço maior#que o resto dos OC.#Também causam mais#dano.</text:p>
          </table:table-cell>
          <table:table-cell table:number-columns-repeated="1021"/>
        </table:table-row>
        <table:table-row table:style-name="ro3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Aumenta o alcance#das armas em 1#espaço.#Aumenta a potencia#das armas de longo#alcance.</text:p>
          </table:table-cell>
          <table:table-cell table:number-columns-repeated="1021"/>
        </table:table-row>
        <table:table-row table:style-name="ro2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As armas indiretas#podem disparar 2#espaços a mais do que#o normal. Também#recebem ganho na#potencia de disparo.</text:p>
          </table:table-cell>
          <table:table-cell table:number-columns-repeated="1021"/>
        </table:table-row>
        <table:table-row table:style-name="ro2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Imperador de Yellow#Comet. Um OC forte#que tem uma fraqueza#por sua filha Sonja.#Adora: Sonja.#Odeia: Arruaceiros.</text:p>
          </table:table-cell>
          <table:table-cell table:number-columns-repeated="1021"/>
        </table:table-row>
        <table:table-row table:style-name="ro3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  <table:table-cell table:number-columns-repeated="1021"/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  <table:table-cell table:number-columns-repeated="1021"/>
        </table:table-row>
        <table:table-row table:style-name="ro2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Reforça a capacidade#defensiva e ofensiva#de todas as unidades.#O dano sofrido em#contra ataques se#multiplica por 1,5.</text:p>
          </table:table-cell>
          <table:table-cell table:number-columns-repeated="1021"/>
        </table:table-row>
        <table:table-row table:style-name="ro2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Filha de Kanbei.#Gosta de planejar#tudo meticulosamente#antes de avançar.#Adora: Computadores.#Odeia: Insetos.</text:p>
          </table:table-cell>
          <table:table-cell table:number-columns-repeated="1021"/>
        </table:table-row>
        <table:table-row table:style-name="ro2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Todas as unidades#ampliam seu alcance#de visão na Neblina#de Guerra. O inimigo#não pode ver os PV#das unidade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Aumenta o alcance#de visão em 1 espaço#e mostra as unidades#inimigas escondidas#em bosques, recifes e#outras área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O alcance de visão#sobe 1 espaço, e#pode ver em#bosques, recifes e#etc. Os contra-ataques#são mais fortes.</text:p>
          </table:table-cell>
          <table:table-cell table:number-columns-repeated="1021"/>
        </table:table-row>
        <table:table-row table:style-name="ro2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Ousado piloto herói.#Uniu-se a força aérea#para honrar a memória#do seu pai.#Adora: Seus Óculos.#Odeia: Nadar.</text:p>
          </table:table-cell>
          <table:table-cell table:number-columns-repeated="1021"/>
        </table:table-row>
        <table:table-row table:style-name="ro2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s unidades aéreas#usam menos combus-#tível que o inimigo.#Também possuem#maior potência#ofensiva e defensiva.</text:p>
          </table:table-cell>
          <table:table-cell table:number-columns-repeated="1021"/>
        </table:table-row>
        <table:table-row table:style-name="ro3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umenta a capacidade#ofensiva e defensiva#de todas as unidades#aéreas.</text:p>
          </table:table-cell>
          <table:table-cell table:number-columns-repeated="1021"/>
        </table:table-row>
        <table:table-row table:style-name="ro2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Todos as unidades#que não sejam de#infantaria e tenham#executado ordens#podem mover-se#novamente.</text:p>
          </table:table-cell>
          <table:table-cell table:number-columns-repeated="1021"/>
        </table:table-row>
        <table:table-row table:style-name="ro2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ntigo pirata. De gran-#de coração, muitas#vezes acalma as águas#entre Jess e Eagle.#Adora: Mar aberto.#Odeia: As alturas.</text:p>
          </table:table-cell>
          <table:table-cell table:number-columns-repeated="1021"/>
        </table:table-row>
        <table:table-row table:style-name="ro2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As unidades navais#avançam 1 espaço#a mais que as do#inimigo, e suas defesas#são mais altas. Não#é afetado na chuva.</text:p>
          </table:table-cell>
          <table:table-cell table:number-columns-repeated="1021"/>
        </table:table-row>
        <table:table-row table:style-name="ro2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Provoca um maremoto#que causa 1 PV de#dano em todas as#unidades inimigas e#reduz seu combustível#pela metade.</text:p>
          </table:table-cell>
          <table:table-cell table:number-columns-repeated="1021"/>
        </table:table-row>
        <table:table-row table:style-name="ro2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Provoca um maremoto#que causa 1 PV de da-#no nas unidades inimi-#gas e reduz seu com-#bustível pela metade.#Dificulta o movimento.</text:p>
          </table:table-cell>
          <table:table-cell table:number-columns-repeated="1021"/>
        </table:table-row>
        <table:table-row table:style-name="ro3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andante das#forças de Black Hole.#Um misterioso invasor#de outro mundo:#Adora Invasões.#Odeia: A paz.</text:p>
          </table:table-cell>
          <table:table-cell table:number-columns-repeated="1021"/>
        </table:table-row>
        <table:table-row table:style-name="ro2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Todas as suas unida-#des tem uma potência#superior. A distância#de movimento é igual#em todo o tipo de#terreno. Fraco na neve.</text:p>
          </table:table-cell>
          <table:table-cell table:number-columns-repeated="1021"/>
        </table:table-row>
        <table:table-row table:style-name="ro2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concentra toda#a sua energia em seu#Super Poder. É tão#forte que não precisa#de um Poder de OC#normal.</text:p>
          </table:table-cell>
          <table:table-cell table:number-columns-repeated="1021"/>
        </table:table-row>
        <table:table-row table:style-name="ro2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Faz cair um meteoro#enorme do espaço que#causa 8 PV de dano a#todas as unidades afe-#tadas. Melhora as con-#dições das unidades.</text:p>
          </table:table-cell>
          <table:table-cell table:number-columns-repeated="1021"/>
        </table:table-row>
        <table:table-row table:style-name="ro3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Homem forte de Black#Hole Army. Promovido#a soldado da OC por#Hawke.#Adora: Carne.#Odeia: Verduras.</text:p>
          </table:table-cell>
          <table:table-cell table:number-columns-repeated="1021"/>
        </table:table-row>
        <table:table-row table:style-name="ro2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  <table:table-cell table:number-columns-repeated="1021"/>
        </table:table-row>
        <table:table-row table:style-name="ro2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  <table:table-cell table:number-columns-repeated="1021"/>
        </table:table-row>
        <table:table-row table:style-name="ro2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  <table:table-cell table:number-columns-repeated="1021"/>
        </table:table-row>
        <table:table-row table:style-name="ro2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Menina prodígio das#forças de Black Hole.#Uma pequena invento-#ra, feroz e brilhante.#Adora: Ganhar.#Odeia: Perder.</text:p>
          </table:table-cell>
          <table:table-cell table:number-columns-repeated="1021"/>
        </table:table-row>
        <table:table-row table:style-name="ro3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Perita em tomar#vantagem do terreno,#aproveitando as#características ao#seu favor.</text:p>
          </table:table-cell>
          <table:table-cell table:number-columns-repeated="1021"/>
        </table:table-row>
        <table:table-row table:style-name="ro2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Além de usar os efeitos#de terreno para aumen-#tar o poder de fogo,#cai o custo de movi-#mento de todas as#unidades para 1.</text:p>
          </table:table-cell>
          <table:table-cell table:number-columns-repeated="1021"/>
        </table:table-row>
        <table:table-row table:style-name="ro2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Os efeitos do terreno#são dobrados e usado#para aumentar a força#ofensiva. Mas, o custo#de movimento das#unidades cai para 1.</text:p>
          </table:table-cell>
          <table:table-cell table:number-columns-repeated="1021"/>
        </table:table-row>
        <table:table-row table:style-name="ro2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OC que acredita que#suas aptidões são#únicas. Segundo no#rank, atrás de Hawke.#Adora: Sua Cara.#Odeia: Coisas Sujas.</text:p>
          </table:table-cell>
          <table:table-cell table:number-columns-repeated="1021"/>
        </table:table-row>
        <table:table-row table:style-name="ro3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Perito em tomar#decisões rápidas.#Pode usar o seu#Poder de OC antes#dos demais.</text:p>
          </table:table-cell>
          <table:table-cell table:number-columns-repeated="1021"/>
        </table:table-row>
        <table:table-row table:style-name="ro3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A distância de#movimento de todas#as unidades aumenta#em 1 espaço.</text:p>
          </table:table-cell>
          <table:table-cell table:number-columns-repeated="1021"/>
        </table:table-row>
        <table:table-row table:style-name="ro3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 distância de#movimento de todas#as unidades aumenta#em 2 espaços.</text:p>
          </table:table-cell>
          <table:table-cell table:number-columns-repeated="1021"/>
        </table:table-row>
        <table:table-row table:style-name="ro2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Líder dos 4 OCs de#Black Hole. Nada o#detém para alcançar#seu objetivo.#Adora: Café Preto.#Odeia: Incompetência.</text:p>
          </table:table-cell>
          <table:table-cell table:number-columns-repeated="1021"/>
        </table:table-row>
        <table:table-row table:style-name="ro2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Todas as unidades#possuem uma potên-#cia de ataque superior.#Precisa mais tempo#que os demais OCs#para usar seu Poder.</text:p>
          </table:table-cell>
          <table:table-cell table:number-columns-repeated="1021"/>
        </table:table-row>
        <table:table-row table:style-name="ro3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Todas as unidades#danificadas recupe-#ram 1 PV. Também,#todas as unidades#inimigas perdem 1#PV.</text:p>
          </table:table-cell>
          <table:table-cell table:number-columns-repeated="1021"/>
        </table:table-row>
        <table:table-row table:style-name="ro3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Todas as unidades#danificadas recupe-#ram 2 PV. Também,#todas as unidades#inimigas perdem 2#PV.</text:p>
          </table:table-cell>
          <table:table-cell table:number-columns-repeated="1021"/>
        </table:table-row>
        <table:table-row table:style-name="ro2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Suporto antigo chefe#de Orange Star. Fecha#sua loja para entrar no#campo de batalha.#Adora: Chá.#Odeia: Remédios.</text:p>
          </table:table-cell>
          <table:table-cell table:number-columns-repeated="1021"/>
        </table:table-row>
        <table:table-row table:style-name="ro3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a rotas comerciais#secretas para obter#um menor custo de#manejamento de#unidades.</text:p>
          </table:table-cell>
          <table:table-cell table:number-columns-repeated="1021"/>
        </table:table-row>
        <table:table-row table:style-name="ro3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Fala com tanta#autoridade que#consegue obter#manejamento de#tropas a custos#menores.</text:p>
          </table:table-cell>
          <table:table-cell table:number-columns-repeated="1021"/>
        </table:table-row>
        <table:table-row table:style-name="ro2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Reduz o custo de#manejamento de#tropas e graças aos#seus amigos mercado-#res, pode manejar em#qualquer propriedade.</text:p>
          </table:table-cell>
          <table:table-cell table:number-columns-repeated="1021"/>
        </table:table-row>
        <table:table-row table:style-name="ro2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Garotinho OC rico de#Blue Moon. Sua#admiração por Olaf e#Grit não tem limites.#Adora: Olaf e Grit.#Odeia: Black Hole.</text:p>
          </table:table-cell>
          <table:table-cell table:number-columns-repeated="1021"/>
        </table:table-row>
        <table:table-row table:style-name="ro2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Herdeiro de uma gran-#de fortuna. Obtém um#preço especial ao com-#prar unidades. Sua#baixa potencia deve-se#a sua inexperiência.</text:p>
          </table:table-cell>
          <table:table-cell table:number-columns-repeated="1021"/>
        </table:table-row>
        <table:table-row table:style-name="ro3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Multiplica os fundos#por 1,5 para o#manejamento de#tropas.</text:p>
          </table:table-cell>
          <table:table-cell table:number-columns-repeated="1021"/>
        </table:table-row>
        <table:table-row table:style-name="ro2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a sua riqueza para#aumentar a potencia#de suas armas.#Quanto mais fundos,#maior será a potencia#das unidades.</text:p>
          </table:table-cell>
          <table:table-cell table:number-columns-repeated="1021"/>
        </table:table-row>
        <table:table-row table:style-name="ro2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Uma OC valente,#amante dos tanques.#Discute frequentemen-#te com Eagle.#Adora: Dente de Leão.#Odeia: OCs fracos.</text:p>
          </table:table-cell>
          <table:table-cell table:number-columns-repeated="1021"/>
        </table:table-row>
        <table:table-row table:style-name="ro2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Seus veículos tem#uma potência ofensiva#superior. A infantaria,#as unidades aéreas e#navais são mais#fracos.</text:p>
          </table:table-cell>
          <table:table-cell table:number-columns-repeated="1021"/>
        </table:table-row>
        <table:table-row table:style-name="ro2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A distância de movimen-#to de seus veículos#sobem 1 espaço.#Aumenta a potência#de dispara e recebe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Aumenta a distância#de movimente de seus#veículos em 2 espaços,#assim como a potência#ofensiva. Recebem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Rumores indicam que#no seu tempo este#antigo paraquedista#foi um grande OC.#Adora: Dias chuvosos.#Odeia: Supermercados.</text:p>
          </table:table-cell>
          <table:table-cell table:number-columns-repeated="1021"/>
        </table:table-row>
        <table:table-row table:style-name="ro2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Infantaria poderosa e#grande capacidade de#transporte. Seus heli-#cópteros são fortes,#mas unidades navais e#veiculares são fraca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umenta a capacidade#ofensiva dos helicópte-#ros. Aparecem unidades#de infantaria com 9#PV em todas as suas#cidade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umenta a capacidade#ofensiva dos helicópte-#ros. Aparecem unidades#mecânicas com 9 PV#em todas as suas#cidades.</text:p>
          </table:table-cell>
          <table:table-cell table:number-columns-repeated="1021"/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  <table:table-cell table:number-columns-repeated="1021"/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  <table:table-cell table:number-columns-repeated="1021"/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os seus amigos ou computador.</text:p>
          </table:table-cell>
          <table:table-cell table:number-columns-repeated="1021"/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de batalha Versus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  <table:table-cell table:number-columns-repeated="1021"/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  <table:table-cell table:number-columns-repeated="1021"/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  <table:table-cell table:number-columns-repeated="1021"/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as suas moedas obtidas.</text:p>
          </table:table-cell>
          <table:table-cell table:number-columns-repeated="1021"/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OC.</text:p>
          </table:table-cell>
          <table:table-cell table:number-columns-repeated="1021"/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Sozinho ou Multijogador.</text:p>
          </table:table-cell>
          <table:table-cell table:number-columns-repeated="1021"/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OC.</text:p>
          </table:table-cell>
          <table:table-cell table:number-columns-repeated="1021"/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  <table:table-cell table:number-columns-repeated="1021"/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  <table:table-cell table:number-columns-repeated="1021"/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  <table:table-cell table:number-columns-repeated="1021"/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eblina de Guerra.</text:p>
          </table:table-cell>
          <table:table-cell table:number-columns-repeated="1021"/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  <table:table-cell table:number-columns-repeated="1021"/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as verbas recebidas por base aliada.</text:p>
          </table:table-cell>
          <table:table-cell table:number-columns-repeated="1021"/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  <table:table-cell table:number-columns-repeated="1021"/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  <table:table-cell table:number-columns-repeated="1021"/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OC.</text:p>
          </table:table-cell>
          <table:table-cell table:number-columns-repeated="1021"/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  <table:table-cell table:number-columns-repeated="1021"/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  <table:table-cell table:number-columns-repeated="1021"/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  <table:table-cell table:number-columns-repeated="1021"/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  <table:table-cell table:number-columns-repeated="1021"/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OC.</text:p>
          </table:table-cell>
          <table:table-cell table:number-columns-repeated="1021"/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eblina de Guerra.</text:p>
          </table:table-cell>
          <table:table-cell table:number-columns-repeated="1021"/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  <table:table-cell table:number-columns-repeated="1021"/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Verbas por propriedade.</text:p>
          </table:table-cell>
          <table:table-cell table:number-columns-repeated="1021"/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  <table:table-cell table:number-columns-repeated="1021"/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  <table:table-cell table:number-columns-repeated="1021"/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OC.</text:p>
          </table:table-cell>
          <table:table-cell table:number-columns-repeated="1021"/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  <table:table-cell table:number-columns-repeated="1021"/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  <table:table-cell table:number-columns-repeated="1021"/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  <table:table-cell table:number-columns-repeated="1021"/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  <table:table-cell table:number-columns-repeated="1021"/>
        </table:table-row>
        <table:table-row table:style-name="ro3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os seus mapas!$0f</text:p>
          </table:table-cell>
          <table:table-cell table:number-columns-repeated="1021"/>
        </table:table-row>
        <table:table-row table:style-name="ro3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  <table:table-cell table:number-columns-repeated="1021"/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  <table:table-cell table:number-columns-repeated="1021"/>
        </table:table-row>
        <table:table-row table:style-name="ro2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  <table:table-cell table:number-columns-repeated="1021"/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  <table:table-cell table:number-columns-repeated="1021"/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  <table:table-cell table:number-columns-repeated="1021"/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  <table:table-cell table:number-columns-repeated="1021"/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  <table:table-cell table:number-columns-repeated="1021"/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  <table:table-cell table:number-columns-repeated="1021"/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  <table:table-cell table:number-columns-repeated="1021"/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  <table:table-cell table:number-columns-repeated="1021"/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  <table:table-cell table:number-columns-repeated="1021"/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  <table:table-cell table:number-columns-repeated="1021"/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  <table:table-cell table:number-columns-repeated="1021"/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  <table:table-cell table:number-columns-repeated="1021"/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  <table:table-cell table:number-columns-repeated="1021"/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  <table:table-cell table:number-columns-repeated="1021"/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  <table:table-cell table:number-columns-repeated="1021"/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  <table:table-cell table:number-columns-repeated="1021"/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  <table:table-cell table:number-columns-repeated="1021"/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  <table:table-cell table:number-columns-repeated="1021"/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  <table:table-cell table:number-columns-repeated="1021"/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  <table:table-cell table:number-columns-repeated="1021"/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  <table:table-cell table:number-columns-repeated="1021"/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  <table:table-cell table:number-columns-repeated="1021"/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  <table:table-cell table:number-columns-repeated="1021"/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  <table:table-cell table:number-columns-repeated="1021"/>
        </table:table-row>
        <table:table-row table:style-name="ro1">
          <table:table-cell office:value-type="string">
            <text:p>Random</text:p>
          </table:table-cell>
          <table:table-cell office:value-type="string">
            <text:p>Aleat.</text:p>
          </table:table-cell>
          <table:table-cell office:value-type="string">
            <text:p>Aleat.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  <table:table-cell table:number-columns-repeated="1021"/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  <table:table-cell table:number-columns-repeated="1021"/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  <table:table-cell table:number-columns-repeated="1021"/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  <table:table-cell table:number-columns-repeated="1021"/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  <table:table-cell table:number-columns-repeated="1021"/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  <table:table-cell table:number-columns-repeated="1021"/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  <table:table-cell table:number-columns-repeated="1021"/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  <table:table-cell table:number-columns-repeated="1021"/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  <table:table-cell table:number-columns-repeated="1021"/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  <table:table-cell table:number-columns-repeated="1021"/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  <table:table-cell table:number-columns-repeated="1021"/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$1f$1f$1f$1f$1f$1f$1f$1f$1f$1f</text:p>
          </table:table-cell>
          <table:table-cell table:number-columns-repeated="1021"/>
        </table:table-row>
        <table:table-row table:style-name="ro3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  <table:table-cell table:number-columns-repeated="1021"/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  <table:table-cell table:number-columns-repeated="1021"/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  <table:table-cell table:number-columns-repeated="1021"/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  <table:table-cell table:number-columns-repeated="1021"/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  <table:table-cell table:number-columns-repeated="1021"/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OC</text:p>
          </table:table-cell>
          <table:table-cell table:number-columns-repeated="1021"/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  <table:table-cell table:number-columns-repeated="1021"/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  <table:table-cell table:number-columns-repeated="1021"/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  <table:table-cell table:number-columns-repeated="1021"/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  <table:table-cell table:number-columns-repeated="1021"/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Nell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ndy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>
            <text:p>Olaf</text:p>
          </table:table-cell>
          <table:table-cell office:value-type="string">
            <text:p>Olaf</text:p>
          </table:table-cell>
          <table:table-cell office:value-type="string">
            <text:p>Olaf</text:p>
          </table:table-cell>
          <table:table-cell table:number-columns-repeated="1021"/>
        </table:table-row>
        <table:table-row table:style-name="ro1">
          <table:table-cell office:value-type="string">
            <text:p>Sami</text:p>
          </table:table-cell>
          <table:table-cell office:value-type="string">
            <text:p>Sami</text:p>
          </table:table-cell>
          <table:table-cell office:value-type="string">
            <text:p>Sami</text:p>
          </table:table-cell>
          <table:table-cell table:number-columns-repeated="1021"/>
        </table:table-row>
        <table:table-row table:style-name="ro1">
          <table:table-cell office:value-type="string">
            <text:p>Grit</text:p>
          </table:table-cell>
          <table:table-cell office:value-type="string">
            <text:p>Grit</text:p>
          </table:table-cell>
          <table:table-cell office:value-type="string">
            <text:p>Grit</text:p>
          </table:table-cell>
          <table:table-cell table:number-columns-repeated="1021"/>
        </table:table-row>
        <table:table-row table:style-name="ro1">
          <table:table-cell office:value-type="string">
            <text:p>Kanbei</text:p>
          </table:table-cell>
          <table:table-cell office:value-type="string">
            <text:p>Kanbei</text:p>
          </table:table-cell>
          <table:table-cell office:value-type="string">
            <text:p>Kanbei</text:p>
          </table:table-cell>
          <table:table-cell table:number-columns-repeated="1021"/>
        </table:table-row>
        <table:table-row table:style-name="ro1">
          <table:table-cell office:value-type="string">
            <text:p>Sonja</text:p>
          </table:table-cell>
          <table:table-cell office:value-type="string">
            <text:p>Sonja</text:p>
          </table:table-cell>
          <table:table-cell office:value-type="string">
            <text:p>Sonja</text:p>
          </table:table-cell>
          <table:table-cell table:number-columns-repeated="1021"/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Drake</text:p>
          </table:table-cell>
          <table:table-cell table:number-columns-repeated="1021"/>
        </table:table-row>
        <table:table-row table:style-name="ro1">
          <table:table-cell office:value-type="string">
            <text:p>Sturm</text:p>
          </table:table-cell>
          <table:table-cell office:value-type="string">
            <text:p>Sturm</text:p>
          </table:table-cell>
          <table:table-cell office:value-type="string">
            <text:p>Sturm</text:p>
          </table:table-cell>
          <table:table-cell table:number-columns-repeated="1021"/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  <table:table-cell table:number-columns-repeated="1021"/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  <table:table-cell table:number-columns-repeated="1021"/>
        </table:table-row>
        <table:table-row table:style-name="ro1">
          <table:table-cell office:value-type="string">
            <text:p>Adder</text:p>
          </table:table-cell>
          <table:table-cell office:value-type="string">
            <text:p>Adder</text:p>
          </table:table-cell>
          <table:table-cell office:value-type="string">
            <text:p>Adder</text:p>
          </table:table-cell>
          <table:table-cell table:number-columns-repeated="1021"/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  <table:table-cell table:number-columns-repeated="1021"/>
        </table:table-row>
        <table:table-row table:style-name="ro1">
          <table:table-cell office:value-type="string">
            <text:p>Hachi</text:p>
          </table:table-cell>
          <table:table-cell office:value-type="string">
            <text:p>Hachi</text:p>
          </table:table-cell>
          <table:table-cell office:value-type="string">
            <text:p>Hachi</text:p>
          </table:table-cell>
          <table:table-cell table:number-columns-repeated="1021"/>
        </table:table-row>
        <table:table-row table:style-name="ro1">
          <table:table-cell office:value-type="string">
            <text:p>Colin</text:p>
          </table:table-cell>
          <table:table-cell office:value-type="string">
            <text:p>Colin</text:p>
          </table:table-cell>
          <table:table-cell office:value-type="string">
            <text:p>Colin</text:p>
          </table:table-cell>
          <table:table-cell table:number-columns-repeated="1021"/>
        </table:table-row>
        <table:table-row table:style-name="ro1">
          <table:table-cell office:value-type="string">
            <text:p>Jess</text:p>
          </table:table-cell>
          <table:table-cell office:value-type="string">
            <text:p>Jess</text:p>
          </table:table-cell>
          <table:table-cell office:value-type="string">
            <text:p>Jess</text:p>
          </table:table-cell>
          <table:table-cell table:number-columns-repeated="1021"/>
        </table:table-row>
        <table:table-row table:style-name="ro1">
          <table:table-cell office:value-type="string">
            <text:p>Sensei</text:p>
          </table:table-cell>
          <table:table-cell office:value-type="string">
            <text:p>Sensei</text:p>
          </table:table-cell>
          <table:table-cell office:value-type="string">
            <text:p>Sense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  <table:table-cell table:number-columns-repeated="1021"/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  <table:table-cell table:number-columns-repeated="1021"/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  <table:table-cell table:number-columns-repeated="1021"/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  <table:table-cell table:number-columns-repeated="1021"/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  <table:table-cell table:number-columns-repeated="1021"/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  <table:table-cell table:number-columns-repeated="1021"/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  <table:table-cell table:number-columns-repeated="1021"/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  <table:table-cell table:number-columns-repeated="1021"/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  <table:table-cell table:number-columns-repeated="1021"/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  <table:table-cell table:number-columns-repeated="1021"/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  <table:table-cell table:number-columns-repeated="1021"/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  <table:table-cell table:number-columns-repeated="1021"/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  <table:table-cell table:number-columns-repeated="1021"/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  <table:table-cell table:number-columns-repeated="1021"/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  <table:table-cell table:number-columns-repeated="1021"/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  <table:table-cell table:number-columns-repeated="1021"/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  <table:table-cell table:number-columns-repeated="1021"/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  <table:table-cell table:number-columns-repeated="1021"/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  <table:table-cell table:number-columns-repeated="1021"/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  <table:table-cell table:number-columns-repeated="1021"/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  <table:table-cell table:number-columns-repeated="1021"/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  <table:table-cell table:number-columns-repeated="1021"/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  <table:table-cell table:number-columns-repeated="1021"/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  <table:table-cell table:number-columns-repeated="1021"/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  <table:table-cell table:number-columns-repeated="1021"/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  <table:table-cell table:number-columns-repeated="1021"/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  <table:table-cell table:number-columns-repeated="1021"/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  <table:table-cell table:number-columns-repeated="1021"/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  <table:table-cell table:number-columns-repeated="1021"/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  <table:table-cell table:number-columns-repeated="1021"/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  <table:table-cell table:number-columns-repeated="1021"/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  <table:table-cell table:number-columns-repeated="1021"/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  <table:table-cell table:number-columns-repeated="1021"/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  <table:table-cell table:number-columns-repeated="1021"/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  <table:table-cell table:number-columns-repeated="1021"/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  <table:table-cell table:number-columns-repeated="1021"/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  <table:table-cell table:number-columns-repeated="1021"/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Porto Chuvoso</text:p>
          </table:table-cell>
          <table:table-cell table:number-columns-repeated="1021"/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Trilho Estreito</text:p>
          </table:table-cell>
          <table:table-cell table:number-columns-repeated="1021"/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Ilhas Tribais</text:p>
          </table:table-cell>
          <table:table-cell table:number-columns-repeated="1021"/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Ponte Visão</text:p>
          </table:table-cell>
          <table:table-cell table:number-columns-repeated="1021"/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ão Dique</text:p>
          </table:table-cell>
          <table:table-cell table:number-columns-repeated="1021"/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O Sombreiro</text:p>
          </table:table-cell>
          <table:table-cell table:number-columns-repeated="1021"/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Cova Cisne</text:p>
          </table:table-cell>
          <table:table-cell table:number-columns-repeated="1021"/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Ilhas Vão</text:p>
          </table:table-cell>
          <table:table-cell table:number-columns-repeated="1021"/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O Braço</text:p>
          </table:table-cell>
          <table:table-cell table:number-columns-repeated="1021"/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Serra do Rio</text:p>
          </table:table-cell>
          <table:table-cell table:number-columns-repeated="1021"/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Ilha Lunar</text:p>
          </table:table-cell>
          <table:table-cell table:number-columns-repeated="1021"/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  <table:table-cell table:number-columns-repeated="1021"/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  <table:table-cell table:number-columns-repeated="1021"/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  <table:table-cell table:number-columns-repeated="1021"/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  <table:table-cell table:number-columns-repeated="1021"/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  <table:table-cell table:number-columns-repeated="1021"/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Caminho Escaravelho</text:p>
          </table:table-cell>
          <table:table-cell table:number-columns-repeated="1021"/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Rio Revólver</text:p>
          </table:table-cell>
          <table:table-cell table:number-columns-repeated="1021"/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Bosque União</text:p>
          </table:table-cell>
          <table:table-cell table:number-columns-repeated="1021"/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Serra Delta</text:p>
          </table:table-cell>
          <table:table-cell table:number-columns-repeated="1021"/>
        </table:table-row>
        <table:table-row table:style-name="ro1">
          <table:table-cell office:value-type="string">
            <text:p>Poem Cape</text:p>
          </table:table-cell>
          <table:table-cell table:number-columns-repeated="2" office:value-type="string">
            <text:p>Cabo Tirante</text:p>
          </table:table-cell>
          <table:table-cell table:number-columns-repeated="1021"/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Lagoa Azul</text:p>
          </table:table-cell>
          <table:table-cell table:number-columns-repeated="1021"/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Serra Bobina</text:p>
          </table:table-cell>
          <table:table-cell table:number-columns-repeated="1021"/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Grande Bosque</text:p>
          </table:table-cell>
          <table:table-cell table:number-columns-repeated="1021"/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Cube Batalha</text:p>
          </table:table-cell>
          <table:table-cell table:number-columns-repeated="1021"/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A Pirâmide</text:p>
          </table:table-cell>
          <table:table-cell table:number-columns-repeated="1021"/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Ilhas Pérola</text:p>
          </table:table-cell>
          <table:table-cell table:number-columns-repeated="1021"/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abo Trevo</text:p>
          </table:table-cell>
          <table:table-cell table:number-columns-repeated="1021"/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Cabo Chave</text:p>
          </table:table-cell>
          <table:table-cell table:number-columns-repeated="1021"/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Rio Garfo</text:p>
          </table:table-cell>
          <table:table-cell table:number-columns-repeated="1021"/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Rio Mantis</text:p>
          </table:table-cell>
          <table:table-cell table:number-columns-repeated="1021"/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idade Canal</text:p>
          </table:table-cell>
          <table:table-cell table:number-columns-repeated="1021"/>
        </table:table-row>
        <table:table-row table:style-name="ro1">
          <table:table-cell office:value-type="string">
            <text:p>Ink Canal</text:p>
          </table:table-cell>
          <table:table-cell table:number-columns-repeated="2" office:value-type="string">
            <text:p>Canal Tinta</text:p>
          </table:table-cell>
          <table:table-cell table:number-columns-repeated="1021"/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erra Astur</text:p>
          </table:table-cell>
          <table:table-cell table:number-columns-repeated="1021"/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O Labirinto</text:p>
          </table:table-cell>
          <table:table-cell table:number-columns-repeated="1021"/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a Angra</text:p>
          </table:table-cell>
          <table:table-cell table:number-columns-repeated="1021"/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Seera Copa</text:p>
          </table:table-cell>
          <table:table-cell table:number-columns-repeated="1021"/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Baía Maldita</text:p>
          </table:table-cell>
          <table:table-cell table:number-columns-repeated="1021"/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Porto Cortado</text:p>
          </table:table-cell>
          <table:table-cell table:number-columns-repeated="1021"/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Rio Mentiroso</text:p>
          </table:table-cell>
          <table:table-cell table:number-columns-repeated="1021"/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Canal Prego</text:p>
          </table:table-cell>
          <table:table-cell table:number-columns-repeated="1021"/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Rio Atlas</text:p>
          </table:table-cell>
          <table:table-cell table:number-columns-repeated="1021"/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Canal Eel</text:p>
          </table:table-cell>
          <table:table-cell table:number-columns-repeated="1021"/>
        </table:table-row>
        <table:table-row table:style-name="ro1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office:value-type="string">
            <text:p>Península Jab</text:p>
          </table:table-cell>
          <table:table-cell table:number-columns-repeated="1021"/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Ilhas Trono</text:p>
          </table:table-cell>
          <table:table-cell table:number-columns-repeated="1021"/>
        </table:table-row>
        <table:table-row table:style-name="ro1">
          <table:table-cell office:value-type="string">
            <text:p>Four Corners</text:p>
          </table:table-cell>
          <table:table-cell table:number-columns-repeated="2" office:value-type="string">
            <text:p>4 Esquinas</text:p>
          </table:table-cell>
          <table:table-cell table:number-columns-repeated="1021"/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Cabo Foguete</text:p>
          </table:table-cell>
          <table:table-cell table:number-columns-repeated="1021"/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Rio Crop</text:p>
          </table:table-cell>
          <table:table-cell table:number-columns-repeated="1021"/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Ilha Central</text:p>
          </table:table-cell>
          <table:table-cell table:number-columns-repeated="1021"/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Ilhas Rivais</text:p>
          </table:table-cell>
          <table:table-cell table:number-columns-repeated="1021"/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Caminho de Volta</text:p>
          </table:table-cell>
          <table:table-cell table:number-columns-repeated="1021"/>
        </table:table-row>
        <table:table-row table:style-name="ro1">
          <table:table-cell office:value-type="string">
            <text:p>Plus Canal</text:p>
          </table:table-cell>
          <table:table-cell table:number-columns-repeated="2" office:value-type="string">
            <text:p>Canal Cruz</text:p>
          </table:table-cell>
          <table:table-cell table:number-columns-repeated="1021"/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4 Ilhas</text:p>
          </table:table-cell>
          <table:table-cell table:number-columns-repeated="1021"/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Canal Patriota</text:p>
          </table:table-cell>
          <table:table-cell table:number-columns-repeated="1021"/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Rio Teia</text:p>
          </table:table-cell>
          <table:table-cell table:number-columns-repeated="1021"/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bo Narrows</text:p>
          </table:table-cell>
          <table:table-cell table:number-columns-repeated="1021"/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Ilhas Jade</text:p>
          </table:table-cell>
          <table:table-cell table:number-columns-repeated="1021"/>
        </table:table-row>
        <table:table-row table:style-name="ro1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office:value-type="string">
            <text:p>Canal Ytal</text:p>
          </table:table-cell>
          <table:table-cell table:number-columns-repeated="1021"/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Os Lagos</text:p>
          </table:table-cell>
          <table:table-cell table:number-columns-repeated="1021"/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Rio Tatter</text:p>
          </table:table-cell>
          <table:table-cell table:number-columns-repeated="1021"/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lha X</text:p>
          </table:table-cell>
          <table:table-cell table:number-columns-repeated="1021"/>
        </table:table-row>
        <table:table-row table:style-name="ro1">
          <table:table-cell office:value-type="string">
            <text:p>Alakule</text:p>
          </table:table-cell>
          <table:table-cell office:value-type="string">
            <text:p>Alakule</text:p>
          </table:table-cell>
          <table:table-cell office:value-type="string">
            <text:p>Alakule</text:p>
          </table:table-cell>
          <table:table-cell table:number-columns-repeated="1021"/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Rio Traidor</text:p>
          </table:table-cell>
          <table:table-cell table:number-columns-repeated="1021"/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Serra Colina</text:p>
          </table:table-cell>
          <table:table-cell table:number-columns-repeated="1021"/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Cabo Sul</text:p>
          </table:table-cell>
          <table:table-cell table:number-columns-repeated="1021"/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Ilhas Gloria</text:p>
          </table:table-cell>
          <table:table-cell table:number-columns-repeated="1021"/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Ilhas Spann</text:p>
          </table:table-cell>
          <table:table-cell table:number-columns-repeated="1021"/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  <table:table-cell table:number-columns-repeated="1021"/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2 Cascatas</text:p>
          </table:table-cell>
          <table:table-cell table:number-columns-repeated="1021"/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Porto Único</text:p>
          </table:table-cell>
          <table:table-cell table:number-columns-repeated="1021"/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Ilha Pivote</text:p>
          </table:table-cell>
          <table:table-cell table:number-columns-repeated="1021"/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Fim do Mundo</text:p>
          </table:table-cell>
          <table:table-cell table:number-columns-repeated="1021"/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Estreito Kita</text:p>
          </table:table-cell>
          <table:table-cell table:number-columns-repeated="1021"/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Cabo Turbulento</text:p>
          </table:table-cell>
          <table:table-cell table:number-columns-repeated="1021"/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Ilha Abrupta</text:p>
          </table:table-cell>
          <table:table-cell table:number-columns-repeated="1021"/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Esperança</text:p>
          </table:table-cell>
          <table:table-cell table:number-columns-repeated="1021"/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Rio Serpente</text:p>
          </table:table-cell>
          <table:table-cell table:number-columns-repeated="1021"/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Lago Ferry</text:p>
          </table:table-cell>
          <table:table-cell table:number-columns-repeated="1021"/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Ilha Gêmea</text:p>
          </table:table-cell>
          <table:table-cell table:number-columns-repeated="1021"/>
        </table:table-row>
        <table:table-row table:style-name="ro1">
          <table:table-cell office:value-type="string">
            <text:p>Dire Range</text:p>
          </table:table-cell>
          <table:table-cell table:number-columns-repeated="2" office:value-type="string">
            <text:p>Monte Horror</text:p>
          </table:table-cell>
          <table:table-cell table:number-columns-repeated="1021"/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Ilha Ovo</text:p>
          </table:table-cell>
          <table:table-cell table:number-columns-repeated="1021"/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  <table:table-cell table:number-columns-repeated="1021"/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Ilha Selo</text:p>
          </table:table-cell>
          <table:table-cell table:number-columns-repeated="1021"/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Quatro Rios</text:p>
          </table:table-cell>
          <table:table-cell table:number-columns-repeated="1021"/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Ilhas Anel</text:p>
          </table:table-cell>
          <table:table-cell table:number-columns-repeated="1021"/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são</text:p>
          </table:table-cell>
          <table:table-cell table:number-columns-repeated="1021"/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A Serpente</text:p>
          </table:table-cell>
          <table:table-cell table:number-columns-repeated="1021"/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anga Estrada</text:p>
          </table:table-cell>
          <table:table-cell table:number-columns-repeated="1021"/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O Ovo</text:p>
          </table:table-cell>
          <table:table-cell table:number-columns-repeated="1021"/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O Tridente</text:p>
          </table:table-cell>
          <table:table-cell table:number-columns-repeated="1021"/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Colinas de Bancada</text:p>
          </table:table-cell>
          <table:table-cell table:number-columns-repeated="1021"/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Planícies Mísseis</text:p>
          </table:table-cell>
          <table:table-cell table:number-columns-repeated="1021"/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Bacia Perdida</text:p>
          </table:table-cell>
          <table:table-cell table:number-columns-repeated="1021"/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Vale Perdido</text:p>
          </table:table-cell>
          <table:table-cell table:number-columns-repeated="1021"/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O Anel</text:p>
          </table:table-cell>
          <table:table-cell table:number-columns-repeated="1021"/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Terra Forte</text:p>
          </table:table-cell>
          <table:table-cell table:number-columns-repeated="1021"/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Relógio de Arena</text:p>
          </table:table-cell>
          <table:table-cell table:number-columns-repeated="1021"/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Mil Tubulañão</text:p>
          </table:table-cell>
          <table:table-cell table:number-columns-repeated="1021"/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quipélago</text:p>
          </table:table-cell>
          <table:table-cell table:number-columns-repeated="1021"/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Papaizão</text:p>
          </table:table-cell>
          <table:table-cell table:number-columns-repeated="1021"/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O Cruzamento</text:p>
          </table:table-cell>
          <table:table-cell table:number-columns-repeated="1021"/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Terra Ruim</text:p>
          </table:table-cell>
          <table:table-cell table:number-columns-repeated="1021"/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O Assalt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Portsmouth</text:p>
          </table:table-cell>
          <table:table-cell table:number-columns-repeated="1021"/>
        </table:table-row>
        <table:table-row table:style-name="ro1">
          <table:table-cell office:value-type="string">
            <text:p>Knotted Keys</text:p>
          </table:table-cell>
          <table:table-cell table:number-columns-repeated="2" office:value-type="string">
            <text:p>Cabo Nudo</text:p>
          </table:table-cell>
          <table:table-cell table:number-columns-repeated="1021"/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O olho de Wyrm</text:p>
          </table:table-cell>
          <table:table-cell table:number-columns-repeated="1021"/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A Fechadura</text:p>
          </table:table-cell>
          <table:table-cell table:number-columns-repeated="1021"/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O Interior</text:p>
          </table:table-cell>
          <table:table-cell table:number-columns-repeated="102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  <table:table-cell table:number-columns-repeated="1021"/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  <table:table-cell table:number-columns-repeated="1021"/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  <table:table-cell table:number-columns-repeated="1021"/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Ataque de Flak</text:p>
          </table:table-cell>
          <table:table-cell table:number-columns-repeated="1021"/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  <table:table-cell table:number-columns-repeated="1021"/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  <table:table-cell table:number-columns-repeated="1021"/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o tempo</text:p>
          </table:table-cell>
          <table:table-cell table:number-columns-repeated="1021"/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  <table:table-cell table:number-columns-repeated="1021"/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  <table:table-cell table:number-columns-repeated="1021"/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  <table:table-cell table:number-columns-repeated="1021"/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  <table:table-cell table:number-columns-repeated="1021"/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  <table:table-cell table:number-columns-repeated="1021"/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  <table:table-cell table:number-columns-repeated="1021"/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  <table:table-cell table:number-columns-repeated="1021"/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  <table:table-cell table:number-columns-repeated="1021"/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  <table:table-cell table:number-columns-repeated="1021"/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x. de Brinquedos</text:p>
          </table:table-cell>
          <table:table-cell table:number-columns-repeated="1021"/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  <table:table-cell table:number-columns-repeated="1021"/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ñão</text:p>
          </table:table-cell>
          <table:table-cell table:number-columns-repeated="1021"/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  <table:table-cell table:number-columns-repeated="1021"/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  <table:table-cell table:number-columns-repeated="1021"/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  <table:table-cell table:number-columns-repeated="1021"/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  <table:table-cell table:number-columns-repeated="1021"/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  <table:table-cell table:number-columns-repeated="1021"/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Luta pelos Silos</text:p>
          </table:table-cell>
          <table:table-cell table:number-columns-repeated="1021"/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  <table:table-cell table:number-columns-repeated="1021"/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o Sensei</text:p>
          </table:table-cell>
          <table:table-cell table:number-columns-repeated="1021"/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  <table:table-cell table:number-columns-repeated="1021"/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  <table:table-cell table:number-columns-repeated="1021"/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  <table:table-cell table:number-columns-repeated="1021"/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  <table:table-cell table:number-columns-repeated="1021"/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ñada</text:p>
          </table:table-cell>
          <table:table-cell table:number-columns-repeated="1021"/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  <table:table-cell table:number-columns-repeated="1021"/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  <table:table-cell table:number-columns-repeated="1021"/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  <table:table-cell table:number-columns-repeated="1021"/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  <table:table-cell table:number-columns-repeated="1021"/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  <table:table-cell table:number-columns-repeated="1021"/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  <table:table-cell table:number-columns-repeated="1021"/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  <table:table-cell table:number-columns-repeated="1021"/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  <table:table-cell table:number-columns-repeated="1021"/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  <table:table-cell table:number-columns-repeated="1021"/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  <table:table-cell table:number-columns-repeated="1021"/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  <table:table-cell table:number-columns-repeated="1021"/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  <table:table-cell table:number-columns-repeated="1021"/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  <table:table-cell table:number-columns-repeated="1021"/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  <table:table-cell table:number-columns-repeated="1021"/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  <table:table-cell table:number-columns-repeated="1021"/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  <table:table-cell table:number-columns-repeated="1021"/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  <table:table-cell table:number-columns-repeated="1021"/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  <table:table-cell table:number-columns-repeated="1021"/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  <table:table-cell table:number-columns-repeated="1021"/>
        </table:table-row>
        <table:table-row table:style-name="ro7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OCs you can use#in Free Battle or the War Room, and...$0fWell, I've got all kinds of stuff! #Go ahead, take a look around!$0f</text:p>
          </table:table-cell>
          <table:table-cell table:number-columns-repeated="1021"/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  <table:table-cell table:number-columns-repeated="1021"/>
        </table:table-row>
        <table:table-row table:style-name="ro2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  <table:table-cell table:number-columns-repeated="1021"/>
        </table:table-row>
        <table:table-row table:style-name="ro3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  <table:table-cell table:number-columns-repeated="1021"/>
        </table:table-row>
        <table:table-row table:style-name="ro2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  <table:table-cell table:number-columns-repeated="1021"/>
        </table:table-row>
        <table:table-row table:style-name="ro2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  <table:table-cell table:number-columns-repeated="1021"/>
        </table:table-row>
        <table:table-row table:style-name="ro6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table:number-columns-repeated="1021"/>
        </table:table-row>
        <table:table-row table:style-name="ro6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table:number-columns-repeated="1021"/>
        </table:table-row>
        <table:table-row table:style-name="ro8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OC have you#been using?$0fUsing the same OC over and#over isn't very impressive.$0fIf you want to earn a higher score,#you should try someone new.$0fEnough of that$3b what'll#it be today?$0f</text:p>
          </table:table-cell>
          <table:table-cell table:number-columns-repeated="1021"/>
        </table:table-row>
        <table:table-row table:style-name="ro5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, he, he!$0f</text:p>
          </table:table-cell>
          <table:table-cell table:number-columns-repeated="1021"/>
        </table:table-row>
        <table:table-row table:style-name="ro9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OC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OC Powers.$0fLife ain't that easy, soldier!$0fOops! You know, my mouth's gonna get#me in hot water one of these days!$0fEnough of this chitchat. Are you#buying something, or what?$0f</text:p>
          </table:table-cell>
          <table:table-cell table:number-columns-repeated="1021"/>
        </table:table-row>
        <table:table-row table:style-name="ro17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OC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table:number-columns-repeated="1021"/>
        </table:table-row>
        <table:table-row table:style-name="ro9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OC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table:number-columns-repeated="1021"/>
        </table:table-row>
        <table:table-row table:style-name="ro7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table:number-columns-repeated="1021"/>
        </table:table-row>
        <table:table-row table:style-name="ro10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OC Powers. Tough strategic choice!$0fEnough with the small talk!#Why don't you have a look around?$0f</text:p>
          </table:table-cell>
          <table:table-cell table:number-columns-repeated="1021"/>
        </table:table-row>
        <table:table-row table:style-name="ro8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OC to use#in the War Room.$0fSo, are you ready to talk business?#I'm all out of gossip for now!$0f</text:p>
          </table:table-cell>
          <table:table-cell table:number-columns-repeated="1021"/>
        </table:table-row>
        <table:table-row table:style-name="ro7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table:number-columns-repeated="1021"/>
        </table:table-row>
        <table:table-row table:style-name="ro5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OC#Power like there's no tomorrow!$0fBut if he uses it over and over#again, it takes longer to build up.$0fHow's that for some juicy intel?$0fShow me some gratitude and#whip out your wallet!$0f</text:p>
          </table:table-cell>
          <table:table-cell table:number-columns-repeated="1021"/>
        </table:table-row>
        <table:table-row table:style-name="ro7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OC in the Black Hole Army.$0fHe's one bad hombre, and no fooling.#He's leagues above most other OCs.$0fAren't many who've gone head-to-#head with him and walked away$0fa winner, you know? Of course,#I'd teach him some manners, but...$0fAh, why don't I just shut my yap#and let you do some shopping, eh?$0f</text:p>
          </table:table-cell>
          <table:table-cell table:number-columns-repeated="1021"/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OC de Orange Star!$0f</text:p>
          </table:table-cell>
          <table:table-cell table:number-columns-repeated="1021"/>
        </table:table-row>
        <table:table-row table:style-name="ro3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o seu OC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  <table:table-cell table:number-columns-repeated="1021"/>
        </table:table-row>
        <table:table-row table:style-name="ro4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Compre isso para acessar a opção#de Som!$0fEscolha Mapas de Batalha no#menu principal e depois aperte$0fSELECT para mudar para o Som.$0fLhe recomendo o Tema de Sensei!$0f</text:p>
          </table:table-cell>
          <table:table-cell table:number-columns-repeated="1021"/>
        </table:table-row>
        <table:table-row table:style-name="ro4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Compre isso e depois aperte SELECT#antes de escolher Campanha.$0fAssim poderá acessar o modo#Campanha Difícil.$0fVocê poderá ganhar muito mais#moedas...$0fSe você possuir habilidade para#isso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  <table:table-cell table:number-columns-repeated="1021"/>
        </table:table-row>
        <table:table-row table:style-name="ro3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Obrigado por comprar! Não#esqueça suas coisas.$0e$0e$0e</text:p>
          </table:table-cell>
          <table:table-cell table:number-columns-repeated="1021"/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Sem pontos suficiente!#Não posso vender isso!$0f</text:p>
          </table:table-cell>
          <table:table-cell table:number-columns-repeated="1021"/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Por que não leva outra coisa?$0f</text:p>
          </table:table-cell>
          <table:table-cell table:number-columns-repeated="1021"/>
        </table:table-row>
        <table:table-row table:style-name="ro3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roga!#Fiquei sem mercadoria!$0fAcho que fecharei a#loja por hoje.$0f</text:p>
          </table:table-cell>
          <table:table-cell table:number-columns-repeated="1021"/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Volte sempre!$0e$0e</text:p>
          </table:table-cell>
          <table:table-cell table:number-columns-repeated="1021"/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Não desanime!$0e$0e</text:p>
          </table:table-cell>
          <table:table-cell table:number-columns-repeated="1021"/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Não amoleça!</text:p>
          </table:table-cell>
          <table:table-cell table:number-columns-repeated="1021"/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Continue assim!$0e$0e</text:p>
          </table:table-cell>
          <table:table-cell table:number-columns-repeated="1021"/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eseja guardar as mudanças?#$17</text:p>
          </table:table-cell>
          <table:table-cell table:number-columns-repeated="1021"/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Certo! Eu também#ganharei na próxima!</text:p>
          </table:table-cell>
          <table:table-cell table:number-columns-repeated="1021"/>
        </table:table-row>
        <table:table-row table:style-name="ro1">
          <table:table-cell office:value-type="string">
            <text:p>Mission accomplished!#Awaiting orders!</text:p>
          </table:table-cell>
          <table:table-cell table:number-columns-repeated="2" office:value-type="string">
            <text:p>Missão cumprida!#Esperando ordens!</text:p>
          </table:table-cell>
          <table:table-cell table:number-columns-repeated="1021"/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Bá!#Moleza!</text:p>
          </table:table-cell>
          <table:table-cell table:number-columns-repeated="1021"/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ada mal!#Nos vemos de novo.</text:p>
          </table:table-cell>
          <table:table-cell table:number-columns-repeated="1021"/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Já acabou? Boa sorte#na próxima vez!</text:p>
          </table:table-cell>
          <table:table-cell table:number-columns-repeated="1021"/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As tropas de Olaf não#tem comparação!</text:p>
          </table:table-cell>
          <table:table-cell table:number-columns-repeated="1021"/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ada mal! Não seja#um mal perdedor!</text:p>
          </table:table-cell>
          <table:table-cell table:number-columns-repeated="1021"/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Eba... Eu venci!#Eu realmente venci!</text:p>
          </table:table-cell>
          <table:table-cell table:number-columns-repeated="1021"/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é o vencedor!#Nos veremos de novo!</text:p>
          </table:table-cell>
          <table:table-cell table:number-columns-repeated="1021"/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Foi necessário! Use a#cabeça para vencer!</text:p>
          </table:table-cell>
          <table:table-cell table:number-columns-repeated="1021"/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Ainda#estou em plena forma!</text:p>
          </table:table-cell>
          <table:table-cell table:number-columns-repeated="1021"/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Outra vitória! Para#não haver dúvidas!</text:p>
          </table:table-cell>
          <table:table-cell table:number-columns-repeated="1021"/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Eu venci desta vez!#Sou invencível no mar!</text:p>
          </table:table-cell>
          <table:table-cell table:number-columns-repeated="1021"/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unca render-se!#Esse é o meu lema!</text:p>
          </table:table-cell>
          <table:table-cell table:number-columns-repeated="1021"/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Isso é tudo?#Que perca de tempo!</text:p>
          </table:table-cell>
          <table:table-cell table:number-columns-repeated="1021"/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, he, he...#Hã? Cansado?</text:p>
          </table:table-cell>
          <table:table-cell table:number-columns-repeated="1021"/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, he, he...#O que você esperava?</text:p>
          </table:table-cell>
          <table:table-cell table:number-columns-repeated="1021"/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Você não é fraco...#Eu é que sou forte!</text:p>
          </table:table-cell>
          <table:table-cell table:number-columns-repeated="1021"/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eu nome é Sturm.#Ouça e trema isso.</text:p>
          </table:table-cell>
          <table:table-cell table:number-columns-repeated="1021"/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Que sorte!$0e$0e$0e$0e</text:p>
          </table:table-cell>
          <table:table-cell table:number-columns-repeated="1021"/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Hora de pegar sério!$0e$0e$0e$0e</text:p>
          </table:table-cell>
          <table:table-cell table:number-columns-repeated="1021"/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Muito bem!$0e#Vamos nos divertir um pouco!$0e$0e$0e</text:p>
          </table:table-cell>
          <table:table-cell table:number-columns-repeated="1021"/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A sorte também é uma habilidade!$0e$0e$0e$0e</text:p>
          </table:table-cell>
          <table:table-cell table:number-columns-repeated="1021"/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Estou apenas começando!$0e$0e$0e$0e</text:p>
          </table:table-cell>
          <table:table-cell table:number-columns-repeated="1021"/>
        </table:table-row>
        <table:table-row table:style-name="ro3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Boa ofensiva.$0e#Mas eu sou melhor!$0e$0e$0e$0e</text:p>
          </table:table-cell>
          <table:table-cell table:number-columns-repeated="1021"/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Está na hora de uma afinação!$0e$0e$0e$0e</text:p>
          </table:table-cell>
          <table:table-cell table:number-columns-repeated="1021"/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Vencerei! Com certeza!$0e$0e$0e$0e</text:p>
          </table:table-cell>
          <table:table-cell table:number-columns-repeated="1021"/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Pronto para atacar!$0e$0e$0e$0e</text:p>
          </table:table-cell>
          <table:table-cell table:number-columns-repeated="1021"/>
        </table:table-row>
        <table:table-row table:style-name="ro3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Não estou preocupado!#Posso reparar qualquer coisa!$0e$0e$0e$0e</text:p>
          </table:table-cell>
          <table:table-cell table:number-columns-repeated="1021"/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Esse é o meu jeito de lutar!$0e$0e$0e$0e</text:p>
          </table:table-cell>
          <table:table-cell table:number-columns-repeated="1021"/>
        </table:table-row>
        <table:table-row table:style-name="ro3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Eu nunca me rendo, e nunca perco!$0e$0e$0e$0e</text:p>
          </table:table-cell>
          <table:table-cell table:number-columns-repeated="1021"/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Adiante, tanques, adiante!$0e$0e$0e$0e</text:p>
          </table:table-cell>
          <table:table-cell table:number-columns-repeated="1021"/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Ei! Renda-se enquanto pode!$0e$0e$0e$0e</text:p>
          </table:table-cell>
          <table:table-cell table:number-columns-repeated="1021"/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Agora você irá sofrer!$0e$0e$0e$0e</text:p>
          </table:table-cell>
          <table:table-cell table:number-columns-repeated="1021"/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Quer testar minha força?#Não irei perder!$0e$0e$0e$0e</text:p>
          </table:table-cell>
          <table:table-cell table:number-columns-repeated="1021"/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Não sou nenhum brincalhão!$0e$0e$0e$0e</text:p>
          </table:table-cell>
          <table:table-cell table:number-columns-repeated="1021"/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Basta! Saia do meu caminho!$0e$0e$0e$0e</text:p>
          </table:table-cell>
          <table:table-cell table:number-columns-repeated="1021"/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Preparados ou não, ai vou eu!$0e$0e$0e$0e</text:p>
          </table:table-cell>
          <table:table-cell table:number-columns-repeated="1021"/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aria... Ao ataque!$0e$0e$0e$0e</text:p>
          </table:table-cell>
          <table:table-cell table:number-columns-repeated="1021"/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Tudo bem! Hora de acabar com isso!$0e$0e$0e$0e</text:p>
          </table:table-cell>
          <table:table-cell table:number-columns-repeated="1021"/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Você não é ruim!#Agora é a minha vez!$0e$0e$0e$0e</text:p>
          </table:table-cell>
          <table:table-cell table:number-columns-repeated="1021"/>
        </table:table-row>
        <table:table-row table:style-name="ro3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Em teste de minhas habilidades,#sou invencível!$0e$0e$0e$0e</text:p>
          </table:table-cell>
          <table:table-cell table:number-columns-repeated="1021"/>
        </table:table-row>
        <table:table-row table:style-name="ro3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Acalme-se... Acalme-se...$0e#O pânico irá te fazer perder!$0e$0e$0e$0e</text:p>
          </table:table-cell>
          <table:table-cell table:number-columns-repeated="1021"/>
        </table:table-row>
        <table:table-row table:style-name="ro3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Que os ventos da guerra tragam#a neve!$0e$0e$0e$0e</text:p>
          </table:table-cell>
          <table:table-cell table:number-columns-repeated="1021"/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é indestrutível!$0e$0e$0e$0e</text:p>
          </table:table-cell>
          <table:table-cell table:number-columns-repeated="1021"/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Você lamentará por#ter me desafiado!!$0e$0e$0e$0e</text:p>
          </table:table-cell>
          <table:table-cell table:number-columns-repeated="1021"/>
        </table:table-row>
        <table:table-row table:style-name="ro3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ão há homem ou máquina capaz#de resistir a$0e fúria da natureza!$0e$0e$0e$0e</text:p>
          </table:table-cell>
          <table:table-cell table:number-columns-repeated="1021"/>
        </table:table-row>
        <table:table-row table:style-name="ro3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Você tem coragem em me$0e#desafiar, lhe darei meu melhor!$0e$0e$0e$0e</text:p>
          </table:table-cell>
          <table:table-cell table:number-columns-repeated="1021"/>
        </table:table-row>
        <table:table-row table:style-name="ro3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, ho, ho. Acha que suas$0e tropas#miseráveis podem suportar o frio?$0e$0e$0e$0e</text:p>
          </table:table-cell>
          <table:table-cell table:number-columns-repeated="1021"/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Chegou a hora d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Quem é o tolo que me ajudará$0e a#fazer tiro ao alvo?$0e$0e$0e$0e</text:p>
          </table:table-cell>
          <table:table-cell table:number-columns-repeated="1021"/>
        </table:table-row>
        <table:table-row table:style-name="ro3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de ponho o olho,$0e ponho a bala!$0e$0e$0e$0e</text:p>
          </table:table-cell>
          <table:table-cell table:number-columns-repeated="1021"/>
        </table:table-row>
        <table:table-row table:style-name="ro3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Você pode correr, mas não$0e#pode se esconder!$0e$0e$0e$0e</text:p>
          </table:table-cell>
          <table:table-cell table:number-columns-repeated="1021"/>
        </table:table-row>
        <table:table-row table:style-name="ro3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Não me deixe irritado!$0e Quero fazer#as coisas com calma e devagar.$0e$0e$0e$0e</text:p>
          </table:table-cell>
          <table:table-cell table:number-columns-repeated="1021"/>
        </table:table-row>
        <table:table-row table:style-name="ro3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ão precisa desse alvoroço.$0e#Relaxe um pouco!$0e$0e$0e$0e</text:p>
          </table:table-cell>
          <table:table-cell table:number-columns-repeated="1021"/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Quem quer testar minha ira?$0e$0e$0e$0e</text:p>
          </table:table-cell>
          <table:table-cell table:number-columns-repeated="1021"/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-se! Kanbei chegou!$0e$0e$0e$0e</text:p>
          </table:table-cell>
          <table:table-cell table:number-columns-repeated="1021"/>
        </table:table-row>
        <table:table-row table:style-name="ro3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Seus números não são nada!$0e#Nada pode me deter!$0e$0e$0e$0e</text:p>
          </table:table-cell>
          <table:table-cell table:number-columns-repeated="1021"/>
        </table:table-row>
        <table:table-row table:style-name="ro3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inha mente está pronta para a#batalha.$0e É a essência do samurai!!$0e$0e$0e$0e</text:p>
          </table:table-cell>
          <table:table-cell table:number-columns-repeated="1021"/>
        </table:table-row>
        <table:table-row table:style-name="ro3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Não me preocupo pelo que$0e#PODERIA acontecer!$0e$0e$0e$0e</text:p>
          </table:table-cell>
          <table:table-cell table:number-columns-repeated="1021"/>
        </table:table-row>
        <table:table-row table:style-name="ro3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Você luta admiravelmente.$0e Mas#deixe-me mostrar minha força!$0e$0e$0e$0e</text:p>
          </table:table-cell>
          <table:table-cell table:number-columns-repeated="1021"/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Agora você irá entender!$0e$0e$0e$0e</text:p>
          </table:table-cell>
          <table:table-cell table:number-columns-repeated="1021"/>
        </table:table-row>
        <table:table-row table:style-name="ro3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Vejo que seus planos são tão óbvios!$0e$0e$0e$0e</text:p>
          </table:table-cell>
          <table:table-cell table:number-columns-repeated="1021"/>
        </table:table-row>
        <table:table-row table:style-name="ro3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Pai, Sensei, cidadãos de Yellow#Comet!$0e Deem-me nossa força!$0e$0e$0e$0e</text:p>
          </table:table-cell>
          <table:table-cell table:number-columns-repeated="1021"/>
        </table:table-row>
        <table:table-row table:style-name="ro3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Lhe mostrarei que$0e o combate#não é somente força bruta!$0e$0e$0e$0e</text:p>
          </table:table-cell>
          <table:table-cell table:number-columns-repeated="1021"/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Veja e aprenda!$0e$0e$0e$0e</text:p>
          </table:table-cell>
          <table:table-cell table:number-columns-repeated="1021"/>
        </table:table-row>
        <table:table-row table:style-name="ro3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úmero de tropas inimigas,#localização...$0e Fácil demais!$0e$0e$0e$0e</text:p>
          </table:table-cell>
          <table:table-cell table:number-columns-repeated="1021"/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O Eagle plana sobre você!$0e$0e$0e$0e</text:p>
          </table:table-cell>
          <table:table-cell table:number-columns-repeated="1021"/>
        </table:table-row>
        <table:table-row table:style-name="ro3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Não me interessa ter subalternos.$0e#Desapareça!$0e$0e$0e$0e</text:p>
          </table:table-cell>
          <table:table-cell table:number-columns-repeated="1021"/>
        </table:table-row>
        <table:table-row table:style-name="ro3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Unidades, prontas para atacar!$0e#Não deem tempo para lamentarem!$0e$0e$0e$0e</text:p>
          </table:table-cell>
          <table:table-cell table:number-columns-repeated="1021"/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A rapidez é a essência do combate!$0e$0e$0e$0e</text:p>
          </table:table-cell>
          <table:table-cell table:number-columns-repeated="1021"/>
        </table:table-row>
        <table:table-row table:style-name="ro3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Acha mesmo que poderá#aguentar meu ritmo?$0e$0e$0e$0e</text:p>
          </table:table-cell>
          <table:table-cell table:number-columns-repeated="1021"/>
        </table:table-row>
        <table:table-row table:style-name="ro3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, he... Impressionante!$0e Você#quase me superou. Quase!$0e$0e$0e$0e</text:p>
          </table:table-cell>
          <table:table-cell table:number-columns-repeated="1021"/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Dê adeus para as suas tropas!$0e$0e$0e$0e</text:p>
          </table:table-cell>
          <table:table-cell table:number-columns-repeated="1021"/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Levantar âncoras!$0e$0e$0e$0e</text:p>
          </table:table-cell>
          <table:table-cell table:number-columns-repeated="1021"/>
        </table:table-row>
        <table:table-row table:style-name="ro3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Hora de lhe mostrar$0e como#fazemos as coisas no mar!$0e$0e$0e$0e</text:p>
          </table:table-cell>
          <table:table-cell table:number-columns-repeated="1021"/>
        </table:table-row>
        <table:table-row table:style-name="ro3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O medo é para marinheiros#de água doce!$0e$0e$0e$0e</text:p>
          </table:table-cell>
          <table:table-cell table:number-columns-repeated="1021"/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Eu sei tudo sobre o mar!$0e$0e$0e$0e</text:p>
          </table:table-cell>
          <table:table-cell table:number-columns-repeated="1021"/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-se para desaparecer!$0e$0e$0e$0e</text:p>
          </table:table-cell>
          <table:table-cell table:number-columns-repeated="1021"/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Você tremerá diante do meu poder!$0e$0e$0e$0e</text:p>
          </table:table-cell>
          <table:table-cell table:number-columns-repeated="1021"/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O medo é tudo o que lhe resta...$0e$0e$0e$0e</text:p>
          </table:table-cell>
          <table:table-cell table:number-columns-repeated="1021"/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Você não sobreviverá!$0e$0e$0e$0e</text:p>
          </table:table-cell>
          <table:table-cell table:number-columns-repeated="1021"/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-se para receber#a escuridão!$0e$0e$0e$0e</text:p>
          </table:table-cell>
          <table:table-cell table:number-columns-repeated="1021"/>
        </table:table-row>
        <table:table-row table:style-name="ro3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Tanto poder... Lamento ter#que destruí-lo.$0e$0e$0e$0e</text:p>
          </table:table-cell>
          <table:table-cell table:number-columns-repeated="1021"/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Fogo e destruição!!!$0e$0e$0e$0e</text:p>
          </table:table-cell>
          <table:table-cell table:number-columns-repeated="1021"/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ome isso!$0e$0e$0e$0e</text:p>
          </table:table-cell>
          <table:table-cell table:number-columns-repeated="1021"/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Estou fora de mim!$0e$0e$0e$0e</text:p>
          </table:table-cell>
          <table:table-cell table:number-columns-repeated="1021"/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Vou te esmagar bonito!$0e$0e$0e$0e</text:p>
          </table:table-cell>
          <table:table-cell table:number-columns-repeated="1021"/>
        </table:table-row>
        <table:table-row table:style-name="ro3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Quebrar coisas é o que faço$0e#de melhor! Alguém problema?$0e$0e$0e$0e</text:p>
          </table:table-cell>
          <table:table-cell table:number-columns-repeated="1021"/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Por que pensar se pode lutar?$0e$0e$0e$0e</text:p>
          </table:table-cell>
          <table:table-cell table:number-columns-repeated="1021"/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Fique fora do meu caminho!$0e$0e$0e$0e</text:p>
          </table:table-cell>
          <table:table-cell table:number-columns-repeated="1021"/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Pode sobreviver ao meu ataque?$0e$0e$0e$0e</text:p>
          </table:table-cell>
          <table:table-cell table:number-columns-repeated="1021"/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He, he! Venha! Vamos brincar!$0e$0e$0e$0e</text:p>
          </table:table-cell>
          <table:table-cell table:number-columns-repeated="1021"/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Já chega!$0e#Estou chateada!$0e$0e$0e$0e#</text:p>
          </table:table-cell>
          <table:table-cell table:number-columns-repeated="1021"/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Não gosto disso nem um pouco!$0e$0e$0e$0e</text:p>
          </table:table-cell>
          <table:table-cell table:number-columns-repeated="1021"/>
        </table:table-row>
        <table:table-row table:style-name="ro3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Pretende comparar-se comigo?$0e#Que estupidez!$0e$0e$0e$0e</text:p>
          </table:table-cell>
          <table:table-cell table:number-columns-repeated="1021"/>
        </table:table-row>
        <table:table-row table:style-name="ro3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Que chatice!$0e#Terei qu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, he, he... Vou gostar$0e#d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O terror em seu rosto...$0e#É absolutamente delicioso!$0e$0e$0e$0e</text:p>
          </table:table-cell>
          <table:table-cell table:number-columns-repeated="1021"/>
        </table:table-row>
        <table:table-row table:style-name="ro3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, he, he...$0e#Não posso me divertir!?$0e$0e$0e$0e</text:p>
          </table:table-cell>
          <table:table-cell table:number-columns-repeated="1021"/>
        </table:table-row>
        <table:table-row table:style-name="ro3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, he, he...$0e#Só vai doer um pouquinho.$0e$0e$0e$0e</text:p>
          </table:table-cell>
          <table:table-cell table:number-columns-repeated="1021"/>
        </table:table-row>
        <table:table-row table:style-name="ro3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Combater comigo é uma honrar$0e#maior do que merece!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, he, he...$0e#Ajoelhe-se diante de Adder!$0e$0e$0e$0e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Esse é o fim.$0e$0e$0e$0e</text:p>
          </table:table-cell>
          <table:table-cell table:number-columns-repeated="1021"/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Adeus.$0e$0e$0e$0e</text:p>
          </table:table-cell>
          <table:table-cell table:number-columns-repeated="1021"/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Você deveria ter ficado em casa.$0e$0e$0e$0e</text:p>
          </table:table-cell>
          <table:table-cell table:number-columns-repeated="1021"/>
        </table:table-row>
        <table:table-row table:style-name="ro3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Ser derrotado significa perder tudo.$0e#Está preparado para isso?$0e$0e$0e$0e</text:p>
          </table:table-cell>
          <table:table-cell table:number-columns-repeated="1021"/>
        </table:table-row>
        <table:table-row table:style-name="ro3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A vitória é para o melhor combatente.$0e#A verdade universal.$0e$0e$0e$0e</text:p>
          </table:table-cell>
          <table:table-cell table:number-columns-repeated="1021"/>
        </table:table-row>
        <table:table-row table:style-name="ro3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onante....$0e#Lembrarei da sua técnica!$0e$0e$0e$0e</text:p>
          </table:table-cell>
          <table:table-cell table:number-columns-repeated="1021"/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Como vão os negócios?$0e$0e$0e$0e</text:p>
          </table:table-cell>
          <table:table-cell table:number-columns-repeated="1021"/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Venha e compre algo!$0e$0e$0e$0e</text:p>
          </table:table-cell>
          <table:table-cell table:number-columns-repeated="1021"/>
        </table:table-row>
        <table:table-row table:style-name="ro3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Pode me chamar de Hachi$0e#o melhor OC da história!$0e$0e$0e$0e</text:p>
          </table:table-cell>
          <table:table-cell table:number-columns-repeated="1021"/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ão é preciso ficar assim!$0e$0e$0e$0e</text:p>
          </table:table-cell>
          <table:table-cell table:number-columns-repeated="1021"/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Isso me trás lembranças!$0e$0e$0e$0e</text:p>
          </table:table-cell>
          <table:table-cell table:number-columns-repeated="1021"/>
        </table:table-row>
        <table:table-row table:style-name="ro3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Sair corrento é covardia!$0e#Mantenha-se firma, soldado!$0e$0e$0e$0e</text:p>
          </table:table-cell>
          <table:table-cell table:number-columns-repeated="1021"/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Deixe-me mostrar o poder do dinheiro!$0e$0e$0e$0e</text:p>
          </table:table-cell>
          <table:table-cell table:number-columns-repeated="1021"/>
        </table:table-row>
        <table:table-row table:style-name="ro3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ovo de Blue Moon!$0e#Preciso da ajuda de vocês!$0e$0e$0e$0e</text:p>
          </table:table-cell>
          <table:table-cell table:number-columns-repeated="1021"/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Dinheiro compra poder!!!$0e$0e$0e$0e</text:p>
          </table:table-cell>
          <table:table-cell table:number-columns-repeated="1021"/>
        </table:table-row>
        <table:table-row table:style-name="ro3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Não me subestime só$0e#por que sou novo!$0e$0e$0e$0e</text:p>
          </table:table-cell>
          <table:table-cell table:number-columns-repeated="1021"/>
        </table:table-row>
        <table:table-row table:style-name="ro3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Quando chegar a hora,$0e#cumprirei o meu destino!$0e$0e$0e$0e</text:p>
          </table:table-cell>
          <table:table-cell table:number-columns-repeated="1021"/>
        </table:table-row>
        <table:table-row table:style-name="ro3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Isto não é um exercício...$0e#Não me rendei facilmente!$0e$0e$0e$0e</text:p>
          </table:table-cell>
          <table:table-cell table:number-columns-repeated="1021"/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Não deixarei passa essa#oportunidade!$0e$0e$0e$0e</text:p>
          </table:table-cell>
          <table:table-cell table:number-columns-repeated="1021"/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Tudo de uma vez!$0e#Pressão!$0e$0e$0e$0e</text:p>
          </table:table-cell>
          <table:table-cell table:number-columns-repeated="1021"/>
        </table:table-row>
        <table:table-row table:style-name="ro3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As batalhas não devem ser breve..$0e#Sempre dou 100%! Sempre!$0e$0e$0e$0e</text:p>
          </table:table-cell>
          <table:table-cell table:number-columns-repeated="1021"/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Acredite, sobreviverei a este combate!$0e$0e$0e$0e</text:p>
          </table:table-cell>
          <table:table-cell table:number-columns-repeated="1021"/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É só uma questão de quem é melhor.$0e$0e$0e$0e</text:p>
          </table:table-cell>
          <table:table-cell table:number-columns-repeated="1021"/>
        </table:table-row>
        <table:table-row table:style-name="ro3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Você é um adversário formidável,$0e#mas não quer dizer que perderei!$0e$0e$0e$0e</text:p>
          </table:table-cell>
          <table:table-cell table:number-columns-repeated="1021"/>
        </table:table-row>
        <table:table-row table:style-name="ro3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Ainda estou em forma para dar-lhe$0e#uma lição, jovenzinho!$0e$0e$0e$0e</text:p>
          </table:table-cell>
          <table:table-cell table:number-columns-repeated="1021"/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quedistas!$0e#Preparem-se para saltar!$0e$0e$0e$0e</text:p>
          </table:table-cell>
          <table:table-cell table:number-columns-repeated="1021"/>
        </table:table-row>
        <table:table-row table:style-name="ro3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, ha, ha!$0e#Será uma vitória esmagadora!$0e$0e$0e$0e</text:p>
          </table:table-cell>
          <table:table-cell table:number-columns-repeated="1021"/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Viu o que a experiência faz com$0e#você!?$0e$0e$0e$0e</text:p>
          </table:table-cell>
          <table:table-cell table:number-columns-repeated="1021"/>
        </table:table-row>
        <table:table-row table:style-name="ro3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Você tem sido um bom oponente,$0e#mas temo que chegou o seu fim.$0e$0e$0e$0e</text:p>
          </table:table-cell>
          <table:table-cell table:number-columns-repeated="1021"/>
        </table:table-row>
        <table:table-row table:style-name="ro3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ada se aproveita de uma guerra...$0e#Assim que terminar, voltarei pra casa.$0e$0e$0e$0e</text:p>
          </table:table-cell>
          <table:table-cell table:number-columns-repeated="1021"/>
        </table:table-row>
        <table:table-row table:style-name="ro2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  <table:table-cell table:number-columns-repeated="1021"/>
        </table:table-row>
        <table:table-row table:style-name="ro3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leva#rações. Quando uma#ração acaba, ela não#poderá se mover.</text:p>
          </table:table-cell>
          <table:table-cell table:number-columns-repeated="1021"/>
        </table:table-row>
        <table:table-row table:style-name="ro3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  <table:table-cell table:number-columns-repeated="1021"/>
        </table:table-row>
        <table:table-row table:style-name="ro3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  <table:table-cell table:number-columns-repeated="1021"/>
        </table:table-row>
        <table:table-row table:style-name="ro3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As unidades $82mecânicas$80#podem capturar bases#e possuem maior#potência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A arma primária das#unidade $82mecânicas$80 é a#bazuca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A Bazuca possui núme-#ro limitado de disparo.#Usam metralh. ao ficar#sem munição primária.</text:p>
          </table:table-cell>
          <table:table-cell table:number-columns-repeated="1021"/>
        </table:table-row>
        <table:table-row table:style-name="ro3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As unidade $82mecânicas$80#levam rações. Sem#elas, não podem se#movimentar.</text:p>
          </table:table-cell>
          <table:table-cell table:number-columns-repeated="1021"/>
        </table:table-row>
        <table:table-row table:style-name="ro3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A Bazuca é efetiva#contra unidades#terrestres que não#sejam infantaria.</text:p>
          </table:table-cell>
          <table:table-cell table:number-columns-repeated="1021"/>
        </table:table-row>
        <table:table-row table:style-name="ro2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Os $82mecânicos$80 usam#metralh. contra solda-#dos terrestres. São mais#forte que $82infantaria$80.</text:p>
          </table:table-cell>
          <table:table-cell table:number-columns-repeated="1021"/>
        </table:table-row>
        <table:table-row table:style-name="ro3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Suas metralhadoras#são efetivas contra#unidades terrestres,#menos infantaria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As metralhadoras#causam certo dano#em $82helicópteros de#transporte$80.</text:p>
          </table:table-cell>
          <table:table-cell table:number-columns-repeated="1021"/>
        </table:table-row>
        <table:table-row table:style-name="ro3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A unidade de $82reconhe-#cimento$80 tem um grande#movimento e é forte#contra $82infantaria$80.</text:p>
          </table:table-cell>
          <table:table-cell table:number-columns-repeated="1021"/>
        </table:table-row>
        <table:table-row table:style-name="ro3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A unidade de $82reconheci-#mento$80 tem uma grande#visão, tornando-o invisí-#vel na Nebli. de Guerra.</text:p>
          </table:table-cell>
          <table:table-cell table:number-columns-repeated="1021"/>
        </table:table-row>
        <table:table-row table:style-name="ro3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A unidade de $82reconhe-#cimento$80 usa rodas.#Não pode cruzar todos#os terrenos.</text:p>
          </table:table-cell>
          <table:table-cell table:number-columns-repeated="1021"/>
        </table:table-row>
        <table:table-row table:style-name="ro3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A unidade de $82reconhe-#cimento$80 não carrega#nenhuma arma#primária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A arma secundária é a#metralhadora. É efetiva#apenas contra a#infantaria.</text:p>
          </table:table-cell>
          <table:table-cell table:number-columns-repeated="1021"/>
        </table:table-row>
        <table:table-row table:style-name="ro3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A metralhadora é efeti-#va contra a $82infantaria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Pode $83disparar$80 contra#unidades que não#sejam infantaria, mas#não é grande coisa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A metralhadora causa#danos aos $82helicópteros#de transporte$80. O simbolo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O $82tanque$80 possui#uma grande distância#de movimento e não#é caro.</text:p>
          </table:table-cell>
          <table:table-cell table:number-columns-repeated="1021"/>
        </table:table-row>
        <table:table-row table:style-name="ro3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O $82tanque$80 não#pode cruzar todos os#tipos os terrenos, pois#utiliza esteiras.</text:p>
          </table:table-cell>
          <table:table-cell table:number-columns-repeated="1021"/>
        </table:table-row>
        <table:table-row table:style-name="ro3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Este é o alcance de#visão do $82tanque$80. É#bem amplo para uma#unidade terrestre.</text:p>
          </table:table-cell>
          <table:table-cell table:number-columns-repeated="1021"/>
        </table:table-row>
        <table:table-row table:style-name="ro3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arma primária do#$82tanque$80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O $82tanque$80 utiliza#a arma secundária#quando fica sem#munição primária.</text:p>
          </table:table-cell>
          <table:table-cell table:number-columns-repeated="1021"/>
        </table:table-row>
        <table:table-row table:style-name="ro3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A arma primária do $82tan-#que$80, o canhão, é eficien-#te contra unidades que#não sejam infantaria.</text:p>
          </table:table-cell>
          <table:table-cell table:number-columns-repeated="1021"/>
        </table:table-row>
        <table:table-row table:style-name="ro3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O $82tanque$80 pode#$83disparar$80 em navios#com o canhão, mas#não é muito efetivo.</text:p>
          </table:table-cell>
          <table:table-cell table:number-columns-repeated="1021"/>
        </table:table-row>
        <table:table-row table:style-name="ro3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O $82tanque$80 não pode#$83disparar$80 em submari-#nos submersos e não#causa muito dano.</text:p>
          </table:table-cell>
          <table:table-cell table:number-columns-repeated="1021"/>
        </table:table-row>
        <table:table-row table:style-name="ro3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As metralhadoras do#$82tanque$80 são efetivas#contra unidades de#infanta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A efetividade contra#unidades terrestres que#não sejam infantaria é#muito limitada.</text:p>
          </table:table-cell>
          <table:table-cell table:number-columns-repeated="1021"/>
        </table:table-row>
        <table:table-row table:style-name="ro3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As metralhadoras do#$82tanque$80 são muito#efetivas contra os#helicópteros.</text:p>
          </table:table-cell>
          <table:table-cell table:number-columns-repeated="1021"/>
        </table:table-row>
        <table:table-row table:style-name="ro2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A capacidade ofensiva#e defensiva do $82tanque#médio$80 é a segunda#melhor das terrestres.</text:p>
          </table:table-cell>
          <table:table-cell table:number-columns-repeated="1021"/>
        </table:table-row>
        <table:table-row table:style-name="ro3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A arma primária do#$82tanque médio$80 pode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O $82tanque médio$80#usa a arma secundária#quando fica sem#munição primária.</text:p>
          </table:table-cell>
          <table:table-cell table:number-columns-repeated="1021"/>
        </table:table-row>
        <table:table-row table:style-name="ro3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Os canhões do $82tanque#médio$80 são úteis contra#unidades terrestres,#menos infantaria.</text:p>
          </table:table-cell>
          <table:table-cell table:number-columns-repeated="1021"/>
        </table:table-row>
        <table:table-row table:style-name="ro3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O canhão é efetivo con-#tra navios. O simbolo#na unidade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O $82tanque médio$80 é fraco#contra $82submarinos$80 e não#dispara neles quando#estão submersos.</text:p>
          </table:table-cell>
          <table:table-cell table:number-columns-repeated="1021"/>
        </table:table-row>
        <table:table-row table:style-name="ro3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As metralhadoras do#$82tanque médio$80 são#melhores que as dos#$82tanques$80.</text:p>
          </table:table-cell>
          <table:table-cell table:number-columns-repeated="1021"/>
        </table:table-row>
        <table:table-row table:style-name="ro3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A metralhadora está no#mesmo nível que a#metralhadora de outras#unidades terrestres.</text:p>
          </table:table-cell>
          <table:table-cell table:number-columns-repeated="1021"/>
        </table:table-row>
        <table:table-row table:style-name="ro3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O $82tanque médio$80 é#efetivo contra $82helicópte-#ros$80, sobre tudo os de#transporte.</text:p>
          </table:table-cell>
          <table:table-cell table:number-columns-repeated="1021"/>
        </table:table-row>
        <table:table-row table:style-name="ro3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Os $82APCs$80 transportam#tropas, suprimentos,#munições e combus-#tíveis.</text:p>
          </table:table-cell>
          <table:table-cell table:number-columns-repeated="1021"/>
        </table:table-row>
        <table:table-row table:style-name="ro3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Os $82APCs$80 não levam#armas e não podem#$83disparar$80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A $82artilharia$80 é uma#unidade de combate#indireto potente e#barata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A $82artilharia$80 usa esteiras.#Isso torna mais fácil#para manejar que os#foguet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A arma primária da#$82artilharia$80 são canhões.#Podem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A $82artilharia$80 não poderá#$83disparar$80 quando ficam#sem munição de#canhões.</text:p>
          </table:table-cell>
          <table:table-cell table:number-columns-repeated="1021"/>
        </table:table-row>
        <table:table-row table:style-name="ro3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O alcance de ataque da#$82artilharia$80. Pode disparar#em áreas que os $82fogue-#tes$80 não podem.</text:p>
          </table:table-cell>
          <table:table-cell table:number-columns-repeated="1021"/>
        </table:table-row>
        <table:table-row table:style-name="ro3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A unidade de $82Foguete$80#é valiosa, pois pode#$83disparar$80 em unidades#terrestres e navais.</text:p>
          </table:table-cell>
          <table:table-cell table:number-columns-repeated="1021"/>
        </table:table-row>
        <table:table-row table:style-name="ro3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A unidade de $82Foguete$80#viaja em rodas. Isso o#torna pior de manejar#que as $82artilharias$80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3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A unidade de $82Foguete$80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A unidade de $82Foguete$80#não pode $83disparar$80#quando fica sem#foguetes.</text:p>
          </table:table-cell>
          <table:table-cell table:number-columns-repeated="1021"/>
        </table:table-row>
        <table:table-row table:style-name="ro3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Esse é o alcance de#ataque do $82Foguete$80,#tanto para unidades#navais e terrestres.</text:p>
          </table:table-cell>
          <table:table-cell table:number-columns-repeated="1021"/>
        </table:table-row>
        <table:table-row table:style-name="ro3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O $82Foguete$80 é efetivo#contra infantaria. O sim-#bolo na unidade mostra#o 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O $82Foguete$80 é eficiente#contra unidades#terrestres que não#sejam infanta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O simbolo na unidade#mostra o potencial de#dano contra unidades#navais.</text:p>
          </table:table-cell>
          <table:table-cell table:number-columns-repeated="1021"/>
        </table:table-row>
        <table:table-row table:style-name="ro3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O $82Foguete$80 é efetivo#contra submarinos,#apenas se não#estiverem submersos.</text:p>
          </table:table-cell>
          <table:table-cell table:number-columns-repeated="1021"/>
        </table:table-row>
        <table:table-row table:style-name="ro3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A unidade $82antiaérea$80 é#efetiva contra unidades#aéreas e infantaria.</text:p>
          </table:table-cell>
          <table:table-cell table:number-columns-repeated="1021"/>
        </table:table-row>
        <table:table-row table:style-name="ro3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A arma primária é o#canhão vulcão. Pode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A unidade $82antiaérea$80#não pode $83disparar$80#quando fica sem#munição.</text:p>
          </table:table-cell>
          <table:table-cell table:number-columns-repeated="1021"/>
        </table:table-row>
        <table:table-row table:style-name="ro3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Uma $82unid. antiaérea$80 em#plena força, acaba com#a infantaria num ataque#com o Vulcão.</text:p>
          </table:table-cell>
          <table:table-cell table:number-columns-repeated="1021"/>
        </table:table-row>
        <table:table-row table:style-name="ro3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O canhão Vulcão é#adequado aos que não#sejam infantaria e fraco#contra $82tanques$80.</text:p>
          </table:table-cell>
          <table:table-cell table:number-columns-repeated="1021"/>
        </table:table-row>
        <table:table-row table:style-name="ro3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O Vulcão é forte contra#helicópteros. O simbolo#na unidade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O canhão Vulcão é#poderoso contra $82caças$80#e $82bombardeiros$80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Os $82mísseis$80 são essen-#ciais na defesa contra#unidades aéreas. Bom#alcance de visão.</text:p>
          </table:table-cell>
          <table:table-cell table:number-columns-repeated="1021"/>
        </table:table-row>
        <table:table-row table:style-name="ro2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A arma primária dos#$82mísseis$80 são os mísseis#antiaéreos. Pode $83dispa-#rar$80 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As unidade de $82mísseis$80#não podem $83disparar$80#quando ficam sem#mísseis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Os $82mísseis$80 são fortes#contra helicópteros. O#simbolo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Os $82mísseis$80 são efetivos#contra $82caças$80 e#$82bombardeiros$80.</text:p>
          </table:table-cell>
          <table:table-cell table:number-columns-repeated="1021"/>
        </table:table-row>
        <table:table-row table:style-name="ro3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Esse é o alcance de#ataque dos $82mísseis$80.#Pode $83disparar$80 em unid.#aéreas nesta área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O $82caça$80 é forte#contra outras unidades#aéreas. Tem a maior#distância de movimento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A arma primária do#$82caça$80 são os mísseis#aéreos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O $82caça$80 não $83dispara$80#quando fica sem#mísseis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O $82caça$80 dispõem de#uma grande potencia#de $83disparo$80 contra os#helicópteros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O $82caça$80, em geral,#é potente contra as#demais unidades aéreas.</text:p>
          </table:table-cell>
          <table:table-cell table:number-columns-repeated="1021"/>
        </table:table-row>
        <table:table-row table:style-name="ro3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O $82bombardeiro$80 pode#$83disparar$80 em unidades#terrestre e navais#destrutivamente.</text:p>
          </table:table-cell>
          <table:table-cell table:number-columns-repeated="1021"/>
        </table:table-row>
        <table:table-row table:style-name="ro3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A arma primária do#$82bombardeiro$80 são as#bombas. Pode $83dispa-#rar$80 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O $82bombardeiro$80 não#pode $83disparar$80 quando#fica sem o seu arsenal#de bombas.</text:p>
          </table:table-cell>
          <table:table-cell table:number-columns-repeated="1021"/>
        </table:table-row>
        <table:table-row table:style-name="ro3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As bombas acabam#com unidades inteiras#de $82infantaria$80, não#importa o terreno.</text:p>
          </table:table-cell>
          <table:table-cell table:number-columns-repeated="1021"/>
        </table:table-row>
        <table:table-row table:style-name="ro3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As bombas causam#grande danos a todos#os veículos, mas que#os tanques.</text:p>
          </table:table-cell>
          <table:table-cell table:number-columns-repeated="1021"/>
        </table:table-row>
        <table:table-row table:style-name="ro3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O $82bombardeiro$80#é efetivo contra#unidades navais.</text:p>
          </table:table-cell>
          <table:table-cell table:number-columns-repeated="1021"/>
        </table:table-row>
        <table:table-row table:style-name="ro3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O $82bombardeiro$80 é#letal contra os#submarinos, quando#não estão submersos.</text:p>
          </table:table-cell>
          <table:table-cell table:number-columns-repeated="1021"/>
        </table:table-row>
        <table:table-row table:style-name="ro3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O $82helicóptero de comba-#te$80 pode $83disparar$80 em di-#versas unidades, por-#tanto são valioso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O $82helicóptero de#combate$80 tem o maior#alcance de visão das#unidades aéreas.</text:p>
          </table:table-cell>
          <table:table-cell table:number-columns-repeated="1021"/>
        </table:table-row>
        <table:table-row table:style-name="ro2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O $82helicóptero de comba-#te$80 usa mísseis como#arma primária. Não $83dis-#para$80 em unid. abaixo.</text:p>
          </table:table-cell>
          <table:table-cell table:number-columns-repeated="1021"/>
        </table:table-row>
        <table:table-row table:style-name="ro3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Quando fica sem#munição, o $82helicóptero$80#utiliza a sua arma#secundária.</text:p>
          </table:table-cell>
          <table:table-cell table:number-columns-repeated="1021"/>
        </table:table-row>
        <table:table-row table:style-name="ro3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Seus mísseis são efeti-#vos contra a maioria#das unidades terres-#tres motorizadas.</text:p>
          </table:table-cell>
          <table:table-cell table:number-columns-repeated="1021"/>
        </table:table-row>
        <table:table-row table:style-name="ro2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Este $82helicóptero$80 é#efetivo contra $82cruzado-#res$80, mas não contra as#demais unidades navai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O $82helicóptero de com-#bate$80 não $83dispara$80 em#submarinos submersos#e não causa muito dano.</text:p>
          </table:table-cell>
          <table:table-cell table:number-columns-repeated="1021"/>
        </table:table-row>
        <table:table-row table:style-name="ro2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Utiliza a metralhadora#como arma secundária.#$83Dispara$80 em unidades#terrestres e helicópt.</text:p>
          </table:table-cell>
          <table:table-cell table:number-columns-repeated="1021"/>
        </table:table-row>
        <table:table-row table:style-name="ro3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A metralhadora é#devastadora contra#unidades de infantaria.</text:p>
          </table:table-cell>
          <table:table-cell table:number-columns-repeated="1021"/>
        </table:table-row>
        <table:table-row table:style-name="ro3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O $82helicóptero de#combate$80 é eficiente#contra unidades#terrestres motorizada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A metralhadora do#$82helicóptero de combate$80#é forte contra $82helicópte-#ros de transporte$80.</text:p>
          </table:table-cell>
          <table:table-cell table:number-columns-repeated="1021"/>
        </table:table-row>
        <table:table-row table:style-name="ro3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O $82helicóptero de#transporte$80 transporta#unidades de infantaria#e mecânica.</text:p>
          </table:table-cell>
          <table:table-cell table:number-columns-repeated="1021"/>
        </table:table-row>
        <table:table-row table:style-name="ro3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O $82helicóptero de#transporte$80 não leva#armas e não pode#$83disparar$80.</text:p>
          </table:table-cell>
          <table:table-cell table:number-columns-repeated="1021"/>
        </table:table-row>
        <table:table-row table:style-name="ro3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As $82fragatas$80 tem um#alcance de ataque#superior até mesmo#aos dos $82mísseis$80.</text:p>
          </table:table-cell>
          <table:table-cell table:number-columns-repeated="1021"/>
        </table:table-row>
        <table:table-row table:style-name="ro3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Esse é o alcance de#ataque da $82fragata$80, a#maior das unidades#navais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A arma primária da#$82fragata$80 são os canhões.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A $82fragata$80 não $83dispara$80#quando fica sem#munição.</text:p>
          </table:table-cell>
          <table:table-cell table:number-columns-repeated="1021"/>
        </table:table-row>
        <table:table-row table:style-name="ro3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O canhão é potente#contra as unidades#de infantaria.</text:p>
          </table:table-cell>
          <table:table-cell table:number-columns-repeated="1021"/>
        </table:table-row>
        <table:table-row table:style-name="ro3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O canhão é tão potente#quanto os foguetes#contra unidades#terrestres motorizadas.</text:p>
          </table:table-cell>
          <table:table-cell table:number-columns-repeated="1021"/>
        </table:table-row>
        <table:table-row table:style-name="ro3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Este canhão é#extremadamente#potente contra#unidades navais.</text:p>
          </table:table-cell>
          <table:table-cell table:number-columns-repeated="1021"/>
        </table:table-row>
        <table:table-row table:style-name="ro3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A $82fragata$80 não pode ata-#car $82submarinos submer-#sos$80. O simbolo mostra#o 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O $82cruzador$80 é forte#contra unidades aéreas#e $82submarinos$80, e leva#até 2 helicópteros.</text:p>
          </table:table-cell>
          <table:table-cell table:number-columns-repeated="1021"/>
        </table:table-row>
        <table:table-row table:style-name="ro3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Os mísseis são efetivos#apenas contra $82submar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A arma secundária do#$82cruzador$80 é a metralha-#dora antiaérea.</text:p>
          </table:table-cell>
          <table:table-cell table:number-columns-repeated="1021"/>
        </table:table-row>
        <table:table-row table:style-name="ro3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A metralhadora do#$82cruzador$80 pode acabar#com toda uma unidade#de helicópteros.</text:p>
          </table:table-cell>
          <table:table-cell table:number-columns-repeated="1021"/>
        </table:table-row>
        <table:table-row table:style-name="ro3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A metralhadora do#$82cruzador$80 funciona con-#tra aviões. O simbolo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O $82cargueiro$80 pode trans-#portar unidades terres-#tres. Se ele afundar, a#unidade desaparece.</text:p>
          </table:table-cell>
          <table:table-cell table:number-columns-repeated="1021"/>
        </table:table-row>
        <table:table-row table:style-name="ro3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Essa é o alcance de#visão do $82cargueiro$80.#Não é um dos melhores#para localizar inimigos.</text:p>
          </table:table-cell>
          <table:table-cell table:number-columns-repeated="1021"/>
        </table:table-row>
        <table:table-row table:style-name="ro3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O $82cargueiro$80 não leva#armas e não pode#$83disparar$80.</text:p>
          </table:table-cell>
          <table:table-cell table:number-columns-repeated="1021"/>
        </table:table-row>
        <table:table-row table:style-name="ro3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Apenas $82cruzadores$80 e#$82submarinos$80 podem#disparar em $82submarinos$80#submersos.</text:p>
          </table:table-cell>
          <table:table-cell table:number-columns-repeated="1021"/>
        </table:table-row>
        <table:table-row table:style-name="ro3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O $82submarino$80 utiliza#torpedos. Ao acabar,#não poderá mais#atacar.</text:p>
          </table:table-cell>
          <table:table-cell table:number-columns-repeated="1021"/>
        </table:table-row>
        <table:table-row table:style-name="ro3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Esse é o alcance de#visão do $82submarino$80,#o maior das unidades#navais.</text:p>
          </table:table-cell>
          <table:table-cell table:number-columns-repeated="1021"/>
        </table:table-row>
        <table:table-row table:style-name="ro3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O $82submarino$80 consome#de 1-5 unidades de com-#bustível por turno. Afun-#da quando fica sem.</text:p>
          </table:table-cell>
          <table:table-cell table:number-columns-repeated="1021"/>
        </table:table-row>
        <table:table-row table:style-name="ro3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O $82submarino$80 é efetivo#contra outros $82submari-#nos$80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sa é a distância de#movimento. Pode cobrir#boa parte do terreno a#um custo de movimento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sa é a distância de#movimento. Move-se#com pneus, e sofre#problemas com#planíci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sa é a distância de#movimento. As esteiras#permitem mover-se pelas#planícies sem problemas.</text:p>
          </table:table-cell>
          <table:table-cell table:number-columns-repeated="1021"/>
        </table:table-row>
        <table:table-row table:style-name="ro3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sa é uma unidade#aérea. O terreno não#afeta a sua distância#de movimento.</text:p>
          </table:table-cell>
          <table:table-cell table:number-columns-repeated="1021"/>
        </table:table-row>
        <table:table-row table:style-name="ro3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sa é uma unidade na-#val. Esta é a sua distân-#cia de movimento atra-#vés da água e recifes.</text:p>
          </table:table-cell>
          <table:table-cell table:number-columns-repeated="1021"/>
        </table:table-row>
        <table:table-row table:style-name="ro3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sa é a distância de#movimento do transpor-#te. Ele pode mover-se#sobre recif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se é o alcance de#visão. Aumenta quando#a unidade sobe uma#montanha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se é o alcance de#visão. Indica quanto#pode ver na Neblina#de Guerra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  <table:table-cell table:number-columns-repeated="1021"/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  <table:table-cell table:number-columns-repeated="1021"/>
        </table:table-row>
        <table:table-row table:style-name="ro3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  <table:table-cell table:number-columns-repeated="1021"/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  <table:table-cell table:number-columns-repeated="1021"/>
        </table:table-row>
        <table:table-row table:style-name="ro3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  <table:table-cell table:number-columns-repeated="1021"/>
        </table:table-row>
        <table:table-row table:style-name="ro3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3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  <table:table-cell table:number-columns-repeated="1021"/>
        </table:table-row>
        <table:table-row table:style-name="ro3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  <table:table-cell table:number-columns-repeated="1021"/>
        </table:table-row>
        <table:table-row table:style-name="ro3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$82submari-#nos$80 e não podem $83acertá-#los$80 submersos.</text:p>
          </table:table-cell>
          <table:table-cell table:number-columns-repeated="1021"/>
        </table:table-row>
        <table:table-row table:style-name="ro3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  <table:table-cell table:number-columns-repeated="1021"/>
        </table:table-row>
        <table:table-row table:style-name="ro3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  <table:table-cell table:number-columns-repeated="1021"/>
        </table:table-row>
        <table:table-row table:style-name="ro3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  <table:table-cell table:number-columns-repeated="1021"/>
        </table:table-row>
        <table:table-row table:style-name="ro3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  <table:table-cell table:number-columns-repeated="1021"/>
        </table:table-row>
        <table:table-row table:style-name="ro3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  <table:table-cell table:number-columns-repeated="1021"/>
        </table:table-row>
        <table:table-row table:style-name="ro3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  <table:table-cell table:number-columns-repeated="1021"/>
        </table:table-row>
        <table:table-row table:style-name="ro3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  <table:table-cell table:number-columns-repeated="1021"/>
        </table:table-row>
        <table:table-row table:style-name="ro2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  <table:table-cell table:number-columns-repeated="1021"/>
        </table:table-row>
        <table:table-row table:style-name="ro3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  <table:table-cell table:number-columns-repeated="1021"/>
        </table:table-row>
        <table:table-row table:style-name="ro3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  <table:table-cell table:number-columns-repeated="1021"/>
        </table:table-row>
        <table:table-row table:style-name="ro3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  <table:table-cell table:number-columns-repeated="1021"/>
        </table:table-row>
        <table:table-row table:style-name="ro3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o seu QG#por 14 dia!$0f</text:p>
          </table:table-cell>
          <table:table-cell table:number-columns-repeated="1021"/>
        </table:table-row>
        <table:table-row table:style-name="ro3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  <table:table-cell table:number-columns-repeated="1021"/>
        </table:table-row>
        <table:table-row table:style-name="ro3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  <table:table-cell table:number-columns-repeated="1021"/>
        </table:table-row>
        <table:table-row table:style-name="ro3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  <table:table-cell table:number-columns-repeated="1021"/>
        </table:table-row>
        <table:table-row table:style-name="ro3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o seu QG para alcançar a vitóri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  <table:table-cell table:number-columns-repeated="1021"/>
        </table:table-row>
        <table:table-row table:style-name="ro3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  <table:table-cell table:number-columns-repeated="1021"/>
        </table:table-row>
        <table:table-row table:style-name="ro3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batalha,$0fdestrua os 8 mini canhões que#rodeiam o QG inimigo.$0f</text:p>
          </table:table-cell>
          <table:table-cell table:number-columns-repeated="1021"/>
        </table:table-row>
        <table:table-row table:style-name="ro3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Os 2 Canhões Negros devem ser#destruídos para alcançar a vitória!$0f</text:p>
          </table:table-cell>
          <table:table-cell table:number-columns-repeated="1021"/>
        </table:table-row>
        <table:table-row table:style-name="ro2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  <table:table-cell table:number-columns-repeated="1021"/>
        </table:table-row>
        <table:table-row table:style-name="ro3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  <table:table-cell table:number-columns-repeated="1021"/>
        </table:table-row>
        <table:table-row table:style-name="ro3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  <table:table-cell table:number-columns-repeated="1021"/>
        </table:table-row>
        <table:table-row table:style-name="ro2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  <table:table-cell table:number-columns-repeated="1021"/>
        </table:table-row>
        <table:table-row table:style-name="ro3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  <table:table-cell table:number-columns-repeated="1021"/>
        </table:table-row>
        <table:table-row table:style-name="ro2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  <table:table-cell table:number-columns-repeated="1021"/>
        </table:table-row>
        <table:table-row table:style-name="ro3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  <table:table-cell table:number-columns-repeated="1021"/>
        </table:table-row>
        <table:table-row table:style-name="ro3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  <table:table-cell table:number-columns-repeated="1021"/>
        </table:table-row>
        <table:table-row table:style-name="ro3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  <table:table-cell table:number-columns-repeated="1021"/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  <table:table-cell table:number-columns-repeated="1021"/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  <table:table-cell table:number-columns-repeated="1021"/>
        </table:table-row>
        <table:table-row table:style-name="ro3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  <table:table-cell table:number-columns-repeated="1021"/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  <table:table-cell table:number-columns-repeated="1021"/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  <table:table-cell table:number-columns-repeated="1021"/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  <table:table-cell table:number-columns-repeated="1021"/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  <table:table-cell table:number-columns-repeated="1021"/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  <table:table-cell table:number-columns-repeated="1021"/>
        </table:table-row>
        <table:table-row table:style-name="ro3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  <table:table-cell table:number-columns-repeated="1021"/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  <table:table-cell table:number-columns-repeated="1021"/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  <table:table-cell table:number-columns-repeated="1021"/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  <table:table-cell table:number-columns-repeated="1021"/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  <table:table-cell table:number-columns-repeated="1021"/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  <table:table-cell table:number-columns-repeated="1021"/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  <table:table-cell table:number-columns-repeated="1021"/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  <table:table-cell table:number-columns-repeated="1021"/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  <table:table-cell table:number-columns-repeated="1021"/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3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  <table:table-cell table:number-columns-repeated="1021"/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  <table:table-cell table:number-columns-repeated="1021"/>
        </table:table-row>
        <table:table-row table:style-name="ro3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  <table:table-cell table:number-columns-repeated="1021"/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  <table:table-cell table:number-columns-repeated="1021"/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  <table:table-cell table:number-columns-repeated="1021"/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  <table:table-cell table:number-columns-repeated="1021"/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  <table:table-cell table:number-columns-repeated="1021"/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table:number-columns-repeated="1021"/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  <table:table-cell table:number-columns-repeated="1021"/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  <table:table-cell table:number-columns-repeated="1021"/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  <table:table-cell table:number-columns-repeated="1021"/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  <table:table-cell table:number-columns-repeated="1021"/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  <table:table-cell table:number-columns-repeated="1021"/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  <table:table-cell table:number-columns-repeated="1021"/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  <table:table-cell table:number-columns-repeated="1021"/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  <table:table-cell table:number-columns-repeated="1021"/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  <table:table-cell table:number-columns-repeated="1021"/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  <table:table-cell table:number-columns-repeated="1021"/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  <table:table-cell table:number-columns-repeated="1021"/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  <table:table-cell table:number-columns-repeated="1021"/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  <table:table-cell table:number-columns-repeated="1021"/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  <table:table-cell table:number-columns-repeated="1021"/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  <table:table-cell table:number-columns-repeated="1021"/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  <table:table-cell table:number-columns-repeated="1021"/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  <table:table-cell table:number-columns-repeated="1021"/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  <table:table-cell table:number-columns-repeated="1021"/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  <table:table-cell table:number-columns-repeated="1021"/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  <table:table-cell table:number-columns-repeated="1021"/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  <table:table-cell table:number-columns-repeated="1021"/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  <table:table-cell table:number-columns-repeated="1021"/>
        </table:table-row>
        <table:table-row table:style-name="ro3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  <table:table-cell table:number-columns-repeated="1021"/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  <table:table-cell table:number-columns-repeated="1021"/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  <table:table-cell table:number-columns-repeated="1021"/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  <table:table-cell table:number-columns-repeated="1021"/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  <table:table-cell table:number-columns-repeated="1021"/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  <table:table-cell table:number-columns-repeated="1021"/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  <table:table-cell table:number-columns-repeated="1021"/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  <table:table-cell table:number-columns-repeated="1021"/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  <table:table-cell table:number-columns-repeated="1021"/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  <table:table-cell table:number-columns-repeated="1021"/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  <table:table-cell table:number-columns-repeated="1021"/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  <table:table-cell table:number-columns-repeated="1021"/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  <table:table-cell table:number-columns-repeated="1021"/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  <table:table-cell table:number-columns-repeated="1021"/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  <table:table-cell table:number-columns-repeated="1021"/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  <table:table-cell table:number-columns-repeated="1021"/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  <table:table-cell table:number-columns-repeated="1021"/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  <table:table-cell table:number-columns-repeated="1021"/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  <table:table-cell table:number-columns-repeated="1021"/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  <table:table-cell table:number-columns-repeated="1021"/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  <table:table-cell table:number-columns-repeated="1021"/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  <table:table-cell table:number-columns-repeated="1021"/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  <table:table-cell table:number-columns-repeated="1021"/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  <table:table-cell table:number-columns-repeated="1021"/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  <table:table-cell table:number-columns-repeated="1021"/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  <table:table-cell table:number-columns-repeated="1021"/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  <table:table-cell table:number-columns-repeated="1021"/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number-columns-repeated="1021"/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  <table:table-cell table:number-columns-repeated="1021"/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  <table:table-cell table:number-columns-repeated="1021"/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  <table:table-cell table:number-columns-repeated="1021"/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  <table:table-cell table:number-columns-repeated="1021"/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  <table:table-cell table:number-columns-repeated="1021"/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  <table:table-cell table:number-columns-repeated="1021"/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  <table:table-cell table:number-columns-repeated="1021"/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  <table:table-cell table:number-columns-repeated="1021"/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  <table:table-cell table:number-columns-repeated="1021"/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  <table:table-cell table:number-columns-repeated="1021"/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  <table:table-cell table:number-columns-repeated="1021"/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  <table:table-cell table:number-columns-repeated="1021"/>
        </table:table-row>
        <table:table-row table:style-name="ro1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office:value-type="string">
            <text:p>Mapa de Macro Land</text:p>
          </table:table-cell>
          <table:table-cell table:number-columns-repeated="1021"/>
        </table:table-row>
        <table:table-row table:style-name="ro1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office:value-type="string">
            <text:p>Final de Advance Wars 2</text:p>
          </table:table-cell>
          <table:table-cell table:number-columns-repeated="1021"/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  <table:table-cell table:number-columns-repeated="1021"/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number-columns-repeated="1021"/>
        </table:table-row>
        <table:table-row table:style-name="ro1" table:number-rows-repeated="1045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15/07/2016</text:date>, <text:time>16:4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7-15T16:48:22.03</dc:date>
    <meta:editing-duration>P5DT11H7M14S</meta:editing-duration>
    <meta:editing-cycles>1073</meta:editing-cycles>
    <meta:generator>BrOffice/3.3$Win32 LibreOffice_project/330m19$Build-202</meta:generator>
    <meta:document-statistic meta:table-count="3" meta:cell-count="9975" meta:object-count="0"/>
  </office:meta>
</office:document-meta>
</file>